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 style:data-style-name="N36"/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1.08479166666667cm"/>
    </style:style>
    <style:style style:name="co20" style:family="table-column">
      <style:table-column-properties fo:break-before="auto" style:column-width="4.048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xle" table:style-name="ta1">
        <table:shapes>
          <draw:frame draw:z-index="1" draw:id="id0" draw:style-name="a0" draw:name="Diagramm 1" svg:x="11.0614in" svg:y="2.5307in" svg:width="6.2976in" svg:height="4.77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2">
            <text:p>0.5*wheelbas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string" table:style-name="ce2">
            <text:p>fixed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axle to wall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string" table:style-name="ce2">
            <text:p>input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Steering angle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string" table:style-name="ce2">
            <text:p>deg</text:p>
          </table:table-cell>
          <table:table-cell office:value-type="string" table:style-name="ce2">
            <text:p>input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Steering angle</text:p>
          </table:table-cell>
          <table:table-cell office:value-type="float" office:value="0.43633231299858238" table:formula="of:=RADIANS([.B3])" table:style-name="ce3">
            <text:p>0,44</text:p>
          </table:table-cell>
          <table:table-cell table:style-name="ce3"/>
          <table:table-cell office:value-type="string" table:style-name="ce2">
            <text:p>rad</text:p>
          </table:table-cell>
          <table:table-cell office:value-type="string" table:style-name="ce2">
            <text:p>precalc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Steering radius</text:p>
          </table:table-cell>
          <table:table-cell office:value-type="float" office:value="11.831007915762493" table:formula="of:=[.B1]/SIN([.B4])" table:style-name="ce4">
            <text:p>11,8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Axle to center</text:p>
          </table:table-cell>
          <table:table-cell office:value-type="float" office:value="10.722534602547793" table:formula="of:=[.B5]*COS([.B4])" table:style-name="ce4">
            <text:p>10,7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Wall to center</text:p>
          </table:table-cell>
          <table:table-cell office:value-type="float" office:value="6.7225346025477926" table:formula="of:=[.B6]-[.B2]" table:style-name="ce4">
            <text:p>6,7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Alfa</text:p>
          </table:table-cell>
          <table:table-cell office:value-type="float" office:value="34.625718954478664" table:formula="of:=DEGREES(ASIN([.B7]/[.B5]))" table:style-name="ce3">
            <text:p>34,63</text:p>
          </table:table-cell>
          <table:table-cell table:style-name="ce3"/>
          <table:table-cell office:value-type="string" table:style-name="ce2">
            <text:p>rad</text:p>
          </table:table-cell>
          <table:table-cell office:value-type="string" table:style-name="ce2">
            <text:p>precalc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Beta</text:p>
          </table:table-cell>
          <table:table-cell office:value-type="float" office:value="30.374281045521336" table:formula="of:=90-[.B3]-[.B8]" table:style-name="ce4">
            <text:p>30,4</text:p>
          </table:table-cell>
          <table:table-cell table:style-name="ce4"/>
          <table:table-cell office:value-type="string" table:style-name="ce2">
            <text:p>deg</text:p>
          </table:table-cell>
          <table:table-cell office:value-type="string" table:style-name="ce2">
            <text:p>precalc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arc length</text:p>
          </table:table-cell>
          <table:table-cell office:value-type="float" office:value="6.2719865675813944" table:formula="of:=2*PI()*[.B5]*([.B9]/360)" table:style-name="ce3">
            <text:p>6,2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2">
            <text:p>result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speed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m/s</text:p>
          </table:table-cell>
          <table:table-cell office:value-type="string" table:style-name="ce2">
            <text:p>input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time</text:p>
          </table:table-cell>
          <table:table-cell office:value-type="float" office:value="1.2543973135162789" table:formula="of:=[.B10]/[.B11]" table:style-name="ce3">
            <text:p>1,25</text:p>
          </table:table-cell>
          <table:table-cell table:style-name="ce3"/>
          <table:table-cell office:value-type="string" table:style-name="ce2">
            <text:p>s</text:p>
          </table:table-cell>
          <table:table-cell office:value-type="string" table:style-name="ce2">
            <text:p>result</text:p>
          </table:table-cell>
          <table:table-cell table:number-columns-repeated="8" table:style-name="ce2"/>
          <table:table-cell table:number-columns-repeated="16371"/>
        </table:table-row>
        <table:table-row table:number-rows-repeated="2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deg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de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/s</text:p>
          </table:table-cell>
          <table:table-cell office:value-type="string" table:style-name="ce2">
            <text:p>s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7])" table:style-name="ce3">
            <text:p>0,44</text:p>
          </table:table-cell>
          <table:table-cell office:value-type="float" office:value="11.831007915762493" table:formula="of:=[.A17]/SIN([.E17])" table:style-name="ce4">
            <text:p>11,8</text:p>
          </table:table-cell>
          <table:table-cell office:value-type="float" office:value="10.722534602547793" table:formula="of:=[.F17]*COS([.E17])" table:style-name="ce4">
            <text:p>10,7</text:p>
          </table:table-cell>
          <table:table-cell office:value-type="float" office:value="9.8225346025477922" table:formula="of:=[.G17]-[.B17]" table:style-name="ce4">
            <text:p>9,8</text:p>
          </table:table-cell>
          <table:table-cell office:value-type="float" office:value="56.123039930726115" table:formula="of:=DEGREES(ASIN([.H17]/[.F17]))" table:style-name="ce3">
            <text:p>56,12</text:p>
          </table:table-cell>
          <table:table-cell office:value-type="float" office:value="8.8769600692738848" table:formula="of:=90-[.D17]-[.I17]" table:style-name="ce4">
            <text:p>8,9</text:p>
          </table:table-cell>
          <table:table-cell office:value-type="float" office:value="1.8330038571777689" table:formula="of:=2*PI()*[.F17]*([.J17]/360)" table:style-name="ce3">
            <text:p>1,83</text:p>
          </table:table-cell>
          <table:table-cell office:value-type="float" office:value="5" table:style-name="ce2">
            <text:p>5</text:p>
          </table:table-cell>
          <table:table-cell office:value-type="float" office:value="0.36660077143555381" table:formula="of:=[.K17]/[.L17]" table:style-name="ce3">
            <text:p>0,3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1" table:style-name="ce2">
            <text:p>0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8])" table:style-name="ce3">
            <text:p>0,44</text:p>
          </table:table-cell>
          <table:table-cell office:value-type="float" office:value="11.831007915762493" table:formula="of:=[.A18]/SIN([.E18])" table:style-name="ce4">
            <text:p>11,8</text:p>
          </table:table-cell>
          <table:table-cell office:value-type="float" office:value="10.722534602547793" table:formula="of:=[.F18]*COS([.E18])" table:style-name="ce4">
            <text:p>10,7</text:p>
          </table:table-cell>
          <table:table-cell office:value-type="float" office:value="9.7225346025477926" table:formula="of:=[.G18]-[.B18]" table:style-name="ce4">
            <text:p>9,7</text:p>
          </table:table-cell>
          <table:table-cell office:value-type="float" office:value="55.263793339365648" table:formula="of:=DEGREES(ASIN([.H18]/[.F18]))" table:style-name="ce3">
            <text:p>55,26</text:p>
          </table:table-cell>
          <table:table-cell office:value-type="float" office:value="9.7362066606343518" table:formula="of:=90-[.D18]-[.I18]" table:style-name="ce4">
            <text:p>9,7</text:p>
          </table:table-cell>
          <table:table-cell office:value-type="float" office:value="2.0104297218814069" table:formula="of:=2*PI()*[.F18]*([.J18]/360)" table:style-name="ce3">
            <text:p>2,01</text:p>
          </table:table-cell>
          <table:table-cell office:value-type="float" office:value="5" table:style-name="ce2">
            <text:p>5</text:p>
          </table:table-cell>
          <table:table-cell office:value-type="float" office:value="0.40208594437628137" table:formula="of:=[.K18]/[.L18]" table:style-name="ce3">
            <text:p>0,4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" table:style-name="ce2">
            <text:p>0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9])" table:style-name="ce3">
            <text:p>0,44</text:p>
          </table:table-cell>
          <table:table-cell office:value-type="float" office:value="11.831007915762493" table:formula="of:=[.A19]/SIN([.E19])" table:style-name="ce4">
            <text:p>11,8</text:p>
          </table:table-cell>
          <table:table-cell office:value-type="float" office:value="10.722534602547793" table:formula="of:=[.F19]*COS([.E19])" table:style-name="ce4">
            <text:p>10,7</text:p>
          </table:table-cell>
          <table:table-cell office:value-type="float" office:value="9.6225346025477929" table:formula="of:=[.G19]-[.B19]" table:style-name="ce4">
            <text:p>9,6</text:p>
          </table:table-cell>
          <table:table-cell office:value-type="float" office:value="54.422743437522115" table:formula="of:=DEGREES(ASIN([.H19]/[.F19]))" table:style-name="ce3">
            <text:p>54,42</text:p>
          </table:table-cell>
          <table:table-cell office:value-type="float" office:value="10.577256562477885" table:formula="of:=90-[.D19]-[.I19]" table:style-name="ce4">
            <text:p>10,6</text:p>
          </table:table-cell>
          <table:table-cell office:value-type="float" office:value="2.1840981514031683" table:formula="of:=2*PI()*[.F19]*([.J19]/360)" table:style-name="ce3">
            <text:p>2,18</text:p>
          </table:table-cell>
          <table:table-cell office:value-type="float" office:value="5" table:style-name="ce2">
            <text:p>5</text:p>
          </table:table-cell>
          <table:table-cell office:value-type="float" office:value="0.43681963028063364" table:formula="of:=[.K19]/[.L19]" table:style-name="ce3">
            <text:p>0,4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3" table:style-name="ce2">
            <text:p>0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0])" table:style-name="ce3">
            <text:p>0,44</text:p>
          </table:table-cell>
          <table:table-cell office:value-type="float" office:value="11.831007915762493" table:formula="of:=[.A20]/SIN([.E20])" table:style-name="ce4">
            <text:p>11,8</text:p>
          </table:table-cell>
          <table:table-cell office:value-type="float" office:value="10.722534602547793" table:formula="of:=[.F20]*COS([.E20])" table:style-name="ce4">
            <text:p>10,7</text:p>
          </table:table-cell>
          <table:table-cell office:value-type="float" office:value="9.5225346025477933" table:formula="of:=[.G20]-[.B20]" table:style-name="ce4">
            <text:p>9,5</text:p>
          </table:table-cell>
          <table:table-cell office:value-type="float" office:value="53.598610336711474" table:formula="of:=DEGREES(ASIN([.H20]/[.F20]))" table:style-name="ce3">
            <text:p>53,60</text:p>
          </table:table-cell>
          <table:table-cell office:value-type="float" office:value="11.401389663288526" table:formula="of:=90-[.D20]-[.I20]" table:style-name="ce4">
            <text:p>11,4</text:p>
          </table:table-cell>
          <table:table-cell office:value-type="float" office:value="2.354273429969826" table:formula="of:=2*PI()*[.F20]*([.J20]/360)" table:style-name="ce3">
            <text:p>2,35</text:p>
          </table:table-cell>
          <table:table-cell office:value-type="float" office:value="5" table:style-name="ce2">
            <text:p>5</text:p>
          </table:table-cell>
          <table:table-cell office:value-type="float" office:value="0.47085468599396518" table:formula="of:=[.K20]/[.L20]" table:style-name="ce3">
            <text:p>0,4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style-name="ce2">
            <text:p>0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1])" table:style-name="ce3">
            <text:p>0,44</text:p>
          </table:table-cell>
          <table:table-cell office:value-type="float" office:value="11.831007915762493" table:formula="of:=[.A21]/SIN([.E21])" table:style-name="ce4">
            <text:p>11,8</text:p>
          </table:table-cell>
          <table:table-cell office:value-type="float" office:value="10.722534602547793" table:formula="of:=[.F21]*COS([.E21])" table:style-name="ce4">
            <text:p>10,7</text:p>
          </table:table-cell>
          <table:table-cell office:value-type="float" office:value="9.4225346025477918" table:formula="of:=[.G21]-[.B21]" table:style-name="ce4">
            <text:p>9,4</text:p>
          </table:table-cell>
          <table:table-cell office:value-type="float" office:value="52.790251599585055" table:formula="of:=DEGREES(ASIN([.H21]/[.F21]))" table:style-name="ce3">
            <text:p>52,79</text:p>
          </table:table-cell>
          <table:table-cell office:value-type="float" office:value="12.209748400414945" table:formula="of:=90-[.D21]-[.I21]" table:style-name="ce4">
            <text:p>12,2</text:p>
          </table:table-cell>
          <table:table-cell office:value-type="float" office:value="2.5211914595174436" table:formula="of:=2*PI()*[.F21]*([.J21]/360)" table:style-name="ce3">
            <text:p>2,52</text:p>
          </table:table-cell>
          <table:table-cell office:value-type="float" office:value="5" table:style-name="ce2">
            <text:p>5</text:p>
          </table:table-cell>
          <table:table-cell office:value-type="float" office:value="0.50423829190348868" table:formula="of:=[.K21]/[.L21]" table:style-name="ce3">
            <text:p>0,5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5" table:style-name="ce2">
            <text:p>0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2])" table:style-name="ce3">
            <text:p>0,44</text:p>
          </table:table-cell>
          <table:table-cell office:value-type="float" office:value="11.831007915762493" table:formula="of:=[.A22]/SIN([.E22])" table:style-name="ce4">
            <text:p>11,8</text:p>
          </table:table-cell>
          <table:table-cell office:value-type="float" office:value="10.722534602547793" table:formula="of:=[.F22]*COS([.E22])" table:style-name="ce4">
            <text:p>10,7</text:p>
          </table:table-cell>
          <table:table-cell office:value-type="float" office:value="9.3225346025477922" table:formula="of:=[.G22]-[.B22]" table:style-name="ce4">
            <text:p>9,3</text:p>
          </table:table-cell>
          <table:table-cell office:value-type="float" office:value="51.996642398269067" table:formula="of:=DEGREES(ASIN([.H22]/[.F22]))" table:style-name="ce3">
            <text:p>52,00</text:p>
          </table:table-cell>
          <table:table-cell office:value-type="float" office:value="13.003357601730933" table:formula="of:=90-[.D22]-[.I22]" table:style-name="ce4">
            <text:p>13,0</text:p>
          </table:table-cell>
          <table:table-cell office:value-type="float" office:value="2.6850638567966802" table:formula="of:=2*PI()*[.F22]*([.J22]/360)" table:style-name="ce3">
            <text:p>2,69</text:p>
          </table:table-cell>
          <table:table-cell office:value-type="float" office:value="5" table:style-name="ce2">
            <text:p>5</text:p>
          </table:table-cell>
          <table:table-cell office:value-type="float" office:value="0.53701277135933601" table:formula="of:=[.K22]/[.L22]" table:style-name="ce3">
            <text:p>0,5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style-name="ce2">
            <text:p>0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3])" table:style-name="ce3">
            <text:p>0,44</text:p>
          </table:table-cell>
          <table:table-cell office:value-type="float" office:value="11.831007915762493" table:formula="of:=[.A23]/SIN([.E23])" table:style-name="ce4">
            <text:p>11,8</text:p>
          </table:table-cell>
          <table:table-cell office:value-type="float" office:value="10.722534602547793" table:formula="of:=[.F23]*COS([.E23])" table:style-name="ce4">
            <text:p>10,7</text:p>
          </table:table-cell>
          <table:table-cell office:value-type="float" office:value="9.2225346025477926" table:formula="of:=[.G23]-[.B23]" table:style-name="ce4">
            <text:p>9,2</text:p>
          </table:table-cell>
          <table:table-cell office:value-type="float" office:value="51.216859205632637" table:formula="of:=DEGREES(ASIN([.H23]/[.F23]))" table:style-name="ce3">
            <text:p>51,22</text:p>
          </table:table-cell>
          <table:table-cell office:value-type="float" office:value="13.783140794367363" table:formula="of:=90-[.D23]-[.I23]" table:style-name="ce4">
            <text:p>13,8</text:p>
          </table:table-cell>
          <table:table-cell office:value-type="float" office:value="2.8460813209635423" table:formula="of:=2*PI()*[.F23]*([.J23]/360)" table:style-name="ce3">
            <text:p>2,85</text:p>
          </table:table-cell>
          <table:table-cell office:value-type="float" office:value="5" table:style-name="ce2">
            <text:p>5</text:p>
          </table:table-cell>
          <table:table-cell office:value-type="float" office:value="0.56921626419270843" table:formula="of:=[.K23]/[.L23]" table:style-name="ce3">
            <text:p>0,5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" table:style-name="ce2">
            <text:p>0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4])" table:style-name="ce3">
            <text:p>0,44</text:p>
          </table:table-cell>
          <table:table-cell office:value-type="float" office:value="11.831007915762493" table:formula="of:=[.A24]/SIN([.E24])" table:style-name="ce4">
            <text:p>11,8</text:p>
          </table:table-cell>
          <table:table-cell office:value-type="float" office:value="10.722534602547793" table:formula="of:=[.F24]*COS([.E24])" table:style-name="ce4">
            <text:p>10,7</text:p>
          </table:table-cell>
          <table:table-cell office:value-type="float" office:value="9.1225346025477929" table:formula="of:=[.G24]-[.B24]" table:style-name="ce4">
            <text:p>9,1</text:p>
          </table:table-cell>
          <table:table-cell office:value-type="float" office:value="50.450066280032814" table:formula="of:=DEGREES(ASIN([.H24]/[.F24]))" table:style-name="ce3">
            <text:p>50,45</text:p>
          </table:table-cell>
          <table:table-cell office:value-type="float" office:value="14.549933719967186" table:formula="of:=90-[.D24]-[.I24]" table:style-name="ce4">
            <text:p>14,5</text:p>
          </table:table-cell>
          <table:table-cell office:value-type="float" office:value="3.0044164243449494" table:formula="of:=2*PI()*[.F24]*([.J24]/360)" table:style-name="ce3">
            <text:p>3,00</text:p>
          </table:table-cell>
          <table:table-cell office:value-type="float" office:value="5" table:style-name="ce2">
            <text:p>5</text:p>
          </table:table-cell>
          <table:table-cell office:value-type="float" office:value="0.6008832848689899" table:formula="of:=[.K24]/[.L24]" table:style-name="ce3">
            <text:p>0,6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8" table:style-name="ce2">
            <text:p>0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5])" table:style-name="ce3">
            <text:p>0,44</text:p>
          </table:table-cell>
          <table:table-cell office:value-type="float" office:value="11.831007915762493" table:formula="of:=[.A25]/SIN([.E25])" table:style-name="ce4">
            <text:p>11,8</text:p>
          </table:table-cell>
          <table:table-cell office:value-type="float" office:value="10.722534602547793" table:formula="of:=[.F25]*COS([.E25])" table:style-name="ce4">
            <text:p>10,7</text:p>
          </table:table-cell>
          <table:table-cell office:value-type="float" office:value="9.0225346025477933" table:formula="of:=[.G25]-[.B25]" table:style-name="ce4">
            <text:p>9,0</text:p>
          </table:table-cell>
          <table:table-cell office:value-type="float" office:value="49.695504380277406" table:formula="of:=DEGREES(ASIN([.H25]/[.F25]))" table:style-name="ce3">
            <text:p>49,70</text:p>
          </table:table-cell>
          <table:table-cell office:value-type="float" office:value="15.304495619722594" table:formula="of:=90-[.D25]-[.I25]" table:style-name="ce4">
            <text:p>15,3</text:p>
          </table:table-cell>
          <table:table-cell office:value-type="float" office:value="3.1602259426865347" table:formula="of:=2*PI()*[.F25]*([.J25]/360)" table:style-name="ce3">
            <text:p>3,16</text:p>
          </table:table-cell>
          <table:table-cell office:value-type="float" office:value="5" table:style-name="ce2">
            <text:p>5</text:p>
          </table:table-cell>
          <table:table-cell office:value-type="float" office:value="0.63204518853730696" table:formula="of:=[.K25]/[.L25]" table:style-name="ce3">
            <text:p>0,6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style-name="ce2">
            <text:p>0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6])" table:style-name="ce3">
            <text:p>0,44</text:p>
          </table:table-cell>
          <table:table-cell office:value-type="float" office:value="11.831007915762493" table:formula="of:=[.A26]/SIN([.E26])" table:style-name="ce4">
            <text:p>11,8</text:p>
          </table:table-cell>
          <table:table-cell office:value-type="float" office:value="10.722534602547793" table:formula="of:=[.F26]*COS([.E26])" table:style-name="ce4">
            <text:p>10,7</text:p>
          </table:table-cell>
          <table:table-cell office:value-type="float" office:value="8.9225346025477918" table:formula="of:=[.G26]-[.B26]" table:style-name="ce4">
            <text:p>8,9</text:p>
          </table:table-cell>
          <table:table-cell office:value-type="float" office:value="48.952481277010598" table:formula="of:=DEGREES(ASIN([.H26]/[.F26]))" table:style-name="ce3">
            <text:p>48,95</text:p>
          </table:table-cell>
          <table:table-cell office:value-type="float" office:value="16.047518722989402" table:formula="of:=90-[.D26]-[.I26]" table:style-name="ce4">
            <text:p>16,0</text:p>
          </table:table-cell>
          <table:table-cell office:value-type="float" office:value="3.3136528144570252" table:formula="of:=2*PI()*[.F26]*([.J26]/360)" table:style-name="ce3">
            <text:p>3,31</text:p>
          </table:table-cell>
          <table:table-cell office:value-type="float" office:value="5" table:style-name="ce2">
            <text:p>5</text:p>
          </table:table-cell>
          <table:table-cell office:value-type="float" office:value="0.66273056289140508" table:formula="of:=[.K26]/[.L26]" table:style-name="ce3">
            <text:p>0,6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7])" table:style-name="ce3">
            <text:p>0,44</text:p>
          </table:table-cell>
          <table:table-cell office:value-type="float" office:value="11.831007915762493" table:formula="of:=[.A27]/SIN([.E27])" table:style-name="ce4">
            <text:p>11,8</text:p>
          </table:table-cell>
          <table:table-cell office:value-type="float" office:value="10.722534602547793" table:formula="of:=[.F27]*COS([.E27])" table:style-name="ce4">
            <text:p>10,7</text:p>
          </table:table-cell>
          <table:table-cell office:value-type="float" office:value="8.8225346025477922" table:formula="of:=[.G27]-[.B27]" table:style-name="ce4">
            <text:p>8,8</text:p>
          </table:table-cell>
          <table:table-cell office:value-type="float" office:value="48.220363723027823" table:formula="of:=DEGREES(ASIN([.H27]/[.F27]))" table:style-name="ce3">
            <text:p>48,22</text:p>
          </table:table-cell>
          <table:table-cell office:value-type="float" office:value="16.779636276972177" table:formula="of:=90-[.D27]-[.I27]" table:style-name="ce4">
            <text:p>16,8</text:p>
          </table:table-cell>
          <table:table-cell office:value-type="float" office:value="3.4648277988982645" table:formula="of:=2*PI()*[.F27]*([.J27]/360)" table:style-name="ce3">
            <text:p>3,46</text:p>
          </table:table-cell>
          <table:table-cell office:value-type="float" office:value="5" table:style-name="ce2">
            <text:p>5</text:p>
          </table:table-cell>
          <table:table-cell office:value-type="float" office:value="0.69296555977965291" table:formula="of:=[.K27]/[.L27]" table:style-name="ce3">
            <text:p>0,69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8])" table:style-name="ce3">
            <text:p>0,44</text:p>
          </table:table-cell>
          <table:table-cell office:value-type="float" office:value="11.831007915762493" table:formula="of:=[.A28]/SIN([.E28])" table:style-name="ce4">
            <text:p>11,8</text:p>
          </table:table-cell>
          <table:table-cell office:value-type="float" office:value="10.722534602547793" table:formula="of:=[.F28]*COS([.E28])" table:style-name="ce4">
            <text:p>10,7</text:p>
          </table:table-cell>
          <table:table-cell office:value-type="float" office:value="8.7225346025477926" table:formula="of:=[.G28]-[.B28]" table:style-name="ce4">
            <text:p>8,7</text:p>
          </table:table-cell>
          <table:table-cell office:value-type="float" office:value="47.498570617474023" table:formula="of:=DEGREES(ASIN([.H28]/[.F28]))" table:style-name="ce3">
            <text:p>47,50</text:p>
          </table:table-cell>
          <table:table-cell office:value-type="float" office:value="17.501429382525977" table:formula="of:=90-[.D28]-[.I28]" table:style-name="ce4">
            <text:p>17,5</text:p>
          </table:table-cell>
          <table:table-cell office:value-type="float" office:value="3.613870887550195" table:formula="of:=2*PI()*[.F28]*([.J28]/360)" table:style-name="ce3">
            <text:p>3,61</text:p>
          </table:table-cell>
          <table:table-cell office:value-type="float" office:value="5" table:style-name="ce2">
            <text:p>5</text:p>
          </table:table-cell>
          <table:table-cell office:value-type="float" office:value="0.72277417751003903" table:formula="of:=[.K28]/[.L28]" table:style-name="ce3">
            <text:p>0,7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" table:style-name="ce2">
            <text:p>1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9])" table:style-name="ce3">
            <text:p>0,44</text:p>
          </table:table-cell>
          <table:table-cell office:value-type="float" office:value="11.831007915762493" table:formula="of:=[.A29]/SIN([.E29])" table:style-name="ce4">
            <text:p>11,8</text:p>
          </table:table-cell>
          <table:table-cell office:value-type="float" office:value="10.722534602547793" table:formula="of:=[.F29]*COS([.E29])" table:style-name="ce4">
            <text:p>10,7</text:p>
          </table:table-cell>
          <table:table-cell office:value-type="float" office:value="8.6225346025477929" table:formula="of:=[.G29]-[.B29]" table:style-name="ce4">
            <text:p>8,6</text:p>
          </table:table-cell>
          <table:table-cell office:value-type="float" office:value="46.786567153958373" table:formula="of:=DEGREES(ASIN([.H29]/[.F29]))" table:style-name="ce3">
            <text:p>46,79</text:p>
          </table:table-cell>
          <table:table-cell office:value-type="float" office:value="18.213432846041627" table:formula="of:=90-[.D29]-[.I29]" table:style-name="ce4">
            <text:p>18,2</text:p>
          </table:table-cell>
          <table:table-cell office:value-type="float" office:value="3.7608925126068993" table:formula="of:=2*PI()*[.F29]*([.J29]/360)" table:style-name="ce3">
            <text:p>3,76</text:p>
          </table:table-cell>
          <table:table-cell office:value-type="float" office:value="5" table:style-name="ce2">
            <text:p>5</text:p>
          </table:table-cell>
          <table:table-cell office:value-type="float" office:value="0.75217850252137985" table:formula="of:=[.K29]/[.L29]" table:style-name="ce3">
            <text:p>0,7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" table:style-name="ce2">
            <text:p>1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0])" table:style-name="ce3">
            <text:p>0,44</text:p>
          </table:table-cell>
          <table:table-cell office:value-type="float" office:value="11.831007915762493" table:formula="of:=[.A30]/SIN([.E30])" table:style-name="ce4">
            <text:p>11,8</text:p>
          </table:table-cell>
          <table:table-cell office:value-type="float" office:value="10.722534602547793" table:formula="of:=[.F30]*COS([.E30])" table:style-name="ce4">
            <text:p>10,7</text:p>
          </table:table-cell>
          <table:table-cell office:value-type="float" office:value="8.5225346025477933" table:formula="of:=[.G30]-[.B30]" table:style-name="ce4">
            <text:p>8,5</text:p>
          </table:table-cell>
          <table:table-cell office:value-type="float" office:value="46.083859784898479" table:formula="of:=DEGREES(ASIN([.H30]/[.F30]))" table:style-name="ce3">
            <text:p>46,08</text:p>
          </table:table-cell>
          <table:table-cell office:value-type="float" office:value="18.916140215101521" table:formula="of:=90-[.D30]-[.I30]" table:style-name="ce4">
            <text:p>18,9</text:p>
          </table:table-cell>
          <table:table-cell office:value-type="float" office:value="3.9059945867293742" table:formula="of:=2*PI()*[.F30]*([.J30]/360)" table:style-name="ce3">
            <text:p>3,91</text:p>
          </table:table-cell>
          <table:table-cell office:value-type="float" office:value="5" table:style-name="ce2">
            <text:p>5</text:p>
          </table:table-cell>
          <table:table-cell office:value-type="float" office:value="0.78119891734587488" table:formula="of:=[.K30]/[.L30]" table:style-name="ce3">
            <text:p>0,7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style-name="ce2">
            <text:p>1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1])" table:style-name="ce3">
            <text:p>0,44</text:p>
          </table:table-cell>
          <table:table-cell office:value-type="float" office:value="11.831007915762493" table:formula="of:=[.A31]/SIN([.E31])" table:style-name="ce4">
            <text:p>11,8</text:p>
          </table:table-cell>
          <table:table-cell office:value-type="float" office:value="10.722534602547793" table:formula="of:=[.F31]*COS([.E31])" table:style-name="ce4">
            <text:p>10,7</text:p>
          </table:table-cell>
          <table:table-cell office:value-type="float" office:value="8.4225346025477918" table:formula="of:=[.G31]-[.B31]" table:style-name="ce4">
            <text:p>8,4</text:p>
          </table:table-cell>
          <table:table-cell office:value-type="float" office:value="45.389991867160674" table:formula="of:=DEGREES(ASIN([.H31]/[.F31]))" table:style-name="ce3">
            <text:p>45,39</text:p>
          </table:table-cell>
          <table:table-cell office:value-type="float" office:value="19.610008132839326" table:formula="of:=90-[.D31]-[.I31]" table:style-name="ce4">
            <text:p>19,6</text:p>
          </table:table-cell>
          <table:table-cell office:value-type="float" office:value="4.0492714021774514" table:formula="of:=2*PI()*[.F31]*([.J31]/360)" table:style-name="ce3">
            <text:p>4,05</text:p>
          </table:table-cell>
          <table:table-cell office:value-type="float" office:value="5" table:style-name="ce2">
            <text:p>5</text:p>
          </table:table-cell>
          <table:table-cell office:value-type="float" office:value="0.80985428043549024" table:formula="of:=[.K31]/[.L31]" table:style-name="ce3">
            <text:p>0,8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style-name="ce2">
            <text:p>1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2])" table:style-name="ce3">
            <text:p>0,44</text:p>
          </table:table-cell>
          <table:table-cell office:value-type="float" office:value="11.831007915762493" table:formula="of:=[.A32]/SIN([.E32])" table:style-name="ce4">
            <text:p>11,8</text:p>
          </table:table-cell>
          <table:table-cell office:value-type="float" office:value="10.722534602547793" table:formula="of:=[.F32]*COS([.E32])" table:style-name="ce4">
            <text:p>10,7</text:p>
          </table:table-cell>
          <table:table-cell office:value-type="float" office:value="8.3225346025477922" table:formula="of:=[.G32]-[.B32]" table:style-name="ce4">
            <text:p>8,3</text:p>
          </table:table-cell>
          <table:table-cell office:value-type="float" office:value="44.704539879649715" table:formula="of:=DEGREES(ASIN([.H32]/[.F32]))" table:style-name="ce3">
            <text:p>44,70</text:p>
          </table:table-cell>
          <table:table-cell office:value-type="float" office:value="20.295460120350285" table:formula="of:=90-[.D32]-[.I32]" table:style-name="ce4">
            <text:p>20,3</text:p>
          </table:table-cell>
          <table:table-cell office:value-type="float" office:value="4.1908104118398573" table:formula="of:=2*PI()*[.F32]*([.J32]/360)" table:style-name="ce3">
            <text:p>4,19</text:p>
          </table:table-cell>
          <table:table-cell office:value-type="float" office:value="5" table:style-name="ce2">
            <text:p>5</text:p>
          </table:table-cell>
          <table:table-cell office:value-type="float" office:value="0.83816208236797141" table:formula="of:=[.K32]/[.L32]" table:style-name="ce3">
            <text:p>0,8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style-name="ce2">
            <text:p>1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3])" table:style-name="ce3">
            <text:p>0,44</text:p>
          </table:table-cell>
          <table:table-cell office:value-type="float" office:value="11.831007915762493" table:formula="of:=[.A33]/SIN([.E33])" table:style-name="ce4">
            <text:p>11,8</text:p>
          </table:table-cell>
          <table:table-cell office:value-type="float" office:value="10.722534602547793" table:formula="of:=[.F33]*COS([.E33])" table:style-name="ce4">
            <text:p>10,7</text:p>
          </table:table-cell>
          <table:table-cell office:value-type="float" office:value="8.2225346025477926" table:formula="of:=[.G33]-[.B33]" table:style-name="ce4">
            <text:p>8,2</text:p>
          </table:table-cell>
          <table:table-cell office:value-type="float" office:value="44.027110123648917" table:formula="of:=DEGREES(ASIN([.H33]/[.F33]))" table:style-name="ce3">
            <text:p>44,03</text:p>
          </table:table-cell>
          <table:table-cell office:value-type="float" office:value="20.972889876351083" table:formula="of:=90-[.D33]-[.I33]" table:style-name="ce4">
            <text:p>21,0</text:p>
          </table:table-cell>
          <table:table-cell office:value-type="float" office:value="4.3306929105811225" table:formula="of:=2*PI()*[.F33]*([.J33]/360)" table:style-name="ce3">
            <text:p>4,33</text:p>
          </table:table-cell>
          <table:table-cell office:value-type="float" office:value="5" table:style-name="ce2">
            <text:p>5</text:p>
          </table:table-cell>
          <table:table-cell office:value-type="float" office:value="0.86613858211622452" table:formula="of:=[.K33]/[.L33]" table:style-name="ce3">
            <text:p>0,8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" table:style-name="ce2">
            <text:p>1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4])" table:style-name="ce3">
            <text:p>0,44</text:p>
          </table:table-cell>
          <table:table-cell office:value-type="float" office:value="11.831007915762493" table:formula="of:=[.A34]/SIN([.E34])" table:style-name="ce4">
            <text:p>11,8</text:p>
          </table:table-cell>
          <table:table-cell office:value-type="float" office:value="10.722534602547793" table:formula="of:=[.F34]*COS([.E34])" table:style-name="ce4">
            <text:p>10,7</text:p>
          </table:table-cell>
          <table:table-cell office:value-type="float" office:value="8.1225346025477929" table:formula="of:=[.G34]-[.B34]" table:style-name="ce4">
            <text:p>8,1</text:p>
          </table:table-cell>
          <table:table-cell office:value-type="float" office:value="43.357335832694595" table:formula="of:=DEGREES(ASIN([.H34]/[.F34]))" table:style-name="ce3">
            <text:p>43,36</text:p>
          </table:table-cell>
          <table:table-cell office:value-type="float" office:value="21.642664167305405" table:formula="of:=90-[.D34]-[.I34]" table:style-name="ce4">
            <text:p>21,6</text:p>
          </table:table-cell>
          <table:table-cell office:value-type="float" office:value="4.4689946320237199" table:formula="of:=2*PI()*[.F34]*([.J34]/360)" table:style-name="ce3">
            <text:p>4,47</text:p>
          </table:table-cell>
          <table:table-cell office:value-type="float" office:value="5" table:style-name="ce2">
            <text:p>5</text:p>
          </table:table-cell>
          <table:table-cell office:value-type="float" office:value="0.89379892640474401" table:formula="of:=[.K34]/[.L34]" table:style-name="ce3">
            <text:p>0,89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" table:style-name="ce2">
            <text:p>1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5])" table:style-name="ce3">
            <text:p>0,44</text:p>
          </table:table-cell>
          <table:table-cell office:value-type="float" office:value="11.831007915762493" table:formula="of:=[.A35]/SIN([.E35])" table:style-name="ce4">
            <text:p>11,8</text:p>
          </table:table-cell>
          <table:table-cell office:value-type="float" office:value="10.722534602547793" table:formula="of:=[.F35]*COS([.E35])" table:style-name="ce4">
            <text:p>10,7</text:p>
          </table:table-cell>
          <table:table-cell office:value-type="float" office:value="8.0225346025477933" table:formula="of:=[.G35]-[.B35]" table:style-name="ce4">
            <text:p>8,0</text:p>
          </table:table-cell>
          <table:table-cell office:value-type="float" office:value="42.694874631535818" table:formula="of:=DEGREES(ASIN([.H35]/[.F35]))" table:style-name="ce3">
            <text:p>42,69</text:p>
          </table:table-cell>
          <table:table-cell office:value-type="float" office:value="22.305125368464182" table:formula="of:=90-[.D35]-[.I35]" table:style-name="ce4">
            <text:p>22,3</text:p>
          </table:table-cell>
          <table:table-cell office:value-type="float" office:value="4.6057862732475812" table:formula="of:=2*PI()*[.F35]*([.J35]/360)" table:style-name="ce3">
            <text:p>4,61</text:p>
          </table:table-cell>
          <table:table-cell office:value-type="float" office:value="5" table:style-name="ce2">
            <text:p>5</text:p>
          </table:table-cell>
          <table:table-cell office:value-type="float" office:value="0.92115725464951626" table:formula="of:=[.K35]/[.L35]" table:style-name="ce3">
            <text:p>0,9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style-name="ce2">
            <text:p>1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6])" table:style-name="ce3">
            <text:p>0,44</text:p>
          </table:table-cell>
          <table:table-cell office:value-type="float" office:value="11.831007915762493" table:formula="of:=[.A36]/SIN([.E36])" table:style-name="ce4">
            <text:p>11,8</text:p>
          </table:table-cell>
          <table:table-cell office:value-type="float" office:value="10.722534602547793" table:formula="of:=[.F36]*COS([.E36])" table:style-name="ce4">
            <text:p>10,7</text:p>
          </table:table-cell>
          <table:table-cell office:value-type="float" office:value="7.9225346025477927" table:formula="of:=[.G36]-[.B36]" table:style-name="ce4">
            <text:p>7,9</text:p>
          </table:table-cell>
          <table:table-cell office:value-type="float" office:value="42.039406293996329" table:formula="of:=DEGREES(ASIN([.H36]/[.F36]))" table:style-name="ce3">
            <text:p>42,04</text:p>
          </table:table-cell>
          <table:table-cell office:value-type="float" office:value="22.960593706003671" table:formula="of:=90-[.D36]-[.I36]" table:style-name="ce4">
            <text:p>23,0</text:p>
          </table:table-cell>
          <table:table-cell office:value-type="float" office:value="4.7411339577692777" table:formula="of:=2*PI()*[.F36]*([.J36]/360)" table:style-name="ce3">
            <text:p>4,74</text:p>
          </table:table-cell>
          <table:table-cell office:value-type="float" office:value="5" table:style-name="ce2">
            <text:p>5</text:p>
          </table:table-cell>
          <table:table-cell office:value-type="float" office:value="0.94822679155385559" table:formula="of:=[.K36]/[.L36]" table:style-name="ce3">
            <text:p>0,9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7])" table:style-name="ce3">
            <text:p>0,44</text:p>
          </table:table-cell>
          <table:table-cell office:value-type="float" office:value="11.831007915762493" table:formula="of:=[.A37]/SIN([.E37])" table:style-name="ce4">
            <text:p>11,8</text:p>
          </table:table-cell>
          <table:table-cell office:value-type="float" office:value="10.722534602547793" table:formula="of:=[.F37]*COS([.E37])" table:style-name="ce4">
            <text:p>10,7</text:p>
          </table:table-cell>
          <table:table-cell office:value-type="float" office:value="7.8225346025477922" table:formula="of:=[.G37]-[.B37]" table:style-name="ce4">
            <text:p>7,8</text:p>
          </table:table-cell>
          <table:table-cell office:value-type="float" office:value="41.390630757861146" table:formula="of:=DEGREES(ASIN([.H37]/[.F37]))" table:style-name="ce3">
            <text:p>41,39</text:p>
          </table:table-cell>
          <table:table-cell office:value-type="float" office:value="23.609369242138854" table:formula="of:=90-[.D37]-[.I37]" table:style-name="ce4">
            <text:p>23,6</text:p>
          </table:table-cell>
          <table:table-cell office:value-type="float" office:value="4.8750996454481728" table:formula="of:=2*PI()*[.F37]*([.J37]/360)" table:style-name="ce3">
            <text:p>4,88</text:p>
          </table:table-cell>
          <table:table-cell office:value-type="float" office:value="5" table:style-name="ce2">
            <text:p>5</text:p>
          </table:table-cell>
          <table:table-cell office:value-type="float" office:value="0.97501992908963453" table:formula="of:=[.K37]/[.L37]" table:style-name="ce3">
            <text:p>0,9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style-name="ce2">
            <text:p>2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8])" table:style-name="ce3">
            <text:p>0,44</text:p>
          </table:table-cell>
          <table:table-cell office:value-type="float" office:value="11.831007915762493" table:formula="of:=[.A38]/SIN([.E38])" table:style-name="ce4">
            <text:p>11,8</text:p>
          </table:table-cell>
          <table:table-cell office:value-type="float" office:value="10.722534602547793" table:formula="of:=[.F38]*COS([.E38])" table:style-name="ce4">
            <text:p>10,7</text:p>
          </table:table-cell>
          <table:table-cell office:value-type="float" office:value="7.7225346025477926" table:formula="of:=[.G38]-[.B38]" table:style-name="ce4">
            <text:p>7,7</text:p>
          </table:table-cell>
          <table:table-cell office:value-type="float" office:value="40.74826636166938" table:formula="of:=DEGREES(ASIN([.H38]/[.F38]))" table:style-name="ce3">
            <text:p>40,75</text:p>
          </table:table-cell>
          <table:table-cell office:value-type="float" office:value="24.25173363833062" table:formula="of:=90-[.D38]-[.I38]" table:style-name="ce4">
            <text:p>24,3</text:p>
          </table:table-cell>
          <table:table-cell office:value-type="float" office:value="5.0077414965711426" table:formula="of:=2*PI()*[.F38]*([.J38]/360)" table:style-name="ce3">
            <text:p>5,01</text:p>
          </table:table-cell>
          <table:table-cell office:value-type="float" office:value="5" table:style-name="ce2">
            <text:p>5</text:p>
          </table:table-cell>
          <table:table-cell office:value-type="float" office:value="1.0015482993142286" table:formula="of:=[.K38]/[.L38]" table:style-name="ce3">
            <text:p>1,0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9])" table:style-name="ce3">
            <text:p>0,44</text:p>
          </table:table-cell>
          <table:table-cell office:value-type="float" office:value="11.831007915762493" table:formula="of:=[.A39]/SIN([.E39])" table:style-name="ce4">
            <text:p>11,8</text:p>
          </table:table-cell>
          <table:table-cell office:value-type="float" office:value="10.722534602547793" table:formula="of:=[.F39]*COS([.E39])" table:style-name="ce4">
            <text:p>10,7</text:p>
          </table:table-cell>
          <table:table-cell office:value-type="float" office:value="7.6225346025477929" table:formula="of:=[.G39]-[.B39]" table:style-name="ce4">
            <text:p>7,6</text:p>
          </table:table-cell>
          <table:table-cell office:value-type="float" office:value="40.112048273825863" table:formula="of:=DEGREES(ASIN([.H39]/[.F39]))" table:style-name="ce3">
            <text:p>40,11</text:p>
          </table:table-cell>
          <table:table-cell office:value-type="float" office:value="24.887951726174137" table:formula="of:=90-[.D39]-[.I39]" table:style-name="ce4">
            <text:p>24,9</text:p>
          </table:table-cell>
          <table:table-cell office:value-type="float" office:value="5.1391141962253855" table:formula="of:=2*PI()*[.F39]*([.J39]/360)" table:style-name="ce3">
            <text:p>5,14</text:p>
          </table:table-cell>
          <table:table-cell office:value-type="float" office:value="5" table:style-name="ce2">
            <text:p>5</text:p>
          </table:table-cell>
          <table:table-cell office:value-type="float" office:value="1.027822839245077" table:formula="of:=[.K39]/[.L39]" table:style-name="ce3">
            <text:p>1,0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0])" table:style-name="ce3">
            <text:p>0,44</text:p>
          </table:table-cell>
          <table:table-cell office:value-type="float" office:value="11.831007915762493" table:formula="of:=[.A40]/SIN([.E40])" table:style-name="ce4">
            <text:p>11,8</text:p>
          </table:table-cell>
          <table:table-cell office:value-type="float" office:value="10.722534602547793" table:formula="of:=[.F40]*COS([.E40])" table:style-name="ce4">
            <text:p>10,7</text:p>
          </table:table-cell>
          <table:table-cell office:value-type="float" office:value="7.5225346025477924" table:formula="of:=[.G40]-[.B40]" table:style-name="ce4">
            <text:p>7,5</text:p>
          </table:table-cell>
          <table:table-cell office:value-type="float" office:value="39.481727088993878" table:formula="of:=DEGREES(ASIN([.H40]/[.F40]))" table:style-name="ce3">
            <text:p>39,48</text:p>
          </table:table-cell>
          <table:table-cell office:value-type="float" office:value="25.518272911006122" table:formula="of:=90-[.D40]-[.I40]" table:style-name="ce4">
            <text:p>25,5</text:p>
          </table:table-cell>
          <table:table-cell office:value-type="float" office:value="5.2692692441293465" table:formula="of:=2*PI()*[.F40]*([.J40]/360)" table:style-name="ce3">
            <text:p>5,27</text:p>
          </table:table-cell>
          <table:table-cell office:value-type="float" office:value="5" table:style-name="ce2">
            <text:p>5</text:p>
          </table:table-cell>
          <table:table-cell office:value-type="float" office:value="1.0538538488258693" table:formula="of:=[.K40]/[.L40]" table:style-name="ce3">
            <text:p>1,0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style-name="ce2">
            <text:p>2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1])" table:style-name="ce3">
            <text:p>0,44</text:p>
          </table:table-cell>
          <table:table-cell office:value-type="float" office:value="11.831007915762493" table:formula="of:=[.A41]/SIN([.E41])" table:style-name="ce4">
            <text:p>11,8</text:p>
          </table:table-cell>
          <table:table-cell office:value-type="float" office:value="10.722534602547793" table:formula="of:=[.F41]*COS([.E41])" table:style-name="ce4">
            <text:p>10,7</text:p>
          </table:table-cell>
          <table:table-cell office:value-type="float" office:value="7.4225346025477927" table:formula="of:=[.G41]-[.B41]" table:style-name="ce4">
            <text:p>7,4</text:p>
          </table:table-cell>
          <table:table-cell office:value-type="float" office:value="38.857067570492568" table:formula="of:=DEGREES(ASIN([.H41]/[.F41]))" table:style-name="ce3">
            <text:p>38,86</text:p>
          </table:table-cell>
          <table:table-cell office:value-type="float" office:value="26.142932429507432" table:formula="of:=90-[.D41]-[.I41]" table:style-name="ce4">
            <text:p>26,1</text:p>
          </table:table-cell>
          <table:table-cell office:value-type="float" office:value="5.3982552143151263" table:formula="of:=2*PI()*[.F41]*([.J41]/360)" table:style-name="ce3">
            <text:p>5,40</text:p>
          </table:table-cell>
          <table:table-cell office:value-type="float" office:value="5" table:style-name="ce2">
            <text:p>5</text:p>
          </table:table-cell>
          <table:table-cell office:value-type="float" office:value="1.0796510428630253" table:formula="of:=[.K41]/[.L41]" table:style-name="ce3">
            <text:p>1,08</text:p>
          </table:table-cell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table:style-name="ce2"/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deg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de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/s</text:p>
          </table:table-cell>
          <table:table-cell office:value-type="string" table:style-name="ce2">
            <text:p>s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5])" table:style-name="ce3">
            <text:p>0,35</text:p>
          </table:table-cell>
          <table:table-cell office:value-type="float" office:value="14.619022000815438" table:formula="of:=[.A45]/SIN([.E45])" table:style-name="ce4">
            <text:p>14,6</text:p>
          </table:table-cell>
          <table:table-cell office:value-type="float" office:value="13.737387097273114" table:formula="of:=[.F45]*COS([.E45])" table:style-name="ce4">
            <text:p>13,7</text:p>
          </table:table-cell>
          <table:table-cell office:value-type="float" office:value="12.837387097273114" table:formula="of:=[.G45]-[.B45]" table:style-name="ce4">
            <text:p>12,8</text:p>
          </table:table-cell>
          <table:table-cell office:value-type="float" office:value="61.41748232431511" table:formula="of:=DEGREES(ASIN([.H45]/[.F45]))" table:style-name="ce3">
            <text:p>61,42</text:p>
          </table:table-cell>
          <table:table-cell office:value-type="float" office:value="8.5825176756848904" table:formula="of:=90-[.D45]-[.I45]" table:style-name="ce4">
            <text:p>8,6</text:p>
          </table:table-cell>
          <table:table-cell office:value-type="float" office:value="2.1898299628609945" table:formula="of:=2*PI()*[.F45]*([.J45]/360)" table:style-name="ce3">
            <text:p>2,19</text:p>
          </table:table-cell>
          <table:table-cell office:value-type="float" office:value="5" table:style-name="ce2">
            <text:p>5</text:p>
          </table:table-cell>
          <table:table-cell office:value-type="float" office:value="0.43796599257219893" table:formula="of:=[.K45]/[.L45]" table:style-name="ce3">
            <text:p>0,4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1" table:style-name="ce2">
            <text:p>0,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6])" table:style-name="ce3">
            <text:p>0,35</text:p>
          </table:table-cell>
          <table:table-cell office:value-type="float" office:value="14.619022000815438" table:formula="of:=[.A46]/SIN([.E46])" table:style-name="ce4">
            <text:p>14,6</text:p>
          </table:table-cell>
          <table:table-cell office:value-type="float" office:value="13.737387097273114" table:formula="of:=[.F46]*COS([.E46])" table:style-name="ce4">
            <text:p>13,7</text:p>
          </table:table-cell>
          <table:table-cell office:value-type="float" office:value="12.737387097273114" table:formula="of:=[.G46]-[.B46]" table:style-name="ce4">
            <text:p>12,7</text:p>
          </table:table-cell>
          <table:table-cell office:value-type="float" office:value="60.608729236707845" table:formula="of:=DEGREES(ASIN([.H46]/[.F46]))" table:style-name="ce3">
            <text:p>60,61</text:p>
          </table:table-cell>
          <table:table-cell office:value-type="float" office:value="9.3912707632921553" table:formula="of:=90-[.D46]-[.I46]" table:style-name="ce4">
            <text:p>9,4</text:p>
          </table:table-cell>
          <table:table-cell office:value-type="float" office:value="2.3961833676219584" table:formula="of:=2*PI()*[.F46]*([.J46]/360)" table:style-name="ce3">
            <text:p>2,40</text:p>
          </table:table-cell>
          <table:table-cell office:value-type="float" office:value="5" table:style-name="ce2">
            <text:p>5</text:p>
          </table:table-cell>
          <table:table-cell office:value-type="float" office:value="0.4792366735243917" table:formula="of:=[.K46]/[.L46]" table:style-name="ce3">
            <text:p>0,4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" table:style-name="ce2">
            <text:p>0,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7])" table:style-name="ce3">
            <text:p>0,35</text:p>
          </table:table-cell>
          <table:table-cell office:value-type="float" office:value="14.619022000815438" table:formula="of:=[.A47]/SIN([.E47])" table:style-name="ce4">
            <text:p>14,6</text:p>
          </table:table-cell>
          <table:table-cell office:value-type="float" office:value="13.737387097273114" table:formula="of:=[.F47]*COS([.E47])" table:style-name="ce4">
            <text:p>13,7</text:p>
          </table:table-cell>
          <table:table-cell office:value-type="float" office:value="12.637387097273114" table:formula="of:=[.G47]-[.B47]" table:style-name="ce4">
            <text:p>12,6</text:p>
          </table:table-cell>
          <table:table-cell office:value-type="float" office:value="59.819755288671296" table:formula="of:=DEGREES(ASIN([.H47]/[.F47]))" table:style-name="ce3">
            <text:p>59,82</text:p>
          </table:table-cell>
          <table:table-cell office:value-type="float" office:value="10.180244711328704" table:formula="of:=90-[.D47]-[.I47]" table:style-name="ce4">
            <text:p>10,2</text:p>
          </table:table-cell>
          <table:table-cell office:value-type="float" office:value="2.5974901235896115" table:formula="of:=2*PI()*[.F47]*([.J47]/360)" table:style-name="ce3">
            <text:p>2,60</text:p>
          </table:table-cell>
          <table:table-cell office:value-type="float" office:value="5" table:style-name="ce2">
            <text:p>5</text:p>
          </table:table-cell>
          <table:table-cell office:value-type="float" office:value="0.51949802471792228" table:formula="of:=[.K47]/[.L47]" table:style-name="ce3">
            <text:p>0,5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3" table:style-name="ce2">
            <text:p>0,3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8])" table:style-name="ce3">
            <text:p>0,35</text:p>
          </table:table-cell>
          <table:table-cell office:value-type="float" office:value="14.619022000815438" table:formula="of:=[.A48]/SIN([.E48])" table:style-name="ce4">
            <text:p>14,6</text:p>
          </table:table-cell>
          <table:table-cell office:value-type="float" office:value="13.737387097273114" table:formula="of:=[.F48]*COS([.E48])" table:style-name="ce4">
            <text:p>13,7</text:p>
          </table:table-cell>
          <table:table-cell office:value-type="float" office:value="12.537387097273115" table:formula="of:=[.G48]-[.B48]" table:style-name="ce4">
            <text:p>12,5</text:p>
          </table:table-cell>
          <table:table-cell office:value-type="float" office:value="59.049037075459751" table:formula="of:=DEGREES(ASIN([.H48]/[.F48]))" table:style-name="ce3">
            <text:p>59,05</text:p>
          </table:table-cell>
          <table:table-cell office:value-type="float" office:value="10.950962924540249" table:formula="of:=90-[.D48]-[.I48]" table:style-name="ce4">
            <text:p>11,0</text:p>
          </table:table-cell>
          <table:table-cell office:value-type="float" office:value="2.7941389275874022" table:formula="of:=2*PI()*[.F48]*([.J48]/360)" table:style-name="ce3">
            <text:p>2,79</text:p>
          </table:table-cell>
          <table:table-cell office:value-type="float" office:value="5" table:style-name="ce2">
            <text:p>5</text:p>
          </table:table-cell>
          <table:table-cell office:value-type="float" office:value="0.55882778551748047" table:formula="of:=[.K48]/[.L48]" table:style-name="ce3">
            <text:p>0,5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style-name="ce2">
            <text:p>0,4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9])" table:style-name="ce3">
            <text:p>0,35</text:p>
          </table:table-cell>
          <table:table-cell office:value-type="float" office:value="14.619022000815438" table:formula="of:=[.A49]/SIN([.E49])" table:style-name="ce4">
            <text:p>14,6</text:p>
          </table:table-cell>
          <table:table-cell office:value-type="float" office:value="13.737387097273114" table:formula="of:=[.F49]*COS([.E49])" table:style-name="ce4">
            <text:p>13,7</text:p>
          </table:table-cell>
          <table:table-cell office:value-type="float" office:value="12.437387097273113" table:formula="of:=[.G49]-[.B49]" table:style-name="ce4">
            <text:p>12,4</text:p>
          </table:table-cell>
          <table:table-cell office:value-type="float" office:value="58.295232585937597" table:formula="of:=DEGREES(ASIN([.H49]/[.F49]))" table:style-name="ce3">
            <text:p>58,30</text:p>
          </table:table-cell>
          <table:table-cell office:value-type="float" office:value="11.704767414062403" table:formula="of:=90-[.D49]-[.I49]" table:style-name="ce4">
            <text:p>11,7</text:p>
          </table:table-cell>
          <table:table-cell office:value-type="float" office:value="2.9864721938469465" table:formula="of:=2*PI()*[.F49]*([.J49]/360)" table:style-name="ce3">
            <text:p>2,99</text:p>
          </table:table-cell>
          <table:table-cell office:value-type="float" office:value="5" table:style-name="ce2">
            <text:p>5</text:p>
          </table:table-cell>
          <table:table-cell office:value-type="float" office:value="0.59729443876938926" table:formula="of:=[.K49]/[.L49]" table:style-name="ce3">
            <text:p>0,6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5" table:style-name="ce2">
            <text:p>0,5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0])" table:style-name="ce3">
            <text:p>0,35</text:p>
          </table:table-cell>
          <table:table-cell office:value-type="float" office:value="14.619022000815438" table:formula="of:=[.A50]/SIN([.E50])" table:style-name="ce4">
            <text:p>14,6</text:p>
          </table:table-cell>
          <table:table-cell office:value-type="float" office:value="13.737387097273114" table:formula="of:=[.F50]*COS([.E50])" table:style-name="ce4">
            <text:p>13,7</text:p>
          </table:table-cell>
          <table:table-cell office:value-type="float" office:value="12.337387097273114" table:formula="of:=[.G50]-[.B50]" table:style-name="ce4">
            <text:p>12,3</text:p>
          </table:table-cell>
          <table:table-cell office:value-type="float" office:value="57.557152343677096" table:formula="of:=DEGREES(ASIN([.H50]/[.F50]))" table:style-name="ce3">
            <text:p>57,56</text:p>
          </table:table-cell>
          <table:table-cell office:value-type="float" office:value="12.442847656322904" table:formula="of:=90-[.D50]-[.I50]" table:style-name="ce4">
            <text:p>12,4</text:p>
          </table:table-cell>
          <table:table-cell office:value-type="float" office:value="3.1747934173588765" table:formula="of:=2*PI()*[.F50]*([.J50]/360)" table:style-name="ce3">
            <text:p>3,17</text:p>
          </table:table-cell>
          <table:table-cell office:value-type="float" office:value="5" table:style-name="ce2">
            <text:p>5</text:p>
          </table:table-cell>
          <table:table-cell office:value-type="float" office:value="0.63495868347177531" table:formula="of:=[.K50]/[.L50]" table:style-name="ce3">
            <text:p>0,6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style-name="ce2">
            <text:p>0,6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1])" table:style-name="ce3">
            <text:p>0,35</text:p>
          </table:table-cell>
          <table:table-cell office:value-type="float" office:value="14.619022000815438" table:formula="of:=[.A51]/SIN([.E51])" table:style-name="ce4">
            <text:p>14,6</text:p>
          </table:table-cell>
          <table:table-cell office:value-type="float" office:value="13.737387097273114" table:formula="of:=[.F51]*COS([.E51])" table:style-name="ce4">
            <text:p>13,7</text:p>
          </table:table-cell>
          <table:table-cell office:value-type="float" office:value="12.237387097273114" table:formula="of:=[.G51]-[.B51]" table:style-name="ce4">
            <text:p>12,2</text:p>
          </table:table-cell>
          <table:table-cell office:value-type="float" office:value="56.833736191592486" table:formula="of:=DEGREES(ASIN([.H51]/[.F51]))" table:style-name="ce3">
            <text:p>56,83</text:p>
          </table:table-cell>
          <table:table-cell office:value-type="float" office:value="13.166263808407514" table:formula="of:=90-[.D51]-[.I51]" table:style-name="ce4">
            <text:p>13,2</text:p>
          </table:table-cell>
          <table:table-cell office:value-type="float" office:value="3.3593730972750113" table:formula="of:=2*PI()*[.F51]*([.J51]/360)" table:style-name="ce3">
            <text:p>3,36</text:p>
          </table:table-cell>
          <table:table-cell office:value-type="float" office:value="5" table:style-name="ce2">
            <text:p>5</text:p>
          </table:table-cell>
          <table:table-cell office:value-type="float" office:value="0.67187461945500226" table:formula="of:=[.K51]/[.L51]" table:style-name="ce3">
            <text:p>0,6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" table:style-name="ce2">
            <text:p>0,7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2])" table:style-name="ce3">
            <text:p>0,35</text:p>
          </table:table-cell>
          <table:table-cell office:value-type="float" office:value="14.619022000815438" table:formula="of:=[.A52]/SIN([.E52])" table:style-name="ce4">
            <text:p>14,6</text:p>
          </table:table-cell>
          <table:table-cell office:value-type="float" office:value="13.737387097273114" table:formula="of:=[.F52]*COS([.E52])" table:style-name="ce4">
            <text:p>13,7</text:p>
          </table:table-cell>
          <table:table-cell office:value-type="float" office:value="12.137387097273114" table:formula="of:=[.G52]-[.B52]" table:style-name="ce4">
            <text:p>12,1</text:p>
          </table:table-cell>
          <table:table-cell office:value-type="float" office:value="56.124034427504235" table:formula="of:=DEGREES(ASIN([.H52]/[.F52]))" table:style-name="ce3">
            <text:p>56,12</text:p>
          </table:table-cell>
          <table:table-cell office:value-type="float" office:value="13.875965572495765" table:formula="of:=90-[.D52]-[.I52]" table:style-name="ce4">
            <text:p>13,9</text:p>
          </table:table-cell>
          <table:table-cell office:value-type="float" office:value="3.5404535501704069" table:formula="of:=2*PI()*[.F52]*([.J52]/360)" table:style-name="ce3">
            <text:p>3,54</text:p>
          </table:table-cell>
          <table:table-cell office:value-type="float" office:value="5" table:style-name="ce2">
            <text:p>5</text:p>
          </table:table-cell>
          <table:table-cell office:value-type="float" office:value="0.70809071003408142" table:formula="of:=[.K52]/[.L52]" table:style-name="ce3">
            <text:p>0,7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8" table:style-name="ce2">
            <text:p>0,8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3])" table:style-name="ce3">
            <text:p>0,35</text:p>
          </table:table-cell>
          <table:table-cell office:value-type="float" office:value="14.619022000815438" table:formula="of:=[.A53]/SIN([.E53])" table:style-name="ce4">
            <text:p>14,6</text:p>
          </table:table-cell>
          <table:table-cell office:value-type="float" office:value="13.737387097273114" table:formula="of:=[.F53]*COS([.E53])" table:style-name="ce4">
            <text:p>13,7</text:p>
          </table:table-cell>
          <table:table-cell office:value-type="float" office:value="12.037387097273115" table:formula="of:=[.G53]-[.B53]" table:style-name="ce4">
            <text:p>12,0</text:p>
          </table:table-cell>
          <table:table-cell office:value-type="float" office:value="55.427192333941512" table:formula="of:=DEGREES(ASIN([.H53]/[.F53]))" table:style-name="ce3">
            <text:p>55,43</text:p>
          </table:table-cell>
          <table:table-cell office:value-type="float" office:value="14.572807666058488" table:formula="of:=90-[.D53]-[.I53]" table:style-name="ce4">
            <text:p>14,6</text:p>
          </table:table-cell>
          <table:table-cell office:value-type="float" office:value="3.7182528572652989" table:formula="of:=2*PI()*[.F53]*([.J53]/360)" table:style-name="ce3">
            <text:p>3,72</text:p>
          </table:table-cell>
          <table:table-cell office:value-type="float" office:value="5" table:style-name="ce2">
            <text:p>5</text:p>
          </table:table-cell>
          <table:table-cell office:value-type="float" office:value="0.74365057145305979" table:formula="of:=[.K53]/[.L53]" table:style-name="ce3">
            <text:p>0,7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style-name="ce2">
            <text:p>0,9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4])" table:style-name="ce3">
            <text:p>0,35</text:p>
          </table:table-cell>
          <table:table-cell office:value-type="float" office:value="14.619022000815438" table:formula="of:=[.A54]/SIN([.E54])" table:style-name="ce4">
            <text:p>14,6</text:p>
          </table:table-cell>
          <table:table-cell office:value-type="float" office:value="13.737387097273114" table:formula="of:=[.F54]*COS([.E54])" table:style-name="ce4">
            <text:p>13,7</text:p>
          </table:table-cell>
          <table:table-cell office:value-type="float" office:value="11.937387097273113" table:formula="of:=[.G54]-[.B54]" table:style-name="ce4">
            <text:p>11,9</text:p>
          </table:table-cell>
          <table:table-cell office:value-type="float" office:value="54.742437384543344" table:formula="of:=DEGREES(ASIN([.H54]/[.F54]))" table:style-name="ce3">
            <text:p>54,74</text:p>
          </table:table-cell>
          <table:table-cell office:value-type="float" office:value="15.257562615456656" table:formula="of:=90-[.D54]-[.I54]" table:style-name="ce4">
            <text:p>15,3</text:p>
          </table:table-cell>
          <table:table-cell office:value-type="float" office:value="3.8929681287127083" table:formula="of:=2*PI()*[.F54]*([.J54]/360)" table:style-name="ce3">
            <text:p>3,89</text:p>
          </table:table-cell>
          <table:table-cell office:value-type="float" office:value="5" table:style-name="ce2">
            <text:p>5</text:p>
          </table:table-cell>
          <table:table-cell office:value-type="float" office:value="0.77859362574254165" table:formula="of:=[.K54]/[.L54]" table:style-name="ce3">
            <text:p>0,7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5])" table:style-name="ce3">
            <text:p>0,35</text:p>
          </table:table-cell>
          <table:table-cell office:value-type="float" office:value="14.619022000815438" table:formula="of:=[.A55]/SIN([.E55])" table:style-name="ce4">
            <text:p>14,6</text:p>
          </table:table-cell>
          <table:table-cell office:value-type="float" office:value="13.737387097273114" table:formula="of:=[.F55]*COS([.E55])" table:style-name="ce4">
            <text:p>13,7</text:p>
          </table:table-cell>
          <table:table-cell office:value-type="float" office:value="11.837387097273114" table:formula="of:=[.G55]-[.B55]" table:style-name="ce4">
            <text:p>11,8</text:p>
          </table:table-cell>
          <table:table-cell office:value-type="float" office:value="54.069068582096151" table:formula="of:=DEGREES(ASIN([.H55]/[.F55]))" table:style-name="ce3">
            <text:p>54,07</text:p>
          </table:table-cell>
          <table:table-cell office:value-type="float" office:value="15.930931417903849" table:formula="of:=90-[.D55]-[.I55]" table:style-name="ce4">
            <text:p>15,9</text:p>
          </table:table-cell>
          <table:table-cell office:value-type="float" office:value="4.0647782239988812" table:formula="of:=2*PI()*[.F55]*([.J55]/360)" table:style-name="ce3">
            <text:p>4,06</text:p>
          </table:table-cell>
          <table:table-cell office:value-type="float" office:value="5" table:style-name="ce2">
            <text:p>5</text:p>
          </table:table-cell>
          <table:table-cell office:value-type="float" office:value="0.81295564479977622" table:formula="of:=[.K55]/[.L55]" table:style-name="ce3">
            <text:p>0,8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6])" table:style-name="ce3">
            <text:p>0,35</text:p>
          </table:table-cell>
          <table:table-cell office:value-type="float" office:value="14.619022000815438" table:formula="of:=[.A56]/SIN([.E56])" table:style-name="ce4">
            <text:p>14,6</text:p>
          </table:table-cell>
          <table:table-cell office:value-type="float" office:value="13.737387097273114" table:formula="of:=[.F56]*COS([.E56])" table:style-name="ce4">
            <text:p>13,7</text:p>
          </table:table-cell>
          <table:table-cell office:value-type="float" office:value="11.737387097273114" table:formula="of:=[.G56]-[.B56]" table:style-name="ce4">
            <text:p>11,7</text:p>
          </table:table-cell>
          <table:table-cell office:value-type="float" office:value="53.406447509689464" table:formula="of:=DEGREES(ASIN([.H56]/[.F56]))" table:style-name="ce3">
            <text:p>53,41</text:p>
          </table:table-cell>
          <table:table-cell office:value-type="float" office:value="16.593552490310536" table:formula="of:=90-[.D56]-[.I56]" table:style-name="ce4">
            <text:p>16,6</text:p>
          </table:table-cell>
          <table:table-cell office:value-type="float" office:value="4.2338460352415135" table:formula="of:=2*PI()*[.F56]*([.J56]/360)" table:style-name="ce3">
            <text:p>4,23</text:p>
          </table:table-cell>
          <table:table-cell office:value-type="float" office:value="5" table:style-name="ce2">
            <text:p>5</text:p>
          </table:table-cell>
          <table:table-cell office:value-type="float" office:value="0.84676920704830272" table:formula="of:=[.K56]/[.L56]" table:style-name="ce3">
            <text:p>0,8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" table:style-name="ce2">
            <text:p>1,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7])" table:style-name="ce3">
            <text:p>0,35</text:p>
          </table:table-cell>
          <table:table-cell office:value-type="float" office:value="14.619022000815438" table:formula="of:=[.A57]/SIN([.E57])" table:style-name="ce4">
            <text:p>14,6</text:p>
          </table:table-cell>
          <table:table-cell office:value-type="float" office:value="13.737387097273114" table:formula="of:=[.F57]*COS([.E57])" table:style-name="ce4">
            <text:p>13,7</text:p>
          </table:table-cell>
          <table:table-cell office:value-type="float" office:value="11.637387097273114" table:formula="of:=[.G57]-[.B57]" table:style-name="ce4">
            <text:p>11,6</text:p>
          </table:table-cell>
          <table:table-cell office:value-type="float" office:value="52.753990770230416" table:formula="of:=DEGREES(ASIN([.H57]/[.F57]))" table:style-name="ce3">
            <text:p>52,75</text:p>
          </table:table-cell>
          <table:table-cell office:value-type="float" office:value="17.246009229769584" table:formula="of:=90-[.D57]-[.I57]" table:style-name="ce4">
            <text:p>17,2</text:p>
          </table:table-cell>
          <table:table-cell office:value-type="float" office:value="4.4003204162481326" table:formula="of:=2*PI()*[.F57]*([.J57]/360)" table:style-name="ce3">
            <text:p>4,40</text:p>
          </table:table-cell>
          <table:table-cell office:value-type="float" office:value="5" table:style-name="ce2">
            <text:p>5</text:p>
          </table:table-cell>
          <table:table-cell office:value-type="float" office:value="0.88006408324962648" table:formula="of:=[.K57]/[.L57]" table:style-name="ce3">
            <text:p>0,8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" table:style-name="ce2">
            <text:p>1,3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8])" table:style-name="ce3">
            <text:p>0,35</text:p>
          </table:table-cell>
          <table:table-cell office:value-type="float" office:value="14.619022000815438" table:formula="of:=[.A58]/SIN([.E58])" table:style-name="ce4">
            <text:p>14,6</text:p>
          </table:table-cell>
          <table:table-cell office:value-type="float" office:value="13.737387097273114" table:formula="of:=[.F58]*COS([.E58])" table:style-name="ce4">
            <text:p>13,7</text:p>
          </table:table-cell>
          <table:table-cell office:value-type="float" office:value="11.537387097273115" table:formula="of:=[.G58]-[.B58]" table:style-name="ce4">
            <text:p>11,5</text:p>
          </table:table-cell>
          <table:table-cell office:value-type="float" office:value="52.111163559886947" table:formula="of:=DEGREES(ASIN([.H58]/[.F58]))" table:style-name="ce3">
            <text:p>52,11</text:p>
          </table:table-cell>
          <table:table-cell office:value-type="float" office:value="17.888836440113053" table:formula="of:=90-[.D58]-[.I58]" table:style-name="ce4">
            <text:p>17,9</text:p>
          </table:table-cell>
          <table:table-cell office:value-type="float" office:value="4.5643378222525017" table:formula="of:=2*PI()*[.F58]*([.J58]/360)" table:style-name="ce3">
            <text:p>4,56</text:p>
          </table:table-cell>
          <table:table-cell office:value-type="float" office:value="5" table:style-name="ce2">
            <text:p>5</text:p>
          </table:table-cell>
          <table:table-cell office:value-type="float" office:value="0.91286756445050032" table:formula="of:=[.K58]/[.L58]" table:style-name="ce3">
            <text:p>0,9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style-name="ce2">
            <text:p>1,4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9])" table:style-name="ce3">
            <text:p>0,35</text:p>
          </table:table-cell>
          <table:table-cell office:value-type="float" office:value="14.619022000815438" table:formula="of:=[.A59]/SIN([.E59])" table:style-name="ce4">
            <text:p>14,6</text:p>
          </table:table-cell>
          <table:table-cell office:value-type="float" office:value="13.737387097273114" table:formula="of:=[.F59]*COS([.E59])" table:style-name="ce4">
            <text:p>13,7</text:p>
          </table:table-cell>
          <table:table-cell office:value-type="float" office:value="11.437387097273113" table:formula="of:=[.G59]-[.B59]" table:style-name="ce4">
            <text:p>11,4</text:p>
          </table:table-cell>
          <table:table-cell office:value-type="float" office:value="51.477474174352473" table:formula="of:=DEGREES(ASIN([.H59]/[.F59]))" table:style-name="ce3">
            <text:p>51,48</text:p>
          </table:table-cell>
          <table:table-cell office:value-type="float" office:value="18.522525825647527" table:formula="of:=90-[.D59]-[.I59]" table:style-name="ce4">
            <text:p>18,5</text:p>
          </table:table-cell>
          <table:table-cell office:value-type="float" office:value="4.7260237116415524" table:formula="of:=2*PI()*[.F59]*([.J59]/360)" table:style-name="ce3">
            <text:p>4,73</text:p>
          </table:table-cell>
          <table:table-cell office:value-type="float" office:value="5" table:style-name="ce2">
            <text:p>5</text:p>
          </table:table-cell>
          <table:table-cell office:value-type="float" office:value="0.94520474232831053" table:formula="of:=[.K59]/[.L59]" table:style-name="ce3">
            <text:p>0,9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style-name="ce2">
            <text:p>1,5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0])" table:style-name="ce3">
            <text:p>0,35</text:p>
          </table:table-cell>
          <table:table-cell office:value-type="float" office:value="14.619022000815438" table:formula="of:=[.A60]/SIN([.E60])" table:style-name="ce4">
            <text:p>14,6</text:p>
          </table:table-cell>
          <table:table-cell office:value-type="float" office:value="13.737387097273114" table:formula="of:=[.F60]*COS([.E60])" table:style-name="ce4">
            <text:p>13,7</text:p>
          </table:table-cell>
          <table:table-cell office:value-type="float" office:value="11.337387097273114" table:formula="of:=[.G60]-[.B60]" table:style-name="ce4">
            <text:p>11,3</text:p>
          </table:table-cell>
          <table:table-cell office:value-type="float" office:value="50.852469287655772" table:formula="of:=DEGREES(ASIN([.H60]/[.F60]))" table:style-name="ce3">
            <text:p>50,85</text:p>
          </table:table-cell>
          <table:table-cell office:value-type="float" office:value="19.147530712344228" table:formula="of:=90-[.D60]-[.I60]" table:style-name="ce4">
            <text:p>19,1</text:p>
          </table:table-cell>
          <table:table-cell office:value-type="float" office:value="4.8854937505673686" table:formula="of:=2*PI()*[.F60]*([.J60]/360)" table:style-name="ce3">
            <text:p>4,89</text:p>
          </table:table-cell>
          <table:table-cell office:value-type="float" office:value="5" table:style-name="ce2">
            <text:p>5</text:p>
          </table:table-cell>
          <table:table-cell office:value-type="float" office:value="0.97709875011347369" table:formula="of:=[.K60]/[.L60]" table:style-name="ce3">
            <text:p>0,9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style-name="ce2">
            <text:p>1,6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1])" table:style-name="ce3">
            <text:p>0,35</text:p>
          </table:table-cell>
          <table:table-cell office:value-type="float" office:value="14.619022000815438" table:formula="of:=[.A61]/SIN([.E61])" table:style-name="ce4">
            <text:p>14,6</text:p>
          </table:table-cell>
          <table:table-cell office:value-type="float" office:value="13.737387097273114" table:formula="of:=[.F61]*COS([.E61])" table:style-name="ce4">
            <text:p>13,7</text:p>
          </table:table-cell>
          <table:table-cell office:value-type="float" office:value="11.237387097273114" table:formula="of:=[.G61]-[.B61]" table:style-name="ce4">
            <text:p>11,2</text:p>
          </table:table-cell>
          <table:table-cell office:value-type="float" office:value="50.235729874795211" table:formula="of:=DEGREES(ASIN([.H61]/[.F61]))" table:style-name="ce3">
            <text:p>50,24</text:p>
          </table:table-cell>
          <table:table-cell office:value-type="float" office:value="19.764270125204789" table:formula="of:=90-[.D61]-[.I61]" table:style-name="ce4">
            <text:p>19,8</text:p>
          </table:table-cell>
          <table:table-cell office:value-type="float" office:value="5.0428548532873325" table:formula="of:=2*PI()*[.F61]*([.J61]/360)" table:style-name="ce3">
            <text:p>5,04</text:p>
          </table:table-cell>
          <table:table-cell office:value-type="float" office:value="5" table:style-name="ce2">
            <text:p>5</text:p>
          </table:table-cell>
          <table:table-cell office:value-type="float" office:value="1.0085709706574666" table:formula="of:=[.K61]/[.L61]" table:style-name="ce3">
            <text:p>1,0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" table:style-name="ce2">
            <text:p>1,7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2])" table:style-name="ce3">
            <text:p>0,35</text:p>
          </table:table-cell>
          <table:table-cell office:value-type="float" office:value="14.619022000815438" table:formula="of:=[.A62]/SIN([.E62])" table:style-name="ce4">
            <text:p>14,6</text:p>
          </table:table-cell>
          <table:table-cell office:value-type="float" office:value="13.737387097273114" table:formula="of:=[.F62]*COS([.E62])" table:style-name="ce4">
            <text:p>13,7</text:p>
          </table:table-cell>
          <table:table-cell office:value-type="float" office:value="11.137387097273114" table:formula="of:=[.G62]-[.B62]" table:style-name="ce4">
            <text:p>11,1</text:p>
          </table:table-cell>
          <table:table-cell office:value-type="float" office:value="49.626867674074695" table:formula="of:=DEGREES(ASIN([.H62]/[.F62]))" table:style-name="ce3">
            <text:p>49,63</text:p>
          </table:table-cell>
          <table:table-cell office:value-type="float" office:value="20.373132325925305" table:formula="of:=90-[.D62]-[.I62]" table:style-name="ce4">
            <text:p>20,4</text:p>
          </table:table-cell>
          <table:table-cell office:value-type="float" office:value="5.1982060847993452" table:formula="of:=2*PI()*[.F62]*([.J62]/360)" table:style-name="ce3">
            <text:p>5,20</text:p>
          </table:table-cell>
          <table:table-cell office:value-type="float" office:value="5" table:style-name="ce2">
            <text:p>5</text:p>
          </table:table-cell>
          <table:table-cell office:value-type="float" office:value="1.039641216959869" table:formula="of:=[.K62]/[.L62]" table:style-name="ce3">
            <text:p>1,0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" table:style-name="ce2">
            <text:p>1,8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3])" table:style-name="ce3">
            <text:p>0,35</text:p>
          </table:table-cell>
          <table:table-cell office:value-type="float" office:value="14.619022000815438" table:formula="of:=[.A63]/SIN([.E63])" table:style-name="ce4">
            <text:p>14,6</text:p>
          </table:table-cell>
          <table:table-cell office:value-type="float" office:value="13.737387097273114" table:formula="of:=[.F63]*COS([.E63])" table:style-name="ce4">
            <text:p>13,7</text:p>
          </table:table-cell>
          <table:table-cell office:value-type="float" office:value="11.037387097273115" table:formula="of:=[.G63]-[.B63]" table:style-name="ce4">
            <text:p>11,0</text:p>
          </table:table-cell>
          <table:table-cell office:value-type="float" office:value="49.02552210434807" table:formula="of:=DEGREES(ASIN([.H63]/[.F63]))" table:style-name="ce3">
            <text:p>49,03</text:p>
          </table:table-cell>
          <table:table-cell office:value-type="float" office:value="20.97447789565193" table:formula="of:=90-[.D63]-[.I63]" table:style-name="ce4">
            <text:p>21,0</text:p>
          </table:table-cell>
          <table:table-cell office:value-type="float" office:value="5.3516394474071296" table:formula="of:=2*PI()*[.F63]*([.J63]/360)" table:style-name="ce3">
            <text:p>5,35</text:p>
          </table:table-cell>
          <table:table-cell office:value-type="float" office:value="5" table:style-name="ce2">
            <text:p>5</text:p>
          </table:table-cell>
          <table:table-cell office:value-type="float" office:value="1.0703278894814259" table:formula="of:=[.K63]/[.L63]" table:style-name="ce3">
            <text:p>1,0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style-name="ce2">
            <text:p>1,9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4])" table:style-name="ce3">
            <text:p>0,35</text:p>
          </table:table-cell>
          <table:table-cell office:value-type="float" office:value="14.619022000815438" table:formula="of:=[.A64]/SIN([.E64])" table:style-name="ce4">
            <text:p>14,6</text:p>
          </table:table-cell>
          <table:table-cell office:value-type="float" office:value="13.737387097273114" table:formula="of:=[.F64]*COS([.E64])" table:style-name="ce4">
            <text:p>13,7</text:p>
          </table:table-cell>
          <table:table-cell office:value-type="float" office:value="10.937387097273113" table:formula="of:=[.G64]-[.B64]" table:style-name="ce4">
            <text:p>10,9</text:p>
          </table:table-cell>
          <table:table-cell office:value-type="float" office:value="48.431357567682788" table:formula="of:=DEGREES(ASIN([.H64]/[.F64]))" table:style-name="ce3">
            <text:p>48,43</text:p>
          </table:table-cell>
          <table:table-cell office:value-type="float" office:value="21.568642432317212" table:formula="of:=90-[.D64]-[.I64]" table:style-name="ce4">
            <text:p>21,6</text:p>
          </table:table-cell>
          <table:table-cell office:value-type="float" office:value="5.5032405689457731" table:formula="of:=2*PI()*[.F64]*([.J64]/360)" table:style-name="ce3">
            <text:p>5,50</text:p>
          </table:table-cell>
          <table:table-cell office:value-type="float" office:value="5" table:style-name="ce2">
            <text:p>5</text:p>
          </table:table-cell>
          <table:table-cell office:value-type="float" office:value="1.1006481137891546" table:formula="of:=[.K64]/[.L64]" table:style-name="ce3">
            <text:p>1,1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5])" table:style-name="ce3">
            <text:p>0,35</text:p>
          </table:table-cell>
          <table:table-cell office:value-type="float" office:value="14.619022000815438" table:formula="of:=[.A65]/SIN([.E65])" table:style-name="ce4">
            <text:p>14,6</text:p>
          </table:table-cell>
          <table:table-cell office:value-type="float" office:value="13.737387097273114" table:formula="of:=[.F65]*COS([.E65])" table:style-name="ce4">
            <text:p>13,7</text:p>
          </table:table-cell>
          <table:table-cell office:value-type="float" office:value="10.837387097273114" table:formula="of:=[.G65]-[.B65]" table:style-name="ce4">
            <text:p>10,8</text:p>
          </table:table-cell>
          <table:table-cell office:value-type="float" office:value="47.844061080157267" table:formula="of:=DEGREES(ASIN([.H65]/[.F65]))" table:style-name="ce3">
            <text:p>47,84</text:p>
          </table:table-cell>
          <table:table-cell office:value-type="float" office:value="22.155938919842733" table:formula="of:=90-[.D65]-[.I65]" table:style-name="ce4">
            <text:p>22,2</text:p>
          </table:table-cell>
          <table:table-cell office:value-type="float" office:value="5.6530893072839401" table:formula="of:=2*PI()*[.F65]*([.J65]/360)" table:style-name="ce3">
            <text:p>5,65</text:p>
          </table:table-cell>
          <table:table-cell office:value-type="float" office:value="5" table:style-name="ce2">
            <text:p>5</text:p>
          </table:table-cell>
          <table:table-cell office:value-type="float" office:value="1.1306178614567881" table:formula="of:=[.K65]/[.L65]" table:style-name="ce3">
            <text:p>1,1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style-name="ce2">
            <text:p>2,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6])" table:style-name="ce3">
            <text:p>0,35</text:p>
          </table:table-cell>
          <table:table-cell office:value-type="float" office:value="14.619022000815438" table:formula="of:=[.A66]/SIN([.E66])" table:style-name="ce4">
            <text:p>14,6</text:p>
          </table:table-cell>
          <table:table-cell office:value-type="float" office:value="13.737387097273114" table:formula="of:=[.F66]*COS([.E66])" table:style-name="ce4">
            <text:p>13,7</text:p>
          </table:table-cell>
          <table:table-cell office:value-type="float" office:value="10.737387097273114" table:formula="of:=[.G66]-[.B66]" table:style-name="ce4">
            <text:p>10,7</text:p>
          </table:table-cell>
          <table:table-cell office:value-type="float" office:value="47.263340183301679" table:formula="of:=DEGREES(ASIN([.H66]/[.F66]))" table:style-name="ce3">
            <text:p>47,26</text:p>
          </table:table-cell>
          <table:table-cell office:value-type="float" office:value="22.736659816698321" table:formula="of:=90-[.D66]-[.I66]" table:style-name="ce4">
            <text:p>22,7</text:p>
          </table:table-cell>
          <table:table-cell office:value-type="float" office:value="5.8012602832199027" table:formula="of:=2*PI()*[.F66]*([.J66]/360)" table:style-name="ce3">
            <text:p>5,80</text:p>
          </table:table-cell>
          <table:table-cell office:value-type="float" office:value="5" table:style-name="ce2">
            <text:p>5</text:p>
          </table:table-cell>
          <table:table-cell office:value-type="float" office:value="1.1602520566439805" table:formula="of:=[.K66]/[.L66]" table:style-name="ce3">
            <text:p>1,1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7])" table:style-name="ce3">
            <text:p>0,35</text:p>
          </table:table-cell>
          <table:table-cell office:value-type="float" office:value="14.619022000815438" table:formula="of:=[.A67]/SIN([.E67])" table:style-name="ce4">
            <text:p>14,6</text:p>
          </table:table-cell>
          <table:table-cell office:value-type="float" office:value="13.737387097273114" table:formula="of:=[.F67]*COS([.E67])" table:style-name="ce4">
            <text:p>13,7</text:p>
          </table:table-cell>
          <table:table-cell office:value-type="float" office:value="10.637387097273114" table:formula="of:=[.G67]-[.B67]" table:style-name="ce4">
            <text:p>10,6</text:p>
          </table:table-cell>
          <table:table-cell office:value-type="float" office:value="46.688921096605121" table:formula="of:=DEGREES(ASIN([.H67]/[.F67]))" table:style-name="ce3">
            <text:p>46,69</text:p>
          </table:table-cell>
          <table:table-cell office:value-type="float" office:value="23.311078903394879" table:formula="of:=90-[.D67]-[.I67]" table:style-name="ce4">
            <text:p>23,3</text:p>
          </table:table-cell>
          <table:table-cell office:value-type="float" office:value="5.9478233518694514" table:formula="of:=2*PI()*[.F67]*([.J67]/360)" table:style-name="ce3">
            <text:p>5,95</text:p>
          </table:table-cell>
          <table:table-cell office:value-type="float" office:value="5" table:style-name="ce2">
            <text:p>5</text:p>
          </table:table-cell>
          <table:table-cell office:value-type="float" office:value="1.1895646703738902" table:formula="of:=[.K67]/[.L67]" table:style-name="ce3">
            <text:p>1,19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8])" table:style-name="ce3">
            <text:p>0,35</text:p>
          </table:table-cell>
          <table:table-cell office:value-type="float" office:value="14.619022000815438" table:formula="of:=[.A68]/SIN([.E68])" table:style-name="ce4">
            <text:p>14,6</text:p>
          </table:table-cell>
          <table:table-cell office:value-type="float" office:value="13.737387097273114" table:formula="of:=[.F68]*COS([.E68])" table:style-name="ce4">
            <text:p>13,7</text:p>
          </table:table-cell>
          <table:table-cell office:value-type="float" office:value="10.537387097273115" table:formula="of:=[.G68]-[.B68]" table:style-name="ce4">
            <text:p>10,5</text:p>
          </table:table-cell>
          <table:table-cell office:value-type="float" office:value="46.120547077941595" table:formula="of:=DEGREES(ASIN([.H68]/[.F68]))" table:style-name="ce3">
            <text:p>46,12</text:p>
          </table:table-cell>
          <table:table-cell office:value-type="float" office:value="23.879452922058405" table:formula="of:=90-[.D68]-[.I68]" table:style-name="ce4">
            <text:p>23,9</text:p>
          </table:table-cell>
          <table:table-cell office:value-type="float" office:value="6.092844021003323" table:formula="of:=2*PI()*[.F68]*([.J68]/360)" table:style-name="ce3">
            <text:p>6,09</text:p>
          </table:table-cell>
          <table:table-cell office:value-type="float" office:value="5" table:style-name="ce2">
            <text:p>5</text:p>
          </table:table-cell>
          <table:table-cell office:value-type="float" office:value="1.2185688042006646" table:formula="of:=[.K68]/[.L68]" table:style-name="ce3">
            <text:p>1,2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style-name="ce2">
            <text:p>2,4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9])" table:style-name="ce3">
            <text:p>0,35</text:p>
          </table:table-cell>
          <table:table-cell office:value-type="float" office:value="14.619022000815438" table:formula="of:=[.A69]/SIN([.E69])" table:style-name="ce4">
            <text:p>14,6</text:p>
          </table:table-cell>
          <table:table-cell office:value-type="float" office:value="13.737387097273114" table:formula="of:=[.F69]*COS([.E69])" table:style-name="ce4">
            <text:p>13,7</text:p>
          </table:table-cell>
          <table:table-cell office:value-type="float" office:value="10.437387097273113" table:formula="of:=[.G69]-[.B69]" table:style-name="ce4">
            <text:p>10,4</text:p>
          </table:table-cell>
          <table:table-cell office:value-type="float" office:value="45.557976964020675" table:formula="of:=DEGREES(ASIN([.H69]/[.F69]))" table:style-name="ce3">
            <text:p>45,56</text:p>
          </table:table-cell>
          <table:table-cell office:value-type="float" office:value="24.442023035979325" table:formula="of:=90-[.D69]-[.I69]" table:style-name="ce4">
            <text:p>24,4</text:p>
          </table:table-cell>
          <table:table-cell office:value-type="float" office:value="6.2363838234513089" table:formula="of:=2*PI()*[.F69]*([.J69]/360)" table:style-name="ce3">
            <text:p>6,24</text:p>
          </table:table-cell>
          <table:table-cell office:value-type="float" office:value="5" table:style-name="ce2">
            <text:p>5</text:p>
          </table:table-cell>
          <table:table-cell office:value-type="float" office:value="1.2472767646902618" table:formula="of:=[.K69]/[.L69]" table:style-name="ce3">
            <text:p>1,25</text:p>
          </table:table-cell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table:style-name="ce2"/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deg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de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/s</text:p>
          </table:table-cell>
          <table:table-cell office:value-type="string" table:style-name="ce2">
            <text:p>s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3])" table:style-name="ce3">
            <text:p>0,26</text:p>
          </table:table-cell>
          <table:table-cell office:value-type="float" office:value="19.318516525781366" table:formula="of:=[.A73]/SIN([.E73])" table:style-name="ce4">
            <text:p>19,3</text:p>
          </table:table-cell>
          <table:table-cell office:value-type="float" office:value="18.660254037844386" table:formula="of:=[.F73]*COS([.E73])" table:style-name="ce4">
            <text:p>18,7</text:p>
          </table:table-cell>
          <table:table-cell office:value-type="float" office:value="17.760254037844387" table:formula="of:=[.G73]-[.B73]" table:style-name="ce4">
            <text:p>17,8</text:p>
          </table:table-cell>
          <table:table-cell office:value-type="float" office:value="66.829551117909617" table:formula="of:=DEGREES(ASIN([.H73]/[.F73]))" table:style-name="ce3">
            <text:p>66,83</text:p>
          </table:table-cell>
          <table:table-cell office:value-type="float" office:value="8.1704488820903833" table:formula="of:=90-[.D73]-[.I73]" table:style-name="ce4">
            <text:p>8,2</text:p>
          </table:table-cell>
          <table:table-cell office:value-type="float" office:value="2.7548443025489373" table:formula="of:=2*PI()*[.F73]*([.J73]/360)" table:style-name="ce3">
            <text:p>2,75</text:p>
          </table:table-cell>
          <table:table-cell office:value-type="float" office:value="5" table:style-name="ce2">
            <text:p>5</text:p>
          </table:table-cell>
          <table:table-cell office:value-type="float" office:value="0.55096886050978744" table:formula="of:=[.K73]/[.L73]" table:style-name="ce3">
            <text:p>0,5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1" table:style-name="ce2">
            <text:p>0,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4])" table:style-name="ce3">
            <text:p>0,26</text:p>
          </table:table-cell>
          <table:table-cell office:value-type="float" office:value="19.318516525781366" table:formula="of:=[.A74]/SIN([.E74])" table:style-name="ce4">
            <text:p>19,3</text:p>
          </table:table-cell>
          <table:table-cell office:value-type="float" office:value="18.660254037844386" table:formula="of:=[.F74]*COS([.E74])" table:style-name="ce4">
            <text:p>18,7</text:p>
          </table:table-cell>
          <table:table-cell office:value-type="float" office:value="17.660254037844386" table:formula="of:=[.G74]-[.B74]" table:style-name="ce4">
            <text:p>17,7</text:p>
          </table:table-cell>
          <table:table-cell office:value-type="float" office:value="66.08700131125525" table:formula="of:=DEGREES(ASIN([.H74]/[.F74]))" table:style-name="ce3">
            <text:p>66,09</text:p>
          </table:table-cell>
          <table:table-cell office:value-type="float" office:value="8.9129986887447501" table:formula="of:=90-[.D74]-[.I74]" table:style-name="ce4">
            <text:p>8,9</text:p>
          </table:table-cell>
          <table:table-cell office:value-type="float" office:value="3.0052110980263036" table:formula="of:=2*PI()*[.F74]*([.J74]/360)" table:style-name="ce3">
            <text:p>3,01</text:p>
          </table:table-cell>
          <table:table-cell office:value-type="float" office:value="5" table:style-name="ce2">
            <text:p>5</text:p>
          </table:table-cell>
          <table:table-cell office:value-type="float" office:value="0.60104221960526072" table:formula="of:=[.K74]/[.L74]" table:style-name="ce3">
            <text:p>0,6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" table:style-name="ce2">
            <text:p>0,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5])" table:style-name="ce3">
            <text:p>0,26</text:p>
          </table:table-cell>
          <table:table-cell office:value-type="float" office:value="19.318516525781366" table:formula="of:=[.A75]/SIN([.E75])" table:style-name="ce4">
            <text:p>19,3</text:p>
          </table:table-cell>
          <table:table-cell office:value-type="float" office:value="18.660254037844386" table:formula="of:=[.F75]*COS([.E75])" table:style-name="ce4">
            <text:p>18,7</text:p>
          </table:table-cell>
          <table:table-cell office:value-type="float" office:value="17.560254037844384" table:formula="of:=[.G75]-[.B75]" table:style-name="ce4">
            <text:p>17,6</text:p>
          </table:table-cell>
          <table:table-cell office:value-type="float" office:value="65.365548228838946" table:formula="of:=DEGREES(ASIN([.H75]/[.F75]))" table:style-name="ce3">
            <text:p>65,37</text:p>
          </table:table-cell>
          <table:table-cell office:value-type="float" office:value="9.6344517711610536" table:formula="of:=90-[.D75]-[.I75]" table:style-name="ce4">
            <text:p>9,6</text:p>
          </table:table-cell>
          <table:table-cell office:value-type="float" office:value="3.2484646747064656" table:formula="of:=2*PI()*[.F75]*([.J75]/360)" table:style-name="ce3">
            <text:p>3,25</text:p>
          </table:table-cell>
          <table:table-cell office:value-type="float" office:value="5" table:style-name="ce2">
            <text:p>5</text:p>
          </table:table-cell>
          <table:table-cell office:value-type="float" office:value="0.6496929349412931" table:formula="of:=[.K75]/[.L75]" table:style-name="ce3">
            <text:p>0,6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3" table:style-name="ce2">
            <text:p>0,3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6])" table:style-name="ce3">
            <text:p>0,26</text:p>
          </table:table-cell>
          <table:table-cell office:value-type="float" office:value="19.318516525781366" table:formula="of:=[.A76]/SIN([.E76])" table:style-name="ce4">
            <text:p>19,3</text:p>
          </table:table-cell>
          <table:table-cell office:value-type="float" office:value="18.660254037844386" table:formula="of:=[.F76]*COS([.E76])" table:style-name="ce4">
            <text:p>18,7</text:p>
          </table:table-cell>
          <table:table-cell office:value-type="float" office:value="17.460254037844386" table:formula="of:=[.G76]-[.B76]" table:style-name="ce4">
            <text:p>17,5</text:p>
          </table:table-cell>
          <table:table-cell office:value-type="float" office:value="64.663384253057828" table:formula="of:=DEGREES(ASIN([.H76]/[.F76]))" table:style-name="ce3">
            <text:p>64,66</text:p>
          </table:table-cell>
          <table:table-cell office:value-type="float" office:value="10.336615746942172" table:formula="of:=90-[.D76]-[.I76]" table:style-name="ce4">
            <text:p>10,3</text:p>
          </table:table-cell>
          <table:table-cell office:value-type="float" office:value="3.4852145101256466" table:formula="of:=2*PI()*[.F76]*([.J76]/360)" table:style-name="ce3">
            <text:p>3,49</text:p>
          </table:table-cell>
          <table:table-cell office:value-type="float" office:value="5" table:style-name="ce2">
            <text:p>5</text:p>
          </table:table-cell>
          <table:table-cell office:value-type="float" office:value="0.69704290202512931" table:formula="of:=[.K76]/[.L76]" table:style-name="ce3">
            <text:p>0,7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style-name="ce2">
            <text:p>0,4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7])" table:style-name="ce3">
            <text:p>0,26</text:p>
          </table:table-cell>
          <table:table-cell office:value-type="float" office:value="19.318516525781366" table:formula="of:=[.A77]/SIN([.E77])" table:style-name="ce4">
            <text:p>19,3</text:p>
          </table:table-cell>
          <table:table-cell office:value-type="float" office:value="18.660254037844386" table:formula="of:=[.F77]*COS([.E77])" table:style-name="ce4">
            <text:p>18,7</text:p>
          </table:table-cell>
          <table:table-cell office:value-type="float" office:value="17.360254037844385" table:formula="of:=[.G77]-[.B77]" table:style-name="ce4">
            <text:p>17,4</text:p>
          </table:table-cell>
          <table:table-cell office:value-type="float" office:value="63.978942540700992" table:formula="of:=DEGREES(ASIN([.H77]/[.F77]))" table:style-name="ce3">
            <text:p>63,98</text:p>
          </table:table-cell>
          <table:table-cell office:value-type="float" office:value="11.021057459299008" table:formula="of:=90-[.D77]-[.I77]" table:style-name="ce4">
            <text:p>11,0</text:p>
          </table:table-cell>
          <table:table-cell office:value-type="float" office:value="3.7159888995041968" table:formula="of:=2*PI()*[.F77]*([.J77]/360)" table:style-name="ce3">
            <text:p>3,72</text:p>
          </table:table-cell>
          <table:table-cell office:value-type="float" office:value="5" table:style-name="ce2">
            <text:p>5</text:p>
          </table:table-cell>
          <table:table-cell office:value-type="float" office:value="0.74319777990083935" table:formula="of:=[.K77]/[.L77]" table:style-name="ce3">
            <text:p>0,7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5" table:style-name="ce2">
            <text:p>0,5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8])" table:style-name="ce3">
            <text:p>0,26</text:p>
          </table:table-cell>
          <table:table-cell office:value-type="float" office:value="19.318516525781366" table:formula="of:=[.A78]/SIN([.E78])" table:style-name="ce4">
            <text:p>19,3</text:p>
          </table:table-cell>
          <table:table-cell office:value-type="float" office:value="18.660254037844386" table:formula="of:=[.F78]*COS([.E78])" table:style-name="ce4">
            <text:p>18,7</text:p>
          </table:table-cell>
          <table:table-cell office:value-type="float" office:value="17.260254037844387" table:formula="of:=[.G78]-[.B78]" table:style-name="ce4">
            <text:p>17,3</text:p>
          </table:table-cell>
          <table:table-cell office:value-type="float" office:value="63.310854415102959" table:formula="of:=DEGREES(ASIN([.H78]/[.F78]))" table:style-name="ce3">
            <text:p>63,31</text:p>
          </table:table-cell>
          <table:table-cell office:value-type="float" office:value="11.689145584897041" table:formula="of:=90-[.D78]-[.I78]" table:style-name="ce4">
            <text:p>11,7</text:p>
          </table:table-cell>
          <table:table-cell office:value-type="float" office:value="3.9412493219075078" table:formula="of:=2*PI()*[.F78]*([.J78]/360)" table:style-name="ce3">
            <text:p>3,94</text:p>
          </table:table-cell>
          <table:table-cell office:value-type="float" office:value="5" table:style-name="ce2">
            <text:p>5</text:p>
          </table:table-cell>
          <table:table-cell office:value-type="float" office:value="0.78824986438150157" table:formula="of:=[.K78]/[.L78]" table:style-name="ce3">
            <text:p>0,79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style-name="ce2">
            <text:p>0,6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9])" table:style-name="ce3">
            <text:p>0,26</text:p>
          </table:table-cell>
          <table:table-cell office:value-type="float" office:value="19.318516525781366" table:formula="of:=[.A79]/SIN([.E79])" table:style-name="ce4">
            <text:p>19,3</text:p>
          </table:table-cell>
          <table:table-cell office:value-type="float" office:value="18.660254037844386" table:formula="of:=[.F79]*COS([.E79])" table:style-name="ce4">
            <text:p>18,7</text:p>
          </table:table-cell>
          <table:table-cell office:value-type="float" office:value="17.160254037844386" table:formula="of:=[.G79]-[.B79]" table:style-name="ce4">
            <text:p>17,2</text:p>
          </table:table-cell>
          <table:table-cell office:value-type="float" office:value="62.657915984364557" table:formula="of:=DEGREES(ASIN([.H79]/[.F79]))" table:style-name="ce3">
            <text:p>62,66</text:p>
          </table:table-cell>
          <table:table-cell office:value-type="float" office:value="12.342084015635443" table:formula="of:=90-[.D79]-[.I79]" table:style-name="ce4">
            <text:p>12,3</text:p>
          </table:table-cell>
          <table:table-cell office:value-type="float" office:value="4.1614016956378883" table:formula="of:=2*PI()*[.F79]*([.J79]/360)" table:style-name="ce3">
            <text:p>4,16</text:p>
          </table:table-cell>
          <table:table-cell office:value-type="float" office:value="5" table:style-name="ce2">
            <text:p>5</text:p>
          </table:table-cell>
          <table:table-cell office:value-type="float" office:value="0.83228033912757771" table:formula="of:=[.K79]/[.L79]" table:style-name="ce3">
            <text:p>0,8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" table:style-name="ce2">
            <text:p>0,7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0])" table:style-name="ce3">
            <text:p>0,26</text:p>
          </table:table-cell>
          <table:table-cell office:value-type="float" office:value="19.318516525781366" table:formula="of:=[.A80]/SIN([.E80])" table:style-name="ce4">
            <text:p>19,3</text:p>
          </table:table-cell>
          <table:table-cell office:value-type="float" office:value="18.660254037844386" table:formula="of:=[.F80]*COS([.E80])" table:style-name="ce4">
            <text:p>18,7</text:p>
          </table:table-cell>
          <table:table-cell office:value-type="float" office:value="17.060254037844384" table:formula="of:=[.G80]-[.B80]" table:style-name="ce4">
            <text:p>17,1</text:p>
          </table:table-cell>
          <table:table-cell office:value-type="float" office:value="62.019061655886873" table:formula="of:=DEGREES(ASIN([.H80]/[.F80]))" table:style-name="ce3">
            <text:p>62,02</text:p>
          </table:table-cell>
          <table:table-cell office:value-type="float" office:value="12.980938344113127" table:formula="of:=90-[.D80]-[.I80]" table:style-name="ce4">
            <text:p>13,0</text:p>
          </table:table-cell>
          <table:table-cell office:value-type="float" office:value="4.3768053083847072" table:formula="of:=2*PI()*[.F80]*([.J80]/360)" table:style-name="ce3">
            <text:p>4,38</text:p>
          </table:table-cell>
          <table:table-cell office:value-type="float" office:value="5" table:style-name="ce2">
            <text:p>5</text:p>
          </table:table-cell>
          <table:table-cell office:value-type="float" office:value="0.87536106167694139" table:formula="of:=[.K80]/[.L80]" table:style-name="ce3">
            <text:p>0,8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8" table:style-name="ce2">
            <text:p>0,8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1])" table:style-name="ce3">
            <text:p>0,26</text:p>
          </table:table-cell>
          <table:table-cell office:value-type="float" office:value="19.318516525781366" table:formula="of:=[.A81]/SIN([.E81])" table:style-name="ce4">
            <text:p>19,3</text:p>
          </table:table-cell>
          <table:table-cell office:value-type="float" office:value="18.660254037844386" table:formula="of:=[.F81]*COS([.E81])" table:style-name="ce4">
            <text:p>18,7</text:p>
          </table:table-cell>
          <table:table-cell office:value-type="float" office:value="16.960254037844386" table:formula="of:=[.G81]-[.B81]" table:style-name="ce4">
            <text:p>17,0</text:p>
          </table:table-cell>
          <table:table-cell office:value-type="float" office:value="61.39334288230058" table:formula="of:=DEGREES(ASIN([.H81]/[.F81]))" table:style-name="ce3">
            <text:p>61,39</text:p>
          </table:table-cell>
          <table:table-cell office:value-type="float" office:value="13.60665711769942" table:formula="of:=90-[.D81]-[.I81]" table:style-name="ce4">
            <text:p>13,6</text:p>
          </table:table-cell>
          <table:table-cell office:value-type="float" office:value="4.5877799834959587" table:formula="of:=2*PI()*[.F81]*([.J81]/360)" table:style-name="ce3">
            <text:p>4,59</text:p>
          </table:table-cell>
          <table:table-cell office:value-type="float" office:value="5" table:style-name="ce2">
            <text:p>5</text:p>
          </table:table-cell>
          <table:table-cell office:value-type="float" office:value="0.91755599669919174" table:formula="of:=[.K81]/[.L81]" table:style-name="ce3">
            <text:p>0,9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style-name="ce2">
            <text:p>0,9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2])" table:style-name="ce3">
            <text:p>0,26</text:p>
          </table:table-cell>
          <table:table-cell office:value-type="float" office:value="19.318516525781366" table:formula="of:=[.A82]/SIN([.E82])" table:style-name="ce4">
            <text:p>19,3</text:p>
          </table:table-cell>
          <table:table-cell office:value-type="float" office:value="18.660254037844386" table:formula="of:=[.F82]*COS([.E82])" table:style-name="ce4">
            <text:p>18,7</text:p>
          </table:table-cell>
          <table:table-cell office:value-type="float" office:value="16.860254037844385" table:formula="of:=[.G82]-[.B82]" table:style-name="ce4">
            <text:p>16,9</text:p>
          </table:table-cell>
          <table:table-cell office:value-type="float" office:value="60.779910928975454" table:formula="of:=DEGREES(ASIN([.H82]/[.F82]))" table:style-name="ce3">
            <text:p>60,78</text:p>
          </table:table-cell>
          <table:table-cell office:value-type="float" office:value="14.220089071024546" table:formula="of:=90-[.D82]-[.I82]" table:style-name="ce4">
            <text:p>14,2</text:p>
          </table:table-cell>
          <table:table-cell office:value-type="float" office:value="4.7946118902867187" table:formula="of:=2*PI()*[.F82]*([.J82]/360)" table:style-name="ce3">
            <text:p>4,79</text:p>
          </table:table-cell>
          <table:table-cell office:value-type="float" office:value="5" table:style-name="ce2">
            <text:p>5</text:p>
          </table:table-cell>
          <table:table-cell office:value-type="float" office:value="0.95892237805734371" table:formula="of:=[.K82]/[.L82]" table:style-name="ce3">
            <text:p>0,9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3])" table:style-name="ce3">
            <text:p>0,26</text:p>
          </table:table-cell>
          <table:table-cell office:value-type="float" office:value="19.318516525781366" table:formula="of:=[.A83]/SIN([.E83])" table:style-name="ce4">
            <text:p>19,3</text:p>
          </table:table-cell>
          <table:table-cell office:value-type="float" office:value="18.660254037844386" table:formula="of:=[.F83]*COS([.E83])" table:style-name="ce4">
            <text:p>18,7</text:p>
          </table:table-cell>
          <table:table-cell office:value-type="float" office:value="16.760254037844387" table:formula="of:=[.G83]-[.B83]" table:style-name="ce4">
            <text:p>16,8</text:p>
          </table:table-cell>
          <table:table-cell office:value-type="float" office:value="60.178002770629504" table:formula="of:=DEGREES(ASIN([.H83]/[.F83]))" table:style-name="ce3">
            <text:p>60,18</text:p>
          </table:table-cell>
          <table:table-cell office:value-type="float" office:value="14.821997229370496" table:formula="of:=90-[.D83]-[.I83]" table:style-name="ce4">
            <text:p>14,8</text:p>
          </table:table-cell>
          <table:table-cell office:value-type="float" office:value="4.9975582993037015" table:formula="of:=2*PI()*[.F83]*([.J83]/360)" table:style-name="ce3">
            <text:p>5,00</text:p>
          </table:table-cell>
          <table:table-cell office:value-type="float" office:value="5" table:style-name="ce2">
            <text:p>5</text:p>
          </table:table-cell>
          <table:table-cell office:value-type="float" office:value="0.99951165986074031" table:formula="of:=[.K83]/[.L83]" table:style-name="ce3">
            <text:p>1,0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4])" table:style-name="ce3">
            <text:p>0,26</text:p>
          </table:table-cell>
          <table:table-cell office:value-type="float" office:value="19.318516525781366" table:formula="of:=[.A84]/SIN([.E84])" table:style-name="ce4">
            <text:p>19,3</text:p>
          </table:table-cell>
          <table:table-cell office:value-type="float" office:value="18.660254037844386" table:formula="of:=[.F84]*COS([.E84])" table:style-name="ce4">
            <text:p>18,7</text:p>
          </table:table-cell>
          <table:table-cell office:value-type="float" office:value="16.660254037844386" table:formula="of:=[.G84]-[.B84]" table:style-name="ce4">
            <text:p>16,7</text:p>
          </table:table-cell>
          <table:table-cell office:value-type="float" office:value="59.58692944956465" table:formula="of:=DEGREES(ASIN([.H84]/[.F84]))" table:style-name="ce3">
            <text:p>59,59</text:p>
          </table:table-cell>
          <table:table-cell office:value-type="float" office:value="15.41307055043535" table:formula="of:=90-[.D84]-[.I84]" table:style-name="ce4">
            <text:p>15,4</text:p>
          </table:table-cell>
          <table:table-cell office:value-type="float" office:value="5.196851507598959" table:formula="of:=2*PI()*[.F84]*([.J84]/360)" table:style-name="ce3">
            <text:p>5,20</text:p>
          </table:table-cell>
          <table:table-cell office:value-type="float" office:value="5" table:style-name="ce2">
            <text:p>5</text:p>
          </table:table-cell>
          <table:table-cell office:value-type="float" office:value="1.0393703015197917" table:formula="of:=[.K84]/[.L84]" table:style-name="ce3">
            <text:p>1,0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" table:style-name="ce2">
            <text:p>1,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5])" table:style-name="ce3">
            <text:p>0,26</text:p>
          </table:table-cell>
          <table:table-cell office:value-type="float" office:value="19.318516525781366" table:formula="of:=[.A85]/SIN([.E85])" table:style-name="ce4">
            <text:p>19,3</text:p>
          </table:table-cell>
          <table:table-cell office:value-type="float" office:value="18.660254037844386" table:formula="of:=[.F85]*COS([.E85])" table:style-name="ce4">
            <text:p>18,7</text:p>
          </table:table-cell>
          <table:table-cell office:value-type="float" office:value="16.560254037844384" table:formula="of:=[.G85]-[.B85]" table:style-name="ce4">
            <text:p>16,6</text:p>
          </table:table-cell>
          <table:table-cell office:value-type="float" office:value="59.006066390047089" table:formula="of:=DEGREES(ASIN([.H85]/[.F85]))" table:style-name="ce3">
            <text:p>59,01</text:p>
          </table:table-cell>
          <table:table-cell office:value-type="float" office:value="15.993933609952911" table:formula="of:=90-[.D85]-[.I85]" table:style-name="ce4">
            <text:p>16,0</text:p>
          </table:table-cell>
          <table:table-cell office:value-type="float" office:value="5.3927021044469123" table:formula="of:=2*PI()*[.F85]*([.J85]/360)" table:style-name="ce3">
            <text:p>5,39</text:p>
          </table:table-cell>
          <table:table-cell office:value-type="float" office:value="5" table:style-name="ce2">
            <text:p>5</text:p>
          </table:table-cell>
          <table:table-cell office:value-type="float" office:value="1.0785404208893825" table:formula="of:=[.K85]/[.L85]" table:style-name="ce3">
            <text:p>1,0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" table:style-name="ce2">
            <text:p>1,3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6])" table:style-name="ce3">
            <text:p>0,26</text:p>
          </table:table-cell>
          <table:table-cell office:value-type="float" office:value="19.318516525781366" table:formula="of:=[.A86]/SIN([.E86])" table:style-name="ce4">
            <text:p>19,3</text:p>
          </table:table-cell>
          <table:table-cell office:value-type="float" office:value="18.660254037844386" table:formula="of:=[.F86]*COS([.E86])" table:style-name="ce4">
            <text:p>18,7</text:p>
          </table:table-cell>
          <table:table-cell office:value-type="float" office:value="16.460254037844386" table:formula="of:=[.G86]-[.B86]" table:style-name="ce4">
            <text:p>16,5</text:p>
          </table:table-cell>
          <table:table-cell office:value-type="float" office:value="58.434845281606755" table:formula="of:=DEGREES(ASIN([.H86]/[.F86]))" table:style-name="ce3">
            <text:p>58,43</text:p>
          </table:table-cell>
          <table:table-cell office:value-type="float" office:value="16.565154718393245" table:formula="of:=90-[.D86]-[.I86]" table:style-name="ce4">
            <text:p>16,6</text:p>
          </table:table-cell>
          <table:table-cell office:value-type="float" office:value="5.5853017080662344" table:formula="of:=2*PI()*[.F86]*([.J86]/360)" table:style-name="ce3">
            <text:p>5,59</text:p>
          </table:table-cell>
          <table:table-cell office:value-type="float" office:value="5" table:style-name="ce2">
            <text:p>5</text:p>
          </table:table-cell>
          <table:table-cell office:value-type="float" office:value="1.117060341613247" table:formula="of:=[.K86]/[.L86]" table:style-name="ce3">
            <text:p>1,1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style-name="ce2">
            <text:p>1,4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7])" table:style-name="ce3">
            <text:p>0,26</text:p>
          </table:table-cell>
          <table:table-cell office:value-type="float" office:value="19.318516525781366" table:formula="of:=[.A87]/SIN([.E87])" table:style-name="ce4">
            <text:p>19,3</text:p>
          </table:table-cell>
          <table:table-cell office:value-type="float" office:value="18.660254037844386" table:formula="of:=[.F87]*COS([.E87])" table:style-name="ce4">
            <text:p>18,7</text:p>
          </table:table-cell>
          <table:table-cell office:value-type="float" office:value="16.360254037844385" table:formula="of:=[.G87]-[.B87]" table:style-name="ce4">
            <text:p>16,4</text:p>
          </table:table-cell>
          <table:table-cell office:value-type="float" office:value="57.872747231473362" table:formula="of:=DEGREES(ASIN([.H87]/[.F87]))" table:style-name="ce3">
            <text:p>57,87</text:p>
          </table:table-cell>
          <table:table-cell office:value-type="float" office:value="17.127252768526638" table:formula="of:=90-[.D87]-[.I87]" table:style-name="ce4">
            <text:p>17,1</text:p>
          </table:table-cell>
          <table:table-cell office:value-type="float" office:value="5.7748252744247663" table:formula="of:=2*PI()*[.F87]*([.J87]/360)" table:style-name="ce3">
            <text:p>5,77</text:p>
          </table:table-cell>
          <table:table-cell office:value-type="float" office:value="5" table:style-name="ce2">
            <text:p>5</text:p>
          </table:table-cell>
          <table:table-cell office:value-type="float" office:value="1.1549650548849533" table:formula="of:=[.K87]/[.L87]" table:style-name="ce3">
            <text:p>1,1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style-name="ce2">
            <text:p>1,5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8])" table:style-name="ce3">
            <text:p>0,26</text:p>
          </table:table-cell>
          <table:table-cell office:value-type="float" office:value="19.318516525781366" table:formula="of:=[.A88]/SIN([.E88])" table:style-name="ce4">
            <text:p>19,3</text:p>
          </table:table-cell>
          <table:table-cell office:value-type="float" office:value="18.660254037844386" table:formula="of:=[.F88]*COS([.E88])" table:style-name="ce4">
            <text:p>18,7</text:p>
          </table:table-cell>
          <table:table-cell office:value-type="float" office:value="16.260254037844387" table:formula="of:=[.G88]-[.B88]" table:style-name="ce4">
            <text:p>16,3</text:p>
          </table:table-cell>
          <table:table-cell office:value-type="float" office:value="57.319296951788047" table:formula="of:=DEGREES(ASIN([.H88]/[.F88]))" table:style-name="ce3">
            <text:p>57,32</text:p>
          </table:table-cell>
          <table:table-cell office:value-type="float" office:value="17.680703048211953" table:formula="of:=90-[.D88]-[.I88]" table:style-name="ce4">
            <text:p>17,7</text:p>
          </table:table-cell>
          <table:table-cell office:value-type="float" office:value="5.9614330571473628" table:formula="of:=2*PI()*[.F88]*([.J88]/360)" table:style-name="ce3">
            <text:p>5,96</text:p>
          </table:table-cell>
          <table:table-cell office:value-type="float" office:value="5" table:style-name="ce2">
            <text:p>5</text:p>
          </table:table-cell>
          <table:table-cell office:value-type="float" office:value="1.1922866114294726" table:formula="of:=[.K88]/[.L88]" table:style-name="ce3">
            <text:p>1,19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style-name="ce2">
            <text:p>1,6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9])" table:style-name="ce3">
            <text:p>0,26</text:p>
          </table:table-cell>
          <table:table-cell office:value-type="float" office:value="19.318516525781366" table:formula="of:=[.A89]/SIN([.E89])" table:style-name="ce4">
            <text:p>19,3</text:p>
          </table:table-cell>
          <table:table-cell office:value-type="float" office:value="18.660254037844386" table:formula="of:=[.F89]*COS([.E89])" table:style-name="ce4">
            <text:p>18,7</text:p>
          </table:table-cell>
          <table:table-cell office:value-type="float" office:value="16.160254037844386" table:formula="of:=[.G89]-[.B89]" table:style-name="ce4">
            <text:p>16,2</text:p>
          </table:table-cell>
          <table:table-cell office:value-type="float" office:value="56.77405779671242" table:formula="of:=DEGREES(ASIN([.H89]/[.F89]))" table:style-name="ce3">
            <text:p>56,77</text:p>
          </table:table-cell>
          <table:table-cell office:value-type="float" office:value="18.22594220328758" table:formula="of:=90-[.D89]-[.I89]" table:style-name="ce4">
            <text:p>18,2</text:p>
          </table:table-cell>
          <table:table-cell office:value-type="float" office:value="6.1452722808623745" table:formula="of:=2*PI()*[.F89]*([.J89]/360)" table:style-name="ce3">
            <text:p>6,15</text:p>
          </table:table-cell>
          <table:table-cell office:value-type="float" office:value="5" table:style-name="ce2">
            <text:p>5</text:p>
          </table:table-cell>
          <table:table-cell office:value-type="float" office:value="1.229054456172475" table:formula="of:=[.K89]/[.L89]" table:style-name="ce3">
            <text:p>1,2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" table:style-name="ce2">
            <text:p>1,7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0])" table:style-name="ce3">
            <text:p>0,26</text:p>
          </table:table-cell>
          <table:table-cell office:value-type="float" office:value="19.318516525781366" table:formula="of:=[.A90]/SIN([.E90])" table:style-name="ce4">
            <text:p>19,3</text:p>
          </table:table-cell>
          <table:table-cell office:value-type="float" office:value="18.660254037844386" table:formula="of:=[.F90]*COS([.E90])" table:style-name="ce4">
            <text:p>18,7</text:p>
          </table:table-cell>
          <table:table-cell office:value-type="float" office:value="16.060254037844384" table:formula="of:=[.G90]-[.B90]" table:style-name="ce4">
            <text:p>16,1</text:p>
          </table:table-cell>
          <table:table-cell office:value-type="float" office:value="56.236627502364335" table:formula="of:=DEGREES(ASIN([.H90]/[.F90]))" table:style-name="ce3">
            <text:p>56,24</text:p>
          </table:table-cell>
          <table:table-cell office:value-type="float" office:value="18.763372497635665" table:formula="of:=90-[.D90]-[.I90]" table:style-name="ce4">
            <text:p>18,8</text:p>
          </table:table-cell>
          <table:table-cell office:value-type="float" office:value="6.3264785775748305" table:formula="of:=2*PI()*[.F90]*([.J90]/360)" table:style-name="ce3">
            <text:p>6,33</text:p>
          </table:table-cell>
          <table:table-cell office:value-type="float" office:value="5" table:style-name="ce2">
            <text:p>5</text:p>
          </table:table-cell>
          <table:table-cell office:value-type="float" office:value="1.265295715514966" table:formula="of:=[.K90]/[.L90]" table:style-name="ce3">
            <text:p>1,2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" table:style-name="ce2">
            <text:p>1,8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1])" table:style-name="ce3">
            <text:p>0,26</text:p>
          </table:table-cell>
          <table:table-cell office:value-type="float" office:value="19.318516525781366" table:formula="of:=[.A91]/SIN([.E91])" table:style-name="ce4">
            <text:p>19,3</text:p>
          </table:table-cell>
          <table:table-cell office:value-type="float" office:value="18.660254037844386" table:formula="of:=[.F91]*COS([.E91])" table:style-name="ce4">
            <text:p>18,7</text:p>
          </table:table-cell>
          <table:table-cell office:value-type="float" office:value="15.960254037844386" table:formula="of:=[.G91]-[.B91]" table:style-name="ce4">
            <text:p>16,0</text:p>
          </table:table-cell>
          <table:table-cell office:value-type="float" office:value="55.70663451166682" table:formula="of:=DEGREES(ASIN([.H91]/[.F91]))" table:style-name="ce3">
            <text:p>55,71</text:p>
          </table:table-cell>
          <table:table-cell office:value-type="float" office:value="19.29336548833318" table:formula="of:=90-[.D91]-[.I91]" table:style-name="ce4">
            <text:p>19,3</text:p>
          </table:table-cell>
          <table:table-cell office:value-type="float" office:value="6.5051772258234406" table:formula="of:=2*PI()*[.F91]*([.J91]/360)" table:style-name="ce3">
            <text:p>6,51</text:p>
          </table:table-cell>
          <table:table-cell office:value-type="float" office:value="5" table:style-name="ce2">
            <text:p>5</text:p>
          </table:table-cell>
          <table:table-cell office:value-type="float" office:value="1.3010354451646882" table:formula="of:=[.K91]/[.L91]" table:style-name="ce3">
            <text:p>1,3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style-name="ce2">
            <text:p>1,9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2])" table:style-name="ce3">
            <text:p>0,26</text:p>
          </table:table-cell>
          <table:table-cell office:value-type="float" office:value="19.318516525781366" table:formula="of:=[.A92]/SIN([.E92])" table:style-name="ce4">
            <text:p>19,3</text:p>
          </table:table-cell>
          <table:table-cell office:value-type="float" office:value="18.660254037844386" table:formula="of:=[.F92]*COS([.E92])" table:style-name="ce4">
            <text:p>18,7</text:p>
          </table:table-cell>
          <table:table-cell office:value-type="float" office:value="15.860254037844385" table:formula="of:=[.G92]-[.B92]" table:style-name="ce4">
            <text:p>15,9</text:p>
          </table:table-cell>
          <table:table-cell office:value-type="float" office:value="55.183734788882354" table:formula="of:=DEGREES(ASIN([.H92]/[.F92]))" table:style-name="ce3">
            <text:p>55,18</text:p>
          </table:table-cell>
          <table:table-cell office:value-type="float" office:value="19.816265211117646" table:formula="of:=90-[.D92]-[.I92]" table:style-name="ce4">
            <text:p>19,8</text:p>
          </table:table-cell>
          <table:table-cell office:value-type="float" office:value="6.6814842247295587" table:formula="of:=2*PI()*[.F92]*([.J92]/360)" table:style-name="ce3">
            <text:p>6,68</text:p>
          </table:table-cell>
          <table:table-cell office:value-type="float" office:value="5" table:style-name="ce2">
            <text:p>5</text:p>
          </table:table-cell>
          <table:table-cell office:value-type="float" office:value="1.3362968449459118" table:formula="of:=[.K92]/[.L92]" table:style-name="ce3">
            <text:p>1,3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3])" table:style-name="ce3">
            <text:p>0,26</text:p>
          </table:table-cell>
          <table:table-cell office:value-type="float" office:value="19.318516525781366" table:formula="of:=[.A93]/SIN([.E93])" table:style-name="ce4">
            <text:p>19,3</text:p>
          </table:table-cell>
          <table:table-cell office:value-type="float" office:value="18.660254037844386" table:formula="of:=[.F93]*COS([.E93])" table:style-name="ce4">
            <text:p>18,7</text:p>
          </table:table-cell>
          <table:table-cell office:value-type="float" office:value="15.760254037844385" table:formula="of:=[.G93]-[.B93]" table:style-name="ce4">
            <text:p>15,8</text:p>
          </table:table-cell>
          <table:table-cell office:value-type="float" office:value="54.667609046399065" table:formula="of:=DEGREES(ASIN([.H93]/[.F93]))" table:style-name="ce3">
            <text:p>54,67</text:p>
          </table:table-cell>
          <table:table-cell office:value-type="float" office:value="20.332390953600935" table:formula="of:=90-[.D93]-[.I93]" table:style-name="ce4">
            <text:p>20,3</text:p>
          </table:table-cell>
          <table:table-cell office:value-type="float" office:value="6.8555072290464478" table:formula="of:=2*PI()*[.F93]*([.J93]/360)" table:style-name="ce3">
            <text:p>6,86</text:p>
          </table:table-cell>
          <table:table-cell office:value-type="float" office:value="5" table:style-name="ce2">
            <text:p>5</text:p>
          </table:table-cell>
          <table:table-cell office:value-type="float" office:value="1.3711014458092896" table:formula="of:=[.K93]/[.L93]" table:style-name="ce3">
            <text:p>1,3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style-name="ce2">
            <text:p>2,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4])" table:style-name="ce3">
            <text:p>0,26</text:p>
          </table:table-cell>
          <table:table-cell office:value-type="float" office:value="19.318516525781366" table:formula="of:=[.A94]/SIN([.E94])" table:style-name="ce4">
            <text:p>19,3</text:p>
          </table:table-cell>
          <table:table-cell office:value-type="float" office:value="18.660254037844386" table:formula="of:=[.F94]*COS([.E94])" table:style-name="ce4">
            <text:p>18,7</text:p>
          </table:table-cell>
          <table:table-cell office:value-type="float" office:value="15.660254037844386" table:formula="of:=[.G94]-[.B94]" table:style-name="ce4">
            <text:p>15,7</text:p>
          </table:table-cell>
          <table:table-cell office:value-type="float" office:value="54.157960320399518" table:formula="of:=DEGREES(ASIN([.H94]/[.F94]))" table:style-name="ce3">
            <text:p>54,16</text:p>
          </table:table-cell>
          <table:table-cell office:value-type="float" office:value="20.842039679600482" table:formula="of:=90-[.D94]-[.I94]" table:style-name="ce4">
            <text:p>20,8</text:p>
          </table:table-cell>
          <table:table-cell office:value-type="float" office:value="7.027346366575201" table:formula="of:=2*PI()*[.F94]*([.J94]/360)" table:style-name="ce3">
            <text:p>7,03</text:p>
          </table:table-cell>
          <table:table-cell office:value-type="float" office:value="5" table:style-name="ce2">
            <text:p>5</text:p>
          </table:table-cell>
          <table:table-cell office:value-type="float" office:value="1.4054692733150402" table:formula="of:=[.K94]/[.L94]" table:style-name="ce3">
            <text:p>1,4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5])" table:style-name="ce3">
            <text:p>0,26</text:p>
          </table:table-cell>
          <table:table-cell office:value-type="float" office:value="19.318516525781366" table:formula="of:=[.A95]/SIN([.E95])" table:style-name="ce4">
            <text:p>19,3</text:p>
          </table:table-cell>
          <table:table-cell office:value-type="float" office:value="18.660254037844386" table:formula="of:=[.F95]*COS([.E95])" table:style-name="ce4">
            <text:p>18,7</text:p>
          </table:table-cell>
          <table:table-cell office:value-type="float" office:value="15.560254037844386" table:formula="of:=[.G95]-[.B95]" table:style-name="ce4">
            <text:p>15,6</text:p>
          </table:table-cell>
          <table:table-cell office:value-type="float" office:value="53.654511843241373" table:formula="of:=DEGREES(ASIN([.H95]/[.F95]))" table:style-name="ce3">
            <text:p>53,65</text:p>
          </table:table-cell>
          <table:table-cell office:value-type="float" office:value="21.345488156758627" table:formula="of:=90-[.D95]-[.I95]" table:style-name="ce4">
            <text:p>21,3</text:p>
          </table:table-cell>
          <table:table-cell office:value-type="float" office:value="7.1970949555378203" table:formula="of:=2*PI()*[.F95]*([.J95]/360)" table:style-name="ce3">
            <text:p>7,20</text:p>
          </table:table-cell>
          <table:table-cell office:value-type="float" office:value="5" table:style-name="ce2">
            <text:p>5</text:p>
          </table:table-cell>
          <table:table-cell office:value-type="float" office:value="1.4394189911075641" table:formula="of:=[.K95]/[.L95]" table:style-name="ce3">
            <text:p>1,4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6])" table:style-name="ce3">
            <text:p>0,26</text:p>
          </table:table-cell>
          <table:table-cell office:value-type="float" office:value="19.318516525781366" table:formula="of:=[.A96]/SIN([.E96])" table:style-name="ce4">
            <text:p>19,3</text:p>
          </table:table-cell>
          <table:table-cell office:value-type="float" office:value="18.660254037844386" table:formula="of:=[.F96]*COS([.E96])" table:style-name="ce4">
            <text:p>18,7</text:p>
          </table:table-cell>
          <table:table-cell office:value-type="float" office:value="15.460254037844386" table:formula="of:=[.G96]-[.B96]" table:style-name="ce4">
            <text:p>15,5</text:p>
          </table:table-cell>
          <table:table-cell office:value-type="float" office:value="53.157005169352935" table:formula="of:=DEGREES(ASIN([.H96]/[.F96]))" table:style-name="ce3">
            <text:p>53,16</text:p>
          </table:table-cell>
          <table:table-cell office:value-type="float" office:value="21.842994830647065" table:formula="of:=90-[.D96]-[.I96]" table:style-name="ce4">
            <text:p>21,8</text:p>
          </table:table-cell>
          <table:table-cell office:value-type="float" office:value="7.3648401364722345" table:formula="of:=2*PI()*[.F96]*([.J96]/360)" table:style-name="ce3">
            <text:p>7,36</text:p>
          </table:table-cell>
          <table:table-cell office:value-type="float" office:value="5" table:style-name="ce2">
            <text:p>5</text:p>
          </table:table-cell>
          <table:table-cell office:value-type="float" office:value="1.472968027294447" table:formula="of:=[.K96]/[.L96]" table:style-name="ce3">
            <text:p>1,4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style-name="ce2">
            <text:p>2,4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7])" table:style-name="ce3">
            <text:p>0,26</text:p>
          </table:table-cell>
          <table:table-cell office:value-type="float" office:value="19.318516525781366" table:formula="of:=[.A97]/SIN([.E97])" table:style-name="ce4">
            <text:p>19,3</text:p>
          </table:table-cell>
          <table:table-cell office:value-type="float" office:value="18.660254037844386" table:formula="of:=[.F97]*COS([.E97])" table:style-name="ce4">
            <text:p>18,7</text:p>
          </table:table-cell>
          <table:table-cell office:value-type="float" office:value="15.360254037844385" table:formula="of:=[.G97]-[.B97]" table:style-name="ce4">
            <text:p>15,4</text:p>
          </table:table-cell>
          <table:table-cell office:value-type="float" office:value="52.665198518686694" table:formula="of:=DEGREES(ASIN([.H97]/[.F97]))" table:style-name="ce3">
            <text:p>52,67</text:p>
          </table:table-cell>
          <table:table-cell office:value-type="float" office:value="22.334801481313306" table:formula="of:=90-[.D97]-[.I97]" table:style-name="ce4">
            <text:p>22,3</text:p>
          </table:table-cell>
          <table:table-cell office:value-type="float" office:value="7.5306634307729192" table:formula="of:=2*PI()*[.F97]*([.J97]/360)" table:style-name="ce3">
            <text:p>7,53</text:p>
          </table:table-cell>
          <table:table-cell office:value-type="float" office:value="5" table:style-name="ce2">
            <text:p>5</text:p>
          </table:table-cell>
          <table:table-cell office:value-type="float" office:value="1.5061326861545838" table:formula="of:=[.K97]/[.L97]" table:style-name="ce3">
            <text:p>1,51</text:p>
          </table:table-cell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table:style-name="ce2"/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deg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de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/s</text:p>
          </table:table-cell>
          <table:table-cell office:value-type="string" table:style-name="ce2">
            <text:p>s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1])" table:style-name="ce3">
            <text:p>0,17</text:p>
          </table:table-cell>
          <table:table-cell office:value-type="float" office:value="28.79385241571817" table:formula="of:=[.A101]/SIN([.E101])" table:style-name="ce4">
            <text:p>28,8</text:p>
          </table:table-cell>
          <table:table-cell office:value-type="float" office:value="28.356409098088548" table:formula="of:=[.F101]*COS([.E101])" table:style-name="ce4">
            <text:p>28,4</text:p>
          </table:table-cell>
          <table:table-cell office:value-type="float" office:value="27.45640909808855" table:formula="of:=[.G101]-[.B101]" table:style-name="ce4">
            <text:p>27,5</text:p>
          </table:table-cell>
          <table:table-cell office:value-type="float" office:value="72.468423167786554" table:formula="of:=DEGREES(ASIN([.H101]/[.F101]))" table:style-name="ce3">
            <text:p>72,47</text:p>
          </table:table-cell>
          <table:table-cell office:value-type="float" office:value="7.531576832213446" table:formula="of:=90-[.D101]-[.I101]" table:style-name="ce4">
            <text:p>7,5</text:p>
          </table:table-cell>
          <table:table-cell office:value-type="float" office:value="3.7849753264091621" table:formula="of:=2*PI()*[.F101]*([.J101]/360)" table:style-name="ce3">
            <text:p>3,78</text:p>
          </table:table-cell>
          <table:table-cell office:value-type="float" office:value="5" table:style-name="ce2">
            <text:p>5</text:p>
          </table:table-cell>
          <table:table-cell office:value-type="float" office:value="0.75699506528183247" table:formula="of:=[.K101]/[.L101]" table:style-name="ce3">
            <text:p>0,7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1" table:style-name="ce2">
            <text:p>0,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2])" table:style-name="ce3">
            <text:p>0,17</text:p>
          </table:table-cell>
          <table:table-cell office:value-type="float" office:value="28.79385241571817" table:formula="of:=[.A102]/SIN([.E102])" table:style-name="ce4">
            <text:p>28,8</text:p>
          </table:table-cell>
          <table:table-cell office:value-type="float" office:value="28.356409098088548" table:formula="of:=[.F102]*COS([.E102])" table:style-name="ce4">
            <text:p>28,4</text:p>
          </table:table-cell>
          <table:table-cell office:value-type="float" office:value="27.356409098088548" table:formula="of:=[.G102]-[.B102]" table:style-name="ce4">
            <text:p>27,4</text:p>
          </table:table-cell>
          <table:table-cell office:value-type="float" office:value="71.819467158394659" table:formula="of:=DEGREES(ASIN([.H102]/[.F102]))" table:style-name="ce3">
            <text:p>71,82</text:p>
          </table:table-cell>
          <table:table-cell office:value-type="float" office:value="8.1805328416053413" table:formula="of:=90-[.D102]-[.I102]" table:style-name="ce4">
            <text:p>8,2</text:p>
          </table:table-cell>
          <table:table-cell office:value-type="float" office:value="4.1111065653507159" table:formula="of:=2*PI()*[.F102]*([.J102]/360)" table:style-name="ce3">
            <text:p>4,11</text:p>
          </table:table-cell>
          <table:table-cell office:value-type="float" office:value="5" table:style-name="ce2">
            <text:p>5</text:p>
          </table:table-cell>
          <table:table-cell office:value-type="float" office:value="0.82222131307014323" table:formula="of:=[.K102]/[.L102]" table:style-name="ce3">
            <text:p>0,8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" table:style-name="ce2">
            <text:p>0,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3])" table:style-name="ce3">
            <text:p>0,17</text:p>
          </table:table-cell>
          <table:table-cell office:value-type="float" office:value="28.79385241571817" table:formula="of:=[.A103]/SIN([.E103])" table:style-name="ce4">
            <text:p>28,8</text:p>
          </table:table-cell>
          <table:table-cell office:value-type="float" office:value="28.356409098088548" table:formula="of:=[.F103]*COS([.E103])" table:style-name="ce4">
            <text:p>28,4</text:p>
          </table:table-cell>
          <table:table-cell office:value-type="float" office:value="27.256409098088547" table:formula="of:=[.G103]-[.B103]" table:style-name="ce4">
            <text:p>27,3</text:p>
          </table:table-cell>
          <table:table-cell office:value-type="float" office:value="71.19215991397185" table:formula="of:=DEGREES(ASIN([.H103]/[.F103]))" table:style-name="ce3">
            <text:p>71,19</text:p>
          </table:table-cell>
          <table:table-cell office:value-type="float" office:value="8.8078400860281505" table:formula="of:=90-[.D103]-[.I103]" table:style-name="ce4">
            <text:p>8,8</text:p>
          </table:table-cell>
          <table:table-cell office:value-type="float" office:value="4.4263582709514226" table:formula="of:=2*PI()*[.F103]*([.J103]/360)" table:style-name="ce3">
            <text:p>4,43</text:p>
          </table:table-cell>
          <table:table-cell office:value-type="float" office:value="5" table:style-name="ce2">
            <text:p>5</text:p>
          </table:table-cell>
          <table:table-cell office:value-type="float" office:value="0.88527165419028453" table:formula="of:=[.K103]/[.L103]" table:style-name="ce3">
            <text:p>0,89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3" table:style-name="ce2">
            <text:p>0,3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4])" table:style-name="ce3">
            <text:p>0,17</text:p>
          </table:table-cell>
          <table:table-cell office:value-type="float" office:value="28.79385241571817" table:formula="of:=[.A104]/SIN([.E104])" table:style-name="ce4">
            <text:p>28,8</text:p>
          </table:table-cell>
          <table:table-cell office:value-type="float" office:value="28.356409098088548" table:formula="of:=[.F104]*COS([.E104])" table:style-name="ce4">
            <text:p>28,4</text:p>
          </table:table-cell>
          <table:table-cell office:value-type="float" office:value="27.156409098088549" table:formula="of:=[.G104]-[.B104]" table:style-name="ce4">
            <text:p>27,2</text:p>
          </table:table-cell>
          <table:table-cell office:value-type="float" office:value="70.58440092195562" table:formula="of:=DEGREES(ASIN([.H104]/[.F104]))" table:style-name="ce3">
            <text:p>70,58</text:p>
          </table:table-cell>
          <table:table-cell office:value-type="float" office:value="9.4155990780443801" table:formula="of:=90-[.D104]-[.I104]" table:style-name="ce4">
            <text:p>9,4</text:p>
          </table:table-cell>
          <table:table-cell office:value-type="float" office:value="4.731786050609176" table:formula="of:=2*PI()*[.F104]*([.J104]/360)" table:style-name="ce3">
            <text:p>4,73</text:p>
          </table:table-cell>
          <table:table-cell office:value-type="float" office:value="5" table:style-name="ce2">
            <text:p>5</text:p>
          </table:table-cell>
          <table:table-cell office:value-type="float" office:value="0.94635721012183516" table:formula="of:=[.K104]/[.L104]" table:style-name="ce3">
            <text:p>0,9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style-name="ce2">
            <text:p>0,4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5])" table:style-name="ce3">
            <text:p>0,17</text:p>
          </table:table-cell>
          <table:table-cell office:value-type="float" office:value="28.79385241571817" table:formula="of:=[.A105]/SIN([.E105])" table:style-name="ce4">
            <text:p>28,8</text:p>
          </table:table-cell>
          <table:table-cell office:value-type="float" office:value="28.356409098088548" table:formula="of:=[.F105]*COS([.E105])" table:style-name="ce4">
            <text:p>28,4</text:p>
          </table:table-cell>
          <table:table-cell office:value-type="float" office:value="27.056409098088547" table:formula="of:=[.G105]-[.B105]" table:style-name="ce4">
            <text:p>27,1</text:p>
          </table:table-cell>
          <table:table-cell office:value-type="float" office:value="69.994406537588006" table:formula="of:=DEGREES(ASIN([.H105]/[.F105]))" table:style-name="ce3">
            <text:p>69,99</text:p>
          </table:table-cell>
          <table:table-cell office:value-type="float" office:value="10.005593462411994" table:formula="of:=90-[.D105]-[.I105]" table:style-name="ce4">
            <text:p>10,0</text:p>
          </table:table-cell>
          <table:table-cell office:value-type="float" office:value="5.0282862705896836" table:formula="of:=2*PI()*[.F105]*([.J105]/360)" table:style-name="ce3">
            <text:p>5,03</text:p>
          </table:table-cell>
          <table:table-cell office:value-type="float" office:value="5" table:style-name="ce2">
            <text:p>5</text:p>
          </table:table-cell>
          <table:table-cell office:value-type="float" office:value="1.0056572541179367" table:formula="of:=[.K105]/[.L105]" table:style-name="ce3">
            <text:p>1,0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5" table:style-name="ce2">
            <text:p>0,5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6])" table:style-name="ce3">
            <text:p>0,17</text:p>
          </table:table-cell>
          <table:table-cell office:value-type="float" office:value="28.79385241571817" table:formula="of:=[.A106]/SIN([.E106])" table:style-name="ce4">
            <text:p>28,8</text:p>
          </table:table-cell>
          <table:table-cell office:value-type="float" office:value="28.356409098088548" table:formula="of:=[.F106]*COS([.E106])" table:style-name="ce4">
            <text:p>28,4</text:p>
          </table:table-cell>
          <table:table-cell office:value-type="float" office:value="26.95640909808855" table:formula="of:=[.G106]-[.B106]" table:style-name="ce4">
            <text:p>27,0</text:p>
          </table:table-cell>
          <table:table-cell office:value-type="float" office:value="69.420646887191751" table:formula="of:=DEGREES(ASIN([.H106]/[.F106]))" table:style-name="ce3">
            <text:p>69,42</text:p>
          </table:table-cell>
          <table:table-cell office:value-type="float" office:value="10.579353112808249" table:formula="of:=90-[.D106]-[.I106]" table:style-name="ce4">
            <text:p>10,6</text:p>
          </table:table-cell>
          <table:table-cell office:value-type="float" office:value="5.3166277651291134" table:formula="of:=2*PI()*[.F106]*([.J106]/360)" table:style-name="ce3">
            <text:p>5,32</text:p>
          </table:table-cell>
          <table:table-cell office:value-type="float" office:value="5" table:style-name="ce2">
            <text:p>5</text:p>
          </table:table-cell>
          <table:table-cell office:value-type="float" office:value="1.0633255530258228" table:formula="of:=[.K106]/[.L106]" table:style-name="ce3">
            <text:p>1,0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style-name="ce2">
            <text:p>0,6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7])" table:style-name="ce3">
            <text:p>0,17</text:p>
          </table:table-cell>
          <table:table-cell office:value-type="float" office:value="28.79385241571817" table:formula="of:=[.A107]/SIN([.E107])" table:style-name="ce4">
            <text:p>28,8</text:p>
          </table:table-cell>
          <table:table-cell office:value-type="float" office:value="28.356409098088548" table:formula="of:=[.F107]*COS([.E107])" table:style-name="ce4">
            <text:p>28,4</text:p>
          </table:table-cell>
          <table:table-cell office:value-type="float" office:value="26.856409098088548" table:formula="of:=[.G107]-[.B107]" table:style-name="ce4">
            <text:p>26,9</text:p>
          </table:table-cell>
          <table:table-cell office:value-type="float" office:value="68.861798057361085" table:formula="of:=DEGREES(ASIN([.H107]/[.F107]))" table:style-name="ce3">
            <text:p>68,86</text:p>
          </table:table-cell>
          <table:table-cell office:value-type="float" office:value="11.138201942638915" table:formula="of:=90-[.D107]-[.I107]" table:style-name="ce4">
            <text:p>11,1</text:p>
          </table:table-cell>
          <table:table-cell office:value-type="float" office:value="5.5974758636381301" table:formula="of:=2*PI()*[.F107]*([.J107]/360)" table:style-name="ce3">
            <text:p>5,60</text:p>
          </table:table-cell>
          <table:table-cell office:value-type="float" office:value="5" table:style-name="ce2">
            <text:p>5</text:p>
          </table:table-cell>
          <table:table-cell office:value-type="float" office:value="1.1194951727276261" table:formula="of:=[.K107]/[.L107]" table:style-name="ce3">
            <text:p>1,1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" table:style-name="ce2">
            <text:p>0,7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8])" table:style-name="ce3">
            <text:p>0,17</text:p>
          </table:table-cell>
          <table:table-cell office:value-type="float" office:value="28.79385241571817" table:formula="of:=[.A108]/SIN([.E108])" table:style-name="ce4">
            <text:p>28,8</text:p>
          </table:table-cell>
          <table:table-cell office:value-type="float" office:value="28.356409098088548" table:formula="of:=[.F108]*COS([.E108])" table:style-name="ce4">
            <text:p>28,4</text:p>
          </table:table-cell>
          <table:table-cell office:value-type="float" office:value="26.756409098088547" table:formula="of:=[.G108]-[.B108]" table:style-name="ce4">
            <text:p>26,8</text:p>
          </table:table-cell>
          <table:table-cell office:value-type="float" office:value="68.316705274276728" table:formula="of:=DEGREES(ASIN([.H108]/[.F108]))" table:style-name="ce3">
            <text:p>68,32</text:p>
          </table:table-cell>
          <table:table-cell office:value-type="float" office:value="11.683294725723272" table:formula="of:=90-[.D108]-[.I108]" table:style-name="ce4">
            <text:p>11,7</text:p>
          </table:table-cell>
          <table:table-cell office:value-type="float" office:value="5.8714108948461492" table:formula="of:=2*PI()*[.F108]*([.J108]/360)" table:style-name="ce3">
            <text:p>5,87</text:p>
          </table:table-cell>
          <table:table-cell office:value-type="float" office:value="5" table:style-name="ce2">
            <text:p>5</text:p>
          </table:table-cell>
          <table:table-cell office:value-type="float" office:value="1.1742821789692299" table:formula="of:=[.K108]/[.L108]" table:style-name="ce3">
            <text:p>1,1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8" table:style-name="ce2">
            <text:p>0,8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9])" table:style-name="ce3">
            <text:p>0,17</text:p>
          </table:table-cell>
          <table:table-cell office:value-type="float" office:value="28.79385241571817" table:formula="of:=[.A109]/SIN([.E109])" table:style-name="ce4">
            <text:p>28,8</text:p>
          </table:table-cell>
          <table:table-cell office:value-type="float" office:value="28.356409098088548" table:formula="of:=[.F109]*COS([.E109])" table:style-name="ce4">
            <text:p>28,4</text:p>
          </table:table-cell>
          <table:table-cell office:value-type="float" office:value="26.656409098088549" table:formula="of:=[.G109]-[.B109]" table:style-name="ce4">
            <text:p>26,7</text:p>
          </table:table-cell>
          <table:table-cell office:value-type="float" office:value="67.784354135052354" table:formula="of:=DEGREES(ASIN([.H109]/[.F109]))" table:style-name="ce3">
            <text:p>67,78</text:p>
          </table:table-cell>
          <table:table-cell office:value-type="float" office:value="12.215645864947646" table:formula="of:=90-[.D109]-[.I109]" table:style-name="ce4">
            <text:p>12,2</text:p>
          </table:table-cell>
          <table:table-cell office:value-type="float" office:value="6.1389426444170949" table:formula="of:=2*PI()*[.F109]*([.J109]/360)" table:style-name="ce3">
            <text:p>6,14</text:p>
          </table:table-cell>
          <table:table-cell office:value-type="float" office:value="5" table:style-name="ce2">
            <text:p>5</text:p>
          </table:table-cell>
          <table:table-cell office:value-type="float" office:value="1.2277885288834189" table:formula="of:=[.K109]/[.L109]" table:style-name="ce3">
            <text:p>1,2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style-name="ce2">
            <text:p>0,9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0])" table:style-name="ce3">
            <text:p>0,17</text:p>
          </table:table-cell>
          <table:table-cell office:value-type="float" office:value="28.79385241571817" table:formula="of:=[.A110]/SIN([.E110])" table:style-name="ce4">
            <text:p>28,8</text:p>
          </table:table-cell>
          <table:table-cell office:value-type="float" office:value="28.356409098088548" table:formula="of:=[.F110]*COS([.E110])" table:style-name="ce4">
            <text:p>28,4</text:p>
          </table:table-cell>
          <table:table-cell office:value-type="float" office:value="26.556409098088547" table:formula="of:=[.G110]-[.B110]" table:style-name="ce4">
            <text:p>26,6</text:p>
          </table:table-cell>
          <table:table-cell office:value-type="float" office:value="67.263847838446765" table:formula="of:=DEGREES(ASIN([.H110]/[.F110]))" table:style-name="ce3">
            <text:p>67,26</text:p>
          </table:table-cell>
          <table:table-cell office:value-type="float" office:value="12.736152161553235" table:formula="of:=90-[.D110]-[.I110]" table:style-name="ce4">
            <text:p>12,7</text:p>
          </table:table-cell>
          <table:table-cell office:value-type="float" office:value="6.4005217975987234" table:formula="of:=2*PI()*[.F110]*([.J110]/360)" table:style-name="ce3">
            <text:p>6,40</text:p>
          </table:table-cell>
          <table:table-cell office:value-type="float" office:value="5" table:style-name="ce2">
            <text:p>5</text:p>
          </table:table-cell>
          <table:table-cell office:value-type="float" office:value="1.2801043595197448" table:formula="of:=[.K110]/[.L110]" table:style-name="ce3">
            <text:p>1,2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1])" table:style-name="ce3">
            <text:p>0,17</text:p>
          </table:table-cell>
          <table:table-cell office:value-type="float" office:value="28.79385241571817" table:formula="of:=[.A111]/SIN([.E111])" table:style-name="ce4">
            <text:p>28,8</text:p>
          </table:table-cell>
          <table:table-cell office:value-type="float" office:value="28.356409098088548" table:formula="of:=[.F111]*COS([.E111])" table:style-name="ce4">
            <text:p>28,4</text:p>
          </table:table-cell>
          <table:table-cell office:value-type="float" office:value="26.45640909808855" table:formula="of:=[.G111]-[.B111]" table:style-name="ce4">
            <text:p>26,5</text:p>
          </table:table-cell>
          <table:table-cell office:value-type="float" office:value="66.754388953401175" table:formula="of:=DEGREES(ASIN([.H111]/[.F111]))" table:style-name="ce3">
            <text:p>66,75</text:p>
          </table:table-cell>
          <table:table-cell office:value-type="float" office:value="13.245611046598825" table:formula="of:=90-[.D111]-[.I111]" table:style-name="ce4">
            <text:p>13,2</text:p>
          </table:table-cell>
          <table:table-cell office:value-type="float" office:value="6.6565491013991656" table:formula="of:=2*PI()*[.F111]*([.J111]/360)" table:style-name="ce3">
            <text:p>6,66</text:p>
          </table:table-cell>
          <table:table-cell office:value-type="float" office:value="5" table:style-name="ce2">
            <text:p>5</text:p>
          </table:table-cell>
          <table:table-cell office:value-type="float" office:value="1.331309820279833" table:formula="of:=[.K111]/[.L111]" table:style-name="ce3">
            <text:p>1,3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2])" table:style-name="ce3">
            <text:p>0,17</text:p>
          </table:table-cell>
          <table:table-cell office:value-type="float" office:value="28.79385241571817" table:formula="of:=[.A112]/SIN([.E112])" table:style-name="ce4">
            <text:p>28,8</text:p>
          </table:table-cell>
          <table:table-cell office:value-type="float" office:value="28.356409098088548" table:formula="of:=[.F112]*COS([.E112])" table:style-name="ce4">
            <text:p>28,4</text:p>
          </table:table-cell>
          <table:table-cell office:value-type="float" office:value="26.356409098088548" table:formula="of:=[.G112]-[.B112]" table:style-name="ce4">
            <text:p>26,4</text:p>
          </table:table-cell>
          <table:table-cell office:value-type="float" office:value="66.255264666862871" table:formula="of:=DEGREES(ASIN([.H112]/[.F112]))" table:style-name="ce3">
            <text:p>66,26</text:p>
          </table:table-cell>
          <table:table-cell office:value-type="float" office:value="13.744735333137129" table:formula="of:=90-[.D112]-[.I112]" table:style-name="ce4">
            <text:p>13,7</text:p>
          </table:table-cell>
          <table:table-cell office:value-type="float" office:value="6.9073827782566921" table:formula="of:=2*PI()*[.F112]*([.J112]/360)" table:style-name="ce3">
            <text:p>6,91</text:p>
          </table:table-cell>
          <table:table-cell office:value-type="float" office:value="5" table:style-name="ce2">
            <text:p>5</text:p>
          </table:table-cell>
          <table:table-cell office:value-type="float" office:value="1.3814765556513384" table:formula="of:=[.K112]/[.L112]" table:style-name="ce3">
            <text:p>1,3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" table:style-name="ce2">
            <text:p>1,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3])" table:style-name="ce3">
            <text:p>0,17</text:p>
          </table:table-cell>
          <table:table-cell office:value-type="float" office:value="28.79385241571817" table:formula="of:=[.A113]/SIN([.E113])" table:style-name="ce4">
            <text:p>28,8</text:p>
          </table:table-cell>
          <table:table-cell office:value-type="float" office:value="28.356409098088548" table:formula="of:=[.F113]*COS([.E113])" table:style-name="ce4">
            <text:p>28,4</text:p>
          </table:table-cell>
          <table:table-cell office:value-type="float" office:value="26.256409098088547" table:formula="of:=[.G113]-[.B113]" table:style-name="ce4">
            <text:p>26,3</text:p>
          </table:table-cell>
          <table:table-cell office:value-type="float" office:value="65.765834732339584" table:formula="of:=DEGREES(ASIN([.H113]/[.F113]))" table:style-name="ce3">
            <text:p>65,77</text:p>
          </table:table-cell>
          <table:table-cell office:value-type="float" office:value="14.234165267660416" table:formula="of:=90-[.D113]-[.I113]" table:style-name="ce4">
            <text:p>14,2</text:p>
          </table:table-cell>
          <table:table-cell office:value-type="float" office:value="7.1533445824639346" table:formula="of:=2*PI()*[.F113]*([.J113]/360)" table:style-name="ce3">
            <text:p>7,15</text:p>
          </table:table-cell>
          <table:table-cell office:value-type="float" office:value="5" table:style-name="ce2">
            <text:p>5</text:p>
          </table:table-cell>
          <table:table-cell office:value-type="float" office:value="1.4306689164927868" table:formula="of:=[.K113]/[.L113]" table:style-name="ce3">
            <text:p>1,4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" table:style-name="ce2">
            <text:p>1,3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4])" table:style-name="ce3">
            <text:p>0,17</text:p>
          </table:table-cell>
          <table:table-cell office:value-type="float" office:value="28.79385241571817" table:formula="of:=[.A114]/SIN([.E114])" table:style-name="ce4">
            <text:p>28,8</text:p>
          </table:table-cell>
          <table:table-cell office:value-type="float" office:value="28.356409098088548" table:formula="of:=[.F114]*COS([.E114])" table:style-name="ce4">
            <text:p>28,4</text:p>
          </table:table-cell>
          <table:table-cell office:value-type="float" office:value="26.156409098088549" table:formula="of:=[.G114]-[.B114]" table:style-name="ce4">
            <text:p>26,2</text:p>
          </table:table-cell>
          <table:table-cell office:value-type="float" office:value="65.285521538491523" table:formula="of:=DEGREES(ASIN([.H114]/[.F114]))" table:style-name="ce3">
            <text:p>65,29</text:p>
          </table:table-cell>
          <table:table-cell office:value-type="float" office:value="14.714478461508477" table:formula="of:=90-[.D114]-[.I114]" table:style-name="ce4">
            <text:p>14,7</text:p>
          </table:table-cell>
          <table:table-cell office:value-type="float" office:value="7.3947247911724219" table:formula="of:=2*PI()*[.F114]*([.J114]/360)" table:style-name="ce3">
            <text:p>7,39</text:p>
          </table:table-cell>
          <table:table-cell office:value-type="float" office:value="5" table:style-name="ce2">
            <text:p>5</text:p>
          </table:table-cell>
          <table:table-cell office:value-type="float" office:value="1.4789449582344845" table:formula="of:=[.K114]/[.L114]" table:style-name="ce3">
            <text:p>1,4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style-name="ce2">
            <text:p>1,4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5])" table:style-name="ce3">
            <text:p>0,17</text:p>
          </table:table-cell>
          <table:table-cell office:value-type="float" office:value="28.79385241571817" table:formula="of:=[.A115]/SIN([.E115])" table:style-name="ce4">
            <text:p>28,8</text:p>
          </table:table-cell>
          <table:table-cell office:value-type="float" office:value="28.356409098088548" table:formula="of:=[.F115]*COS([.E115])" table:style-name="ce4">
            <text:p>28,4</text:p>
          </table:table-cell>
          <table:table-cell office:value-type="float" office:value="26.056409098088547" table:formula="of:=[.G115]-[.B115]" table:style-name="ce4">
            <text:p>26,1</text:p>
          </table:table-cell>
          <table:table-cell office:value-type="float" office:value="64.813801859086823" table:formula="of:=DEGREES(ASIN([.H115]/[.F115]))" table:style-name="ce3">
            <text:p>64,81</text:p>
          </table:table-cell>
          <table:table-cell office:value-type="float" office:value="15.186198140913177" table:formula="of:=90-[.D115]-[.I115]" table:style-name="ce4">
            <text:p>15,2</text:p>
          </table:table-cell>
          <table:table-cell office:value-type="float" office:value="7.6317863504320798" table:formula="of:=2*PI()*[.F115]*([.J115]/360)" table:style-name="ce3">
            <text:p>7,63</text:p>
          </table:table-cell>
          <table:table-cell office:value-type="float" office:value="5" table:style-name="ce2">
            <text:p>5</text:p>
          </table:table-cell>
          <table:table-cell office:value-type="float" office:value="1.5263572700864159" table:formula="of:=[.K115]/[.L115]" table:style-name="ce3">
            <text:p>1,5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style-name="ce2">
            <text:p>1,5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6])" table:style-name="ce3">
            <text:p>0,17</text:p>
          </table:table-cell>
          <table:table-cell office:value-type="float" office:value="28.79385241571817" table:formula="of:=[.A116]/SIN([.E116])" table:style-name="ce4">
            <text:p>28,8</text:p>
          </table:table-cell>
          <table:table-cell office:value-type="float" office:value="28.356409098088548" table:formula="of:=[.F116]*COS([.E116])" table:style-name="ce4">
            <text:p>28,4</text:p>
          </table:table-cell>
          <table:table-cell office:value-type="float" office:value="25.95640909808855" table:formula="of:=[.G116]-[.B116]" table:style-name="ce4">
            <text:p>26,0</text:p>
          </table:table-cell>
          <table:table-cell office:value-type="float" office:value="64.35019994903638" table:formula="of:=DEGREES(ASIN([.H116]/[.F116]))" table:style-name="ce3">
            <text:p>64,35</text:p>
          </table:table-cell>
          <table:table-cell office:value-type="float" office:value="15.64980005096362" table:formula="of:=90-[.D116]-[.I116]" table:style-name="ce4">
            <text:p>15,6</text:p>
          </table:table-cell>
          <table:table-cell office:value-type="float" office:value="7.8647683447618641" table:formula="of:=2*PI()*[.F116]*([.J116]/360)" table:style-name="ce3">
            <text:p>7,86</text:p>
          </table:table-cell>
          <table:table-cell office:value-type="float" office:value="5" table:style-name="ce2">
            <text:p>5</text:p>
          </table:table-cell>
          <table:table-cell office:value-type="float" office:value="1.5729536689523729" table:formula="of:=[.K116]/[.L116]" table:style-name="ce3">
            <text:p>1,5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style-name="ce2">
            <text:p>1,6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7])" table:style-name="ce3">
            <text:p>0,17</text:p>
          </table:table-cell>
          <table:table-cell office:value-type="float" office:value="28.79385241571817" table:formula="of:=[.A117]/SIN([.E117])" table:style-name="ce4">
            <text:p>28,8</text:p>
          </table:table-cell>
          <table:table-cell office:value-type="float" office:value="28.356409098088548" table:formula="of:=[.F117]*COS([.E117])" table:style-name="ce4">
            <text:p>28,4</text:p>
          </table:table-cell>
          <table:table-cell office:value-type="float" office:value="25.856409098088548" table:formula="of:=[.G117]-[.B117]" table:style-name="ce4">
            <text:p>25,9</text:p>
          </table:table-cell>
          <table:table-cell office:value-type="float" office:value="63.894281727479829" table:formula="of:=DEGREES(ASIN([.H117]/[.F117]))" table:style-name="ce3">
            <text:p>63,89</text:p>
          </table:table-cell>
          <table:table-cell office:value-type="float" office:value="16.105718272520171" table:formula="of:=90-[.D117]-[.I117]" table:style-name="ce4">
            <text:p>16,1</text:p>
          </table:table-cell>
          <table:table-cell office:value-type="float" office:value="8.0938889204255311" table:formula="of:=2*PI()*[.F117]*([.J117]/360)" table:style-name="ce3">
            <text:p>8,09</text:p>
          </table:table-cell>
          <table:table-cell office:value-type="float" office:value="5" table:style-name="ce2">
            <text:p>5</text:p>
          </table:table-cell>
          <table:table-cell office:value-type="float" office:value="1.6187777840851063" table:formula="of:=[.K117]/[.L117]" table:style-name="ce3">
            <text:p>1,6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" table:style-name="ce2">
            <text:p>1,7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8])" table:style-name="ce3">
            <text:p>0,17</text:p>
          </table:table-cell>
          <table:table-cell office:value-type="float" office:value="28.79385241571817" table:formula="of:=[.A118]/SIN([.E118])" table:style-name="ce4">
            <text:p>28,8</text:p>
          </table:table-cell>
          <table:table-cell office:value-type="float" office:value="28.356409098088548" table:formula="of:=[.F118]*COS([.E118])" table:style-name="ce4">
            <text:p>28,4</text:p>
          </table:table-cell>
          <table:table-cell office:value-type="float" office:value="25.756409098088547" table:formula="of:=[.G118]-[.B118]" table:style-name="ce4">
            <text:p>25,8</text:p>
          </table:table-cell>
          <table:table-cell office:value-type="float" office:value="63.445649845812468" table:formula="of:=DEGREES(ASIN([.H118]/[.F118]))" table:style-name="ce3">
            <text:p>63,45</text:p>
          </table:table-cell>
          <table:table-cell office:value-type="float" office:value="16.554350154187532" table:formula="of:=90-[.D118]-[.I118]" table:style-name="ce4">
            <text:p>16,6</text:p>
          </table:table-cell>
          <table:table-cell office:value-type="float" office:value="8.3193477639825222" table:formula="of:=2*PI()*[.F118]*([.J118]/360)" table:style-name="ce3">
            <text:p>8,32</text:p>
          </table:table-cell>
          <table:table-cell office:value-type="float" office:value="5" table:style-name="ce2">
            <text:p>5</text:p>
          </table:table-cell>
          <table:table-cell office:value-type="float" office:value="1.6638695527965044" table:formula="of:=[.K118]/[.L118]" table:style-name="ce3">
            <text:p>1,6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" table:style-name="ce2">
            <text:p>1,8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9])" table:style-name="ce3">
            <text:p>0,17</text:p>
          </table:table-cell>
          <table:table-cell office:value-type="float" office:value="28.79385241571817" table:formula="of:=[.A119]/SIN([.E119])" table:style-name="ce4">
            <text:p>28,8</text:p>
          </table:table-cell>
          <table:table-cell office:value-type="float" office:value="28.356409098088548" table:formula="of:=[.F119]*COS([.E119])" table:style-name="ce4">
            <text:p>28,4</text:p>
          </table:table-cell>
          <table:table-cell office:value-type="float" office:value="25.656409098088549" table:formula="of:=[.G119]-[.B119]" table:style-name="ce4">
            <text:p>25,7</text:p>
          </table:table-cell>
          <table:table-cell office:value-type="float" office:value="63.003939481501746" table:formula="of:=DEGREES(ASIN([.H119]/[.F119]))" table:style-name="ce3">
            <text:p>63,00</text:p>
          </table:table-cell>
          <table:table-cell office:value-type="float" office:value="16.996060518498254" table:formula="of:=90-[.D119]-[.I119]" table:style-name="ce4">
            <text:p>17,0</text:p>
          </table:table-cell>
          <table:table-cell office:value-type="float" office:value="8.5413282160950921" table:formula="of:=2*PI()*[.F119]*([.J119]/360)" table:style-name="ce3">
            <text:p>8,54</text:p>
          </table:table-cell>
          <table:table-cell office:value-type="float" office:value="5" table:style-name="ce2">
            <text:p>5</text:p>
          </table:table-cell>
          <table:table-cell office:value-type="float" office:value="1.7082656432190184" table:formula="of:=[.K119]/[.L119]" table:style-name="ce3">
            <text:p>1,7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style-name="ce2">
            <text:p>1,9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0])" table:style-name="ce3">
            <text:p>0,17</text:p>
          </table:table-cell>
          <table:table-cell office:value-type="float" office:value="28.79385241571817" table:formula="of:=[.A120]/SIN([.E120])" table:style-name="ce4">
            <text:p>28,8</text:p>
          </table:table-cell>
          <table:table-cell office:value-type="float" office:value="28.356409098088548" table:formula="of:=[.F120]*COS([.E120])" table:style-name="ce4">
            <text:p>28,4</text:p>
          </table:table-cell>
          <table:table-cell office:value-type="float" office:value="25.556409098088547" table:formula="of:=[.G120]-[.B120]" table:style-name="ce4">
            <text:p>25,6</text:p>
          </table:table-cell>
          <table:table-cell office:value-type="float" office:value="62.568814731297159" table:formula="of:=DEGREES(ASIN([.H120]/[.F120]))" table:style-name="ce3">
            <text:p>62,57</text:p>
          </table:table-cell>
          <table:table-cell office:value-type="float" office:value="17.431185268702841" table:formula="of:=90-[.D120]-[.I120]" table:style-name="ce4">
            <text:p>17,4</text:p>
          </table:table-cell>
          <table:table-cell office:value-type="float" office:value="8.7599990841117545" table:formula="of:=2*PI()*[.F120]*([.J120]/360)" table:style-name="ce3">
            <text:p>8,76</text:p>
          </table:table-cell>
          <table:table-cell office:value-type="float" office:value="5" table:style-name="ce2">
            <text:p>5</text:p>
          </table:table-cell>
          <table:table-cell office:value-type="float" office:value="1.751999816822351" table:formula="of:=[.K120]/[.L120]" table:style-name="ce3">
            <text:p>1,7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1])" table:style-name="ce3">
            <text:p>0,17</text:p>
          </table:table-cell>
          <table:table-cell office:value-type="float" office:value="28.79385241571817" table:formula="of:=[.A121]/SIN([.E121])" table:style-name="ce4">
            <text:p>28,8</text:p>
          </table:table-cell>
          <table:table-cell office:value-type="float" office:value="28.356409098088548" table:formula="of:=[.F121]*COS([.E121])" table:style-name="ce4">
            <text:p>28,4</text:p>
          </table:table-cell>
          <table:table-cell office:value-type="float" office:value="25.45640909808855" table:formula="of:=[.G121]-[.B121]" table:style-name="ce4">
            <text:p>25,5</text:p>
          </table:table-cell>
          <table:table-cell office:value-type="float" office:value="62.139965502653759" table:formula="of:=DEGREES(ASIN([.H121]/[.F121]))" table:style-name="ce3">
            <text:p>62,14</text:p>
          </table:table-cell>
          <table:table-cell office:value-type="float" office:value="17.860034497346241" table:formula="of:=90-[.D121]-[.I121]" table:style-name="ce4">
            <text:p>17,9</text:p>
          </table:table-cell>
          <table:table-cell office:value-type="float" office:value="8.9755162042747365" table:formula="of:=2*PI()*[.F121]*([.J121]/360)" table:style-name="ce3">
            <text:p>8,98</text:p>
          </table:table-cell>
          <table:table-cell office:value-type="float" office:value="5" table:style-name="ce2">
            <text:p>5</text:p>
          </table:table-cell>
          <table:table-cell office:value-type="float" office:value="1.7951032408549472" table:formula="of:=[.K121]/[.L121]" table:style-name="ce3">
            <text:p>1,8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style-name="ce2">
            <text:p>2,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2])" table:style-name="ce3">
            <text:p>0,17</text:p>
          </table:table-cell>
          <table:table-cell office:value-type="float" office:value="28.79385241571817" table:formula="of:=[.A122]/SIN([.E122])" table:style-name="ce4">
            <text:p>28,8</text:p>
          </table:table-cell>
          <table:table-cell office:value-type="float" office:value="28.356409098088548" table:formula="of:=[.F122]*COS([.E122])" table:style-name="ce4">
            <text:p>28,4</text:p>
          </table:table-cell>
          <table:table-cell office:value-type="float" office:value="25.356409098088548" table:formula="of:=[.G122]-[.B122]" table:style-name="ce4">
            <text:p>25,4</text:p>
          </table:table-cell>
          <table:table-cell office:value-type="float" office:value="61.717104821771862" table:formula="of:=DEGREES(ASIN([.H122]/[.F122]))" table:style-name="ce3">
            <text:p>61,72</text:p>
          </table:table-cell>
          <table:table-cell office:value-type="float" office:value="18.282895178228138" table:formula="of:=90-[.D122]-[.I122]" table:style-name="ce4">
            <text:p>18,3</text:p>
          </table:table-cell>
          <table:table-cell office:value-type="float" office:value="9.1880237945579513" table:formula="of:=2*PI()*[.F122]*([.J122]/360)" table:style-name="ce3">
            <text:p>9,19</text:p>
          </table:table-cell>
          <table:table-cell office:value-type="float" office:value="5" table:style-name="ce2">
            <text:p>5</text:p>
          </table:table-cell>
          <table:table-cell office:value-type="float" office:value="1.8376047589115903" table:formula="of:=[.K122]/[.L122]" table:style-name="ce3">
            <text:p>1,8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3])" table:style-name="ce3">
            <text:p>0,17</text:p>
          </table:table-cell>
          <table:table-cell office:value-type="float" office:value="28.79385241571817" table:formula="of:=[.A123]/SIN([.E123])" table:style-name="ce4">
            <text:p>28,8</text:p>
          </table:table-cell>
          <table:table-cell office:value-type="float" office:value="28.356409098088548" table:formula="of:=[.F123]*COS([.E123])" table:style-name="ce4">
            <text:p>28,4</text:p>
          </table:table-cell>
          <table:table-cell office:value-type="float" office:value="25.256409098088547" table:formula="of:=[.G123]-[.B123]" table:style-name="ce4">
            <text:p>25,3</text:p>
          </table:table-cell>
          <table:table-cell office:value-type="float" office:value="61.299966491993267" table:formula="of:=DEGREES(ASIN([.H123]/[.F123]))" table:style-name="ce3">
            <text:p>61,30</text:p>
          </table:table-cell>
          <table:table-cell office:value-type="float" office:value="18.700033508006733" table:formula="of:=90-[.D123]-[.I123]" table:style-name="ce4">
            <text:p>18,7</text:p>
          </table:table-cell>
          <table:table-cell office:value-type="float" office:value="9.3976556314341995" table:formula="of:=2*PI()*[.F123]*([.J123]/360)" table:style-name="ce3">
            <text:p>9,40</text:p>
          </table:table-cell>
          <table:table-cell office:value-type="float" office:value="5" table:style-name="ce2">
            <text:p>5</text:p>
          </table:table-cell>
          <table:table-cell office:value-type="float" office:value="1.8795311262868399" table:formula="of:=[.K123]/[.L123]" table:style-name="ce3">
            <text:p>1,8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4])" table:style-name="ce3">
            <text:p>0,17</text:p>
          </table:table-cell>
          <table:table-cell office:value-type="float" office:value="28.79385241571817" table:formula="of:=[.A124]/SIN([.E124])" table:style-name="ce4">
            <text:p>28,8</text:p>
          </table:table-cell>
          <table:table-cell office:value-type="float" office:value="28.356409098088548" table:formula="of:=[.F124]*COS([.E124])" table:style-name="ce4">
            <text:p>28,4</text:p>
          </table:table-cell>
          <table:table-cell office:value-type="float" office:value="25.156409098088549" table:formula="of:=[.G124]-[.B124]" table:style-name="ce4">
            <text:p>25,2</text:p>
          </table:table-cell>
          <table:table-cell office:value-type="float" office:value="60.888303048397319" table:formula="of:=DEGREES(ASIN([.H124]/[.F124]))" table:style-name="ce3">
            <text:p>60,89</text:p>
          </table:table-cell>
          <table:table-cell office:value-type="float" office:value="19.111696951602681" table:formula="of:=90-[.D124]-[.I124]" table:style-name="ce4">
            <text:p>19,1</text:p>
          </table:table-cell>
          <table:table-cell office:value-type="float" office:value="9.6045360777878717" table:formula="of:=2*PI()*[.F124]*([.J124]/360)" table:style-name="ce3">
            <text:p>9,60</text:p>
          </table:table-cell>
          <table:table-cell office:value-type="float" office:value="5" table:style-name="ce2">
            <text:p>5</text:p>
          </table:table-cell>
          <table:table-cell office:value-type="float" office:value="1.9209072155575744" table:formula="of:=[.K124]/[.L124]" table:style-name="ce3">
            <text:p>1,9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style-name="ce2">
            <text:p>2,4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5])" table:style-name="ce3">
            <text:p>0,17</text:p>
          </table:table-cell>
          <table:table-cell office:value-type="float" office:value="28.79385241571817" table:formula="of:=[.A125]/SIN([.E125])" table:style-name="ce4">
            <text:p>28,8</text:p>
          </table:table-cell>
          <table:table-cell office:value-type="float" office:value="28.356409098088548" table:formula="of:=[.F125]*COS([.E125])" table:style-name="ce4">
            <text:p>28,4</text:p>
          </table:table-cell>
          <table:table-cell office:value-type="float" office:value="25.056409098088547" table:formula="of:=[.G125]-[.B125]" table:style-name="ce4">
            <text:p>25,1</text:p>
          </table:table-cell>
          <table:table-cell office:value-type="float" office:value="60.48188396406276" table:formula="of:=DEGREES(ASIN([.H125]/[.F125]))" table:style-name="ce3">
            <text:p>60,48</text:p>
          </table:table-cell>
          <table:table-cell office:value-type="float" office:value="19.51811603593724" table:formula="of:=90-[.D125]-[.I125]" table:style-name="ce4">
            <text:p>19,5</text:p>
          </table:table-cell>
          <table:table-cell office:value-type="float" office:value="9.8087809843536107" table:formula="of:=2*PI()*[.F125]*([.J125]/360)" table:style-name="ce3">
            <text:p>9,81</text:p>
          </table:table-cell>
          <table:table-cell office:value-type="float" office:value="5" table:style-name="ce2">
            <text:p>5</text:p>
          </table:table-cell>
          <table:table-cell office:value-type="float" office:value="1.9617561968707222" table:formula="of:=[.K125]/[.L125]" table:style-name="ce3">
            <text:p>1,96</text:p>
          </table:table-cell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table:style-name="ce2"/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deg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office:value-type="string" table:style-name="ce2">
            <text:p>rad</text:p>
          </table:table-cell>
          <table:table-cell office:value-type="string" table:style-name="ce2">
            <text:p>deg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/s</text:p>
          </table:table-cell>
          <table:table-cell office:value-type="string" table:style-name="ce2">
            <text:p>s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29])" table:style-name="ce3">
            <text:p>0,09</text:p>
          </table:table-cell>
          <table:table-cell office:value-type="float" office:value="57.36856622834928" table:formula="of:=[.A129]/SIN([.E129])" table:style-name="ce4">
            <text:p>57,4</text:p>
          </table:table-cell>
          <table:table-cell office:value-type="float" office:value="57.150261513806718" table:formula="of:=[.F129]*COS([.E129])" table:style-name="ce4">
            <text:p>57,2</text:p>
          </table:table-cell>
          <table:table-cell office:value-type="float" office:value="56.25026151380672" table:formula="of:=[.G129]-[.B129]" table:style-name="ce4">
            <text:p>56,3</text:p>
          </table:table-cell>
          <table:table-cell office:value-type="float" office:value="78.668465317619095" table:formula="of:=DEGREES(ASIN([.H129]/[.F129]))" table:style-name="ce3">
            <text:p>78,67</text:p>
          </table:table-cell>
          <table:table-cell office:value-type="float" office:value="6.3315346823809051" table:formula="of:=90-[.D129]-[.I129]" table:style-name="ce4">
            <text:p>6,3</text:p>
          </table:table-cell>
          <table:table-cell office:value-type="float" office:value="6.3395780603756862" table:formula="of:=2*PI()*[.F129]*([.J129]/360)" table:style-name="ce3">
            <text:p>6,34</text:p>
          </table:table-cell>
          <table:table-cell office:value-type="float" office:value="5" table:style-name="ce2">
            <text:p>5</text:p>
          </table:table-cell>
          <table:table-cell office:value-type="float" office:value="1.2679156120751371" table:formula="of:=[.K129]/[.L129]" table:style-name="ce3">
            <text:p>1,2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1" table:style-name="ce2">
            <text:p>0,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0])" table:style-name="ce3">
            <text:p>0,09</text:p>
          </table:table-cell>
          <table:table-cell office:value-type="float" office:value="57.36856622834928" table:formula="of:=[.A130]/SIN([.E130])" table:style-name="ce4">
            <text:p>57,4</text:p>
          </table:table-cell>
          <table:table-cell office:value-type="float" office:value="57.150261513806718" table:formula="of:=[.F130]*COS([.E130])" table:style-name="ce4">
            <text:p>57,2</text:p>
          </table:table-cell>
          <table:table-cell office:value-type="float" office:value="56.150261513806718" table:formula="of:=[.G130]-[.B130]" table:style-name="ce4">
            <text:p>56,2</text:p>
          </table:table-cell>
          <table:table-cell office:value-type="float" office:value="78.170941559865085" table:formula="of:=DEGREES(ASIN([.H130]/[.F130]))" table:style-name="ce3">
            <text:p>78,17</text:p>
          </table:table-cell>
          <table:table-cell office:value-type="float" office:value="6.829058440134915" table:formula="of:=90-[.D130]-[.I130]" table:style-name="ce4">
            <text:p>6,8</text:p>
          </table:table-cell>
          <table:table-cell office:value-type="float" office:value="6.837733856307759" table:formula="of:=2*PI()*[.F130]*([.J130]/360)" table:style-name="ce3">
            <text:p>6,84</text:p>
          </table:table-cell>
          <table:table-cell office:value-type="float" office:value="5" table:style-name="ce2">
            <text:p>5</text:p>
          </table:table-cell>
          <table:table-cell office:value-type="float" office:value="1.3675467712615519" table:formula="of:=[.K130]/[.L130]" table:style-name="ce3">
            <text:p>1,3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" table:style-name="ce2">
            <text:p>0,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1])" table:style-name="ce3">
            <text:p>0,09</text:p>
          </table:table-cell>
          <table:table-cell office:value-type="float" office:value="57.36856622834928" table:formula="of:=[.A131]/SIN([.E131])" table:style-name="ce4">
            <text:p>57,4</text:p>
          </table:table-cell>
          <table:table-cell office:value-type="float" office:value="57.150261513806718" table:formula="of:=[.F131]*COS([.E131])" table:style-name="ce4">
            <text:p>57,2</text:p>
          </table:table-cell>
          <table:table-cell office:value-type="float" office:value="56.050261513806717" table:formula="of:=[.G131]-[.B131]" table:style-name="ce4">
            <text:p>56,1</text:p>
          </table:table-cell>
          <table:table-cell office:value-type="float" office:value="77.693240345220033" table:formula="of:=DEGREES(ASIN([.H131]/[.F131]))" table:style-name="ce3">
            <text:p>77,69</text:p>
          </table:table-cell>
          <table:table-cell office:value-type="float" office:value="7.3067596547799667" table:formula="of:=90-[.D131]-[.I131]" table:style-name="ce4">
            <text:p>7,3</text:p>
          </table:table-cell>
          <table:table-cell office:value-type="float" office:value="7.3160419272097386" table:formula="of:=2*PI()*[.F131]*([.J131]/360)" table:style-name="ce3">
            <text:p>7,32</text:p>
          </table:table-cell>
          <table:table-cell office:value-type="float" office:value="5" table:style-name="ce2">
            <text:p>5</text:p>
          </table:table-cell>
          <table:table-cell office:value-type="float" office:value="1.4632083854419478" table:formula="of:=[.K131]/[.L131]" table:style-name="ce3">
            <text:p>1,4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3" table:style-name="ce2">
            <text:p>0,3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2])" table:style-name="ce3">
            <text:p>0,09</text:p>
          </table:table-cell>
          <table:table-cell office:value-type="float" office:value="57.36856622834928" table:formula="of:=[.A132]/SIN([.E132])" table:style-name="ce4">
            <text:p>57,4</text:p>
          </table:table-cell>
          <table:table-cell office:value-type="float" office:value="57.150261513806718" table:formula="of:=[.F132]*COS([.E132])" table:style-name="ce4">
            <text:p>57,2</text:p>
          </table:table-cell>
          <table:table-cell office:value-type="float" office:value="55.950261513806716" table:formula="of:=[.G132]-[.B132]" table:style-name="ce4">
            <text:p>56,0</text:p>
          </table:table-cell>
          <table:table-cell office:value-type="float" office:value="77.233135989559798" table:formula="of:=DEGREES(ASIN([.H132]/[.F132]))" table:style-name="ce3">
            <text:p>77,23</text:p>
          </table:table-cell>
          <table:table-cell office:value-type="float" office:value="7.7668640104402016" table:formula="of:=90-[.D132]-[.I132]" table:style-name="ce4">
            <text:p>7,8</text:p>
          </table:table-cell>
          <table:table-cell office:value-type="float" office:value="7.7767307846432825" table:formula="of:=2*PI()*[.F132]*([.J132]/360)" table:style-name="ce3">
            <text:p>7,78</text:p>
          </table:table-cell>
          <table:table-cell office:value-type="float" office:value="5" table:style-name="ce2">
            <text:p>5</text:p>
          </table:table-cell>
          <table:table-cell office:value-type="float" office:value="1.5553461569286564" table:formula="of:=[.K132]/[.L132]" table:style-name="ce3">
            <text:p>1,5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style-name="ce2">
            <text:p>0,4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3])" table:style-name="ce3">
            <text:p>0,09</text:p>
          </table:table-cell>
          <table:table-cell office:value-type="float" office:value="57.36856622834928" table:formula="of:=[.A133]/SIN([.E133])" table:style-name="ce4">
            <text:p>57,4</text:p>
          </table:table-cell>
          <table:table-cell office:value-type="float" office:value="57.150261513806718" table:formula="of:=[.F133]*COS([.E133])" table:style-name="ce4">
            <text:p>57,2</text:p>
          </table:table-cell>
          <table:table-cell office:value-type="float" office:value="55.850261513806721" table:formula="of:=[.G133]-[.B133]" table:style-name="ce4">
            <text:p>55,9</text:p>
          </table:table-cell>
          <table:table-cell office:value-type="float" office:value="76.788789475398659" table:formula="of:=DEGREES(ASIN([.H133]/[.F133]))" table:style-name="ce3">
            <text:p>76,79</text:p>
          </table:table-cell>
          <table:table-cell office:value-type="float" office:value="8.2112105246013414" table:formula="of:=90-[.D133]-[.I133]" table:style-name="ce4">
            <text:p>8,2</text:p>
          </table:table-cell>
          <table:table-cell office:value-type="float" office:value="8.2216417823227719" table:formula="of:=2*PI()*[.F133]*([.J133]/360)" table:style-name="ce3">
            <text:p>8,22</text:p>
          </table:table-cell>
          <table:table-cell office:value-type="float" office:value="5" table:style-name="ce2">
            <text:p>5</text:p>
          </table:table-cell>
          <table:table-cell office:value-type="float" office:value="1.6443283564645543" table:formula="of:=[.K133]/[.L133]" table:style-name="ce3">
            <text:p>1,6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5" table:style-name="ce2">
            <text:p>0,5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4])" table:style-name="ce3">
            <text:p>0,09</text:p>
          </table:table-cell>
          <table:table-cell office:value-type="float" office:value="57.36856622834928" table:formula="of:=[.A134]/SIN([.E134])" table:style-name="ce4">
            <text:p>57,4</text:p>
          </table:table-cell>
          <table:table-cell office:value-type="float" office:value="57.150261513806718" table:formula="of:=[.F134]*COS([.E134])" table:style-name="ce4">
            <text:p>57,2</text:p>
          </table:table-cell>
          <table:table-cell office:value-type="float" office:value="55.75026151380672" table:formula="of:=[.G134]-[.B134]" table:style-name="ce4">
            <text:p>55,8</text:p>
          </table:table-cell>
          <table:table-cell office:value-type="float" office:value="76.35866049910841" table:formula="of:=DEGREES(ASIN([.H134]/[.F134]))" table:style-name="ce3">
            <text:p>76,36</text:p>
          </table:table-cell>
          <table:table-cell office:value-type="float" office:value="8.6413395008915899" table:formula="of:=90-[.D134]-[.I134]" table:style-name="ce4">
            <text:p>8,6</text:p>
          </table:table-cell>
          <table:table-cell office:value-type="float" office:value="8.652317180628593" table:formula="of:=2*PI()*[.F134]*([.J134]/360)" table:style-name="ce3">
            <text:p>8,65</text:p>
          </table:table-cell>
          <table:table-cell office:value-type="float" office:value="5" table:style-name="ce2">
            <text:p>5</text:p>
          </table:table-cell>
          <table:table-cell office:value-type="float" office:value="1.7304634361257185" table:formula="of:=[.K134]/[.L134]" table:style-name="ce3">
            <text:p>1,7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style-name="ce2">
            <text:p>0,6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5])" table:style-name="ce3">
            <text:p>0,09</text:p>
          </table:table-cell>
          <table:table-cell office:value-type="float" office:value="57.36856622834928" table:formula="of:=[.A135]/SIN([.E135])" table:style-name="ce4">
            <text:p>57,4</text:p>
          </table:table-cell>
          <table:table-cell office:value-type="float" office:value="57.150261513806718" table:formula="of:=[.F135]*COS([.E135])" table:style-name="ce4">
            <text:p>57,2</text:p>
          </table:table-cell>
          <table:table-cell office:value-type="float" office:value="55.650261513806718" table:formula="of:=[.G135]-[.B135]" table:style-name="ce4">
            <text:p>55,7</text:p>
          </table:table-cell>
          <table:table-cell office:value-type="float" office:value="75.941443679101354" table:formula="of:=DEGREES(ASIN([.H135]/[.F135]))" table:style-name="ce3">
            <text:p>75,94</text:p>
          </table:table-cell>
          <table:table-cell office:value-type="float" office:value="9.0585563208986457" table:formula="of:=90-[.D135]-[.I135]" table:style-name="ce4">
            <text:p>9,1</text:p>
          </table:table-cell>
          <table:table-cell office:value-type="float" office:value="9.0700640194632207" table:formula="of:=2*PI()*[.F135]*([.J135]/360)" table:style-name="ce3">
            <text:p>9,07</text:p>
          </table:table-cell>
          <table:table-cell office:value-type="float" office:value="5" table:style-name="ce2">
            <text:p>5</text:p>
          </table:table-cell>
          <table:table-cell office:value-type="float" office:value="1.8140128038926442" table:formula="of:=[.K135]/[.L135]" table:style-name="ce3">
            <text:p>1,8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" table:style-name="ce2">
            <text:p>0,7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6])" table:style-name="ce3">
            <text:p>0,09</text:p>
          </table:table-cell>
          <table:table-cell office:value-type="float" office:value="57.36856622834928" table:formula="of:=[.A136]/SIN([.E136])" table:style-name="ce4">
            <text:p>57,4</text:p>
          </table:table-cell>
          <table:table-cell office:value-type="float" office:value="57.150261513806718" table:formula="of:=[.F136]*COS([.E136])" table:style-name="ce4">
            <text:p>57,2</text:p>
          </table:table-cell>
          <table:table-cell office:value-type="float" office:value="55.550261513806717" table:formula="of:=[.G136]-[.B136]" table:style-name="ce4">
            <text:p>55,6</text:p>
          </table:table-cell>
          <table:table-cell office:value-type="float" office:value="75.536021276905217" table:formula="of:=DEGREES(ASIN([.H136]/[.F136]))" table:style-name="ce3">
            <text:p>75,54</text:p>
          </table:table-cell>
          <table:table-cell office:value-type="float" office:value="9.4639787230947832" table:formula="of:=90-[.D136]-[.I136]" table:style-name="ce4">
            <text:p>9,5</text:p>
          </table:table-cell>
          <table:table-cell office:value-type="float" office:value="9.4760014572379347" table:formula="of:=2*PI()*[.F136]*([.J136]/360)" table:style-name="ce3">
            <text:p>9,48</text:p>
          </table:table-cell>
          <table:table-cell office:value-type="float" office:value="5" table:style-name="ce2">
            <text:p>5</text:p>
          </table:table-cell>
          <table:table-cell office:value-type="float" office:value="1.8952002914475869" table:formula="of:=[.K136]/[.L136]" table:style-name="ce3">
            <text:p>1,9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8" table:style-name="ce2">
            <text:p>0,8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7])" table:style-name="ce3">
            <text:p>0,09</text:p>
          </table:table-cell>
          <table:table-cell office:value-type="float" office:value="57.36856622834928" table:formula="of:=[.A137]/SIN([.E137])" table:style-name="ce4">
            <text:p>57,4</text:p>
          </table:table-cell>
          <table:table-cell office:value-type="float" office:value="57.150261513806718" table:formula="of:=[.F137]*COS([.E137])" table:style-name="ce4">
            <text:p>57,2</text:p>
          </table:table-cell>
          <table:table-cell office:value-type="float" office:value="55.450261513806716" table:formula="of:=[.G137]-[.B137]" table:style-name="ce4">
            <text:p>55,5</text:p>
          </table:table-cell>
          <table:table-cell office:value-type="float" office:value="75.14142748941839" table:formula="of:=DEGREES(ASIN([.H137]/[.F137]))" table:style-name="ce3">
            <text:p>75,14</text:p>
          </table:table-cell>
          <table:table-cell office:value-type="float" office:value="9.8585725105816095" table:formula="of:=90-[.D137]-[.I137]" table:style-name="ce4">
            <text:p>9,9</text:p>
          </table:table-cell>
          <table:table-cell office:value-type="float" office:value="9.8710965239795332" table:formula="of:=2*PI()*[.F137]*([.J137]/360)" table:style-name="ce3">
            <text:p>9,87</text:p>
          </table:table-cell>
          <table:table-cell office:value-type="float" office:value="5" table:style-name="ce2">
            <text:p>5</text:p>
          </table:table-cell>
          <table:table-cell office:value-type="float" office:value="1.9742193047959067" table:formula="of:=[.K137]/[.L137]" table:style-name="ce3">
            <text:p>1,9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style-name="ce2">
            <text:p>0,9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8])" table:style-name="ce3">
            <text:p>0,09</text:p>
          </table:table-cell>
          <table:table-cell office:value-type="float" office:value="57.36856622834928" table:formula="of:=[.A138]/SIN([.E138])" table:style-name="ce4">
            <text:p>57,4</text:p>
          </table:table-cell>
          <table:table-cell office:value-type="float" office:value="57.150261513806718" table:formula="of:=[.F138]*COS([.E138])" table:style-name="ce4">
            <text:p>57,2</text:p>
          </table:table-cell>
          <table:table-cell office:value-type="float" office:value="55.350261513806721" table:formula="of:=[.G138]-[.B138]" table:style-name="ce4">
            <text:p>55,4</text:p>
          </table:table-cell>
          <table:table-cell office:value-type="float" office:value="74.75682102870455" table:formula="of:=DEGREES(ASIN([.H138]/[.F138]))" table:style-name="ce3">
            <text:p>74,76</text:p>
          </table:table-cell>
          <table:table-cell office:value-type="float" office:value="10.24317897129545" table:formula="of:=90-[.D138]-[.I138]" table:style-name="ce4">
            <text:p>10,2</text:p>
          </table:table-cell>
          <table:table-cell office:value-type="float" office:value="10.256191576369476" table:formula="of:=2*PI()*[.F138]*([.J138]/360)" table:style-name="ce3">
            <text:p>10,26</text:p>
          </table:table-cell>
          <table:table-cell office:value-type="float" office:value="5" table:style-name="ce2">
            <text:p>5</text:p>
          </table:table-cell>
          <table:table-cell office:value-type="float" office:value="2.0512383152738951" table:formula="of:=[.K138]/[.L138]" table:style-name="ce3">
            <text:p>2,05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9])" table:style-name="ce3">
            <text:p>0,09</text:p>
          </table:table-cell>
          <table:table-cell office:value-type="float" office:value="57.36856622834928" table:formula="of:=[.A139]/SIN([.E139])" table:style-name="ce4">
            <text:p>57,4</text:p>
          </table:table-cell>
          <table:table-cell office:value-type="float" office:value="57.150261513806718" table:formula="of:=[.F139]*COS([.E139])" table:style-name="ce4">
            <text:p>57,2</text:p>
          </table:table-cell>
          <table:table-cell office:value-type="float" office:value="55.25026151380672" table:formula="of:=[.G139]-[.B139]" table:style-name="ce4">
            <text:p>55,3</text:p>
          </table:table-cell>
          <table:table-cell office:value-type="float" office:value="74.381463753179418" table:formula="of:=DEGREES(ASIN([.H139]/[.F139]))" table:style-name="ce3">
            <text:p>74,38</text:p>
          </table:table-cell>
          <table:table-cell office:value-type="float" office:value="10.618536246820582" table:formula="of:=90-[.D139]-[.I139]" table:style-name="ce4">
            <text:p>10,6</text:p>
          </table:table-cell>
          <table:table-cell office:value-type="float" office:value="10.632025693703362" table:formula="of:=2*PI()*[.F139]*([.J139]/360)" table:style-name="ce3">
            <text:p>10,63</text:p>
          </table:table-cell>
          <table:table-cell office:value-type="float" office:value="5" table:style-name="ce2">
            <text:p>5</text:p>
          </table:table-cell>
          <table:table-cell office:value-type="float" office:value="2.1264051387406724" table:formula="of:=[.K139]/[.L139]" table:style-name="ce3">
            <text:p>2,13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0])" table:style-name="ce3">
            <text:p>0,09</text:p>
          </table:table-cell>
          <table:table-cell office:value-type="float" office:value="57.36856622834928" table:formula="of:=[.A140]/SIN([.E140])" table:style-name="ce4">
            <text:p>57,4</text:p>
          </table:table-cell>
          <table:table-cell office:value-type="float" office:value="57.150261513806718" table:formula="of:=[.F140]*COS([.E140])" table:style-name="ce4">
            <text:p>57,2</text:p>
          </table:table-cell>
          <table:table-cell office:value-type="float" office:value="55.150261513806718" table:formula="of:=[.G140]-[.B140]" table:style-name="ce4">
            <text:p>55,2</text:p>
          </table:table-cell>
          <table:table-cell office:value-type="float" office:value="74.014703793918301" table:formula="of:=DEGREES(ASIN([.H140]/[.F140]))" table:style-name="ce3">
            <text:p>74,01</text:p>
          </table:table-cell>
          <table:table-cell office:value-type="float" office:value="10.985296206081699" table:formula="of:=90-[.D140]-[.I140]" table:style-name="ce4">
            <text:p>11,0</text:p>
          </table:table-cell>
          <table:table-cell office:value-type="float" office:value="10.999251573019201" table:formula="of:=2*PI()*[.F140]*([.J140]/360)" table:style-name="ce3">
            <text:p>11,00</text:p>
          </table:table-cell>
          <table:table-cell office:value-type="float" office:value="5" table:style-name="ce2">
            <text:p>5</text:p>
          </table:table-cell>
          <table:table-cell office:value-type="float" office:value="2.1998503146038404" table:formula="of:=[.K140]/[.L140]" table:style-name="ce3">
            <text:p>2,2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" table:style-name="ce2">
            <text:p>1,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1])" table:style-name="ce3">
            <text:p>0,09</text:p>
          </table:table-cell>
          <table:table-cell office:value-type="float" office:value="57.36856622834928" table:formula="of:=[.A141]/SIN([.E141])" table:style-name="ce4">
            <text:p>57,4</text:p>
          </table:table-cell>
          <table:table-cell office:value-type="float" office:value="57.150261513806718" table:formula="of:=[.F141]*COS([.E141])" table:style-name="ce4">
            <text:p>57,2</text:p>
          </table:table-cell>
          <table:table-cell office:value-type="float" office:value="55.050261513806717" table:formula="of:=[.G141]-[.B141]" table:style-name="ce4">
            <text:p>55,1</text:p>
          </table:table-cell>
          <table:table-cell office:value-type="float" office:value="73.655962071784018" table:formula="of:=DEGREES(ASIN([.H141]/[.F141]))" table:style-name="ce3">
            <text:p>73,66</text:p>
          </table:table-cell>
          <table:table-cell office:value-type="float" office:value="11.344037928215982" table:formula="of:=90-[.D141]-[.I141]" table:style-name="ce4">
            <text:p>11,3</text:p>
          </table:table-cell>
          <table:table-cell office:value-type="float" office:value="11.358449029097681" table:formula="of:=2*PI()*[.F141]*([.J141]/360)" table:style-name="ce3">
            <text:p>11,36</text:p>
          </table:table-cell>
          <table:table-cell office:value-type="float" office:value="5" table:style-name="ce2">
            <text:p>5</text:p>
          </table:table-cell>
          <table:table-cell office:value-type="float" office:value="2.2716898058195363" table:formula="of:=[.K141]/[.L141]" table:style-name="ce3">
            <text:p>2,2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" table:style-name="ce2">
            <text:p>1,3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2])" table:style-name="ce3">
            <text:p>0,09</text:p>
          </table:table-cell>
          <table:table-cell office:value-type="float" office:value="57.36856622834928" table:formula="of:=[.A142]/SIN([.E142])" table:style-name="ce4">
            <text:p>57,4</text:p>
          </table:table-cell>
          <table:table-cell office:value-type="float" office:value="57.150261513806718" table:formula="of:=[.F142]*COS([.E142])" table:style-name="ce4">
            <text:p>57,2</text:p>
          </table:table-cell>
          <table:table-cell office:value-type="float" office:value="54.950261513806716" table:formula="of:=[.G142]-[.B142]" table:style-name="ce4">
            <text:p>55,0</text:p>
          </table:table-cell>
          <table:table-cell office:value-type="float" office:value="73.304721408040081" table:formula="of:=DEGREES(ASIN([.H142]/[.F142]))" table:style-name="ce3">
            <text:p>73,30</text:p>
          </table:table-cell>
          <table:table-cell office:value-type="float" office:value="11.695278591959919" table:formula="of:=90-[.D142]-[.I142]" table:style-name="ce4">
            <text:p>11,7</text:p>
          </table:table-cell>
          <table:table-cell office:value-type="float" office:value="11.710135897682521" table:formula="of:=2*PI()*[.F142]*([.J142]/360)" table:style-name="ce3">
            <text:p>11,71</text:p>
          </table:table-cell>
          <table:table-cell office:value-type="float" office:value="5" table:style-name="ce2">
            <text:p>5</text:p>
          </table:table-cell>
          <table:table-cell office:value-type="float" office:value="2.3420271795365042" table:formula="of:=[.K142]/[.L142]" table:style-name="ce3">
            <text:p>2,3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style-name="ce2">
            <text:p>1,4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3])" table:style-name="ce3">
            <text:p>0,09</text:p>
          </table:table-cell>
          <table:table-cell office:value-type="float" office:value="57.36856622834928" table:formula="of:=[.A143]/SIN([.E143])" table:style-name="ce4">
            <text:p>57,4</text:p>
          </table:table-cell>
          <table:table-cell office:value-type="float" office:value="57.150261513806718" table:formula="of:=[.F143]*COS([.E143])" table:style-name="ce4">
            <text:p>57,2</text:p>
          </table:table-cell>
          <table:table-cell office:value-type="float" office:value="54.850261513806721" table:formula="of:=[.G143]-[.B143]" table:style-name="ce4">
            <text:p>54,9</text:p>
          </table:table-cell>
          <table:table-cell office:value-type="float" office:value="72.96051764364239" table:formula="of:=DEGREES(ASIN([.H143]/[.F143]))" table:style-name="ce3">
            <text:p>72,96</text:p>
          </table:table-cell>
          <table:table-cell office:value-type="float" office:value="12.03948235635761" table:formula="of:=90-[.D143]-[.I143]" table:style-name="ce4">
            <text:p>12,0</text:p>
          </table:table-cell>
          <table:table-cell office:value-type="float" office:value="12.054776927470542" table:formula="of:=2*PI()*[.F143]*([.J143]/360)" table:style-name="ce3">
            <text:p>12,05</text:p>
          </table:table-cell>
          <table:table-cell office:value-type="float" office:value="5" table:style-name="ce2">
            <text:p>5</text:p>
          </table:table-cell>
          <table:table-cell office:value-type="float" office:value="2.4109553854941081" table:formula="of:=[.K143]/[.L143]" table:style-name="ce3">
            <text:p>2,4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style-name="ce2">
            <text:p>1,5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4])" table:style-name="ce3">
            <text:p>0,09</text:p>
          </table:table-cell>
          <table:table-cell office:value-type="float" office:value="57.36856622834928" table:formula="of:=[.A144]/SIN([.E144])" table:style-name="ce4">
            <text:p>57,4</text:p>
          </table:table-cell>
          <table:table-cell office:value-type="float" office:value="57.150261513806718" table:formula="of:=[.F144]*COS([.E144])" table:style-name="ce4">
            <text:p>57,2</text:p>
          </table:table-cell>
          <table:table-cell office:value-type="float" office:value="54.75026151380672" table:formula="of:=[.G144]-[.B144]" table:style-name="ce4">
            <text:p>54,8</text:p>
          </table:table-cell>
          <table:table-cell office:value-type="float" office:value="72.622932332132166" table:formula="of:=DEGREES(ASIN([.H144]/[.F144]))" table:style-name="ce3">
            <text:p>72,62</text:p>
          </table:table-cell>
          <table:table-cell office:value-type="float" office:value="12.377067667867834" table:formula="of:=90-[.D144]-[.I144]" table:style-name="ce4">
            <text:p>12,4</text:p>
          </table:table-cell>
          <table:table-cell office:value-type="float" office:value="12.392791096501442" table:formula="of:=2*PI()*[.F144]*([.J144]/360)" table:style-name="ce3">
            <text:p>12,39</text:p>
          </table:table-cell>
          <table:table-cell office:value-type="float" office:value="5" table:style-name="ce2">
            <text:p>5</text:p>
          </table:table-cell>
          <table:table-cell office:value-type="float" office:value="2.4785582193002886" table:formula="of:=[.K144]/[.L144]" table:style-name="ce3">
            <text:p>2,4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style-name="ce2">
            <text:p>1,6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5])" table:style-name="ce3">
            <text:p>0,09</text:p>
          </table:table-cell>
          <table:table-cell office:value-type="float" office:value="57.36856622834928" table:formula="of:=[.A145]/SIN([.E145])" table:style-name="ce4">
            <text:p>57,4</text:p>
          </table:table-cell>
          <table:table-cell office:value-type="float" office:value="57.150261513806718" table:formula="of:=[.F145]*COS([.E145])" table:style-name="ce4">
            <text:p>57,2</text:p>
          </table:table-cell>
          <table:table-cell office:value-type="float" office:value="54.650261513806718" table:formula="of:=[.G145]-[.B145]" table:style-name="ce4">
            <text:p>54,7</text:p>
          </table:table-cell>
          <table:table-cell office:value-type="float" office:value="72.291586678218678" table:formula="of:=DEGREES(ASIN([.H145]/[.F145]))" table:style-name="ce3">
            <text:p>72,29</text:p>
          </table:table-cell>
          <table:table-cell office:value-type="float" office:value="12.708413321781322" table:formula="of:=90-[.D145]-[.I145]" table:style-name="ce4">
            <text:p>12,7</text:p>
          </table:table-cell>
          <table:table-cell office:value-type="float" office:value="12.724557681275307" table:formula="of:=2*PI()*[.F145]*([.J145]/360)" table:style-name="ce3">
            <text:p>12,72</text:p>
          </table:table-cell>
          <table:table-cell office:value-type="float" office:value="5" table:style-name="ce2">
            <text:p>5</text:p>
          </table:table-cell>
          <table:table-cell office:value-type="float" office:value="2.5449115362550616" table:formula="of:=[.K145]/[.L145]" table:style-name="ce3">
            <text:p>2,5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" table:style-name="ce2">
            <text:p>1,7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6])" table:style-name="ce3">
            <text:p>0,09</text:p>
          </table:table-cell>
          <table:table-cell office:value-type="float" office:value="57.36856622834928" table:formula="of:=[.A146]/SIN([.E146])" table:style-name="ce4">
            <text:p>57,4</text:p>
          </table:table-cell>
          <table:table-cell office:value-type="float" office:value="57.150261513806718" table:formula="of:=[.F146]*COS([.E146])" table:style-name="ce4">
            <text:p>57,2</text:p>
          </table:table-cell>
          <table:table-cell office:value-type="float" office:value="54.550261513806717" table:formula="of:=[.G146]-[.B146]" table:style-name="ce4">
            <text:p>54,6</text:p>
          </table:table-cell>
          <table:table-cell office:value-type="float" office:value="71.966136471955934" table:formula="of:=DEGREES(ASIN([.H146]/[.F146]))" table:style-name="ce3">
            <text:p>71,97</text:p>
          </table:table-cell>
          <table:table-cell office:value-type="float" office:value="13.033863528044066" table:formula="of:=90-[.D146]-[.I146]" table:style-name="ce4">
            <text:p>13,0</text:p>
          </table:table-cell>
          <table:table-cell office:value-type="float" office:value="13.050421329011369" table:formula="of:=2*PI()*[.F146]*([.J146]/360)" table:style-name="ce3">
            <text:p>13,05</text:p>
          </table:table-cell>
          <table:table-cell office:value-type="float" office:value="5" table:style-name="ce2">
            <text:p>5</text:p>
          </table:table-cell>
          <table:table-cell office:value-type="float" office:value="2.610084265802274" table:formula="of:=[.K146]/[.L146]" table:style-name="ce3">
            <text:p>2,61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" table:style-name="ce2">
            <text:p>1,8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7])" table:style-name="ce3">
            <text:p>0,09</text:p>
          </table:table-cell>
          <table:table-cell office:value-type="float" office:value="57.36856622834928" table:formula="of:=[.A147]/SIN([.E147])" table:style-name="ce4">
            <text:p>57,4</text:p>
          </table:table-cell>
          <table:table-cell office:value-type="float" office:value="57.150261513806718" table:formula="of:=[.F147]*COS([.E147])" table:style-name="ce4">
            <text:p>57,2</text:p>
          </table:table-cell>
          <table:table-cell office:value-type="float" office:value="54.450261513806716" table:formula="of:=[.G147]-[.B147]" table:style-name="ce4">
            <text:p>54,5</text:p>
          </table:table-cell>
          <table:table-cell office:value-type="float" office:value="71.646267825674926" table:formula="of:=DEGREES(ASIN([.H147]/[.F147]))" table:style-name="ce3">
            <text:p>71,65</text:p>
          </table:table-cell>
          <table:table-cell office:value-type="float" office:value="13.353732174325074" table:formula="of:=90-[.D147]-[.I147]" table:style-name="ce4">
            <text:p>13,4</text:p>
          </table:table-cell>
          <table:table-cell office:value-type="float" office:value="13.370696326131437" table:formula="of:=2*PI()*[.F147]*([.J147]/360)" table:style-name="ce3">
            <text:p>13,37</text:p>
          </table:table-cell>
          <table:table-cell office:value-type="float" office:value="5" table:style-name="ce2">
            <text:p>5</text:p>
          </table:table-cell>
          <table:table-cell office:value-type="float" office:value="2.6741392652262874" table:formula="of:=[.K147]/[.L147]" table:style-name="ce3">
            <text:p>2,67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style-name="ce2">
            <text:p>1,9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8])" table:style-name="ce3">
            <text:p>0,09</text:p>
          </table:table-cell>
          <table:table-cell office:value-type="float" office:value="57.36856622834928" table:formula="of:=[.A148]/SIN([.E148])" table:style-name="ce4">
            <text:p>57,4</text:p>
          </table:table-cell>
          <table:table-cell office:value-type="float" office:value="57.150261513806718" table:formula="of:=[.F148]*COS([.E148])" table:style-name="ce4">
            <text:p>57,2</text:p>
          </table:table-cell>
          <table:table-cell office:value-type="float" office:value="54.350261513806721" table:formula="of:=[.G148]-[.B148]" table:style-name="ce4">
            <text:p>54,4</text:p>
          </table:table-cell>
          <table:table-cell office:value-type="float" office:value="71.331693563476875" table:formula="of:=DEGREES(ASIN([.H148]/[.F148]))" table:style-name="ce3">
            <text:p>71,33</text:p>
          </table:table-cell>
          <table:table-cell office:value-type="float" office:value="13.668306436523125" table:formula="of:=90-[.D148]-[.I148]" table:style-name="ce4">
            <text:p>13,7</text:p>
          </table:table-cell>
          <table:table-cell office:value-type="float" office:value="13.685670213353312" table:formula="of:=2*PI()*[.F148]*([.J148]/360)" table:style-name="ce3">
            <text:p>13,69</text:p>
          </table:table-cell>
          <table:table-cell office:value-type="float" office:value="5" table:style-name="ce2">
            <text:p>5</text:p>
          </table:table-cell>
          <table:table-cell office:value-type="float" office:value="2.7371340426706623" table:formula="of:=[.K148]/[.L148]" table:style-name="ce3">
            <text:p>2,74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9])" table:style-name="ce3">
            <text:p>0,09</text:p>
          </table:table-cell>
          <table:table-cell office:value-type="float" office:value="57.36856622834928" table:formula="of:=[.A149]/SIN([.E149])" table:style-name="ce4">
            <text:p>57,4</text:p>
          </table:table-cell>
          <table:table-cell office:value-type="float" office:value="57.150261513806718" table:formula="of:=[.F149]*COS([.E149])" table:style-name="ce4">
            <text:p>57,2</text:p>
          </table:table-cell>
          <table:table-cell office:value-type="float" office:value="54.25026151380672" table:formula="of:=[.G149]-[.B149]" table:style-name="ce4">
            <text:p>54,3</text:p>
          </table:table-cell>
          <table:table-cell office:value-type="float" office:value="71.022150145214113" table:formula="of:=DEGREES(ASIN([.H149]/[.F149]))" table:style-name="ce3">
            <text:p>71,02</text:p>
          </table:table-cell>
          <table:table-cell office:value-type="float" office:value="13.977849854785887" table:formula="of:=90-[.D149]-[.I149]" table:style-name="ce4">
            <text:p>14,0</text:p>
          </table:table-cell>
          <table:table-cell office:value-type="float" office:value="13.995606865617589" table:formula="of:=2*PI()*[.F149]*([.J149]/360)" table:style-name="ce3">
            <text:p>14,00</text:p>
          </table:table-cell>
          <table:table-cell office:value-type="float" office:value="5" table:style-name="ce2">
            <text:p>5</text:p>
          </table:table-cell>
          <table:table-cell office:value-type="float" office:value="2.7991213731235178" table:formula="of:=[.K149]/[.L149]" table:style-name="ce3">
            <text:p>2,8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style-name="ce2">
            <text:p>2,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0])" table:style-name="ce3">
            <text:p>0,09</text:p>
          </table:table-cell>
          <table:table-cell office:value-type="float" office:value="57.36856622834928" table:formula="of:=[.A150]/SIN([.E150])" table:style-name="ce4">
            <text:p>57,4</text:p>
          </table:table-cell>
          <table:table-cell office:value-type="float" office:value="57.150261513806718" table:formula="of:=[.F150]*COS([.E150])" table:style-name="ce4">
            <text:p>57,2</text:p>
          </table:table-cell>
          <table:table-cell office:value-type="float" office:value="54.150261513806718" table:formula="of:=[.G150]-[.B150]" table:style-name="ce4">
            <text:p>54,2</text:p>
          </table:table-cell>
          <table:table-cell office:value-type="float" office:value="70.717395031330639" table:formula="of:=DEGREES(ASIN([.H150]/[.F150]))" table:style-name="ce3">
            <text:p>70,72</text:p>
          </table:table-cell>
          <table:table-cell office:value-type="float" office:value="14.282604968669361" table:formula="of:=90-[.D150]-[.I150]" table:style-name="ce4">
            <text:p>14,3</text:p>
          </table:table-cell>
          <table:table-cell office:value-type="float" office:value="14.300749130594719" table:formula="of:=2*PI()*[.F150]*([.J150]/360)" table:style-name="ce3">
            <text:p>14,30</text:p>
          </table:table-cell>
          <table:table-cell office:value-type="float" office:value="5" table:style-name="ce2">
            <text:p>5</text:p>
          </table:table-cell>
          <table:table-cell office:value-type="float" office:value="2.8601498261189437" table:formula="of:=[.K150]/[.L150]" table:style-name="ce3">
            <text:p>2,86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1])" table:style-name="ce3">
            <text:p>0,09</text:p>
          </table:table-cell>
          <table:table-cell office:value-type="float" office:value="57.36856622834928" table:formula="of:=[.A151]/SIN([.E151])" table:style-name="ce4">
            <text:p>57,4</text:p>
          </table:table-cell>
          <table:table-cell office:value-type="float" office:value="57.150261513806718" table:formula="of:=[.F151]*COS([.E151])" table:style-name="ce4">
            <text:p>57,2</text:p>
          </table:table-cell>
          <table:table-cell office:value-type="float" office:value="54.050261513806717" table:formula="of:=[.G151]-[.B151]" table:style-name="ce4">
            <text:p>54,1</text:p>
          </table:table-cell>
          <table:table-cell office:value-type="float" office:value="70.417204413720228" table:formula="of:=DEGREES(ASIN([.H151]/[.F151]))" table:style-name="ce3">
            <text:p>70,42</text:p>
          </table:table-cell>
          <table:table-cell office:value-type="float" office:value="14.582795586279772" table:formula="of:=90-[.D151]-[.I151]" table:style-name="ce4">
            <text:p>14,6</text:p>
          </table:table-cell>
          <table:table-cell office:value-type="float" office:value="14.601321100709546" table:formula="of:=2*PI()*[.F151]*([.J151]/360)" table:style-name="ce3">
            <text:p>14,60</text:p>
          </table:table-cell>
          <table:table-cell office:value-type="float" office:value="5" table:style-name="ce2">
            <text:p>5</text:p>
          </table:table-cell>
          <table:table-cell office:value-type="float" office:value="2.9202642201419091" table:formula="of:=[.K151]/[.L151]" table:style-name="ce3">
            <text:p>2,92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2])" table:style-name="ce3">
            <text:p>0,09</text:p>
          </table:table-cell>
          <table:table-cell office:value-type="float" office:value="57.36856622834928" table:formula="of:=[.A152]/SIN([.E152])" table:style-name="ce4">
            <text:p>57,4</text:p>
          </table:table-cell>
          <table:table-cell office:value-type="float" office:value="57.150261513806718" table:formula="of:=[.F152]*COS([.E152])" table:style-name="ce4">
            <text:p>57,2</text:p>
          </table:table-cell>
          <table:table-cell office:value-type="float" office:value="53.950261513806716" table:formula="of:=[.G152]-[.B152]" table:style-name="ce4">
            <text:p>54,0</text:p>
          </table:table-cell>
          <table:table-cell office:value-type="float" office:value="70.121371252326995" table:formula="of:=DEGREES(ASIN([.H152]/[.F152]))" table:style-name="ce3">
            <text:p>70,12</text:p>
          </table:table-cell>
          <table:table-cell office:value-type="float" office:value="14.878628747673005" table:formula="of:=90-[.D152]-[.I152]" table:style-name="ce4">
            <text:p>14,9</text:p>
          </table:table-cell>
          <table:table-cell office:value-type="float" office:value="14.897530079034984" table:formula="of:=2*PI()*[.F152]*([.J152]/360)" table:style-name="ce3">
            <text:p>14,90</text:p>
          </table:table-cell>
          <table:table-cell office:value-type="float" office:value="5" table:style-name="ce2">
            <text:p>5</text:p>
          </table:table-cell>
          <table:table-cell office:value-type="float" office:value="2.9795060158069968" table:formula="of:=[.K152]/[.L152]" table:style-name="ce3">
            <text:p>2,98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style-name="ce2">
            <text:p>2,4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3])" table:style-name="ce3">
            <text:p>0,09</text:p>
          </table:table-cell>
          <table:table-cell office:value-type="float" office:value="57.36856622834928" table:formula="of:=[.A153]/SIN([.E153])" table:style-name="ce4">
            <text:p>57,4</text:p>
          </table:table-cell>
          <table:table-cell office:value-type="float" office:value="57.150261513806718" table:formula="of:=[.F153]*COS([.E153])" table:style-name="ce4">
            <text:p>57,2</text:p>
          </table:table-cell>
          <table:table-cell office:value-type="float" office:value="53.850261513806721" table:formula="of:=[.G153]-[.B153]" table:style-name="ce4">
            <text:p>53,9</text:p>
          </table:table-cell>
          <table:table-cell office:value-type="float" office:value="69.829703568603364" table:formula="of:=DEGREES(ASIN([.H153]/[.F153]))" table:style-name="ce3">
            <text:p>69,83</text:p>
          </table:table-cell>
          <table:table-cell office:value-type="float" office:value="15.170296431396636" table:formula="of:=90-[.D153]-[.I153]" table:style-name="ce4">
            <text:p>15,2</text:p>
          </table:table-cell>
          <table:table-cell office:value-type="float" office:value="15.189568288001977" table:formula="of:=2*PI()*[.F153]*([.J153]/360)" table:style-name="ce3">
            <text:p>15,19</text:p>
          </table:table-cell>
          <table:table-cell office:value-type="float" office:value="5" table:style-name="ce2">
            <text:p>5</text:p>
          </table:table-cell>
          <table:table-cell office:value-type="float" office:value="3.0379136576003956" table:formula="of:=[.K153]/[.L153]" table:style-name="ce3">
            <text:p>3,04</text:p>
          </table:table-cell>
          <table:table-cell table:number-columns-repeated="16371"/>
        </table:table-row>
        <table:table-row table:number-rows-repeated="1048423" table:style-name="ro1">
          <table:table-cell table:number-columns-repeated="16384"/>
        </table:table-row>
      </table:table>
      <table:table table:name="Frame" table:style-name="ta1">
        <table:shapes>
          <draw:frame draw:z-index="1" draw:id="id1" draw:style-name="a1" draw:name="Diagramm 1" svg:x="13.1543in" svg:y="2.8445in" svg:width="6.2969in" svg:height="3.545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">
            <text:p>0.5*wheelbas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string" table:style-name="ce2">
            <text:p>fixed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xle to wall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string" table:style-name="ce2">
            <text:p>inpu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angle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string" table:style-name="ce2">
            <text:p>deg</text:p>
          </table:table-cell>
          <table:table-cell office:value-type="string" table:style-name="ce2">
            <text:p>inpu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angle</text:p>
          </table:table-cell>
          <table:table-cell office:value-type="float" office:value="0.43633231299858238" table:formula="of:=RADIANS([.B3])" table:style-name="ce3">
            <text:p>0,44</text:p>
          </table:table-cell>
          <table:table-cell table:style-name="ce3"/>
          <table:table-cell office:value-type="string" table:style-name="ce2">
            <text:p>rad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radius</text:p>
          </table:table-cell>
          <table:table-cell office:value-type="float" office:value="11.831007915762493" table:formula="of:=[.B1]/SIN([.B4])" table:style-name="ce4">
            <text:p>11,8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xle to center</text:p>
          </table:table-cell>
          <table:table-cell office:value-type="float" office:value="10.722534602547793" table:formula="of:=[.B5]*COS([.B4])" table:style-name="ce4">
            <text:p>10,7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Wall to center</text:p>
          </table:table-cell>
          <table:table-cell office:value-type="float" office:value="6.7225346025477926" table:formula="of:=[.B6]-[.B2]" table:style-name="ce4">
            <text:p>6,7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angle frame</text:p>
          </table:table-cell>
          <table:table-cell office:value-type="float" office:value="29.246075891495273" table:formula="of:=DEGREES(ATAN(([.B1]+0.5)/([.B6]-0.9)))" table:style-name="ce3">
            <text:p>29,25</text:p>
          </table:table-cell>
          <table:table-cell table:style-name="ce3"/>
          <table:table-cell office:value-type="string" table:style-name="ce2">
            <text:p>deg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Radius frame</text:p>
          </table:table-cell>
          <table:table-cell office:value-type="float" office:value="11.257539074693399" table:formula="of:=([.B1]+0.5)/SIN(RADIANS([.B8]))" table:style-name="ce3">
            <text:p>11,2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lfa</text:p>
          </table:table-cell>
          <table:table-cell office:value-type="float" office:value="36.666656658326367" table:formula="of:=DEGREES(ASIN(([.B7])/[.B9]))" table:style-name="ce3">
            <text:p>36,67</text:p>
          </table:table-cell>
          <table:table-cell table:style-name="ce3"/>
          <table:table-cell office:value-type="string" table:style-name="ce2">
            <text:p>deg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Beta</text:p>
          </table:table-cell>
          <table:table-cell office:value-type="float" office:value="24.087267450178359" table:formula="of:=90-[.B8]-[.B10]" table:style-name="ce4">
            <text:p>24,1</text:p>
          </table:table-cell>
          <table:table-cell table:style-name="ce4"/>
          <table:table-cell office:value-type="string" table:style-name="ce2">
            <text:p>deg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rc length</text:p>
          </table:table-cell>
          <table:table-cell office:value-type="float" office:value="4.7326933471785422" table:formula="of:=2*PI()*[.B9]*([.B11]/360)" table:style-name="ce3">
            <text:p>4,73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2">
            <text:p>resul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peed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m/s</text:p>
          </table:table-cell>
          <table:table-cell office:value-type="string" table:style-name="ce2">
            <text:p>inpu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Time</text:p>
          </table:table-cell>
          <table:table-cell office:value-type="float" office:value="0.94653866943570841" table:formula="of:=[.B12]/[.B13]" table:style-name="ce3">
            <text:p>0,95</text:p>
          </table:table-cell>
          <table:table-cell table:style-name="ce3"/>
          <table:table-cell office:value-type="string" table:style-name="ce2">
            <text:p>s</text:p>
          </table:table-cell>
          <table:table-cell office:value-type="string" table:style-name="ce2">
            <text:p>result</text:p>
          </table:table-cell>
          <table:table-cell table:number-columns-repeated="10" table:style-name="ce2"/>
          <table:table-cell table:number-columns-repeated="16369"/>
        </table:table-row>
        <table:table-row table:number-rows-repeated="2"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18]-0.9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8])" table:style-name="ce3">
            <text:p>0,44</text:p>
          </table:table-cell>
          <table:table-cell office:value-type="float" office:value="11.831007915762493" table:formula="of:=[.A18]/SIN([.E18])" table:style-name="ce4">
            <text:p>11,8</text:p>
          </table:table-cell>
          <table:table-cell office:value-type="float" office:value="10.722534602547793" table:formula="of:=[.F18]*COS([.E18])" table:style-name="ce4">
            <text:p>10,7</text:p>
          </table:table-cell>
          <table:table-cell office:value-type="float" office:value="9.8225346025477922" table:formula="of:=[.G18]-[.B18]" table:style-name="ce4">
            <text:p>9,8</text:p>
          </table:table-cell>
          <table:table-cell office:value-type="float" office:value="29.246075891495273" table:formula="of:=DEGREES(ATAN(([.A18]+0.5)/([.G18]-0.9)))" table:style-name="ce3">
            <text:p>29,25</text:p>
          </table:table-cell>
          <table:table-cell office:value-type="float" office:value="11.257539074693399" table:formula="of:=([.A18]+0.5)/SIN(RADIANS([.I18]))" table:style-name="ce3">
            <text:p>11,26</text:p>
          </table:table-cell>
          <table:table-cell office:value-type="float" office:value="60.753924108504734" table:formula="of:=DEGREES(ASIN(([.H18])/[.J18]))" table:style-name="ce3">
            <text:p>60,75</text:p>
          </table:table-cell>
          <table:table-cell office:value-type="float" office:value="0" table:formula="of:=90-[.I18]-[.K18]" table:style-name="ce4">
            <text:p>0,0</text:p>
          </table:table-cell>
          <table:table-cell office:value-type="float" office:value="0" table:formula="of:=2*PI()*[.J18]*([.L18]/360)" table:style-name="ce3">
            <text:p>0,00</text:p>
          </table:table-cell>
          <table:table-cell office:value-type="float" office:value="5" table:style-name="ce2">
            <text:p>5</text:p>
          </table:table-cell>
          <table:table-cell office:value-type="float" office:value="0" table:formula="of:=[.M18]/[.N18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19]-0.9" table:style-name="ce2">
            <text:p>0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9])" table:style-name="ce3">
            <text:p>0,44</text:p>
          </table:table-cell>
          <table:table-cell office:value-type="float" office:value="11.831007915762493" table:formula="of:=[.A19]/SIN([.E19])" table:style-name="ce4">
            <text:p>11,8</text:p>
          </table:table-cell>
          <table:table-cell office:value-type="float" office:value="10.722534602547793" table:formula="of:=[.F19]*COS([.E19])" table:style-name="ce4">
            <text:p>10,7</text:p>
          </table:table-cell>
          <table:table-cell office:value-type="float" office:value="9.7225346025477926" table:formula="of:=[.G19]-[.B19]" table:style-name="ce4">
            <text:p>9,7</text:p>
          </table:table-cell>
          <table:table-cell office:value-type="float" office:value="29.246075891495273" table:formula="of:=DEGREES(ATAN(([.A19]+0.5)/([.G19]-0.9)))" table:style-name="ce3">
            <text:p>29,25</text:p>
          </table:table-cell>
          <table:table-cell office:value-type="float" office:value="11.257539074693399" table:formula="of:=([.A19]+0.5)/SIN(RADIANS([.I19]))" table:style-name="ce3">
            <text:p>11,26</text:p>
          </table:table-cell>
          <table:table-cell office:value-type="float" office:value="59.728514618081938" table:formula="of:=DEGREES(ASIN(([.H19])/[.J19]))" table:style-name="ce3">
            <text:p>59,73</text:p>
          </table:table-cell>
          <table:table-cell office:value-type="float" office:value="1.0254094904227884" table:formula="of:=90-[.I19]-[.K19]" table:style-name="ce4">
            <text:p>1,0</text:p>
          </table:table-cell>
          <table:table-cell office:value-type="float" office:value="0.2014736077263814" table:formula="of:=2*PI()*[.J19]*([.L19]/360)" table:style-name="ce3">
            <text:p>0,20</text:p>
          </table:table-cell>
          <table:table-cell office:value-type="float" office:value="5" table:style-name="ce2">
            <text:p>5</text:p>
          </table:table-cell>
          <table:table-cell office:value-type="float" office:value="4.0294721545276281E-2" table:formula="of:=[.M19]/[.N19]" table:style-name="ce3">
            <text:p>0,0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20]-0.9" table:style-name="ce2">
            <text:p>0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0])" table:style-name="ce3">
            <text:p>0,44</text:p>
          </table:table-cell>
          <table:table-cell office:value-type="float" office:value="11.831007915762493" table:formula="of:=[.A20]/SIN([.E20])" table:style-name="ce4">
            <text:p>11,8</text:p>
          </table:table-cell>
          <table:table-cell office:value-type="float" office:value="10.722534602547793" table:formula="of:=[.F20]*COS([.E20])" table:style-name="ce4">
            <text:p>10,7</text:p>
          </table:table-cell>
          <table:table-cell office:value-type="float" office:value="9.6225346025477929" table:formula="of:=[.G20]-[.B20]" table:style-name="ce4">
            <text:p>9,6</text:p>
          </table:table-cell>
          <table:table-cell office:value-type="float" office:value="29.246075891495273" table:formula="of:=DEGREES(ATAN(([.A20]+0.5)/([.G20]-0.9)))" table:style-name="ce3">
            <text:p>29,25</text:p>
          </table:table-cell>
          <table:table-cell office:value-type="float" office:value="11.257539074693399" table:formula="of:=([.A20]+0.5)/SIN(RADIANS([.I20]))" table:style-name="ce3">
            <text:p>11,26</text:p>
          </table:table-cell>
          <table:table-cell office:value-type="float" office:value="58.733627901872843" table:formula="of:=DEGREES(ASIN(([.H20])/[.J20]))" table:style-name="ce3">
            <text:p>58,73</text:p>
          </table:table-cell>
          <table:table-cell office:value-type="float" office:value="2.0202962066318833" table:formula="of:=90-[.I20]-[.K20]" table:style-name="ce4">
            <text:p>2,0</text:p>
          </table:table-cell>
          <table:table-cell office:value-type="float" office:value="0.39695006651266951" table:formula="of:=2*PI()*[.J20]*([.L20]/360)" table:style-name="ce3">
            <text:p>0,40</text:p>
          </table:table-cell>
          <table:table-cell office:value-type="float" office:value="5" table:style-name="ce2">
            <text:p>5</text:p>
          </table:table-cell>
          <table:table-cell office:value-type="float" office:value="7.9390013302533896E-2" table:formula="of:=[.M20]/[.N20]" table:style-name="ce3">
            <text:p>0,0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21]-0.9" table:style-name="ce2">
            <text:p>0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1])" table:style-name="ce3">
            <text:p>0,44</text:p>
          </table:table-cell>
          <table:table-cell office:value-type="float" office:value="11.831007915762493" table:formula="of:=[.A21]/SIN([.E21])" table:style-name="ce4">
            <text:p>11,8</text:p>
          </table:table-cell>
          <table:table-cell office:value-type="float" office:value="10.722534602547793" table:formula="of:=[.F21]*COS([.E21])" table:style-name="ce4">
            <text:p>10,7</text:p>
          </table:table-cell>
          <table:table-cell office:value-type="float" office:value="9.5225346025477933" table:formula="of:=[.G21]-[.B21]" table:style-name="ce4">
            <text:p>9,5</text:p>
          </table:table-cell>
          <table:table-cell office:value-type="float" office:value="29.246075891495273" table:formula="of:=DEGREES(ATAN(([.A21]+0.5)/([.G21]-0.9)))" table:style-name="ce3">
            <text:p>29,25</text:p>
          </table:table-cell>
          <table:table-cell office:value-type="float" office:value="11.257539074693399" table:formula="of:=([.A21]+0.5)/SIN(RADIANS([.I21]))" table:style-name="ce3">
            <text:p>11,26</text:p>
          </table:table-cell>
          <table:table-cell office:value-type="float" office:value="57.766414621196638" table:formula="of:=DEGREES(ASIN(([.H21])/[.J21]))" table:style-name="ce3">
            <text:p>57,77</text:p>
          </table:table-cell>
          <table:table-cell office:value-type="float" office:value="2.9875094873080883" table:formula="of:=90-[.I21]-[.K21]" table:style-name="ce4">
            <text:p>3,0</text:p>
          </table:table-cell>
          <table:table-cell office:value-type="float" office:value="0.5869892176213235" table:formula="of:=2*PI()*[.J21]*([.L21]/360)" table:style-name="ce3">
            <text:p>0,59</text:p>
          </table:table-cell>
          <table:table-cell office:value-type="float" office:value="5" table:style-name="ce2">
            <text:p>5</text:p>
          </table:table-cell>
          <table:table-cell office:value-type="float" office:value="0.1173978435242647" table:formula="of:=[.M21]/[.N21]" table:style-name="ce3">
            <text:p>0,1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22]-0.9" table:style-name="ce2">
            <text:p>0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2])" table:style-name="ce3">
            <text:p>0,44</text:p>
          </table:table-cell>
          <table:table-cell office:value-type="float" office:value="11.831007915762493" table:formula="of:=[.A22]/SIN([.E22])" table:style-name="ce4">
            <text:p>11,8</text:p>
          </table:table-cell>
          <table:table-cell office:value-type="float" office:value="10.722534602547793" table:formula="of:=[.F22]*COS([.E22])" table:style-name="ce4">
            <text:p>10,7</text:p>
          </table:table-cell>
          <table:table-cell office:value-type="float" office:value="9.4225346025477918" table:formula="of:=[.G22]-[.B22]" table:style-name="ce4">
            <text:p>9,4</text:p>
          </table:table-cell>
          <table:table-cell office:value-type="float" office:value="29.246075891495273" table:formula="of:=DEGREES(ATAN(([.A22]+0.5)/([.G22]-0.9)))" table:style-name="ce3">
            <text:p>29,25</text:p>
          </table:table-cell>
          <table:table-cell office:value-type="float" office:value="11.257539074693399" table:formula="of:=([.A22]+0.5)/SIN(RADIANS([.I22]))" table:style-name="ce3">
            <text:p>11,26</text:p>
          </table:table-cell>
          <table:table-cell office:value-type="float" office:value="56.824431691342454" table:formula="of:=DEGREES(ASIN(([.H22])/[.J22]))" table:style-name="ce3">
            <text:p>56,82</text:p>
          </table:table-cell>
          <table:table-cell office:value-type="float" office:value="3.9294924171622725" table:formula="of:=90-[.I22]-[.K22]" table:style-name="ce4">
            <text:p>3,9</text:p>
          </table:table-cell>
          <table:table-cell office:value-type="float" office:value="0.77207108107875932" table:formula="of:=2*PI()*[.J22]*([.L22]/360)" table:style-name="ce3">
            <text:p>0,77</text:p>
          </table:table-cell>
          <table:table-cell office:value-type="float" office:value="5" table:style-name="ce2">
            <text:p>5</text:p>
          </table:table-cell>
          <table:table-cell office:value-type="float" office:value="0.15441421621575185" table:formula="of:=[.M22]/[.N22]" table:style-name="ce3">
            <text:p>0,1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23]-0.9" table:style-name="ce2">
            <text:p>0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3])" table:style-name="ce3">
            <text:p>0,44</text:p>
          </table:table-cell>
          <table:table-cell office:value-type="float" office:value="11.831007915762493" table:formula="of:=[.A23]/SIN([.E23])" table:style-name="ce4">
            <text:p>11,8</text:p>
          </table:table-cell>
          <table:table-cell office:value-type="float" office:value="10.722534602547793" table:formula="of:=[.F23]*COS([.E23])" table:style-name="ce4">
            <text:p>10,7</text:p>
          </table:table-cell>
          <table:table-cell office:value-type="float" office:value="9.3225346025477922" table:formula="of:=[.G23]-[.B23]" table:style-name="ce4">
            <text:p>9,3</text:p>
          </table:table-cell>
          <table:table-cell office:value-type="float" office:value="29.246075891495273" table:formula="of:=DEGREES(ATAN(([.A23]+0.5)/([.G23]-0.9)))" table:style-name="ce3">
            <text:p>29,25</text:p>
          </table:table-cell>
          <table:table-cell office:value-type="float" office:value="11.257539074693399" table:formula="of:=([.A23]+0.5)/SIN(RADIANS([.I23]))" table:style-name="ce3">
            <text:p>11,26</text:p>
          </table:table-cell>
          <table:table-cell office:value-type="float" office:value="55.905565552434709" table:formula="of:=DEGREES(ASIN(([.H23])/[.J23]))" table:style-name="ce3">
            <text:p>55,91</text:p>
          </table:table-cell>
          <table:table-cell office:value-type="float" office:value="4.8483585560700178" table:formula="of:=90-[.I23]-[.K23]" table:style-name="ce4">
            <text:p>4,8</text:p>
          </table:table-cell>
          <table:table-cell office:value-type="float" office:value="0.95261093150185583" table:formula="of:=2*PI()*[.J23]*([.L23]/360)" table:style-name="ce3">
            <text:p>0,95</text:p>
          </table:table-cell>
          <table:table-cell office:value-type="float" office:value="5" table:style-name="ce2">
            <text:p>5</text:p>
          </table:table-cell>
          <table:table-cell office:value-type="float" office:value="0.19052218630037115" table:formula="of:=[.M23]/[.N23]" table:style-name="ce3">
            <text:p>0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24]-0.9" table:style-name="ce2">
            <text:p>0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4])" table:style-name="ce3">
            <text:p>0,44</text:p>
          </table:table-cell>
          <table:table-cell office:value-type="float" office:value="11.831007915762493" table:formula="of:=[.A24]/SIN([.E24])" table:style-name="ce4">
            <text:p>11,8</text:p>
          </table:table-cell>
          <table:table-cell office:value-type="float" office:value="10.722534602547793" table:formula="of:=[.F24]*COS([.E24])" table:style-name="ce4">
            <text:p>10,7</text:p>
          </table:table-cell>
          <table:table-cell office:value-type="float" office:value="9.2225346025477926" table:formula="of:=[.G24]-[.B24]" table:style-name="ce4">
            <text:p>9,2</text:p>
          </table:table-cell>
          <table:table-cell office:value-type="float" office:value="29.246075891495273" table:formula="of:=DEGREES(ATAN(([.A24]+0.5)/([.G24]-0.9)))" table:style-name="ce3">
            <text:p>29,25</text:p>
          </table:table-cell>
          <table:table-cell office:value-type="float" office:value="11.257539074693399" table:formula="of:=([.A24]+0.5)/SIN(RADIANS([.I24]))" table:style-name="ce3">
            <text:p>11,26</text:p>
          </table:table-cell>
          <table:table-cell office:value-type="float" office:value="55.007973110209598" table:formula="of:=DEGREES(ASIN(([.H24])/[.J24]))" table:style-name="ce3">
            <text:p>55,01</text:p>
          </table:table-cell>
          <table:table-cell office:value-type="float" office:value="5.7459509982951289" table:formula="of:=90-[.I24]-[.K24]" table:style-name="ce4">
            <text:p>5,7</text:p>
          </table:table-cell>
          <table:table-cell office:value-type="float" office:value="1.128970902120485" table:formula="of:=2*PI()*[.J24]*([.L24]/360)" table:style-name="ce3">
            <text:p>1,13</text:p>
          </table:table-cell>
          <table:table-cell office:value-type="float" office:value="5" table:style-name="ce2">
            <text:p>5</text:p>
          </table:table-cell>
          <table:table-cell office:value-type="float" office:value="0.22579418042409699" table:formula="of:=[.M24]/[.N24]" table:style-name="ce3">
            <text:p>0,2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25]-0.9" table:style-name="ce2">
            <text:p>0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5])" table:style-name="ce3">
            <text:p>0,44</text:p>
          </table:table-cell>
          <table:table-cell office:value-type="float" office:value="11.831007915762493" table:formula="of:=[.A25]/SIN([.E25])" table:style-name="ce4">
            <text:p>11,8</text:p>
          </table:table-cell>
          <table:table-cell office:value-type="float" office:value="10.722534602547793" table:formula="of:=[.F25]*COS([.E25])" table:style-name="ce4">
            <text:p>10,7</text:p>
          </table:table-cell>
          <table:table-cell office:value-type="float" office:value="9.1225346025477929" table:formula="of:=[.G25]-[.B25]" table:style-name="ce4">
            <text:p>9,1</text:p>
          </table:table-cell>
          <table:table-cell office:value-type="float" office:value="29.246075891495273" table:formula="of:=DEGREES(ATAN(([.A25]+0.5)/([.G25]-0.9)))" table:style-name="ce3">
            <text:p>29,25</text:p>
          </table:table-cell>
          <table:table-cell office:value-type="float" office:value="11.257539074693399" table:formula="of:=([.A25]+0.5)/SIN(RADIANS([.I25]))" table:style-name="ce3">
            <text:p>11,26</text:p>
          </table:table-cell>
          <table:table-cell office:value-type="float" office:value="54.130035615369046" table:formula="of:=DEGREES(ASIN(([.H25])/[.J25]))" table:style-name="ce3">
            <text:p>54,13</text:p>
          </table:table-cell>
          <table:table-cell office:value-type="float" office:value="6.6238884931356807" table:formula="of:=90-[.I25]-[.K25]" table:style-name="ce4">
            <text:p>6,6</text:p>
          </table:table-cell>
          <table:table-cell office:value-type="float" office:value="1.3014690466138201" table:formula="of:=2*PI()*[.J25]*([.L25]/360)" table:style-name="ce3">
            <text:p>1,30</text:p>
          </table:table-cell>
          <table:table-cell office:value-type="float" office:value="5" table:style-name="ce2">
            <text:p>5</text:p>
          </table:table-cell>
          <table:table-cell office:value-type="float" office:value="0.26029380932276402" table:formula="of:=[.M25]/[.N25]" table:style-name="ce3">
            <text:p>0,2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26]-0.9" table:style-name="ce2">
            <text:p>0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6])" table:style-name="ce3">
            <text:p>0,44</text:p>
          </table:table-cell>
          <table:table-cell office:value-type="float" office:value="11.831007915762493" table:formula="of:=[.A26]/SIN([.E26])" table:style-name="ce4">
            <text:p>11,8</text:p>
          </table:table-cell>
          <table:table-cell office:value-type="float" office:value="10.722534602547793" table:formula="of:=[.F26]*COS([.E26])" table:style-name="ce4">
            <text:p>10,7</text:p>
          </table:table-cell>
          <table:table-cell office:value-type="float" office:value="9.0225346025477933" table:formula="of:=[.G26]-[.B26]" table:style-name="ce4">
            <text:p>9,0</text:p>
          </table:table-cell>
          <table:table-cell office:value-type="float" office:value="29.246075891495273" table:formula="of:=DEGREES(ATAN(([.A26]+0.5)/([.G26]-0.9)))" table:style-name="ce3">
            <text:p>29,25</text:p>
          </table:table-cell>
          <table:table-cell office:value-type="float" office:value="11.257539074693399" table:formula="of:=([.A26]+0.5)/SIN(RADIANS([.I26]))" table:style-name="ce3">
            <text:p>11,26</text:p>
          </table:table-cell>
          <table:table-cell office:value-type="float" office:value="53.270322178027804" table:formula="of:=DEGREES(ASIN(([.H26])/[.J26]))" table:style-name="ce3">
            <text:p>53,27</text:p>
          </table:table-cell>
          <table:table-cell office:value-type="float" office:value="7.4836019304769223" table:formula="of:=90-[.I26]-[.K26]" table:style-name="ce4">
            <text:p>7,5</text:p>
          </table:table-cell>
          <table:table-cell office:value-type="float" office:value="1.4703865078327252" table:formula="of:=2*PI()*[.J26]*([.L26]/360)" table:style-name="ce3">
            <text:p>1,47</text:p>
          </table:table-cell>
          <table:table-cell office:value-type="float" office:value="5" table:style-name="ce2">
            <text:p>5</text:p>
          </table:table-cell>
          <table:table-cell office:value-type="float" office:value="0.29407730156654505" table:formula="of:=[.M26]/[.N26]" table:style-name="ce3">
            <text:p>0,2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27]-0.9" table:style-name="ce2">
            <text:p>0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7])" table:style-name="ce3">
            <text:p>0,44</text:p>
          </table:table-cell>
          <table:table-cell office:value-type="float" office:value="11.831007915762493" table:formula="of:=[.A27]/SIN([.E27])" table:style-name="ce4">
            <text:p>11,8</text:p>
          </table:table-cell>
          <table:table-cell office:value-type="float" office:value="10.722534602547793" table:formula="of:=[.F27]*COS([.E27])" table:style-name="ce4">
            <text:p>10,7</text:p>
          </table:table-cell>
          <table:table-cell office:value-type="float" office:value="8.9225346025477918" table:formula="of:=[.G27]-[.B27]" table:style-name="ce4">
            <text:p>8,9</text:p>
          </table:table-cell>
          <table:table-cell office:value-type="float" office:value="29.246075891495273" table:formula="of:=DEGREES(ATAN(([.A27]+0.5)/([.G27]-0.9)))" table:style-name="ce3">
            <text:p>29,25</text:p>
          </table:table-cell>
          <table:table-cell office:value-type="float" office:value="11.257539074693399" table:formula="of:=([.A27]+0.5)/SIN(RADIANS([.I27]))" table:style-name="ce3">
            <text:p>11,26</text:p>
          </table:table-cell>
          <table:table-cell office:value-type="float" office:value="52.427560566412311" table:formula="of:=DEGREES(ASIN(([.H27])/[.J27]))" table:style-name="ce3">
            <text:p>52,43</text:p>
          </table:table-cell>
          <table:table-cell office:value-type="float" office:value="8.326363542092416" table:formula="of:=90-[.I27]-[.K27]" table:style-name="ce4">
            <text:p>8,3</text:p>
          </table:table-cell>
          <table:table-cell office:value-type="float" office:value="1.6359732553041815" table:formula="of:=2*PI()*[.J27]*([.L27]/360)" table:style-name="ce3">
            <text:p>1,64</text:p>
          </table:table-cell>
          <table:table-cell office:value-type="float" office:value="5" table:style-name="ce2">
            <text:p>5</text:p>
          </table:table-cell>
          <table:table-cell office:value-type="float" office:value="0.32719465106083628" table:formula="of:=[.M27]/[.N27]" table:style-name="ce3">
            <text:p>0,3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28]-0.9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8])" table:style-name="ce3">
            <text:p>0,44</text:p>
          </table:table-cell>
          <table:table-cell office:value-type="float" office:value="11.831007915762493" table:formula="of:=[.A28]/SIN([.E28])" table:style-name="ce4">
            <text:p>11,8</text:p>
          </table:table-cell>
          <table:table-cell office:value-type="float" office:value="10.722534602547793" table:formula="of:=[.F28]*COS([.E28])" table:style-name="ce4">
            <text:p>10,7</text:p>
          </table:table-cell>
          <table:table-cell office:value-type="float" office:value="8.8225346025477922" table:formula="of:=[.G28]-[.B28]" table:style-name="ce4">
            <text:p>8,8</text:p>
          </table:table-cell>
          <table:table-cell office:value-type="float" office:value="29.246075891495273" table:formula="of:=DEGREES(ATAN(([.A28]+0.5)/([.G28]-0.9)))" table:style-name="ce3">
            <text:p>29,25</text:p>
          </table:table-cell>
          <table:table-cell office:value-type="float" office:value="11.257539074693399" table:formula="of:=([.A28]+0.5)/SIN(RADIANS([.I28]))" table:style-name="ce3">
            <text:p>11,26</text:p>
          </table:table-cell>
          <table:table-cell office:value-type="float" office:value="51.600613588059701" table:formula="of:=DEGREES(ASIN(([.H28])/[.J28]))" table:style-name="ce3">
            <text:p>51,60</text:p>
          </table:table-cell>
          <table:table-cell office:value-type="float" office:value="9.1533105204450251" table:formula="of:=90-[.I28]-[.K28]" table:style-name="ce4">
            <text:p>9,2</text:p>
          </table:table-cell>
          <table:table-cell office:value-type="float" office:value="1.7984527258798202" table:formula="of:=2*PI()*[.J28]*([.L28]/360)" table:style-name="ce3">
            <text:p>1,80</text:p>
          </table:table-cell>
          <table:table-cell office:value-type="float" office:value="5" table:style-name="ce2">
            <text:p>5</text:p>
          </table:table-cell>
          <table:table-cell office:value-type="float" office:value="0.35969054517596405" table:formula="of:=[.M28]/[.N28]" table:style-name="ce3">
            <text:p>0,3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29]-0.9" table:style-name="ce2">
            <text:p>1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9])" table:style-name="ce3">
            <text:p>0,44</text:p>
          </table:table-cell>
          <table:table-cell office:value-type="float" office:value="11.831007915762493" table:formula="of:=[.A29]/SIN([.E29])" table:style-name="ce4">
            <text:p>11,8</text:p>
          </table:table-cell>
          <table:table-cell office:value-type="float" office:value="10.722534602547793" table:formula="of:=[.F29]*COS([.E29])" table:style-name="ce4">
            <text:p>10,7</text:p>
          </table:table-cell>
          <table:table-cell office:value-type="float" office:value="8.7225346025477926" table:formula="of:=[.G29]-[.B29]" table:style-name="ce4">
            <text:p>8,7</text:p>
          </table:table-cell>
          <table:table-cell office:value-type="float" office:value="29.246075891495273" table:formula="of:=DEGREES(ATAN(([.A29]+0.5)/([.G29]-0.9)))" table:style-name="ce3">
            <text:p>29,25</text:p>
          </table:table-cell>
          <table:table-cell office:value-type="float" office:value="11.257539074693399" table:formula="of:=([.A29]+0.5)/SIN(RADIANS([.I29]))" table:style-name="ce3">
            <text:p>11,26</text:p>
          </table:table-cell>
          <table:table-cell office:value-type="float" office:value="50.788459802470477" table:formula="of:=DEGREES(ASIN(([.H29])/[.J29]))" table:style-name="ce3">
            <text:p>50,79</text:p>
          </table:table-cell>
          <table:table-cell office:value-type="float" office:value="9.9654643060342494" table:formula="of:=90-[.I29]-[.K29]" table:style-name="ce4">
            <text:p>10,0</text:p>
          </table:table-cell>
          <table:table-cell office:value-type="float" office:value="1.9580256133355751" table:formula="of:=2*PI()*[.J29]*([.L29]/360)" table:style-name="ce3">
            <text:p>1,96</text:p>
          </table:table-cell>
          <table:table-cell office:value-type="float" office:value="5" table:style-name="ce2">
            <text:p>5</text:p>
          </table:table-cell>
          <table:table-cell office:value-type="float" office:value="0.391605122667115" table:formula="of:=[.M29]/[.N29]" table:style-name="ce3">
            <text:p>0,3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30]-0.9" table:style-name="ce2">
            <text:p>1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0])" table:style-name="ce3">
            <text:p>0,44</text:p>
          </table:table-cell>
          <table:table-cell office:value-type="float" office:value="11.831007915762493" table:formula="of:=[.A30]/SIN([.E30])" table:style-name="ce4">
            <text:p>11,8</text:p>
          </table:table-cell>
          <table:table-cell office:value-type="float" office:value="10.722534602547793" table:formula="of:=[.F30]*COS([.E30])" table:style-name="ce4">
            <text:p>10,7</text:p>
          </table:table-cell>
          <table:table-cell office:value-type="float" office:value="8.6225346025477929" table:formula="of:=[.G30]-[.B30]" table:style-name="ce4">
            <text:p>8,6</text:p>
          </table:table-cell>
          <table:table-cell office:value-type="float" office:value="29.246075891495273" table:formula="of:=DEGREES(ATAN(([.A30]+0.5)/([.G30]-0.9)))" table:style-name="ce3">
            <text:p>29,25</text:p>
          </table:table-cell>
          <table:table-cell office:value-type="float" office:value="11.257539074693399" table:formula="of:=([.A30]+0.5)/SIN(RADIANS([.I30]))" table:style-name="ce3">
            <text:p>11,26</text:p>
          </table:table-cell>
          <table:table-cell office:value-type="float" office:value="49.990177632524407" table:formula="of:=DEGREES(ASIN(([.H30])/[.J30]))" table:style-name="ce3">
            <text:p>49,99</text:p>
          </table:table-cell>
          <table:table-cell office:value-type="float" office:value="10.763746475980319" table:formula="of:=90-[.I30]-[.K30]" table:style-name="ce4">
            <text:p>10,8</text:p>
          </table:table-cell>
          <table:table-cell office:value-type="float" office:value="2.1148729901785241" table:formula="of:=2*PI()*[.J30]*([.L30]/360)" table:style-name="ce3">
            <text:p>2,11</text:p>
          </table:table-cell>
          <table:table-cell office:value-type="float" office:value="5" table:style-name="ce2">
            <text:p>5</text:p>
          </table:table-cell>
          <table:table-cell office:value-type="float" office:value="0.42297459803570481" table:formula="of:=[.M30]/[.N30]" table:style-name="ce3">
            <text:p>0,4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31]-0.9" table:style-name="ce2">
            <text:p>1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1])" table:style-name="ce3">
            <text:p>0,44</text:p>
          </table:table-cell>
          <table:table-cell office:value-type="float" office:value="11.831007915762493" table:formula="of:=[.A31]/SIN([.E31])" table:style-name="ce4">
            <text:p>11,8</text:p>
          </table:table-cell>
          <table:table-cell office:value-type="float" office:value="10.722534602547793" table:formula="of:=[.F31]*COS([.E31])" table:style-name="ce4">
            <text:p>10,7</text:p>
          </table:table-cell>
          <table:table-cell office:value-type="float" office:value="8.5225346025477933" table:formula="of:=[.G31]-[.B31]" table:style-name="ce4">
            <text:p>8,5</text:p>
          </table:table-cell>
          <table:table-cell office:value-type="float" office:value="29.246075891495273" table:formula="of:=DEGREES(ATAN(([.A31]+0.5)/([.G31]-0.9)))" table:style-name="ce3">
            <text:p>29,25</text:p>
          </table:table-cell>
          <table:table-cell office:value-type="float" office:value="11.257539074693399" table:formula="of:=([.A31]+0.5)/SIN(RADIANS([.I31]))" table:style-name="ce3">
            <text:p>11,26</text:p>
          </table:table-cell>
          <table:table-cell office:value-type="float" office:value="49.204932170365623" table:formula="of:=DEGREES(ASIN(([.H31])/[.J31]))" table:style-name="ce3">
            <text:p>49,20</text:p>
          </table:table-cell>
          <table:table-cell office:value-type="float" office:value="11.548991938139103" table:formula="of:=90-[.I31]-[.K31]" table:style-name="ce4">
            <text:p>11,5</text:p>
          </table:table-cell>
          <table:table-cell office:value-type="float" office:value="2.2691589000413921" table:formula="of:=2*PI()*[.J31]*([.L31]/360)" table:style-name="ce3">
            <text:p>2,27</text:p>
          </table:table-cell>
          <table:table-cell office:value-type="float" office:value="5" table:style-name="ce2">
            <text:p>5</text:p>
          </table:table-cell>
          <table:table-cell office:value-type="float" office:value="0.4538317800082784" table:formula="of:=[.M31]/[.N31]" table:style-name="ce3">
            <text:p>0,4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32]-0.9" table:style-name="ce2">
            <text:p>1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2])" table:style-name="ce3">
            <text:p>0,44</text:p>
          </table:table-cell>
          <table:table-cell office:value-type="float" office:value="11.831007915762493" table:formula="of:=[.A32]/SIN([.E32])" table:style-name="ce4">
            <text:p>11,8</text:p>
          </table:table-cell>
          <table:table-cell office:value-type="float" office:value="10.722534602547793" table:formula="of:=[.F32]*COS([.E32])" table:style-name="ce4">
            <text:p>10,7</text:p>
          </table:table-cell>
          <table:table-cell office:value-type="float" office:value="8.4225346025477918" table:formula="of:=[.G32]-[.B32]" table:style-name="ce4">
            <text:p>8,4</text:p>
          </table:table-cell>
          <table:table-cell office:value-type="float" office:value="29.246075891495273" table:formula="of:=DEGREES(ATAN(([.A32]+0.5)/([.G32]-0.9)))" table:style-name="ce3">
            <text:p>29,25</text:p>
          </table:table-cell>
          <table:table-cell office:value-type="float" office:value="11.257539074693399" table:formula="of:=([.A32]+0.5)/SIN(RADIANS([.I32]))" table:style-name="ce3">
            <text:p>11,26</text:p>
          </table:table-cell>
          <table:table-cell office:value-type="float" office:value="48.431964139666952" table:formula="of:=DEGREES(ASIN(([.H32])/[.J32]))" table:style-name="ce3">
            <text:p>48,43</text:p>
          </table:table-cell>
          <table:table-cell office:value-type="float" office:value="12.321959968837774" table:formula="of:=90-[.I32]-[.K32]" table:style-name="ce4">
            <text:p>12,3</text:p>
          </table:table-cell>
          <table:table-cell office:value-type="float" office:value="2.4210325263892494" table:formula="of:=2*PI()*[.J32]*([.L32]/360)" table:style-name="ce3">
            <text:p>2,42</text:p>
          </table:table-cell>
          <table:table-cell office:value-type="float" office:value="5" table:style-name="ce2">
            <text:p>5</text:p>
          </table:table-cell>
          <table:table-cell office:value-type="float" office:value="0.48420650527784986" table:formula="of:=[.M32]/[.N32]" table:style-name="ce3">
            <text:p>0,4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33]-0.9" table:style-name="ce2">
            <text:p>1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3])" table:style-name="ce3">
            <text:p>0,44</text:p>
          </table:table-cell>
          <table:table-cell office:value-type="float" office:value="11.831007915762493" table:formula="of:=[.A33]/SIN([.E33])" table:style-name="ce4">
            <text:p>11,8</text:p>
          </table:table-cell>
          <table:table-cell office:value-type="float" office:value="10.722534602547793" table:formula="of:=[.F33]*COS([.E33])" table:style-name="ce4">
            <text:p>10,7</text:p>
          </table:table-cell>
          <table:table-cell office:value-type="float" office:value="8.3225346025477922" table:formula="of:=[.G33]-[.B33]" table:style-name="ce4">
            <text:p>8,3</text:p>
          </table:table-cell>
          <table:table-cell office:value-type="float" office:value="29.246075891495273" table:formula="of:=DEGREES(ATAN(([.A33]+0.5)/([.G33]-0.9)))" table:style-name="ce3">
            <text:p>29,25</text:p>
          </table:table-cell>
          <table:table-cell office:value-type="float" office:value="11.257539074693399" table:formula="of:=([.A33]+0.5)/SIN(RADIANS([.I33]))" table:style-name="ce3">
            <text:p>11,26</text:p>
          </table:table-cell>
          <table:table-cell office:value-type="float" office:value="47.670580598716356" table:formula="of:=DEGREES(ASIN(([.H33])/[.J33]))" table:style-name="ce3">
            <text:p>47,67</text:p>
          </table:table-cell>
          <table:table-cell office:value-type="float" office:value="13.083343509788371" table:formula="of:=90-[.I33]-[.K33]" table:style-name="ce4">
            <text:p>13,1</text:p>
          </table:table-cell>
          <table:table-cell office:value-type="float" office:value="2.5706300191875222" table:formula="of:=2*PI()*[.J33]*([.L33]/360)" table:style-name="ce3">
            <text:p>2,57</text:p>
          </table:table-cell>
          <table:table-cell office:value-type="float" office:value="5" table:style-name="ce2">
            <text:p>5</text:p>
          </table:table-cell>
          <table:table-cell office:value-type="float" office:value="0.5141260038375044" table:formula="of:=[.M33]/[.N33]" table:style-name="ce3">
            <text:p>0,5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34]-0.9" table:style-name="ce2">
            <text:p>1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4])" table:style-name="ce3">
            <text:p>0,44</text:p>
          </table:table-cell>
          <table:table-cell office:value-type="float" office:value="11.831007915762493" table:formula="of:=[.A34]/SIN([.E34])" table:style-name="ce4">
            <text:p>11,8</text:p>
          </table:table-cell>
          <table:table-cell office:value-type="float" office:value="10.722534602547793" table:formula="of:=[.F34]*COS([.E34])" table:style-name="ce4">
            <text:p>10,7</text:p>
          </table:table-cell>
          <table:table-cell office:value-type="float" office:value="8.2225346025477926" table:formula="of:=[.G34]-[.B34]" table:style-name="ce4">
            <text:p>8,2</text:p>
          </table:table-cell>
          <table:table-cell office:value-type="float" office:value="29.246075891495273" table:formula="of:=DEGREES(ATAN(([.A34]+0.5)/([.G34]-0.9)))" table:style-name="ce3">
            <text:p>29,25</text:p>
          </table:table-cell>
          <table:table-cell office:value-type="float" office:value="11.257539074693399" table:formula="of:=([.A34]+0.5)/SIN(RADIANS([.I34]))" table:style-name="ce3">
            <text:p>11,26</text:p>
          </table:table-cell>
          <table:table-cell office:value-type="float" office:value="46.920147060194793" table:formula="of:=DEGREES(ASIN(([.H34])/[.J34]))" table:style-name="ce3">
            <text:p>46,92</text:p>
          </table:table-cell>
          <table:table-cell office:value-type="float" office:value="13.833777048309933" table:formula="of:=90-[.I34]-[.K34]" table:style-name="ce4">
            <text:p>13,8</text:p>
          </table:table-cell>
          <table:table-cell office:value-type="float" office:value="2.7180760432168842" table:formula="of:=2*PI()*[.J34]*([.L34]/360)" table:style-name="ce3">
            <text:p>2,72</text:p>
          </table:table-cell>
          <table:table-cell office:value-type="float" office:value="5" table:style-name="ce2">
            <text:p>5</text:p>
          </table:table-cell>
          <table:table-cell office:value-type="float" office:value="0.54361520864337687" table:formula="of:=[.M34]/[.N34]" table:style-name="ce3">
            <text:p>0,5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35]-0.9" table:style-name="ce2">
            <text:p>1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5])" table:style-name="ce3">
            <text:p>0,44</text:p>
          </table:table-cell>
          <table:table-cell office:value-type="float" office:value="11.831007915762493" table:formula="of:=[.A35]/SIN([.E35])" table:style-name="ce4">
            <text:p>11,8</text:p>
          </table:table-cell>
          <table:table-cell office:value-type="float" office:value="10.722534602547793" table:formula="of:=[.F35]*COS([.E35])" table:style-name="ce4">
            <text:p>10,7</text:p>
          </table:table-cell>
          <table:table-cell office:value-type="float" office:value="8.1225346025477929" table:formula="of:=[.G35]-[.B35]" table:style-name="ce4">
            <text:p>8,1</text:p>
          </table:table-cell>
          <table:table-cell office:value-type="float" office:value="29.246075891495273" table:formula="of:=DEGREES(ATAN(([.A35]+0.5)/([.G35]-0.9)))" table:style-name="ce3">
            <text:p>29,25</text:p>
          </table:table-cell>
          <table:table-cell office:value-type="float" office:value="11.257539074693399" table:formula="of:=([.A35]+0.5)/SIN(RADIANS([.I35]))" table:style-name="ce3">
            <text:p>11,26</text:p>
          </table:table-cell>
          <table:table-cell office:value-type="float" office:value="46.180080772493291" table:formula="of:=DEGREES(ASIN(([.H35])/[.J35]))" table:style-name="ce3">
            <text:p>46,18</text:p>
          </table:table-cell>
          <table:table-cell office:value-type="float" office:value="14.573843336011436" table:formula="of:=90-[.I35]-[.K35]" table:style-name="ce4">
            <text:p>14,6</text:p>
          </table:table-cell>
          <table:table-cell office:value-type="float" office:value="2.8634850981676183" table:formula="of:=2*PI()*[.J35]*([.L35]/360)" table:style-name="ce3">
            <text:p>2,86</text:p>
          </table:table-cell>
          <table:table-cell office:value-type="float" office:value="5" table:style-name="ce2">
            <text:p>5</text:p>
          </table:table-cell>
          <table:table-cell office:value-type="float" office:value="0.57269701963352371" table:formula="of:=[.M35]/[.N35]" table:style-name="ce3">
            <text:p>0,5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36]-0.9" table:style-name="ce2">
            <text:p>1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6])" table:style-name="ce3">
            <text:p>0,44</text:p>
          </table:table-cell>
          <table:table-cell office:value-type="float" office:value="11.831007915762493" table:formula="of:=[.A36]/SIN([.E36])" table:style-name="ce4">
            <text:p>11,8</text:p>
          </table:table-cell>
          <table:table-cell office:value-type="float" office:value="10.722534602547793" table:formula="of:=[.F36]*COS([.E36])" table:style-name="ce4">
            <text:p>10,7</text:p>
          </table:table-cell>
          <table:table-cell office:value-type="float" office:value="8.0225346025477933" table:formula="of:=[.G36]-[.B36]" table:style-name="ce4">
            <text:p>8,0</text:p>
          </table:table-cell>
          <table:table-cell office:value-type="float" office:value="29.246075891495273" table:formula="of:=DEGREES(ATAN(([.A36]+0.5)/([.G36]-0.9)))" table:style-name="ce3">
            <text:p>29,25</text:p>
          </table:table-cell>
          <table:table-cell office:value-type="float" office:value="11.257539074693399" table:formula="of:=([.A36]+0.5)/SIN(RADIANS([.I36]))" table:style-name="ce3">
            <text:p>11,26</text:p>
          </table:table-cell>
          <table:table-cell office:value-type="float" office:value="45.449844959994586" table:formula="of:=DEGREES(ASIN(([.H36])/[.J36]))" table:style-name="ce3">
            <text:p>45,45</text:p>
          </table:table-cell>
          <table:table-cell office:value-type="float" office:value="15.304079148510141" table:formula="of:=90-[.I36]-[.K36]" table:style-name="ce4">
            <text:p>15,3</text:p>
          </table:table-cell>
          <table:table-cell office:value-type="float" office:value="3.0069626503155495" table:formula="of:=2*PI()*[.J36]*([.L36]/360)" table:style-name="ce3">
            <text:p>3,01</text:p>
          </table:table-cell>
          <table:table-cell office:value-type="float" office:value="5" table:style-name="ce2">
            <text:p>5</text:p>
          </table:table-cell>
          <table:table-cell office:value-type="float" office:value="0.60139253006310989" table:formula="of:=[.M36]/[.N36]" table:style-name="ce3">
            <text:p>0,6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37]-0.9" table:style-name="ce2">
            <text:p>1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7])" table:style-name="ce3">
            <text:p>0,44</text:p>
          </table:table-cell>
          <table:table-cell office:value-type="float" office:value="11.831007915762493" table:formula="of:=[.A37]/SIN([.E37])" table:style-name="ce4">
            <text:p>11,8</text:p>
          </table:table-cell>
          <table:table-cell office:value-type="float" office:value="10.722534602547793" table:formula="of:=[.F37]*COS([.E37])" table:style-name="ce4">
            <text:p>10,7</text:p>
          </table:table-cell>
          <table:table-cell office:value-type="float" office:value="7.9225346025477927" table:formula="of:=[.G37]-[.B37]" table:style-name="ce4">
            <text:p>7,9</text:p>
          </table:table-cell>
          <table:table-cell office:value-type="float" office:value="29.246075891495273" table:formula="of:=DEGREES(ATAN(([.A37]+0.5)/([.G37]-0.9)))" table:style-name="ce3">
            <text:p>29,25</text:p>
          </table:table-cell>
          <table:table-cell office:value-type="float" office:value="11.257539074693399" table:formula="of:=([.A37]+0.5)/SIN(RADIANS([.I37]))" table:style-name="ce3">
            <text:p>11,26</text:p>
          </table:table-cell>
          <table:table-cell office:value-type="float" office:value="44.728943860205881" table:formula="of:=DEGREES(ASIN(([.H37])/[.J37]))" table:style-name="ce3">
            <text:p>44,73</text:p>
          </table:table-cell>
          <table:table-cell office:value-type="float" office:value="16.024980248298846" table:formula="of:=90-[.I37]-[.K37]" table:style-name="ce4">
            <text:p>16,0</text:p>
          </table:table-cell>
          <table:table-cell office:value-type="float" office:value="3.1486061076317688" table:formula="of:=2*PI()*[.J37]*([.L37]/360)" table:style-name="ce3">
            <text:p>3,15</text:p>
          </table:table-cell>
          <table:table-cell office:value-type="float" office:value="5" table:style-name="ce2">
            <text:p>5</text:p>
          </table:table-cell>
          <table:table-cell office:value-type="float" office:value="0.62972122152635379" table:formula="of:=[.M37]/[.N37]" table:style-name="ce3">
            <text:p>0,6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38]-0.9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8])" table:style-name="ce3">
            <text:p>0,44</text:p>
          </table:table-cell>
          <table:table-cell office:value-type="float" office:value="11.831007915762493" table:formula="of:=[.A38]/SIN([.E38])" table:style-name="ce4">
            <text:p>11,8</text:p>
          </table:table-cell>
          <table:table-cell office:value-type="float" office:value="10.722534602547793" table:formula="of:=[.F38]*COS([.E38])" table:style-name="ce4">
            <text:p>10,7</text:p>
          </table:table-cell>
          <table:table-cell office:value-type="float" office:value="7.8225346025477922" table:formula="of:=[.G38]-[.B38]" table:style-name="ce4">
            <text:p>7,8</text:p>
          </table:table-cell>
          <table:table-cell office:value-type="float" office:value="29.246075891495273" table:formula="of:=DEGREES(ATAN(([.A38]+0.5)/([.G38]-0.9)))" table:style-name="ce3">
            <text:p>29,25</text:p>
          </table:table-cell>
          <table:table-cell office:value-type="float" office:value="11.257539074693399" table:formula="of:=([.A38]+0.5)/SIN(RADIANS([.I38]))" table:style-name="ce3">
            <text:p>11,26</text:p>
          </table:table-cell>
          <table:table-cell office:value-type="float" office:value="44.016918427044715" table:formula="of:=DEGREES(ASIN(([.H38])/[.J38]))" table:style-name="ce3">
            <text:p>44,02</text:p>
          </table:table-cell>
          <table:table-cell office:value-type="float" office:value="16.737005681460012" table:formula="of:=90-[.I38]-[.K38]" table:style-name="ce4">
            <text:p>16,7</text:p>
          </table:table-cell>
          <table:table-cell office:value-type="float" office:value="3.2885056640058492" table:formula="of:=2*PI()*[.J38]*([.L38]/360)" table:style-name="ce3">
            <text:p>3,29</text:p>
          </table:table-cell>
          <table:table-cell office:value-type="float" office:value="5" table:style-name="ce2">
            <text:p>5</text:p>
          </table:table-cell>
          <table:table-cell office:value-type="float" office:value="0.65770113280116982" table:formula="of:=[.M38]/[.N38]" table:style-name="ce3">
            <text:p>0,6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39]-0.9" table:style-name="ce2">
            <text:p>2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9])" table:style-name="ce3">
            <text:p>0,44</text:p>
          </table:table-cell>
          <table:table-cell office:value-type="float" office:value="11.831007915762493" table:formula="of:=[.A39]/SIN([.E39])" table:style-name="ce4">
            <text:p>11,8</text:p>
          </table:table-cell>
          <table:table-cell office:value-type="float" office:value="10.722534602547793" table:formula="of:=[.F39]*COS([.E39])" table:style-name="ce4">
            <text:p>10,7</text:p>
          </table:table-cell>
          <table:table-cell office:value-type="float" office:value="7.7225346025477926" table:formula="of:=[.G39]-[.B39]" table:style-name="ce4">
            <text:p>7,7</text:p>
          </table:table-cell>
          <table:table-cell office:value-type="float" office:value="29.246075891495273" table:formula="of:=DEGREES(ATAN(([.A39]+0.5)/([.G39]-0.9)))" table:style-name="ce3">
            <text:p>29,25</text:p>
          </table:table-cell>
          <table:table-cell office:value-type="float" office:value="11.257539074693399" table:formula="of:=([.A39]+0.5)/SIN(RADIANS([.I39]))" table:style-name="ce3">
            <text:p>11,26</text:p>
          </table:table-cell>
          <table:table-cell office:value-type="float" office:value="43.313342594174138" table:formula="of:=DEGREES(ASIN(([.H39])/[.J39]))" table:style-name="ce3">
            <text:p>43,31</text:p>
          </table:table-cell>
          <table:table-cell office:value-type="float" office:value="17.440581514330589" table:formula="of:=90-[.I39]-[.K39]" table:style-name="ce4">
            <text:p>17,4</text:p>
          </table:table-cell>
          <table:table-cell office:value-type="float" office:value="3.4267450334299441" table:formula="of:=2*PI()*[.J39]*([.L39]/360)" table:style-name="ce3">
            <text:p>3,43</text:p>
          </table:table-cell>
          <table:table-cell office:value-type="float" office:value="5" table:style-name="ce2">
            <text:p>5</text:p>
          </table:table-cell>
          <table:table-cell office:value-type="float" office:value="0.68534900668598886" table:formula="of:=[.M39]/[.N39]" table:style-name="ce3">
            <text:p>0,6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40]-0.9" table:style-name="ce2">
            <text:p>2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0])" table:style-name="ce3">
            <text:p>0,44</text:p>
          </table:table-cell>
          <table:table-cell office:value-type="float" office:value="11.831007915762493" table:formula="of:=[.A40]/SIN([.E40])" table:style-name="ce4">
            <text:p>11,8</text:p>
          </table:table-cell>
          <table:table-cell office:value-type="float" office:value="10.722534602547793" table:formula="of:=[.F40]*COS([.E40])" table:style-name="ce4">
            <text:p>10,7</text:p>
          </table:table-cell>
          <table:table-cell office:value-type="float" office:value="7.6225346025477929" table:formula="of:=[.G40]-[.B40]" table:style-name="ce4">
            <text:p>7,6</text:p>
          </table:table-cell>
          <table:table-cell office:value-type="float" office:value="29.246075891495273" table:formula="of:=DEGREES(ATAN(([.A40]+0.5)/([.G40]-0.9)))" table:style-name="ce3">
            <text:p>29,25</text:p>
          </table:table-cell>
          <table:table-cell office:value-type="float" office:value="11.257539074693399" table:formula="of:=([.A40]+0.5)/SIN(RADIANS([.I40]))" table:style-name="ce3">
            <text:p>11,26</text:p>
          </table:table-cell>
          <table:table-cell office:value-type="float" office:value="42.617820011688636" table:formula="of:=DEGREES(ASIN(([.H40])/[.J40]))" table:style-name="ce3">
            <text:p>42,62</text:p>
          </table:table-cell>
          <table:table-cell office:value-type="float" office:value="18.136104096816091" table:formula="of:=90-[.I40]-[.K40]" table:style-name="ce4">
            <text:p>18,1</text:p>
          </table:table-cell>
          <table:table-cell office:value-type="float" office:value="3.5634020911784017" table:formula="of:=2*PI()*[.J40]*([.L40]/360)" table:style-name="ce3">
            <text:p>3,56</text:p>
          </table:table-cell>
          <table:table-cell office:value-type="float" office:value="5" table:style-name="ce2">
            <text:p>5</text:p>
          </table:table-cell>
          <table:table-cell office:value-type="float" office:value="0.71268041823568029" table:formula="of:=[.M40]/[.N40]" table:style-name="ce3">
            <text:p>0,7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41]-0.9" table:style-name="ce2">
            <text:p>2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1])" table:style-name="ce3">
            <text:p>0,44</text:p>
          </table:table-cell>
          <table:table-cell office:value-type="float" office:value="11.831007915762493" table:formula="of:=[.A41]/SIN([.E41])" table:style-name="ce4">
            <text:p>11,8</text:p>
          </table:table-cell>
          <table:table-cell office:value-type="float" office:value="10.722534602547793" table:formula="of:=[.F41]*COS([.E41])" table:style-name="ce4">
            <text:p>10,7</text:p>
          </table:table-cell>
          <table:table-cell office:value-type="float" office:value="7.5225346025477924" table:formula="of:=[.G41]-[.B41]" table:style-name="ce4">
            <text:p>7,5</text:p>
          </table:table-cell>
          <table:table-cell office:value-type="float" office:value="29.246075891495273" table:formula="of:=DEGREES(ATAN(([.A41]+0.5)/([.G41]-0.9)))" table:style-name="ce3">
            <text:p>29,25</text:p>
          </table:table-cell>
          <table:table-cell office:value-type="float" office:value="11.257539074693399" table:formula="of:=([.A41]+0.5)/SIN(RADIANS([.I41]))" table:style-name="ce3">
            <text:p>11,26</text:p>
          </table:table-cell>
          <table:table-cell office:value-type="float" office:value="41.929981184874663" table:formula="of:=DEGREES(ASIN(([.H41])/[.J41]))" table:style-name="ce3">
            <text:p>41,93</text:p>
          </table:table-cell>
          <table:table-cell office:value-type="float" office:value="18.823942923630064" table:formula="of:=90-[.I41]-[.K41]" table:style-name="ce4">
            <text:p>18,8</text:p>
          </table:table-cell>
          <table:table-cell office:value-type="float" office:value="3.6985494359873075" table:formula="of:=2*PI()*[.J41]*([.L41]/360)" table:style-name="ce3">
            <text:p>3,70</text:p>
          </table:table-cell>
          <table:table-cell office:value-type="float" office:value="5" table:style-name="ce2">
            <text:p>5</text:p>
          </table:table-cell>
          <table:table-cell office:value-type="float" office:value="0.73970988719746145" table:formula="of:=[.M41]/[.N41]" table:style-name="ce3">
            <text:p>0,7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42]-0.9" table:style-name="ce2">
            <text:p>2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2])" table:style-name="ce3">
            <text:p>0,44</text:p>
          </table:table-cell>
          <table:table-cell office:value-type="float" office:value="11.831007915762493" table:formula="of:=[.A42]/SIN([.E42])" table:style-name="ce4">
            <text:p>11,8</text:p>
          </table:table-cell>
          <table:table-cell office:value-type="float" office:value="10.722534602547793" table:formula="of:=[.F42]*COS([.E42])" table:style-name="ce4">
            <text:p>10,7</text:p>
          </table:table-cell>
          <table:table-cell office:value-type="float" office:value="7.4225346025477927" table:formula="of:=[.G42]-[.B42]" table:style-name="ce4">
            <text:p>7,4</text:p>
          </table:table-cell>
          <table:table-cell office:value-type="float" office:value="29.246075891495273" table:formula="of:=DEGREES(ATAN(([.A42]+0.5)/([.G42]-0.9)))" table:style-name="ce3">
            <text:p>29,25</text:p>
          </table:table-cell>
          <table:table-cell office:value-type="float" office:value="11.257539074693399" table:formula="of:=([.A42]+0.5)/SIN(RADIANS([.I42]))" table:style-name="ce3">
            <text:p>11,26</text:p>
          </table:table-cell>
          <table:table-cell office:value-type="float" office:value="41.249480956111533" table:formula="of:=DEGREES(ASIN(([.H42])/[.J42]))" table:style-name="ce3">
            <text:p>41,25</text:p>
          </table:table-cell>
          <table:table-cell office:value-type="float" office:value="19.504443152393193" table:formula="of:=90-[.I42]-[.K42]" table:style-name="ce4">
            <text:p>19,5</text:p>
          </table:table-cell>
          <table:table-cell office:value-type="float" office:value="3.8322548848134215" table:formula="of:=2*PI()*[.J42]*([.L42]/360)" table:style-name="ce3">
            <text:p>3,83</text:p>
          </table:table-cell>
          <table:table-cell office:value-type="float" office:value="5" table:style-name="ce2">
            <text:p>5</text:p>
          </table:table-cell>
          <table:table-cell office:value-type="float" office:value="0.76645097696268427" table:formula="of:=[.M42]/[.N42]" table:style-name="ce3">
            <text:p>0,7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43]-0.9" table:style-name="ce2">
            <text:p>2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3])" table:style-name="ce3">
            <text:p>0,44</text:p>
          </table:table-cell>
          <table:table-cell office:value-type="float" office:value="11.831007915762493" table:formula="of:=[.A43]/SIN([.E43])" table:style-name="ce4">
            <text:p>11,8</text:p>
          </table:table-cell>
          <table:table-cell office:value-type="float" office:value="10.722534602547793" table:formula="of:=[.F43]*COS([.E43])" table:style-name="ce4">
            <text:p>10,7</text:p>
          </table:table-cell>
          <table:table-cell office:value-type="float" office:value="7.3225346025477922" table:formula="of:=[.G43]-[.B43]" table:style-name="ce4">
            <text:p>7,3</text:p>
          </table:table-cell>
          <table:table-cell office:value-type="float" office:value="29.246075891495273" table:formula="of:=DEGREES(ATAN(([.A43]+0.5)/([.G43]-0.9)))" table:style-name="ce3">
            <text:p>29,25</text:p>
          </table:table-cell>
          <table:table-cell office:value-type="float" office:value="11.257539074693399" table:formula="of:=([.A43]+0.5)/SIN(RADIANS([.I43]))" table:style-name="ce3">
            <text:p>11,26</text:p>
          </table:table-cell>
          <table:table-cell office:value-type="float" office:value="40.575996280918062" table:formula="of:=DEGREES(ASIN(([.H43])/[.J43]))" table:style-name="ce3">
            <text:p>40,58</text:p>
          </table:table-cell>
          <table:table-cell office:value-type="float" office:value="20.177927827586664" table:formula="of:=90-[.I43]-[.K43]" table:style-name="ce4">
            <text:p>20,2</text:p>
          </table:table-cell>
          <table:table-cell office:value-type="float" office:value="3.9645819097990325" table:formula="of:=2*PI()*[.J43]*([.L43]/360)" table:style-name="ce3">
            <text:p>3,96</text:p>
          </table:table-cell>
          <table:table-cell office:value-type="float" office:value="5" table:style-name="ce2">
            <text:p>5</text:p>
          </table:table-cell>
          <table:table-cell office:value-type="float" office:value="0.79291638195980652" table:formula="of:=[.M43]/[.N43]" table:style-name="ce3">
            <text:p>0,79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46]-0.9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6])" table:style-name="ce3">
            <text:p>0,35</text:p>
          </table:table-cell>
          <table:table-cell office:value-type="float" office:value="14.619022000815438" table:formula="of:=[.A46]/SIN([.E46])" table:style-name="ce4">
            <text:p>14,6</text:p>
          </table:table-cell>
          <table:table-cell office:value-type="float" office:value="13.737387097273114" table:formula="of:=[.F46]*COS([.E46])" table:style-name="ce4">
            <text:p>13,7</text:p>
          </table:table-cell>
          <table:table-cell office:value-type="float" office:value="12.837387097273114" table:formula="of:=[.G46]-[.B46]" table:style-name="ce4">
            <text:p>12,8</text:p>
          </table:table-cell>
          <table:table-cell office:value-type="float" office:value="23.192039371383466" table:formula="of:=DEGREES(ATAN(([.A46]+0.5)/([.G46]-0.9)))" table:style-name="ce3">
            <text:p>23,19</text:p>
          </table:table-cell>
          <table:table-cell office:value-type="float" office:value="13.965976782353401" table:formula="of:=([.A46]+0.5)/SIN(RADIANS([.I46]))" table:style-name="ce3">
            <text:p>13,97</text:p>
          </table:table-cell>
          <table:table-cell office:value-type="float" office:value="66.807960628616527" table:formula="of:=DEGREES(ASIN(([.H46])/[.J46]))" table:style-name="ce3">
            <text:p>66,81</text:p>
          </table:table-cell>
          <table:table-cell office:value-type="float" office:value="0" table:formula="of:=90-[.I46]-[.K46]" table:style-name="ce4">
            <text:p>0,0</text:p>
          </table:table-cell>
          <table:table-cell office:value-type="float" office:value="0" table:formula="of:=2*PI()*[.J46]*([.L46]/360)" table:style-name="ce3">
            <text:p>0,00</text:p>
          </table:table-cell>
          <table:table-cell office:value-type="float" office:value="5" table:style-name="ce2">
            <text:p>5</text:p>
          </table:table-cell>
          <table:table-cell office:value-type="float" office:value="0" table:formula="of:=[.M46]/[.N46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47]-0.9" table:style-name="ce2">
            <text:p>0,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7])" table:style-name="ce3">
            <text:p>0,35</text:p>
          </table:table-cell>
          <table:table-cell office:value-type="float" office:value="14.619022000815438" table:formula="of:=[.A47]/SIN([.E47])" table:style-name="ce4">
            <text:p>14,6</text:p>
          </table:table-cell>
          <table:table-cell office:value-type="float" office:value="13.737387097273114" table:formula="of:=[.F47]*COS([.E47])" table:style-name="ce4">
            <text:p>13,7</text:p>
          </table:table-cell>
          <table:table-cell office:value-type="float" office:value="12.737387097273114" table:formula="of:=[.G47]-[.B47]" table:style-name="ce4">
            <text:p>12,7</text:p>
          </table:table-cell>
          <table:table-cell office:value-type="float" office:value="23.192039371383466" table:formula="of:=DEGREES(ATAN(([.A47]+0.5)/([.G47]-0.9)))" table:style-name="ce3">
            <text:p>23,19</text:p>
          </table:table-cell>
          <table:table-cell office:value-type="float" office:value="13.965976782353401" table:formula="of:=([.A47]+0.5)/SIN(RADIANS([.I47]))" table:style-name="ce3">
            <text:p>13,97</text:p>
          </table:table-cell>
          <table:table-cell office:value-type="float" office:value="65.787380273756227" table:formula="of:=DEGREES(ASIN(([.H47])/[.J47]))" table:style-name="ce3">
            <text:p>65,79</text:p>
          </table:table-cell>
          <table:table-cell office:value-type="float" office:value="1.0205803548603143" table:formula="of:=90-[.I47]-[.K47]" table:style-name="ce4">
            <text:p>1,0</text:p>
          </table:table-cell>
          <table:table-cell office:value-type="float" office:value="0.24876878649064668" table:formula="of:=2*PI()*[.J47]*([.L47]/360)" table:style-name="ce3">
            <text:p>0,25</text:p>
          </table:table-cell>
          <table:table-cell office:value-type="float" office:value="5" table:style-name="ce2">
            <text:p>5</text:p>
          </table:table-cell>
          <table:table-cell office:value-type="float" office:value="4.9753757298129336E-2" table:formula="of:=[.M47]/[.N47]" table:style-name="ce3">
            <text:p>0,0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48]-0.9" table:style-name="ce2">
            <text:p>0,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8])" table:style-name="ce3">
            <text:p>0,35</text:p>
          </table:table-cell>
          <table:table-cell office:value-type="float" office:value="14.619022000815438" table:formula="of:=[.A48]/SIN([.E48])" table:style-name="ce4">
            <text:p>14,6</text:p>
          </table:table-cell>
          <table:table-cell office:value-type="float" office:value="13.737387097273114" table:formula="of:=[.F48]*COS([.E48])" table:style-name="ce4">
            <text:p>13,7</text:p>
          </table:table-cell>
          <table:table-cell office:value-type="float" office:value="12.637387097273114" table:formula="of:=[.G48]-[.B48]" table:style-name="ce4">
            <text:p>12,6</text:p>
          </table:table-cell>
          <table:table-cell office:value-type="float" office:value="23.192039371383466" table:formula="of:=DEGREES(ATAN(([.A48]+0.5)/([.G48]-0.9)))" table:style-name="ce3">
            <text:p>23,19</text:p>
          </table:table-cell>
          <table:table-cell office:value-type="float" office:value="13.965976782353401" table:formula="of:=([.A48]+0.5)/SIN(RADIANS([.I48]))" table:style-name="ce3">
            <text:p>13,97</text:p>
          </table:table-cell>
          <table:table-cell office:value-type="float" office:value="64.805719085757843" table:formula="of:=DEGREES(ASIN(([.H48])/[.J48]))" table:style-name="ce3">
            <text:p>64,81</text:p>
          </table:table-cell>
          <table:table-cell office:value-type="float" office:value="2.0022415428586982" table:formula="of:=90-[.I48]-[.K48]" table:style-name="ce4">
            <text:p>2,0</text:p>
          </table:table-cell>
          <table:table-cell office:value-type="float" office:value="0.48805093739658761" table:formula="of:=2*PI()*[.J48]*([.L48]/360)" table:style-name="ce3">
            <text:p>0,49</text:p>
          </table:table-cell>
          <table:table-cell office:value-type="float" office:value="5" table:style-name="ce2">
            <text:p>5</text:p>
          </table:table-cell>
          <table:table-cell office:value-type="float" office:value="9.7610187479317517E-2" table:formula="of:=[.M48]/[.N48]" table:style-name="ce3">
            <text:p>0,1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49]-0.9" table:style-name="ce2">
            <text:p>0,3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49])" table:style-name="ce3">
            <text:p>0,35</text:p>
          </table:table-cell>
          <table:table-cell office:value-type="float" office:value="14.619022000815438" table:formula="of:=[.A49]/SIN([.E49])" table:style-name="ce4">
            <text:p>14,6</text:p>
          </table:table-cell>
          <table:table-cell office:value-type="float" office:value="13.737387097273114" table:formula="of:=[.F49]*COS([.E49])" table:style-name="ce4">
            <text:p>13,7</text:p>
          </table:table-cell>
          <table:table-cell office:value-type="float" office:value="12.537387097273115" table:formula="of:=[.G49]-[.B49]" table:style-name="ce4">
            <text:p>12,5</text:p>
          </table:table-cell>
          <table:table-cell office:value-type="float" office:value="23.192039371383466" table:formula="of:=DEGREES(ATAN(([.A49]+0.5)/([.G49]-0.9)))" table:style-name="ce3">
            <text:p>23,19</text:p>
          </table:table-cell>
          <table:table-cell office:value-type="float" office:value="13.965976782353401" table:formula="of:=([.A49]+0.5)/SIN(RADIANS([.I49]))" table:style-name="ce3">
            <text:p>13,97</text:p>
          </table:table-cell>
          <table:table-cell office:value-type="float" office:value="63.858578356396976" table:formula="of:=DEGREES(ASIN(([.H49])/[.J49]))" table:style-name="ce3">
            <text:p>63,86</text:p>
          </table:table-cell>
          <table:table-cell office:value-type="float" office:value="2.9493822722195659" table:formula="of:=90-[.I49]-[.K49]" table:style-name="ce4">
            <text:p>2,9</text:p>
          </table:table-cell>
          <table:table-cell office:value-type="float" office:value="0.71891864786826132" table:formula="of:=2*PI()*[.J49]*([.L49]/360)" table:style-name="ce3">
            <text:p>0,72</text:p>
          </table:table-cell>
          <table:table-cell office:value-type="float" office:value="5" table:style-name="ce2">
            <text:p>5</text:p>
          </table:table-cell>
          <table:table-cell office:value-type="float" office:value="0.14378372957365226" table:formula="of:=[.M49]/[.N49]" table:style-name="ce3">
            <text:p>0,1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50]-0.9" table:style-name="ce2">
            <text:p>0,4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0])" table:style-name="ce3">
            <text:p>0,35</text:p>
          </table:table-cell>
          <table:table-cell office:value-type="float" office:value="14.619022000815438" table:formula="of:=[.A50]/SIN([.E50])" table:style-name="ce4">
            <text:p>14,6</text:p>
          </table:table-cell>
          <table:table-cell office:value-type="float" office:value="13.737387097273114" table:formula="of:=[.F50]*COS([.E50])" table:style-name="ce4">
            <text:p>13,7</text:p>
          </table:table-cell>
          <table:table-cell office:value-type="float" office:value="12.437387097273113" table:formula="of:=[.G50]-[.B50]" table:style-name="ce4">
            <text:p>12,4</text:p>
          </table:table-cell>
          <table:table-cell office:value-type="float" office:value="23.192039371383466" table:formula="of:=DEGREES(ATAN(([.A50]+0.5)/([.G50]-0.9)))" table:style-name="ce3">
            <text:p>23,19</text:p>
          </table:table-cell>
          <table:table-cell office:value-type="float" office:value="13.965976782353401" table:formula="of:=([.A50]+0.5)/SIN(RADIANS([.I50]))" table:style-name="ce3">
            <text:p>13,97</text:p>
          </table:table-cell>
          <table:table-cell office:value-type="float" office:value="62.94231919872896" table:formula="of:=DEGREES(ASIN(([.H50])/[.J50]))" table:style-name="ce3">
            <text:p>62,94</text:p>
          </table:table-cell>
          <table:table-cell office:value-type="float" office:value="3.8656414298875816" table:formula="of:=90-[.I50]-[.K50]" table:style-name="ce4">
            <text:p>3,9</text:p>
          </table:table-cell>
          <table:table-cell office:value-type="float" office:value="0.94225890488821129" table:formula="of:=2*PI()*[.J50]*([.L50]/360)" table:style-name="ce3">
            <text:p>0,94</text:p>
          </table:table-cell>
          <table:table-cell office:value-type="float" office:value="5" table:style-name="ce2">
            <text:p>5</text:p>
          </table:table-cell>
          <table:table-cell office:value-type="float" office:value="0.18845178097764226" table:formula="of:=[.M50]/[.N50]" table:style-name="ce3">
            <text:p>0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51]-0.9" table:style-name="ce2">
            <text:p>0,5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1])" table:style-name="ce3">
            <text:p>0,35</text:p>
          </table:table-cell>
          <table:table-cell office:value-type="float" office:value="14.619022000815438" table:formula="of:=[.A51]/SIN([.E51])" table:style-name="ce4">
            <text:p>14,6</text:p>
          </table:table-cell>
          <table:table-cell office:value-type="float" office:value="13.737387097273114" table:formula="of:=[.F51]*COS([.E51])" table:style-name="ce4">
            <text:p>13,7</text:p>
          </table:table-cell>
          <table:table-cell office:value-type="float" office:value="12.337387097273114" table:formula="of:=[.G51]-[.B51]" table:style-name="ce4">
            <text:p>12,3</text:p>
          </table:table-cell>
          <table:table-cell office:value-type="float" office:value="23.192039371383466" table:formula="of:=DEGREES(ATAN(([.A51]+0.5)/([.G51]-0.9)))" table:style-name="ce3">
            <text:p>23,19</text:p>
          </table:table-cell>
          <table:table-cell office:value-type="float" office:value="13.965976782353401" table:formula="of:=([.A51]+0.5)/SIN(RADIANS([.I51]))" table:style-name="ce3">
            <text:p>13,97</text:p>
          </table:table-cell>
          <table:table-cell office:value-type="float" office:value="62.053890711789244" table:formula="of:=DEGREES(ASIN(([.H51])/[.J51]))" table:style-name="ce3">
            <text:p>62,05</text:p>
          </table:table-cell>
          <table:table-cell office:value-type="float" office:value="4.754069916827298" table:formula="of:=90-[.I51]-[.K51]" table:style-name="ce4">
            <text:p>4,8</text:p>
          </table:table-cell>
          <table:table-cell office:value-type="float" office:value="1.1588153725168326" table:formula="of:=2*PI()*[.J51]*([.L51]/360)" table:style-name="ce3">
            <text:p>1,16</text:p>
          </table:table-cell>
          <table:table-cell office:value-type="float" office:value="5" table:style-name="ce2">
            <text:p>5</text:p>
          </table:table-cell>
          <table:table-cell office:value-type="float" office:value="0.23176307450336653" table:formula="of:=[.M51]/[.N51]" table:style-name="ce3">
            <text:p>0,2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52]-0.9" table:style-name="ce2">
            <text:p>0,6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2])" table:style-name="ce3">
            <text:p>0,35</text:p>
          </table:table-cell>
          <table:table-cell office:value-type="float" office:value="14.619022000815438" table:formula="of:=[.A52]/SIN([.E52])" table:style-name="ce4">
            <text:p>14,6</text:p>
          </table:table-cell>
          <table:table-cell office:value-type="float" office:value="13.737387097273114" table:formula="of:=[.F52]*COS([.E52])" table:style-name="ce4">
            <text:p>13,7</text:p>
          </table:table-cell>
          <table:table-cell office:value-type="float" office:value="12.237387097273114" table:formula="of:=[.G52]-[.B52]" table:style-name="ce4">
            <text:p>12,2</text:p>
          </table:table-cell>
          <table:table-cell office:value-type="float" office:value="23.192039371383466" table:formula="of:=DEGREES(ATAN(([.A52]+0.5)/([.G52]-0.9)))" table:style-name="ce3">
            <text:p>23,19</text:p>
          </table:table-cell>
          <table:table-cell office:value-type="float" office:value="13.965976782353401" table:formula="of:=([.A52]+0.5)/SIN(RADIANS([.I52]))" table:style-name="ce3">
            <text:p>13,97</text:p>
          </table:table-cell>
          <table:table-cell office:value-type="float" office:value="61.190705076830454" table:formula="of:=DEGREES(ASIN(([.H52])/[.J52]))" table:style-name="ce3">
            <text:p>61,19</text:p>
          </table:table-cell>
          <table:table-cell office:value-type="float" office:value="5.6172555517860872" table:formula="of:=90-[.I52]-[.K52]" table:style-name="ce4">
            <text:p>5,6</text:p>
          </table:table-cell>
          <table:table-cell office:value-type="float" office:value="1.369218837469131" table:formula="of:=2*PI()*[.J52]*([.L52]/360)" table:style-name="ce3">
            <text:p>1,37</text:p>
          </table:table-cell>
          <table:table-cell office:value-type="float" office:value="5" table:style-name="ce2">
            <text:p>5</text:p>
          </table:table-cell>
          <table:table-cell office:value-type="float" office:value="0.27384376749382622" table:formula="of:=[.M52]/[.N52]" table:style-name="ce3">
            <text:p>0,2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53]-0.9" table:style-name="ce2">
            <text:p>0,7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3])" table:style-name="ce3">
            <text:p>0,35</text:p>
          </table:table-cell>
          <table:table-cell office:value-type="float" office:value="14.619022000815438" table:formula="of:=[.A53]/SIN([.E53])" table:style-name="ce4">
            <text:p>14,6</text:p>
          </table:table-cell>
          <table:table-cell office:value-type="float" office:value="13.737387097273114" table:formula="of:=[.F53]*COS([.E53])" table:style-name="ce4">
            <text:p>13,7</text:p>
          </table:table-cell>
          <table:table-cell office:value-type="float" office:value="12.137387097273114" table:formula="of:=[.G53]-[.B53]" table:style-name="ce4">
            <text:p>12,1</text:p>
          </table:table-cell>
          <table:table-cell office:value-type="float" office:value="23.192039371383466" table:formula="of:=DEGREES(ATAN(([.A53]+0.5)/([.G53]-0.9)))" table:style-name="ce3">
            <text:p>23,19</text:p>
          </table:table-cell>
          <table:table-cell office:value-type="float" office:value="13.965976782353401" table:formula="of:=([.A53]+0.5)/SIN(RADIANS([.I53]))" table:style-name="ce3">
            <text:p>13,97</text:p>
          </table:table-cell>
          <table:table-cell office:value-type="float" office:value="60.350544812087925" table:formula="of:=DEGREES(ASIN(([.H53])/[.J53]))" table:style-name="ce3">
            <text:p>60,35</text:p>
          </table:table-cell>
          <table:table-cell office:value-type="float" office:value="6.4574158165286164" table:formula="of:=90-[.I53]-[.K53]" table:style-name="ce4">
            <text:p>6,5</text:p>
          </table:table-cell>
          <table:table-cell office:value-type="float" office:value="1.5740098159769096" table:formula="of:=2*PI()*[.J53]*([.L53]/360)" table:style-name="ce3">
            <text:p>1,57</text:p>
          </table:table-cell>
          <table:table-cell office:value-type="float" office:value="5" table:style-name="ce2">
            <text:p>5</text:p>
          </table:table-cell>
          <table:table-cell office:value-type="float" office:value="0.3148019631953819" table:formula="of:=[.M53]/[.N53]" table:style-name="ce3">
            <text:p>0,3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54]-0.9" table:style-name="ce2">
            <text:p>0,8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4])" table:style-name="ce3">
            <text:p>0,35</text:p>
          </table:table-cell>
          <table:table-cell office:value-type="float" office:value="14.619022000815438" table:formula="of:=[.A54]/SIN([.E54])" table:style-name="ce4">
            <text:p>14,6</text:p>
          </table:table-cell>
          <table:table-cell office:value-type="float" office:value="13.737387097273114" table:formula="of:=[.F54]*COS([.E54])" table:style-name="ce4">
            <text:p>13,7</text:p>
          </table:table-cell>
          <table:table-cell office:value-type="float" office:value="12.037387097273115" table:formula="of:=[.G54]-[.B54]" table:style-name="ce4">
            <text:p>12,0</text:p>
          </table:table-cell>
          <table:table-cell office:value-type="float" office:value="23.192039371383466" table:formula="of:=DEGREES(ATAN(([.A54]+0.5)/([.G54]-0.9)))" table:style-name="ce3">
            <text:p>23,19</text:p>
          </table:table-cell>
          <table:table-cell office:value-type="float" office:value="13.965976782353401" table:formula="of:=([.A54]+0.5)/SIN(RADIANS([.I54]))" table:style-name="ce3">
            <text:p>13,97</text:p>
          </table:table-cell>
          <table:table-cell office:value-type="float" office:value="59.531492612605462" table:formula="of:=DEGREES(ASIN(([.H54])/[.J54]))" table:style-name="ce3">
            <text:p>59,53</text:p>
          </table:table-cell>
          <table:table-cell office:value-type="float" office:value="7.27646801601108" table:formula="of:=90-[.I54]-[.K54]" table:style-name="ce4">
            <text:p>7,3</text:p>
          </table:table-cell>
          <table:table-cell office:value-type="float" office:value="1.7736556554910698" table:formula="of:=2*PI()*[.J54]*([.L54]/360)" table:style-name="ce3">
            <text:p>1,77</text:p>
          </table:table-cell>
          <table:table-cell office:value-type="float" office:value="5" table:style-name="ce2">
            <text:p>5</text:p>
          </table:table-cell>
          <table:table-cell office:value-type="float" office:value="0.35473113109821397" table:formula="of:=[.M54]/[.N54]" table:style-name="ce3">
            <text:p>0,3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55]-0.9" table:style-name="ce2">
            <text:p>0,9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5])" table:style-name="ce3">
            <text:p>0,35</text:p>
          </table:table-cell>
          <table:table-cell office:value-type="float" office:value="14.619022000815438" table:formula="of:=[.A55]/SIN([.E55])" table:style-name="ce4">
            <text:p>14,6</text:p>
          </table:table-cell>
          <table:table-cell office:value-type="float" office:value="13.737387097273114" table:formula="of:=[.F55]*COS([.E55])" table:style-name="ce4">
            <text:p>13,7</text:p>
          </table:table-cell>
          <table:table-cell office:value-type="float" office:value="11.937387097273113" table:formula="of:=[.G55]-[.B55]" table:style-name="ce4">
            <text:p>11,9</text:p>
          </table:table-cell>
          <table:table-cell office:value-type="float" office:value="23.192039371383466" table:formula="of:=DEGREES(ATAN(([.A55]+0.5)/([.G55]-0.9)))" table:style-name="ce3">
            <text:p>23,19</text:p>
          </table:table-cell>
          <table:table-cell office:value-type="float" office:value="13.965976782353401" table:formula="of:=([.A55]+0.5)/SIN(RADIANS([.I55]))" table:style-name="ce3">
            <text:p>13,97</text:p>
          </table:table-cell>
          <table:table-cell office:value-type="float" office:value="58.731877397546057" table:formula="of:=DEGREES(ASIN(([.H55])/[.J55]))" table:style-name="ce3">
            <text:p>58,73</text:p>
          </table:table-cell>
          <table:table-cell office:value-type="float" office:value="8.0760832310704842" table:formula="of:=90-[.I55]-[.K55]" table:style-name="ce4">
            <text:p>8,1</text:p>
          </table:table-cell>
          <table:table-cell office:value-type="float" office:value="1.9685636857725382" table:formula="of:=2*PI()*[.J55]*([.L55]/360)" table:style-name="ce3">
            <text:p>1,97</text:p>
          </table:table-cell>
          <table:table-cell office:value-type="float" office:value="5" table:style-name="ce2">
            <text:p>5</text:p>
          </table:table-cell>
          <table:table-cell office:value-type="float" office:value="0.39371273715450761" table:formula="of:=[.M55]/[.N55]" table:style-name="ce3">
            <text:p>0,3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56]-0.9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6])" table:style-name="ce3">
            <text:p>0,35</text:p>
          </table:table-cell>
          <table:table-cell office:value-type="float" office:value="14.619022000815438" table:formula="of:=[.A56]/SIN([.E56])" table:style-name="ce4">
            <text:p>14,6</text:p>
          </table:table-cell>
          <table:table-cell office:value-type="float" office:value="13.737387097273114" table:formula="of:=[.F56]*COS([.E56])" table:style-name="ce4">
            <text:p>13,7</text:p>
          </table:table-cell>
          <table:table-cell office:value-type="float" office:value="11.837387097273114" table:formula="of:=[.G56]-[.B56]" table:style-name="ce4">
            <text:p>11,8</text:p>
          </table:table-cell>
          <table:table-cell office:value-type="float" office:value="23.192039371383466" table:formula="of:=DEGREES(ATAN(([.A56]+0.5)/([.G56]-0.9)))" table:style-name="ce3">
            <text:p>23,19</text:p>
          </table:table-cell>
          <table:table-cell office:value-type="float" office:value="13.965976782353401" table:formula="of:=([.A56]+0.5)/SIN(RADIANS([.I56]))" table:style-name="ce3">
            <text:p>13,97</text:p>
          </table:table-cell>
          <table:table-cell office:value-type="float" office:value="57.950232212159115" table:formula="of:=DEGREES(ASIN(([.H56])/[.J56]))" table:style-name="ce3">
            <text:p>57,95</text:p>
          </table:table-cell>
          <table:table-cell office:value-type="float" office:value="8.8577284164574266" table:formula="of:=90-[.I56]-[.K56]" table:style-name="ce4">
            <text:p>8,9</text:p>
          </table:table-cell>
          <table:table-cell office:value-type="float" office:value="2.1590914803836547" table:formula="of:=2*PI()*[.J56]*([.L56]/360)" table:style-name="ce3">
            <text:p>2,16</text:p>
          </table:table-cell>
          <table:table-cell office:value-type="float" office:value="5" table:style-name="ce2">
            <text:p>5</text:p>
          </table:table-cell>
          <table:table-cell office:value-type="float" office:value="0.43181829607673095" table:formula="of:=[.M56]/[.N56]" table:style-name="ce3">
            <text:p>0,4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57]-0.9" table:style-name="ce2">
            <text:p>1,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7])" table:style-name="ce3">
            <text:p>0,35</text:p>
          </table:table-cell>
          <table:table-cell office:value-type="float" office:value="14.619022000815438" table:formula="of:=[.A57]/SIN([.E57])" table:style-name="ce4">
            <text:p>14,6</text:p>
          </table:table-cell>
          <table:table-cell office:value-type="float" office:value="13.737387097273114" table:formula="of:=[.F57]*COS([.E57])" table:style-name="ce4">
            <text:p>13,7</text:p>
          </table:table-cell>
          <table:table-cell office:value-type="float" office:value="11.737387097273114" table:formula="of:=[.G57]-[.B57]" table:style-name="ce4">
            <text:p>11,7</text:p>
          </table:table-cell>
          <table:table-cell office:value-type="float" office:value="23.192039371383466" table:formula="of:=DEGREES(ATAN(([.A57]+0.5)/([.G57]-0.9)))" table:style-name="ce3">
            <text:p>23,19</text:p>
          </table:table-cell>
          <table:table-cell office:value-type="float" office:value="13.965976782353401" table:formula="of:=([.A57]+0.5)/SIN(RADIANS([.I57]))" table:style-name="ce3">
            <text:p>13,97</text:p>
          </table:table-cell>
          <table:table-cell office:value-type="float" office:value="57.185260949015849" table:formula="of:=DEGREES(ASIN(([.H57])/[.J57]))" table:style-name="ce3">
            <text:p>57,19</text:p>
          </table:table-cell>
          <table:table-cell office:value-type="float" office:value="9.6226996796006929" table:formula="of:=90-[.I57]-[.K57]" table:style-name="ce4">
            <text:p>9,6</text:p>
          </table:table-cell>
          <table:table-cell office:value-type="float" office:value="2.3455549684628596" table:formula="of:=2*PI()*[.J57]*([.L57]/360)" table:style-name="ce3">
            <text:p>2,35</text:p>
          </table:table-cell>
          <table:table-cell office:value-type="float" office:value="5" table:style-name="ce2">
            <text:p>5</text:p>
          </table:table-cell>
          <table:table-cell office:value-type="float" office:value="0.46911099369257192" table:formula="of:=[.M57]/[.N57]" table:style-name="ce3">
            <text:p>0,4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58]-0.9" table:style-name="ce2">
            <text:p>1,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8])" table:style-name="ce3">
            <text:p>0,35</text:p>
          </table:table-cell>
          <table:table-cell office:value-type="float" office:value="14.619022000815438" table:formula="of:=[.A58]/SIN([.E58])" table:style-name="ce4">
            <text:p>14,6</text:p>
          </table:table-cell>
          <table:table-cell office:value-type="float" office:value="13.737387097273114" table:formula="of:=[.F58]*COS([.E58])" table:style-name="ce4">
            <text:p>13,7</text:p>
          </table:table-cell>
          <table:table-cell office:value-type="float" office:value="11.637387097273114" table:formula="of:=[.G58]-[.B58]" table:style-name="ce4">
            <text:p>11,6</text:p>
          </table:table-cell>
          <table:table-cell office:value-type="float" office:value="23.192039371383466" table:formula="of:=DEGREES(ATAN(([.A58]+0.5)/([.G58]-0.9)))" table:style-name="ce3">
            <text:p>23,19</text:p>
          </table:table-cell>
          <table:table-cell office:value-type="float" office:value="13.965976782353401" table:formula="of:=([.A58]+0.5)/SIN(RADIANS([.I58]))" table:style-name="ce3">
            <text:p>13,97</text:p>
          </table:table-cell>
          <table:table-cell office:value-type="float" office:value="56.435811730878015" table:formula="of:=DEGREES(ASIN(([.H58])/[.J58]))" table:style-name="ce3">
            <text:p>56,44</text:p>
          </table:table-cell>
          <table:table-cell office:value-type="float" office:value="10.372148897738526" table:formula="of:=90-[.I58]-[.K58]" table:style-name="ce4">
            <text:p>10,4</text:p>
          </table:table-cell>
          <table:table-cell office:value-type="float" office:value="2.5282349227110781" table:formula="of:=2*PI()*[.J58]*([.L58]/360)" table:style-name="ce3">
            <text:p>2,53</text:p>
          </table:table-cell>
          <table:table-cell office:value-type="float" office:value="5" table:style-name="ce2">
            <text:p>5</text:p>
          </table:table-cell>
          <table:table-cell office:value-type="float" office:value="0.50564698454221557" table:formula="of:=[.M58]/[.N58]" table:style-name="ce3">
            <text:p>0,5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59]-0.9" table:style-name="ce2">
            <text:p>1,3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59])" table:style-name="ce3">
            <text:p>0,35</text:p>
          </table:table-cell>
          <table:table-cell office:value-type="float" office:value="14.619022000815438" table:formula="of:=[.A59]/SIN([.E59])" table:style-name="ce4">
            <text:p>14,6</text:p>
          </table:table-cell>
          <table:table-cell office:value-type="float" office:value="13.737387097273114" table:formula="of:=[.F59]*COS([.E59])" table:style-name="ce4">
            <text:p>13,7</text:p>
          </table:table-cell>
          <table:table-cell office:value-type="float" office:value="11.537387097273115" table:formula="of:=[.G59]-[.B59]" table:style-name="ce4">
            <text:p>11,5</text:p>
          </table:table-cell>
          <table:table-cell office:value-type="float" office:value="23.192039371383466" table:formula="of:=DEGREES(ATAN(([.A59]+0.5)/([.G59]-0.9)))" table:style-name="ce3">
            <text:p>23,19</text:p>
          </table:table-cell>
          <table:table-cell office:value-type="float" office:value="13.965976782353401" table:formula="of:=([.A59]+0.5)/SIN(RADIANS([.I59]))" table:style-name="ce3">
            <text:p>13,97</text:p>
          </table:table-cell>
          <table:table-cell office:value-type="float" office:value="55.700855394880172" table:formula="of:=DEGREES(ASIN(([.H59])/[.J59]))" table:style-name="ce3">
            <text:p>55,70</text:p>
          </table:table-cell>
          <table:table-cell office:value-type="float" office:value="11.10710523373637" table:formula="of:=90-[.I59]-[.K59]" table:style-name="ce4">
            <text:p>11,1</text:p>
          </table:table-cell>
          <table:table-cell office:value-type="float" office:value="2.7073822039213069" table:formula="of:=2*PI()*[.J59]*([.L59]/360)" table:style-name="ce3">
            <text:p>2,71</text:p>
          </table:table-cell>
          <table:table-cell office:value-type="float" office:value="5" table:style-name="ce2">
            <text:p>5</text:p>
          </table:table-cell>
          <table:table-cell office:value-type="float" office:value="0.54147644078426138" table:formula="of:=[.M59]/[.N59]" table:style-name="ce3">
            <text:p>0,5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60]-0.9" table:style-name="ce2">
            <text:p>1,4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0])" table:style-name="ce3">
            <text:p>0,35</text:p>
          </table:table-cell>
          <table:table-cell office:value-type="float" office:value="14.619022000815438" table:formula="of:=[.A60]/SIN([.E60])" table:style-name="ce4">
            <text:p>14,6</text:p>
          </table:table-cell>
          <table:table-cell office:value-type="float" office:value="13.737387097273114" table:formula="of:=[.F60]*COS([.E60])" table:style-name="ce4">
            <text:p>13,7</text:p>
          </table:table-cell>
          <table:table-cell office:value-type="float" office:value="11.437387097273113" table:formula="of:=[.G60]-[.B60]" table:style-name="ce4">
            <text:p>11,4</text:p>
          </table:table-cell>
          <table:table-cell office:value-type="float" office:value="23.192039371383466" table:formula="of:=DEGREES(ATAN(([.A60]+0.5)/([.G60]-0.9)))" table:style-name="ce3">
            <text:p>23,19</text:p>
          </table:table-cell>
          <table:table-cell office:value-type="float" office:value="13.965976782353401" table:formula="of:=([.A60]+0.5)/SIN(RADIANS([.I60]))" table:style-name="ce3">
            <text:p>13,97</text:p>
          </table:table-cell>
          <table:table-cell office:value-type="float" office:value="54.979467931995131" table:formula="of:=DEGREES(ASIN(([.H60])/[.J60]))" table:style-name="ce3">
            <text:p>54,98</text:p>
          </table:table-cell>
          <table:table-cell office:value-type="float" office:value="11.82849269662141" table:formula="of:=90-[.I60]-[.K60]" table:style-name="ce4">
            <text:p>11,8</text:p>
          </table:table-cell>
          <table:table-cell office:value-type="float" office:value="2.8832220413989158" table:formula="of:=2*PI()*[.J60]*([.L60]/360)" table:style-name="ce3">
            <text:p>2,88</text:p>
          </table:table-cell>
          <table:table-cell office:value-type="float" office:value="5" table:style-name="ce2">
            <text:p>5</text:p>
          </table:table-cell>
          <table:table-cell office:value-type="float" office:value="0.57664440827978314" table:formula="of:=[.M60]/[.N60]" table:style-name="ce3">
            <text:p>0,5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61]-0.9" table:style-name="ce2">
            <text:p>1,5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1])" table:style-name="ce3">
            <text:p>0,35</text:p>
          </table:table-cell>
          <table:table-cell office:value-type="float" office:value="14.619022000815438" table:formula="of:=[.A61]/SIN([.E61])" table:style-name="ce4">
            <text:p>14,6</text:p>
          </table:table-cell>
          <table:table-cell office:value-type="float" office:value="13.737387097273114" table:formula="of:=[.F61]*COS([.E61])" table:style-name="ce4">
            <text:p>13,7</text:p>
          </table:table-cell>
          <table:table-cell office:value-type="float" office:value="11.337387097273114" table:formula="of:=[.G61]-[.B61]" table:style-name="ce4">
            <text:p>11,3</text:p>
          </table:table-cell>
          <table:table-cell office:value-type="float" office:value="23.192039371383466" table:formula="of:=DEGREES(ATAN(([.A61]+0.5)/([.G61]-0.9)))" table:style-name="ce3">
            <text:p>23,19</text:p>
          </table:table-cell>
          <table:table-cell office:value-type="float" office:value="13.965976782353401" table:formula="of:=([.A61]+0.5)/SIN(RADIANS([.I61]))" table:style-name="ce3">
            <text:p>13,97</text:p>
          </table:table-cell>
          <table:table-cell office:value-type="float" office:value="54.270816028088433" table:formula="of:=DEGREES(ASIN(([.H61])/[.J61]))" table:style-name="ce3">
            <text:p>54,27</text:p>
          </table:table-cell>
          <table:table-cell office:value-type="float" office:value="12.537144600528109" table:formula="of:=90-[.I61]-[.K61]" table:style-name="ce4">
            <text:p>12,5</text:p>
          </table:table-cell>
          <table:table-cell office:value-type="float" office:value="3.0559575573625604" table:formula="of:=2*PI()*[.J61]*([.L61]/360)" table:style-name="ce3">
            <text:p>3,06</text:p>
          </table:table-cell>
          <table:table-cell office:value-type="float" office:value="5" table:style-name="ce2">
            <text:p>5</text:p>
          </table:table-cell>
          <table:table-cell office:value-type="float" office:value="0.61119151147251205" table:formula="of:=[.M61]/[.N61]" table:style-name="ce3">
            <text:p>0,6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62]-0.9" table:style-name="ce2">
            <text:p>1,6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2])" table:style-name="ce3">
            <text:p>0,35</text:p>
          </table:table-cell>
          <table:table-cell office:value-type="float" office:value="14.619022000815438" table:formula="of:=[.A62]/SIN([.E62])" table:style-name="ce4">
            <text:p>14,6</text:p>
          </table:table-cell>
          <table:table-cell office:value-type="float" office:value="13.737387097273114" table:formula="of:=[.F62]*COS([.E62])" table:style-name="ce4">
            <text:p>13,7</text:p>
          </table:table-cell>
          <table:table-cell office:value-type="float" office:value="11.237387097273114" table:formula="of:=[.G62]-[.B62]" table:style-name="ce4">
            <text:p>11,2</text:p>
          </table:table-cell>
          <table:table-cell office:value-type="float" office:value="23.192039371383466" table:formula="of:=DEGREES(ATAN(([.A62]+0.5)/([.G62]-0.9)))" table:style-name="ce3">
            <text:p>23,19</text:p>
          </table:table-cell>
          <table:table-cell office:value-type="float" office:value="13.965976782353401" table:formula="of:=([.A62]+0.5)/SIN(RADIANS([.I62]))" table:style-name="ce3">
            <text:p>13,97</text:p>
          </table:table-cell>
          <table:table-cell office:value-type="float" office:value="53.574145062402309" table:formula="of:=DEGREES(ASIN(([.H62])/[.J62]))" table:style-name="ce3">
            <text:p>53,57</text:p>
          </table:table-cell>
          <table:table-cell office:value-type="float" office:value="13.233815566214233" table:formula="of:=90-[.I62]-[.K62]" table:style-name="ce4">
            <text:p>13,2</text:p>
          </table:table-cell>
          <table:table-cell office:value-type="float" office:value="3.2257726923410543" table:formula="of:=2*PI()*[.J62]*([.L62]/360)" table:style-name="ce3">
            <text:p>3,23</text:p>
          </table:table-cell>
          <table:table-cell office:value-type="float" office:value="5" table:style-name="ce2">
            <text:p>5</text:p>
          </table:table-cell>
          <table:table-cell office:value-type="float" office:value="0.64515453846821091" table:formula="of:=[.M62]/[.N62]" table:style-name="ce3">
            <text:p>0,6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63]-0.9" table:style-name="ce2">
            <text:p>1,7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3])" table:style-name="ce3">
            <text:p>0,35</text:p>
          </table:table-cell>
          <table:table-cell office:value-type="float" office:value="14.619022000815438" table:formula="of:=[.A63]/SIN([.E63])" table:style-name="ce4">
            <text:p>14,6</text:p>
          </table:table-cell>
          <table:table-cell office:value-type="float" office:value="13.737387097273114" table:formula="of:=[.F63]*COS([.E63])" table:style-name="ce4">
            <text:p>13,7</text:p>
          </table:table-cell>
          <table:table-cell office:value-type="float" office:value="11.137387097273114" table:formula="of:=[.G63]-[.B63]" table:style-name="ce4">
            <text:p>11,1</text:p>
          </table:table-cell>
          <table:table-cell office:value-type="float" office:value="23.192039371383466" table:formula="of:=DEGREES(ATAN(([.A63]+0.5)/([.G63]-0.9)))" table:style-name="ce3">
            <text:p>23,19</text:p>
          </table:table-cell>
          <table:table-cell office:value-type="float" office:value="13.965976782353401" table:formula="of:=([.A63]+0.5)/SIN(RADIANS([.I63]))" table:style-name="ce3">
            <text:p>13,97</text:p>
          </table:table-cell>
          <table:table-cell office:value-type="float" office:value="52.888769071660647" table:formula="of:=DEGREES(ASIN(([.H63])/[.J63]))" table:style-name="ce3">
            <text:p>52,89</text:p>
          </table:table-cell>
          <table:table-cell office:value-type="float" office:value="13.919191556955894" table:formula="of:=90-[.I63]-[.K63]" table:style-name="ce4">
            <text:p>13,9</text:p>
          </table:table-cell>
          <table:table-cell office:value-type="float" office:value="3.3928346514456504" table:formula="of:=2*PI()*[.J63]*([.L63]/360)" table:style-name="ce3">
            <text:p>3,39</text:p>
          </table:table-cell>
          <table:table-cell office:value-type="float" office:value="5" table:style-name="ce2">
            <text:p>5</text:p>
          </table:table-cell>
          <table:table-cell office:value-type="float" office:value="0.67856693028913007" table:formula="of:=[.M63]/[.N63]" table:style-name="ce3">
            <text:p>0,6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64]-0.9" table:style-name="ce2">
            <text:p>1,8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4])" table:style-name="ce3">
            <text:p>0,35</text:p>
          </table:table-cell>
          <table:table-cell office:value-type="float" office:value="14.619022000815438" table:formula="of:=[.A64]/SIN([.E64])" table:style-name="ce4">
            <text:p>14,6</text:p>
          </table:table-cell>
          <table:table-cell office:value-type="float" office:value="13.737387097273114" table:formula="of:=[.F64]*COS([.E64])" table:style-name="ce4">
            <text:p>13,7</text:p>
          </table:table-cell>
          <table:table-cell office:value-type="float" office:value="11.037387097273115" table:formula="of:=[.G64]-[.B64]" table:style-name="ce4">
            <text:p>11,0</text:p>
          </table:table-cell>
          <table:table-cell office:value-type="float" office:value="23.192039371383466" table:formula="of:=DEGREES(ATAN(([.A64]+0.5)/([.G64]-0.9)))" table:style-name="ce3">
            <text:p>23,19</text:p>
          </table:table-cell>
          <table:table-cell office:value-type="float" office:value="13.965976782353401" table:formula="of:=([.A64]+0.5)/SIN(RADIANS([.I64]))" table:style-name="ce3">
            <text:p>13,97</text:p>
          </table:table-cell>
          <table:table-cell office:value-type="float" office:value="52.214062300217982" table:formula="of:=DEGREES(ASIN(([.H64])/[.J64]))" table:style-name="ce3">
            <text:p>52,21</text:p>
          </table:table-cell>
          <table:table-cell office:value-type="float" office:value="14.593898328398559" table:formula="of:=90-[.I64]-[.K64]" table:style-name="ce4">
            <text:p>14,6</text:p>
          </table:table-cell>
          <table:table-cell office:value-type="float" office:value="3.5572959640404695" table:formula="of:=2*PI()*[.J64]*([.L64]/360)" table:style-name="ce3">
            <text:p>3,56</text:p>
          </table:table-cell>
          <table:table-cell office:value-type="float" office:value="5" table:style-name="ce2">
            <text:p>5</text:p>
          </table:table-cell>
          <table:table-cell office:value-type="float" office:value="0.71145919280809389" table:formula="of:=[.M64]/[.N64]" table:style-name="ce3">
            <text:p>0,7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65]-0.9" table:style-name="ce2">
            <text:p>1,9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5])" table:style-name="ce3">
            <text:p>0,35</text:p>
          </table:table-cell>
          <table:table-cell office:value-type="float" office:value="14.619022000815438" table:formula="of:=[.A65]/SIN([.E65])" table:style-name="ce4">
            <text:p>14,6</text:p>
          </table:table-cell>
          <table:table-cell office:value-type="float" office:value="13.737387097273114" table:formula="of:=[.F65]*COS([.E65])" table:style-name="ce4">
            <text:p>13,7</text:p>
          </table:table-cell>
          <table:table-cell office:value-type="float" office:value="10.937387097273113" table:formula="of:=[.G65]-[.B65]" table:style-name="ce4">
            <text:p>10,9</text:p>
          </table:table-cell>
          <table:table-cell office:value-type="float" office:value="23.192039371383466" table:formula="of:=DEGREES(ATAN(([.A65]+0.5)/([.G65]-0.9)))" table:style-name="ce3">
            <text:p>23,19</text:p>
          </table:table-cell>
          <table:table-cell office:value-type="float" office:value="13.965976782353401" table:formula="of:=([.A65]+0.5)/SIN(RADIANS([.I65]))" table:style-name="ce3">
            <text:p>13,97</text:p>
          </table:table-cell>
          <table:table-cell office:value-type="float" office:value="51.549452040357963" table:formula="of:=DEGREES(ASIN(([.H65])/[.J65]))" table:style-name="ce3">
            <text:p>51,55</text:p>
          </table:table-cell>
          <table:table-cell office:value-type="float" office:value="15.258508588258579" table:formula="of:=90-[.I65]-[.K65]" table:style-name="ce4">
            <text:p>15,3</text:p>
          </table:table-cell>
          <table:table-cell office:value-type="float" office:value="3.7192962289360638" table:formula="of:=2*PI()*[.J65]*([.L65]/360)" table:style-name="ce3">
            <text:p>3,72</text:p>
          </table:table-cell>
          <table:table-cell office:value-type="float" office:value="5" table:style-name="ce2">
            <text:p>5</text:p>
          </table:table-cell>
          <table:table-cell office:value-type="float" office:value="0.74385924578721274" table:formula="of:=[.M65]/[.N65]" table:style-name="ce3">
            <text:p>0,7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66]-0.9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6])" table:style-name="ce3">
            <text:p>0,35</text:p>
          </table:table-cell>
          <table:table-cell office:value-type="float" office:value="14.619022000815438" table:formula="of:=[.A66]/SIN([.E66])" table:style-name="ce4">
            <text:p>14,6</text:p>
          </table:table-cell>
          <table:table-cell office:value-type="float" office:value="13.737387097273114" table:formula="of:=[.F66]*COS([.E66])" table:style-name="ce4">
            <text:p>13,7</text:p>
          </table:table-cell>
          <table:table-cell office:value-type="float" office:value="10.837387097273114" table:formula="of:=[.G66]-[.B66]" table:style-name="ce4">
            <text:p>10,8</text:p>
          </table:table-cell>
          <table:table-cell office:value-type="float" office:value="23.192039371383466" table:formula="of:=DEGREES(ATAN(([.A66]+0.5)/([.G66]-0.9)))" table:style-name="ce3">
            <text:p>23,19</text:p>
          </table:table-cell>
          <table:table-cell office:value-type="float" office:value="13.965976782353401" table:formula="of:=([.A66]+0.5)/SIN(RADIANS([.I66]))" table:style-name="ce3">
            <text:p>13,97</text:p>
          </table:table-cell>
          <table:table-cell office:value-type="float" office:value="50.894412529939949" table:formula="of:=DEGREES(ASIN(([.H66])/[.J66]))" table:style-name="ce3">
            <text:p>50,89</text:p>
          </table:table-cell>
          <table:table-cell office:value-type="float" office:value="15.913548098676593" table:formula="of:=90-[.I66]-[.K66]" table:style-name="ce4">
            <text:p>15,9</text:p>
          </table:table-cell>
          <table:table-cell office:value-type="float" office:value="3.8789636018519573" table:formula="of:=2*PI()*[.J66]*([.L66]/360)" table:style-name="ce3">
            <text:p>3,88</text:p>
          </table:table-cell>
          <table:table-cell office:value-type="float" office:value="5" table:style-name="ce2">
            <text:p>5</text:p>
          </table:table-cell>
          <table:table-cell office:value-type="float" office:value="0.77579272037039149" table:formula="of:=[.M66]/[.N66]" table:style-name="ce3">
            <text:p>0,7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67]-0.9" table:style-name="ce2">
            <text:p>2,1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7])" table:style-name="ce3">
            <text:p>0,35</text:p>
          </table:table-cell>
          <table:table-cell office:value-type="float" office:value="14.619022000815438" table:formula="of:=[.A67]/SIN([.E67])" table:style-name="ce4">
            <text:p>14,6</text:p>
          </table:table-cell>
          <table:table-cell office:value-type="float" office:value="13.737387097273114" table:formula="of:=[.F67]*COS([.E67])" table:style-name="ce4">
            <text:p>13,7</text:p>
          </table:table-cell>
          <table:table-cell office:value-type="float" office:value="10.737387097273114" table:formula="of:=[.G67]-[.B67]" table:style-name="ce4">
            <text:p>10,7</text:p>
          </table:table-cell>
          <table:table-cell office:value-type="float" office:value="23.192039371383466" table:formula="of:=DEGREES(ATAN(([.A67]+0.5)/([.G67]-0.9)))" table:style-name="ce3">
            <text:p>23,19</text:p>
          </table:table-cell>
          <table:table-cell office:value-type="float" office:value="13.965976782353401" table:formula="of:=([.A67]+0.5)/SIN(RADIANS([.I67]))" table:style-name="ce3">
            <text:p>13,97</text:p>
          </table:table-cell>
          <table:table-cell office:value-type="float" office:value="50.248459722655603" table:formula="of:=DEGREES(ASIN(([.H67])/[.J67]))" table:style-name="ce3">
            <text:p>50,25</text:p>
          </table:table-cell>
          <table:table-cell office:value-type="float" office:value="16.559500905960938" table:formula="of:=90-[.I67]-[.K67]" table:style-name="ce4">
            <text:p>16,6</text:p>
          </table:table-cell>
          <table:table-cell office:value-type="float" office:value="4.0364160701785172" table:formula="of:=2*PI()*[.J67]*([.L67]/360)" table:style-name="ce3">
            <text:p>4,04</text:p>
          </table:table-cell>
          <table:table-cell office:value-type="float" office:value="5" table:style-name="ce2">
            <text:p>5</text:p>
          </table:table-cell>
          <table:table-cell office:value-type="float" office:value="0.80728321403570347" table:formula="of:=[.M67]/[.N67]" table:style-name="ce3">
            <text:p>0,8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68]-0.9" table:style-name="ce2">
            <text:p>2,2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8])" table:style-name="ce3">
            <text:p>0,35</text:p>
          </table:table-cell>
          <table:table-cell office:value-type="float" office:value="14.619022000815438" table:formula="of:=[.A68]/SIN([.E68])" table:style-name="ce4">
            <text:p>14,6</text:p>
          </table:table-cell>
          <table:table-cell office:value-type="float" office:value="13.737387097273114" table:formula="of:=[.F68]*COS([.E68])" table:style-name="ce4">
            <text:p>13,7</text:p>
          </table:table-cell>
          <table:table-cell office:value-type="float" office:value="10.637387097273114" table:formula="of:=[.G68]-[.B68]" table:style-name="ce4">
            <text:p>10,6</text:p>
          </table:table-cell>
          <table:table-cell office:value-type="float" office:value="23.192039371383466" table:formula="of:=DEGREES(ATAN(([.A68]+0.5)/([.G68]-0.9)))" table:style-name="ce3">
            <text:p>23,19</text:p>
          </table:table-cell>
          <table:table-cell office:value-type="float" office:value="13.965976782353401" table:formula="of:=([.A68]+0.5)/SIN(RADIANS([.I68]))" table:style-name="ce3">
            <text:p>13,97</text:p>
          </table:table-cell>
          <table:table-cell office:value-type="float" office:value="49.611146783123878" table:formula="of:=DEGREES(ASIN(([.H68])/[.J68]))" table:style-name="ce3">
            <text:p>49,61</text:p>
          </table:table-cell>
          <table:table-cell office:value-type="float" office:value="17.196813845492663" table:formula="of:=90-[.I68]-[.K68]" table:style-name="ce4">
            <text:p>17,2</text:p>
          </table:table-cell>
          <table:table-cell office:value-type="float" office:value="4.1917625510578143" table:formula="of:=2*PI()*[.J68]*([.L68]/360)" table:style-name="ce3">
            <text:p>4,19</text:p>
          </table:table-cell>
          <table:table-cell office:value-type="float" office:value="5" table:style-name="ce2">
            <text:p>5</text:p>
          </table:table-cell>
          <table:table-cell office:value-type="float" office:value="0.83835251021156287" table:formula="of:=[.M68]/[.N68]" table:style-name="ce3">
            <text:p>0,8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69]-0.9" table:style-name="ce2">
            <text:p>2,3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69])" table:style-name="ce3">
            <text:p>0,35</text:p>
          </table:table-cell>
          <table:table-cell office:value-type="float" office:value="14.619022000815438" table:formula="of:=[.A69]/SIN([.E69])" table:style-name="ce4">
            <text:p>14,6</text:p>
          </table:table-cell>
          <table:table-cell office:value-type="float" office:value="13.737387097273114" table:formula="of:=[.F69]*COS([.E69])" table:style-name="ce4">
            <text:p>13,7</text:p>
          </table:table-cell>
          <table:table-cell office:value-type="float" office:value="10.537387097273115" table:formula="of:=[.G69]-[.B69]" table:style-name="ce4">
            <text:p>10,5</text:p>
          </table:table-cell>
          <table:table-cell office:value-type="float" office:value="23.192039371383466" table:formula="of:=DEGREES(ATAN(([.A69]+0.5)/([.G69]-0.9)))" table:style-name="ce3">
            <text:p>23,19</text:p>
          </table:table-cell>
          <table:table-cell office:value-type="float" office:value="13.965976782353401" table:formula="of:=([.A69]+0.5)/SIN(RADIANS([.I69]))" table:style-name="ce3">
            <text:p>13,97</text:p>
          </table:table-cell>
          <table:table-cell office:value-type="float" office:value="48.982060187739599" table:formula="of:=DEGREES(ASIN(([.H69])/[.J69]))" table:style-name="ce3">
            <text:p>48,98</text:p>
          </table:table-cell>
          <table:table-cell office:value-type="float" office:value="17.825900440876943" table:formula="of:=90-[.I69]-[.K69]" table:style-name="ce4">
            <text:p>17,8</text:p>
          </table:table-cell>
          <table:table-cell office:value-type="float" office:value="4.345103841810662" table:formula="of:=2*PI()*[.J69]*([.L69]/360)" table:style-name="ce3">
            <text:p>4,35</text:p>
          </table:table-cell>
          <table:table-cell office:value-type="float" office:value="5" table:style-name="ce2">
            <text:p>5</text:p>
          </table:table-cell>
          <table:table-cell office:value-type="float" office:value="0.86902076836213238" table:formula="of:=[.M69]/[.N69]" table:style-name="ce3">
            <text:p>0,8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70]-0.9" table:style-name="ce2">
            <text:p>2,4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70])" table:style-name="ce3">
            <text:p>0,35</text:p>
          </table:table-cell>
          <table:table-cell office:value-type="float" office:value="14.619022000815438" table:formula="of:=[.A70]/SIN([.E70])" table:style-name="ce4">
            <text:p>14,6</text:p>
          </table:table-cell>
          <table:table-cell office:value-type="float" office:value="13.737387097273114" table:formula="of:=[.F70]*COS([.E70])" table:style-name="ce4">
            <text:p>13,7</text:p>
          </table:table-cell>
          <table:table-cell office:value-type="float" office:value="10.437387097273113" table:formula="of:=[.G70]-[.B70]" table:style-name="ce4">
            <text:p>10,4</text:p>
          </table:table-cell>
          <table:table-cell office:value-type="float" office:value="23.192039371383466" table:formula="of:=DEGREES(ATAN(([.A70]+0.5)/([.G70]-0.9)))" table:style-name="ce3">
            <text:p>23,19</text:p>
          </table:table-cell>
          <table:table-cell office:value-type="float" office:value="13.965976782353401" table:formula="of:=([.A70]+0.5)/SIN(RADIANS([.I70]))" table:style-name="ce3">
            <text:p>13,97</text:p>
          </table:table-cell>
          <table:table-cell office:value-type="float" office:value="48.360816334637867" table:formula="of:=DEGREES(ASIN(([.H70])/[.J70]))" table:style-name="ce3">
            <text:p>48,36</text:p>
          </table:table-cell>
          <table:table-cell office:value-type="float" office:value="18.447144293978674" table:formula="of:=90-[.I70]-[.K70]" table:style-name="ce4">
            <text:p>18,4</text:p>
          </table:table-cell>
          <table:table-cell office:value-type="float" office:value="4.4965334462655155" table:formula="of:=2*PI()*[.J70]*([.L70]/360)" table:style-name="ce3">
            <text:p>4,50</text:p>
          </table:table-cell>
          <table:table-cell office:value-type="float" office:value="5" table:style-name="ce2">
            <text:p>5</text:p>
          </table:table-cell>
          <table:table-cell office:value-type="float" office:value="0.89930668925310309" table:formula="of:=[.M70]/[.N70]" table:style-name="ce3">
            <text:p>0,9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71]-0.9" table:style-name="ce2">
            <text:p>2,5</text:p>
          </table:table-cell>
          <table:table-cell office:value-type="float" office:value="20" table:style-name="ce2">
            <text:p>20</text:p>
          </table:table-cell>
          <table:table-cell office:value-type="float" office:value="0.3490658503988659" table:formula="of:=RADIANS([.D71])" table:style-name="ce3">
            <text:p>0,35</text:p>
          </table:table-cell>
          <table:table-cell office:value-type="float" office:value="14.619022000815438" table:formula="of:=[.A71]/SIN([.E71])" table:style-name="ce4">
            <text:p>14,6</text:p>
          </table:table-cell>
          <table:table-cell office:value-type="float" office:value="13.737387097273114" table:formula="of:=[.F71]*COS([.E71])" table:style-name="ce4">
            <text:p>13,7</text:p>
          </table:table-cell>
          <table:table-cell office:value-type="float" office:value="10.337387097273114" table:formula="of:=[.G71]-[.B71]" table:style-name="ce4">
            <text:p>10,3</text:p>
          </table:table-cell>
          <table:table-cell office:value-type="float" office:value="23.192039371383466" table:formula="of:=DEGREES(ATAN(([.A71]+0.5)/([.G71]-0.9)))" table:style-name="ce3">
            <text:p>23,19</text:p>
          </table:table-cell>
          <table:table-cell office:value-type="float" office:value="13.965976782353401" table:formula="of:=([.A71]+0.5)/SIN(RADIANS([.I71]))" table:style-name="ce3">
            <text:p>13,97</text:p>
          </table:table-cell>
          <table:table-cell office:value-type="float" office:value="47.747058583840079" table:formula="of:=DEGREES(ASIN(([.H71])/[.J71]))" table:style-name="ce3">
            <text:p>47,75</text:p>
          </table:table-cell>
          <table:table-cell office:value-type="float" office:value="19.060902044776462" table:formula="of:=90-[.I71]-[.K71]" table:style-name="ce4">
            <text:p>19,1</text:p>
          </table:table-cell>
          <table:table-cell office:value-type="float" office:value="4.6461382962296245" table:formula="of:=2*PI()*[.J71]*([.L71]/360)" table:style-name="ce3">
            <text:p>4,65</text:p>
          </table:table-cell>
          <table:table-cell office:value-type="float" office:value="5" table:style-name="ce2">
            <text:p>5</text:p>
          </table:table-cell>
          <table:table-cell office:value-type="float" office:value="0.92922765924592488" table:formula="of:=[.M71]/[.N71]" table:style-name="ce3">
            <text:p>0,93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74]-0.9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4])" table:style-name="ce3">
            <text:p>0,26</text:p>
          </table:table-cell>
          <table:table-cell office:value-type="float" office:value="19.318516525781366" table:formula="of:=[.A74]/SIN([.E74])" table:style-name="ce4">
            <text:p>19,3</text:p>
          </table:table-cell>
          <table:table-cell office:value-type="float" office:value="18.660254037844386" table:formula="of:=[.F74]*COS([.E74])" table:style-name="ce4">
            <text:p>18,7</text:p>
          </table:table-cell>
          <table:table-cell office:value-type="float" office:value="17.760254037844387" table:formula="of:=[.G74]-[.B74]" table:style-name="ce4">
            <text:p>17,8</text:p>
          </table:table-cell>
          <table:table-cell office:value-type="float" office:value="17.206720842990155" table:formula="of:=DEGREES(ATAN(([.A74]+0.5)/([.G74]-0.9)))" table:style-name="ce3">
            <text:p>17,21</text:p>
          </table:table-cell>
          <table:table-cell office:value-type="float" office:value="18.592380791301789" table:formula="of:=([.A74]+0.5)/SIN(RADIANS([.I74]))" table:style-name="ce3">
            <text:p>18,59</text:p>
          </table:table-cell>
          <table:table-cell office:value-type="float" office:value="72.793279157009877" table:formula="of:=DEGREES(ASIN(([.H74])/[.J74]))" table:style-name="ce3">
            <text:p>72,79</text:p>
          </table:table-cell>
          <table:table-cell office:value-type="float" office:value="0" table:formula="of:=90-[.I74]-[.K74]" table:style-name="ce4">
            <text:p>0,0</text:p>
          </table:table-cell>
          <table:table-cell office:value-type="float" office:value="0" table:formula="of:=2*PI()*[.J74]*([.L74]/360)" table:style-name="ce3">
            <text:p>0,00</text:p>
          </table:table-cell>
          <table:table-cell office:value-type="float" office:value="5" table:style-name="ce2">
            <text:p>5</text:p>
          </table:table-cell>
          <table:table-cell office:value-type="float" office:value="0" table:formula="of:=[.M74]/[.N74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75]-0.9" table:style-name="ce2">
            <text:p>0,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5])" table:style-name="ce3">
            <text:p>0,26</text:p>
          </table:table-cell>
          <table:table-cell office:value-type="float" office:value="19.318516525781366" table:formula="of:=[.A75]/SIN([.E75])" table:style-name="ce4">
            <text:p>19,3</text:p>
          </table:table-cell>
          <table:table-cell office:value-type="float" office:value="18.660254037844386" table:formula="of:=[.F75]*COS([.E75])" table:style-name="ce4">
            <text:p>18,7</text:p>
          </table:table-cell>
          <table:table-cell office:value-type="float" office:value="17.660254037844386" table:formula="of:=[.G75]-[.B75]" table:style-name="ce4">
            <text:p>17,7</text:p>
          </table:table-cell>
          <table:table-cell office:value-type="float" office:value="17.206720842990155" table:formula="of:=DEGREES(ATAN(([.A75]+0.5)/([.G75]-0.9)))" table:style-name="ce3">
            <text:p>17,21</text:p>
          </table:table-cell>
          <table:table-cell office:value-type="float" office:value="18.592380791301789" table:formula="of:=([.A75]+0.5)/SIN(RADIANS([.I75]))" table:style-name="ce3">
            <text:p>18,59</text:p>
          </table:table-cell>
          <table:table-cell office:value-type="float" office:value="71.780394579997278" table:formula="of:=DEGREES(ASIN(([.H75])/[.J75]))" table:style-name="ce3">
            <text:p>71,78</text:p>
          </table:table-cell>
          <table:table-cell office:value-type="float" office:value="1.0128845770125707" table:formula="of:=90-[.I75]-[.K75]" table:style-name="ce4">
            <text:p>1,0</text:p>
          </table:table-cell>
          <table:table-cell office:value-type="float" office:value="0.32867928342181763" table:formula="of:=2*PI()*[.J75]*([.L75]/360)" table:style-name="ce3">
            <text:p>0,33</text:p>
          </table:table-cell>
          <table:table-cell office:value-type="float" office:value="5" table:style-name="ce2">
            <text:p>5</text:p>
          </table:table-cell>
          <table:table-cell office:value-type="float" office:value="6.5735856684363519E-2" table:formula="of:=[.M75]/[.N75]" table:style-name="ce3">
            <text:p>0,0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76]-0.9" table:style-name="ce2">
            <text:p>0,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6])" table:style-name="ce3">
            <text:p>0,26</text:p>
          </table:table-cell>
          <table:table-cell office:value-type="float" office:value="19.318516525781366" table:formula="of:=[.A76]/SIN([.E76])" table:style-name="ce4">
            <text:p>19,3</text:p>
          </table:table-cell>
          <table:table-cell office:value-type="float" office:value="18.660254037844386" table:formula="of:=[.F76]*COS([.E76])" table:style-name="ce4">
            <text:p>18,7</text:p>
          </table:table-cell>
          <table:table-cell office:value-type="float" office:value="17.560254037844384" table:formula="of:=[.G76]-[.B76]" table:style-name="ce4">
            <text:p>17,6</text:p>
          </table:table-cell>
          <table:table-cell office:value-type="float" office:value="17.206720842990155" table:formula="of:=DEGREES(ATAN(([.A76]+0.5)/([.G76]-0.9)))" table:style-name="ce3">
            <text:p>17,21</text:p>
          </table:table-cell>
          <table:table-cell office:value-type="float" office:value="18.592380791301789" table:formula="of:=([.A76]+0.5)/SIN(RADIANS([.I76]))" table:style-name="ce3">
            <text:p>18,59</text:p>
          </table:table-cell>
          <table:table-cell office:value-type="float" office:value="70.819209175060337" table:formula="of:=DEGREES(ASIN(([.H76])/[.J76]))" table:style-name="ce3">
            <text:p>70,82</text:p>
          </table:table-cell>
          <table:table-cell office:value-type="float" office:value="1.974069981949512" table:formula="of:=90-[.I76]-[.K76]" table:style-name="ce4">
            <text:p>2,0</text:p>
          </table:table-cell>
          <table:table-cell office:value-type="float" office:value="0.64058227543100754" table:formula="of:=2*PI()*[.J76]*([.L76]/360)" table:style-name="ce3">
            <text:p>0,64</text:p>
          </table:table-cell>
          <table:table-cell office:value-type="float" office:value="5" table:style-name="ce2">
            <text:p>5</text:p>
          </table:table-cell>
          <table:table-cell office:value-type="float" office:value="0.12811645508620151" table:formula="of:=[.M76]/[.N76]" table:style-name="ce3">
            <text:p>0,1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77]-0.9" table:style-name="ce2">
            <text:p>0,3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7])" table:style-name="ce3">
            <text:p>0,26</text:p>
          </table:table-cell>
          <table:table-cell office:value-type="float" office:value="19.318516525781366" table:formula="of:=[.A77]/SIN([.E77])" table:style-name="ce4">
            <text:p>19,3</text:p>
          </table:table-cell>
          <table:table-cell office:value-type="float" office:value="18.660254037844386" table:formula="of:=[.F77]*COS([.E77])" table:style-name="ce4">
            <text:p>18,7</text:p>
          </table:table-cell>
          <table:table-cell office:value-type="float" office:value="17.460254037844386" table:formula="of:=[.G77]-[.B77]" table:style-name="ce4">
            <text:p>17,5</text:p>
          </table:table-cell>
          <table:table-cell office:value-type="float" office:value="17.206720842990155" table:formula="of:=DEGREES(ATAN(([.A77]+0.5)/([.G77]-0.9)))" table:style-name="ce3">
            <text:p>17,21</text:p>
          </table:table-cell>
          <table:table-cell office:value-type="float" office:value="18.592380791301789" table:formula="of:=([.A77]+0.5)/SIN(RADIANS([.I77]))" table:style-name="ce3">
            <text:p>18,59</text:p>
          </table:table-cell>
          <table:table-cell office:value-type="float" office:value="69.902296672845011" table:formula="of:=DEGREES(ASIN(([.H77])/[.J77]))" table:style-name="ce3">
            <text:p>69,90</text:p>
          </table:table-cell>
          <table:table-cell office:value-type="float" office:value="2.8909824841648373" table:formula="of:=90-[.I77]-[.K77]" table:style-name="ce4">
            <text:p>2,9</text:p>
          </table:table-cell>
          <table:table-cell office:value-type="float" office:value="0.93811878751564026" table:formula="of:=2*PI()*[.J77]*([.L77]/360)" table:style-name="ce3">
            <text:p>0,94</text:p>
          </table:table-cell>
          <table:table-cell office:value-type="float" office:value="5" table:style-name="ce2">
            <text:p>5</text:p>
          </table:table-cell>
          <table:table-cell office:value-type="float" office:value="0.18762375750312804" table:formula="of:=[.M77]/[.N77]" table:style-name="ce3">
            <text:p>0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78]-0.9" table:style-name="ce2">
            <text:p>0,4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8])" table:style-name="ce3">
            <text:p>0,26</text:p>
          </table:table-cell>
          <table:table-cell office:value-type="float" office:value="19.318516525781366" table:formula="of:=[.A78]/SIN([.E78])" table:style-name="ce4">
            <text:p>19,3</text:p>
          </table:table-cell>
          <table:table-cell office:value-type="float" office:value="18.660254037844386" table:formula="of:=[.F78]*COS([.E78])" table:style-name="ce4">
            <text:p>18,7</text:p>
          </table:table-cell>
          <table:table-cell office:value-type="float" office:value="17.360254037844385" table:formula="of:=[.G78]-[.B78]" table:style-name="ce4">
            <text:p>17,4</text:p>
          </table:table-cell>
          <table:table-cell office:value-type="float" office:value="17.206720842990155" table:formula="of:=DEGREES(ATAN(([.A78]+0.5)/([.G78]-0.9)))" table:style-name="ce3">
            <text:p>17,21</text:p>
          </table:table-cell>
          <table:table-cell office:value-type="float" office:value="18.592380791301789" table:formula="of:=([.A78]+0.5)/SIN(RADIANS([.I78]))" table:style-name="ce3">
            <text:p>18,59</text:p>
          </table:table-cell>
          <table:table-cell office:value-type="float" office:value="69.023843473105714" table:formula="of:=DEGREES(ASIN(([.H78])/[.J78]))" table:style-name="ce3">
            <text:p>69,02</text:p>
          </table:table-cell>
          <table:table-cell office:value-type="float" office:value="3.7694356839041347" table:formula="of:=90-[.I78]-[.K78]" table:style-name="ce4">
            <text:p>3,8</text:p>
          </table:table-cell>
          <table:table-cell office:value-type="float" office:value="1.223175322843191" table:formula="of:=2*PI()*[.J78]*([.L78]/360)" table:style-name="ce3">
            <text:p>1,22</text:p>
          </table:table-cell>
          <table:table-cell office:value-type="float" office:value="5" table:style-name="ce2">
            <text:p>5</text:p>
          </table:table-cell>
          <table:table-cell office:value-type="float" office:value="0.24463506456863821" table:formula="of:=[.M78]/[.N78]" table:style-name="ce3">
            <text:p>0,2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79]-0.9" table:style-name="ce2">
            <text:p>0,5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79])" table:style-name="ce3">
            <text:p>0,26</text:p>
          </table:table-cell>
          <table:table-cell office:value-type="float" office:value="19.318516525781366" table:formula="of:=[.A79]/SIN([.E79])" table:style-name="ce4">
            <text:p>19,3</text:p>
          </table:table-cell>
          <table:table-cell office:value-type="float" office:value="18.660254037844386" table:formula="of:=[.F79]*COS([.E79])" table:style-name="ce4">
            <text:p>18,7</text:p>
          </table:table-cell>
          <table:table-cell office:value-type="float" office:value="17.260254037844387" table:formula="of:=[.G79]-[.B79]" table:style-name="ce4">
            <text:p>17,3</text:p>
          </table:table-cell>
          <table:table-cell office:value-type="float" office:value="17.206720842990155" table:formula="of:=DEGREES(ATAN(([.A79]+0.5)/([.G79]-0.9)))" table:style-name="ce3">
            <text:p>17,21</text:p>
          </table:table-cell>
          <table:table-cell office:value-type="float" office:value="18.592380791301789" table:formula="of:=([.A79]+0.5)/SIN(RADIANS([.I79]))" table:style-name="ce3">
            <text:p>18,59</text:p>
          </table:table-cell>
          <table:table-cell office:value-type="float" office:value="68.179197459130819" table:formula="of:=DEGREES(ASIN(([.H79])/[.J79]))" table:style-name="ce3">
            <text:p>68,18</text:p>
          </table:table-cell>
          <table:table-cell office:value-type="float" office:value="4.6140816978790298" table:formula="of:=90-[.I79]-[.K79]" table:style-name="ce4">
            <text:p>4,6</text:p>
          </table:table-cell>
          <table:table-cell office:value-type="float" office:value="1.4972614851946566" table:formula="of:=2*PI()*[.J79]*([.L79]/360)" table:style-name="ce3">
            <text:p>1,50</text:p>
          </table:table-cell>
          <table:table-cell office:value-type="float" office:value="5" table:style-name="ce2">
            <text:p>5</text:p>
          </table:table-cell>
          <table:table-cell office:value-type="float" office:value="0.29945229703893134" table:formula="of:=[.M79]/[.N79]" table:style-name="ce3">
            <text:p>0,3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80]-0.9" table:style-name="ce2">
            <text:p>0,6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0])" table:style-name="ce3">
            <text:p>0,26</text:p>
          </table:table-cell>
          <table:table-cell office:value-type="float" office:value="19.318516525781366" table:formula="of:=[.A80]/SIN([.E80])" table:style-name="ce4">
            <text:p>19,3</text:p>
          </table:table-cell>
          <table:table-cell office:value-type="float" office:value="18.660254037844386" table:formula="of:=[.F80]*COS([.E80])" table:style-name="ce4">
            <text:p>18,7</text:p>
          </table:table-cell>
          <table:table-cell office:value-type="float" office:value="17.160254037844386" table:formula="of:=[.G80]-[.B80]" table:style-name="ce4">
            <text:p>17,2</text:p>
          </table:table-cell>
          <table:table-cell office:value-type="float" office:value="17.206720842990155" table:formula="of:=DEGREES(ATAN(([.A80]+0.5)/([.G80]-0.9)))" table:style-name="ce3">
            <text:p>17,21</text:p>
          </table:table-cell>
          <table:table-cell office:value-type="float" office:value="18.592380791301789" table:formula="of:=([.A80]+0.5)/SIN(RADIANS([.I80]))" table:style-name="ce3">
            <text:p>18,59</text:p>
          </table:table-cell>
          <table:table-cell office:value-type="float" office:value="67.364567160650623" table:formula="of:=DEGREES(ASIN(([.H80])/[.J80]))" table:style-name="ce3">
            <text:p>67,36</text:p>
          </table:table-cell>
          <table:table-cell office:value-type="float" office:value="5.4287119963592261" table:formula="of:=90-[.I80]-[.K80]" table:style-name="ce4">
            <text:p>5,4</text:p>
          </table:table-cell>
          <table:table-cell office:value-type="float" office:value="1.7616076000776453" table:formula="of:=2*PI()*[.J80]*([.L80]/360)" table:style-name="ce3">
            <text:p>1,76</text:p>
          </table:table-cell>
          <table:table-cell office:value-type="float" office:value="5" table:style-name="ce2">
            <text:p>5</text:p>
          </table:table-cell>
          <table:table-cell office:value-type="float" office:value="0.35232152001552908" table:formula="of:=[.M80]/[.N80]" table:style-name="ce3">
            <text:p>0,3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81]-0.9" table:style-name="ce2">
            <text:p>0,7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1])" table:style-name="ce3">
            <text:p>0,26</text:p>
          </table:table-cell>
          <table:table-cell office:value-type="float" office:value="19.318516525781366" table:formula="of:=[.A81]/SIN([.E81])" table:style-name="ce4">
            <text:p>19,3</text:p>
          </table:table-cell>
          <table:table-cell office:value-type="float" office:value="18.660254037844386" table:formula="of:=[.F81]*COS([.E81])" table:style-name="ce4">
            <text:p>18,7</text:p>
          </table:table-cell>
          <table:table-cell office:value-type="float" office:value="17.060254037844384" table:formula="of:=[.G81]-[.B81]" table:style-name="ce4">
            <text:p>17,1</text:p>
          </table:table-cell>
          <table:table-cell office:value-type="float" office:value="17.206720842990155" table:formula="of:=DEGREES(ATAN(([.A81]+0.5)/([.G81]-0.9)))" table:style-name="ce3">
            <text:p>17,21</text:p>
          </table:table-cell>
          <table:table-cell office:value-type="float" office:value="18.592380791301789" table:formula="of:=([.A81]+0.5)/SIN(RADIANS([.I81]))" table:style-name="ce3">
            <text:p>18,59</text:p>
          </table:table-cell>
          <table:table-cell office:value-type="float" office:value="66.576814225757431" table:formula="of:=DEGREES(ASIN(([.H81])/[.J81]))" table:style-name="ce3">
            <text:p>66,58</text:p>
          </table:table-cell>
          <table:table-cell office:value-type="float" office:value="6.2164649312524176" table:formula="of:=90-[.I81]-[.K81]" table:style-name="ce4">
            <text:p>6,2</text:p>
          </table:table-cell>
          <table:table-cell office:value-type="float" office:value="2.0172320572273312" table:formula="of:=2*PI()*[.J81]*([.L81]/360)" table:style-name="ce3">
            <text:p>2,02</text:p>
          </table:table-cell>
          <table:table-cell office:value-type="float" office:value="5" table:style-name="ce2">
            <text:p>5</text:p>
          </table:table-cell>
          <table:table-cell office:value-type="float" office:value="0.40344641144546622" table:formula="of:=[.M81]/[.N81]" table:style-name="ce3">
            <text:p>0,4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82]-0.9" table:style-name="ce2">
            <text:p>0,8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2])" table:style-name="ce3">
            <text:p>0,26</text:p>
          </table:table-cell>
          <table:table-cell office:value-type="float" office:value="19.318516525781366" table:formula="of:=[.A82]/SIN([.E82])" table:style-name="ce4">
            <text:p>19,3</text:p>
          </table:table-cell>
          <table:table-cell office:value-type="float" office:value="18.660254037844386" table:formula="of:=[.F82]*COS([.E82])" table:style-name="ce4">
            <text:p>18,7</text:p>
          </table:table-cell>
          <table:table-cell office:value-type="float" office:value="16.960254037844386" table:formula="of:=[.G82]-[.B82]" table:style-name="ce4">
            <text:p>17,0</text:p>
          </table:table-cell>
          <table:table-cell office:value-type="float" office:value="17.206720842990155" table:formula="of:=DEGREES(ATAN(([.A82]+0.5)/([.G82]-0.9)))" table:style-name="ce3">
            <text:p>17,21</text:p>
          </table:table-cell>
          <table:table-cell office:value-type="float" office:value="18.592380791301789" table:formula="of:=([.A82]+0.5)/SIN(RADIANS([.I82]))" table:style-name="ce3">
            <text:p>18,59</text:p>
          </table:table-cell>
          <table:table-cell office:value-type="float" office:value="65.813306097228732" table:formula="of:=DEGREES(ASIN(([.H82])/[.J82]))" table:style-name="ce3">
            <text:p>65,81</text:p>
          </table:table-cell>
          <table:table-cell office:value-type="float" office:value="6.9799730597811163" table:formula="of:=90-[.I82]-[.K82]" table:style-name="ce4">
            <text:p>7,0</text:p>
          </table:table-cell>
          <table:table-cell office:value-type="float" office:value="2.2649891168833314" table:formula="of:=2*PI()*[.J82]*([.L82]/360)" table:style-name="ce3">
            <text:p>2,26</text:p>
          </table:table-cell>
          <table:table-cell office:value-type="float" office:value="5" table:style-name="ce2">
            <text:p>5</text:p>
          </table:table-cell>
          <table:table-cell office:value-type="float" office:value="0.45299782337666628" table:formula="of:=[.M82]/[.N82]" table:style-name="ce3">
            <text:p>0,4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83]-0.9" table:style-name="ce2">
            <text:p>0,9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3])" table:style-name="ce3">
            <text:p>0,26</text:p>
          </table:table-cell>
          <table:table-cell office:value-type="float" office:value="19.318516525781366" table:formula="of:=[.A83]/SIN([.E83])" table:style-name="ce4">
            <text:p>19,3</text:p>
          </table:table-cell>
          <table:table-cell office:value-type="float" office:value="18.660254037844386" table:formula="of:=[.F83]*COS([.E83])" table:style-name="ce4">
            <text:p>18,7</text:p>
          </table:table-cell>
          <table:table-cell office:value-type="float" office:value="16.860254037844385" table:formula="of:=[.G83]-[.B83]" table:style-name="ce4">
            <text:p>16,9</text:p>
          </table:table-cell>
          <table:table-cell office:value-type="float" office:value="17.206720842990155" table:formula="of:=DEGREES(ATAN(([.A83]+0.5)/([.G83]-0.9)))" table:style-name="ce3">
            <text:p>17,21</text:p>
          </table:table-cell>
          <table:table-cell office:value-type="float" office:value="18.592380791301789" table:formula="of:=([.A83]+0.5)/SIN(RADIANS([.I83]))" table:style-name="ce3">
            <text:p>18,59</text:p>
          </table:table-cell>
          <table:table-cell office:value-type="float" office:value="65.071808833042837" table:formula="of:=DEGREES(ASIN(([.H83])/[.J83]))" table:style-name="ce3">
            <text:p>65,07</text:p>
          </table:table-cell>
          <table:table-cell office:value-type="float" office:value="7.7214703239670115" table:formula="of:=90-[.I83]-[.K83]" table:style-name="ce4">
            <text:p>7,7</text:p>
          </table:table-cell>
          <table:table-cell office:value-type="float" office:value="2.5056036893459486" table:formula="of:=2*PI()*[.J83]*([.L83]/360)" table:style-name="ce3">
            <text:p>2,51</text:p>
          </table:table-cell>
          <table:table-cell office:value-type="float" office:value="5" table:style-name="ce2">
            <text:p>5</text:p>
          </table:table-cell>
          <table:table-cell office:value-type="float" office:value="0.50112073786918976" table:formula="of:=[.M83]/[.N83]" table:style-name="ce3">
            <text:p>0,5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84]-0.9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4])" table:style-name="ce3">
            <text:p>0,26</text:p>
          </table:table-cell>
          <table:table-cell office:value-type="float" office:value="19.318516525781366" table:formula="of:=[.A84]/SIN([.E84])" table:style-name="ce4">
            <text:p>19,3</text:p>
          </table:table-cell>
          <table:table-cell office:value-type="float" office:value="18.660254037844386" table:formula="of:=[.F84]*COS([.E84])" table:style-name="ce4">
            <text:p>18,7</text:p>
          </table:table-cell>
          <table:table-cell office:value-type="float" office:value="16.760254037844387" table:formula="of:=[.G84]-[.B84]" table:style-name="ce4">
            <text:p>16,8</text:p>
          </table:table-cell>
          <table:table-cell office:value-type="float" office:value="17.206720842990155" table:formula="of:=DEGREES(ATAN(([.A84]+0.5)/([.G84]-0.9)))" table:style-name="ce3">
            <text:p>17,21</text:p>
          </table:table-cell>
          <table:table-cell office:value-type="float" office:value="18.592380791301789" table:formula="of:=([.A84]+0.5)/SIN(RADIANS([.I84]))" table:style-name="ce3">
            <text:p>18,59</text:p>
          </table:table-cell>
          <table:table-cell office:value-type="float" office:value="64.350407461498833" table:formula="of:=DEGREES(ASIN(([.H84])/[.J84]))" table:style-name="ce3">
            <text:p>64,35</text:p>
          </table:table-cell>
          <table:table-cell office:value-type="float" office:value="8.4428716955110161" table:formula="of:=90-[.I84]-[.K84]" table:style-name="ce4">
            <text:p>8,4</text:p>
          </table:table-cell>
          <table:table-cell office:value-type="float" office:value="2.7396971796012131" table:formula="of:=2*PI()*[.J84]*([.L84]/360)" table:style-name="ce3">
            <text:p>2,74</text:p>
          </table:table-cell>
          <table:table-cell office:value-type="float" office:value="5" table:style-name="ce2">
            <text:p>5</text:p>
          </table:table-cell>
          <table:table-cell office:value-type="float" office:value="0.54793943592024263" table:formula="of:=[.M84]/[.N84]" table:style-name="ce3">
            <text:p>0,5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85]-0.9" table:style-name="ce2">
            <text:p>1,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5])" table:style-name="ce3">
            <text:p>0,26</text:p>
          </table:table-cell>
          <table:table-cell office:value-type="float" office:value="19.318516525781366" table:formula="of:=[.A85]/SIN([.E85])" table:style-name="ce4">
            <text:p>19,3</text:p>
          </table:table-cell>
          <table:table-cell office:value-type="float" office:value="18.660254037844386" table:formula="of:=[.F85]*COS([.E85])" table:style-name="ce4">
            <text:p>18,7</text:p>
          </table:table-cell>
          <table:table-cell office:value-type="float" office:value="16.660254037844386" table:formula="of:=[.G85]-[.B85]" table:style-name="ce4">
            <text:p>16,7</text:p>
          </table:table-cell>
          <table:table-cell office:value-type="float" office:value="17.206720842990155" table:formula="of:=DEGREES(ATAN(([.A85]+0.5)/([.G85]-0.9)))" table:style-name="ce3">
            <text:p>17,21</text:p>
          </table:table-cell>
          <table:table-cell office:value-type="float" office:value="18.592380791301789" table:formula="of:=([.A85]+0.5)/SIN(RADIANS([.I85]))" table:style-name="ce3">
            <text:p>18,59</text:p>
          </table:table-cell>
          <table:table-cell office:value-type="float" office:value="63.647445690614063" table:formula="of:=DEGREES(ASIN(([.H85])/[.J85]))" table:style-name="ce3">
            <text:p>63,65</text:p>
          </table:table-cell>
          <table:table-cell office:value-type="float" office:value="9.1458334663957856" table:formula="of:=90-[.I85]-[.K85]" table:style-name="ce4">
            <text:p>9,1</text:p>
          </table:table-cell>
          <table:table-cell office:value-type="float" office:value="2.9678070515165302" table:formula="of:=2*PI()*[.J85]*([.L85]/360)" table:style-name="ce3">
            <text:p>2,97</text:p>
          </table:table-cell>
          <table:table-cell office:value-type="float" office:value="5" table:style-name="ce2">
            <text:p>5</text:p>
          </table:table-cell>
          <table:table-cell office:value-type="float" office:value="0.593561410303306" table:formula="of:=[.M85]/[.N85]" table:style-name="ce3">
            <text:p>0,5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86]-0.9" table:style-name="ce2">
            <text:p>1,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6])" table:style-name="ce3">
            <text:p>0,26</text:p>
          </table:table-cell>
          <table:table-cell office:value-type="float" office:value="19.318516525781366" table:formula="of:=[.A86]/SIN([.E86])" table:style-name="ce4">
            <text:p>19,3</text:p>
          </table:table-cell>
          <table:table-cell office:value-type="float" office:value="18.660254037844386" table:formula="of:=[.F86]*COS([.E86])" table:style-name="ce4">
            <text:p>18,7</text:p>
          </table:table-cell>
          <table:table-cell office:value-type="float" office:value="16.560254037844384" table:formula="of:=[.G86]-[.B86]" table:style-name="ce4">
            <text:p>16,6</text:p>
          </table:table-cell>
          <table:table-cell office:value-type="float" office:value="17.206720842990155" table:formula="of:=DEGREES(ATAN(([.A86]+0.5)/([.G86]-0.9)))" table:style-name="ce3">
            <text:p>17,21</text:p>
          </table:table-cell>
          <table:table-cell office:value-type="float" office:value="18.592380791301789" table:formula="of:=([.A86]+0.5)/SIN(RADIANS([.I86]))" table:style-name="ce3">
            <text:p>18,59</text:p>
          </table:table-cell>
          <table:table-cell office:value-type="float" office:value="62.961479517115585" table:formula="of:=DEGREES(ASIN(([.H86])/[.J86]))" table:style-name="ce3">
            <text:p>62,96</text:p>
          </table:table-cell>
          <table:table-cell office:value-type="float" office:value="9.831799639894264" table:formula="of:=90-[.I86]-[.K86]" table:style-name="ce4">
            <text:p>9,8</text:p>
          </table:table-cell>
          <table:table-cell office:value-type="float" office:value="3.190401881642261" table:formula="of:=2*PI()*[.J86]*([.L86]/360)" table:style-name="ce3">
            <text:p>3,19</text:p>
          </table:table-cell>
          <table:table-cell office:value-type="float" office:value="5" table:style-name="ce2">
            <text:p>5</text:p>
          </table:table-cell>
          <table:table-cell office:value-type="float" office:value="0.63808037632845216" table:formula="of:=[.M86]/[.N86]" table:style-name="ce3">
            <text:p>0,6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87]-0.9" table:style-name="ce2">
            <text:p>1,3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7])" table:style-name="ce3">
            <text:p>0,26</text:p>
          </table:table-cell>
          <table:table-cell office:value-type="float" office:value="19.318516525781366" table:formula="of:=[.A87]/SIN([.E87])" table:style-name="ce4">
            <text:p>19,3</text:p>
          </table:table-cell>
          <table:table-cell office:value-type="float" office:value="18.660254037844386" table:formula="of:=[.F87]*COS([.E87])" table:style-name="ce4">
            <text:p>18,7</text:p>
          </table:table-cell>
          <table:table-cell office:value-type="float" office:value="16.460254037844386" table:formula="of:=[.G87]-[.B87]" table:style-name="ce4">
            <text:p>16,5</text:p>
          </table:table-cell>
          <table:table-cell office:value-type="float" office:value="17.206720842990155" table:formula="of:=DEGREES(ATAN(([.A87]+0.5)/([.G87]-0.9)))" table:style-name="ce3">
            <text:p>17,21</text:p>
          </table:table-cell>
          <table:table-cell office:value-type="float" office:value="18.592380791301789" table:formula="of:=([.A87]+0.5)/SIN(RADIANS([.I87]))" table:style-name="ce3">
            <text:p>18,59</text:p>
          </table:table-cell>
          <table:table-cell office:value-type="float" office:value="62.291241008948838" table:formula="of:=DEGREES(ASIN(([.H87])/[.J87]))" table:style-name="ce3">
            <text:p>62,29</text:p>
          </table:table-cell>
          <table:table-cell office:value-type="float" office:value="10.502038148061011" table:formula="of:=90-[.I87]-[.K87]" table:style-name="ce4">
            <text:p>10,5</text:p>
          </table:table-cell>
          <table:table-cell office:value-type="float" office:value="3.4078931117246603" table:formula="of:=2*PI()*[.J87]*([.L87]/360)" table:style-name="ce3">
            <text:p>3,41</text:p>
          </table:table-cell>
          <table:table-cell office:value-type="float" office:value="5" table:style-name="ce2">
            <text:p>5</text:p>
          </table:table-cell>
          <table:table-cell office:value-type="float" office:value="0.68157862234493205" table:formula="of:=[.M87]/[.N87]" table:style-name="ce3">
            <text:p>0,6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88]-0.9" table:style-name="ce2">
            <text:p>1,4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8])" table:style-name="ce3">
            <text:p>0,26</text:p>
          </table:table-cell>
          <table:table-cell office:value-type="float" office:value="19.318516525781366" table:formula="of:=[.A88]/SIN([.E88])" table:style-name="ce4">
            <text:p>19,3</text:p>
          </table:table-cell>
          <table:table-cell office:value-type="float" office:value="18.660254037844386" table:formula="of:=[.F88]*COS([.E88])" table:style-name="ce4">
            <text:p>18,7</text:p>
          </table:table-cell>
          <table:table-cell office:value-type="float" office:value="16.360254037844385" table:formula="of:=[.G88]-[.B88]" table:style-name="ce4">
            <text:p>16,4</text:p>
          </table:table-cell>
          <table:table-cell office:value-type="float" office:value="17.206720842990155" table:formula="of:=DEGREES(ATAN(([.A88]+0.5)/([.G88]-0.9)))" table:style-name="ce3">
            <text:p>17,21</text:p>
          </table:table-cell>
          <table:table-cell office:value-type="float" office:value="18.592380791301789" table:formula="of:=([.A88]+0.5)/SIN(RADIANS([.I88]))" table:style-name="ce3">
            <text:p>18,59</text:p>
          </table:table-cell>
          <table:table-cell office:value-type="float" office:value="61.635609661014307" table:formula="of:=DEGREES(ASIN(([.H88])/[.J88]))" table:style-name="ce3">
            <text:p>61,64</text:p>
          </table:table-cell>
          <table:table-cell office:value-type="float" office:value="11.157669495995542" table:formula="of:=90-[.I88]-[.K88]" table:style-name="ce4">
            <text:p>11,2</text:p>
          </table:table-cell>
          <table:table-cell office:value-type="float" office:value="3.6206443437195053" table:formula="of:=2*PI()*[.J88]*([.L88]/360)" table:style-name="ce3">
            <text:p>3,62</text:p>
          </table:table-cell>
          <table:table-cell office:value-type="float" office:value="5" table:style-name="ce2">
            <text:p>5</text:p>
          </table:table-cell>
          <table:table-cell office:value-type="float" office:value="0.72412886874390103" table:formula="of:=[.M88]/[.N88]" table:style-name="ce3">
            <text:p>0,7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89]-0.9" table:style-name="ce2">
            <text:p>1,5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89])" table:style-name="ce3">
            <text:p>0,26</text:p>
          </table:table-cell>
          <table:table-cell office:value-type="float" office:value="19.318516525781366" table:formula="of:=[.A89]/SIN([.E89])" table:style-name="ce4">
            <text:p>19,3</text:p>
          </table:table-cell>
          <table:table-cell office:value-type="float" office:value="18.660254037844386" table:formula="of:=[.F89]*COS([.E89])" table:style-name="ce4">
            <text:p>18,7</text:p>
          </table:table-cell>
          <table:table-cell office:value-type="float" office:value="16.260254037844387" table:formula="of:=[.G89]-[.B89]" table:style-name="ce4">
            <text:p>16,3</text:p>
          </table:table-cell>
          <table:table-cell office:value-type="float" office:value="17.206720842990155" table:formula="of:=DEGREES(ATAN(([.A89]+0.5)/([.G89]-0.9)))" table:style-name="ce3">
            <text:p>17,21</text:p>
          </table:table-cell>
          <table:table-cell office:value-type="float" office:value="18.592380791301789" table:formula="of:=([.A89]+0.5)/SIN(RADIANS([.I89]))" table:style-name="ce3">
            <text:p>18,59</text:p>
          </table:table-cell>
          <table:table-cell office:value-type="float" office:value="60.993589474521521" table:formula="of:=DEGREES(ASIN(([.H89])/[.J89]))" table:style-name="ce3">
            <text:p>60,99</text:p>
          </table:table-cell>
          <table:table-cell office:value-type="float" office:value="11.799689682488328" table:formula="of:=90-[.I89]-[.K89]" table:style-name="ce4">
            <text:p>11,8</text:p>
          </table:table-cell>
          <table:table-cell office:value-type="float" office:value="3.8289787775018573" table:formula="of:=2*PI()*[.J89]*([.L89]/360)" table:style-name="ce3">
            <text:p>3,83</text:p>
          </table:table-cell>
          <table:table-cell office:value-type="float" office:value="5" table:style-name="ce2">
            <text:p>5</text:p>
          </table:table-cell>
          <table:table-cell office:value-type="float" office:value="0.76579575550037149" table:formula="of:=[.M89]/[.N89]" table:style-name="ce3">
            <text:p>0,7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90]-0.9" table:style-name="ce2">
            <text:p>1,6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0])" table:style-name="ce3">
            <text:p>0,26</text:p>
          </table:table-cell>
          <table:table-cell office:value-type="float" office:value="19.318516525781366" table:formula="of:=[.A90]/SIN([.E90])" table:style-name="ce4">
            <text:p>19,3</text:p>
          </table:table-cell>
          <table:table-cell office:value-type="float" office:value="18.660254037844386" table:formula="of:=[.F90]*COS([.E90])" table:style-name="ce4">
            <text:p>18,7</text:p>
          </table:table-cell>
          <table:table-cell office:value-type="float" office:value="16.160254037844386" table:formula="of:=[.G90]-[.B90]" table:style-name="ce4">
            <text:p>16,2</text:p>
          </table:table-cell>
          <table:table-cell office:value-type="float" office:value="17.206720842990155" table:formula="of:=DEGREES(ATAN(([.A90]+0.5)/([.G90]-0.9)))" table:style-name="ce3">
            <text:p>17,21</text:p>
          </table:table-cell>
          <table:table-cell office:value-type="float" office:value="18.592380791301789" table:formula="of:=([.A90]+0.5)/SIN(RADIANS([.I90]))" table:style-name="ce3">
            <text:p>18,59</text:p>
          </table:table-cell>
          <table:table-cell office:value-type="float" office:value="60.364290421568391" table:formula="of:=DEGREES(ASIN(([.H90])/[.J90]))" table:style-name="ce3">
            <text:p>60,36</text:p>
          </table:table-cell>
          <table:table-cell office:value-type="float" office:value="12.428988735441457" table:formula="of:=90-[.I90]-[.K90]" table:style-name="ce4">
            <text:p>12,4</text:p>
          </table:table-cell>
          <table:table-cell office:value-type="float" office:value="4.0331852255778218" table:formula="of:=2*PI()*[.J90]*([.L90]/360)" table:style-name="ce3">
            <text:p>4,03</text:p>
          </table:table-cell>
          <table:table-cell office:value-type="float" office:value="5" table:style-name="ce2">
            <text:p>5</text:p>
          </table:table-cell>
          <table:table-cell office:value-type="float" office:value="0.80663704511556433" table:formula="of:=[.M90]/[.N90]" table:style-name="ce3">
            <text:p>0,8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91]-0.9" table:style-name="ce2">
            <text:p>1,7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1])" table:style-name="ce3">
            <text:p>0,26</text:p>
          </table:table-cell>
          <table:table-cell office:value-type="float" office:value="19.318516525781366" table:formula="of:=[.A91]/SIN([.E91])" table:style-name="ce4">
            <text:p>19,3</text:p>
          </table:table-cell>
          <table:table-cell office:value-type="float" office:value="18.660254037844386" table:formula="of:=[.F91]*COS([.E91])" table:style-name="ce4">
            <text:p>18,7</text:p>
          </table:table-cell>
          <table:table-cell office:value-type="float" office:value="16.060254037844384" table:formula="of:=[.G91]-[.B91]" table:style-name="ce4">
            <text:p>16,1</text:p>
          </table:table-cell>
          <table:table-cell office:value-type="float" office:value="17.206720842990155" table:formula="of:=DEGREES(ATAN(([.A91]+0.5)/([.G91]-0.9)))" table:style-name="ce3">
            <text:p>17,21</text:p>
          </table:table-cell>
          <table:table-cell office:value-type="float" office:value="18.592380791301789" table:formula="of:=([.A91]+0.5)/SIN(RADIANS([.I91]))" table:style-name="ce3">
            <text:p>18,59</text:p>
          </table:table-cell>
          <table:table-cell office:value-type="float" office:value="59.746913311368409" table:formula="of:=DEGREES(ASIN(([.H91])/[.J91]))" table:style-name="ce3">
            <text:p>59,75</text:p>
          </table:table-cell>
          <table:table-cell office:value-type="float" office:value="13.046365845641439" table:formula="of:=90-[.I91]-[.K91]" table:style-name="ce4">
            <text:p>13,0</text:p>
          </table:table-cell>
          <table:table-cell office:value-type="float" office:value="4.2335230239675035" table:formula="of:=2*PI()*[.J91]*([.L91]/360)" table:style-name="ce3">
            <text:p>4,23</text:p>
          </table:table-cell>
          <table:table-cell office:value-type="float" office:value="5" table:style-name="ce2">
            <text:p>5</text:p>
          </table:table-cell>
          <table:table-cell office:value-type="float" office:value="0.84670460479350074" table:formula="of:=[.M91]/[.N91]" table:style-name="ce3">
            <text:p>0,8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92]-0.9" table:style-name="ce2">
            <text:p>1,8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2])" table:style-name="ce3">
            <text:p>0,26</text:p>
          </table:table-cell>
          <table:table-cell office:value-type="float" office:value="19.318516525781366" table:formula="of:=[.A92]/SIN([.E92])" table:style-name="ce4">
            <text:p>19,3</text:p>
          </table:table-cell>
          <table:table-cell office:value-type="float" office:value="18.660254037844386" table:formula="of:=[.F92]*COS([.E92])" table:style-name="ce4">
            <text:p>18,7</text:p>
          </table:table-cell>
          <table:table-cell office:value-type="float" office:value="15.960254037844386" table:formula="of:=[.G92]-[.B92]" table:style-name="ce4">
            <text:p>16,0</text:p>
          </table:table-cell>
          <table:table-cell office:value-type="float" office:value="17.206720842990155" table:formula="of:=DEGREES(ATAN(([.A92]+0.5)/([.G92]-0.9)))" table:style-name="ce3">
            <text:p>17,21</text:p>
          </table:table-cell>
          <table:table-cell office:value-type="float" office:value="18.592380791301789" table:formula="of:=([.A92]+0.5)/SIN(RADIANS([.I92]))" table:style-name="ce3">
            <text:p>18,59</text:p>
          </table:table-cell>
          <table:table-cell office:value-type="float" office:value="59.140737325066937" table:formula="of:=DEGREES(ASIN(([.H92])/[.J92]))" table:style-name="ce3">
            <text:p>59,14</text:p>
          </table:table-cell>
          <table:table-cell office:value-type="float" office:value="13.652541831942912" table:formula="of:=90-[.I92]-[.K92]" table:style-name="ce4">
            <text:p>13,7</text:p>
          </table:table-cell>
          <table:table-cell office:value-type="float" office:value="4.4302260771354351" table:formula="of:=2*PI()*[.J92]*([.L92]/360)" table:style-name="ce3">
            <text:p>4,43</text:p>
          </table:table-cell>
          <table:table-cell office:value-type="float" office:value="5" table:style-name="ce2">
            <text:p>5</text:p>
          </table:table-cell>
          <table:table-cell office:value-type="float" office:value="0.88604521542708703" table:formula="of:=[.M92]/[.N92]" table:style-name="ce3">
            <text:p>0,8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93]-0.9" table:style-name="ce2">
            <text:p>1,9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3])" table:style-name="ce3">
            <text:p>0,26</text:p>
          </table:table-cell>
          <table:table-cell office:value-type="float" office:value="19.318516525781366" table:formula="of:=[.A93]/SIN([.E93])" table:style-name="ce4">
            <text:p>19,3</text:p>
          </table:table-cell>
          <table:table-cell office:value-type="float" office:value="18.660254037844386" table:formula="of:=[.F93]*COS([.E93])" table:style-name="ce4">
            <text:p>18,7</text:p>
          </table:table-cell>
          <table:table-cell office:value-type="float" office:value="15.860254037844385" table:formula="of:=[.G93]-[.B93]" table:style-name="ce4">
            <text:p>15,9</text:p>
          </table:table-cell>
          <table:table-cell office:value-type="float" office:value="17.206720842990155" table:formula="of:=DEGREES(ATAN(([.A93]+0.5)/([.G93]-0.9)))" table:style-name="ce3">
            <text:p>17,21</text:p>
          </table:table-cell>
          <table:table-cell office:value-type="float" office:value="18.592380791301789" table:formula="of:=([.A93]+0.5)/SIN(RADIANS([.I93]))" table:style-name="ce3">
            <text:p>18,59</text:p>
          </table:table-cell>
          <table:table-cell office:value-type="float" office:value="58.545109665753039" table:formula="of:=DEGREES(ASIN(([.H93])/[.J93]))" table:style-name="ce3">
            <text:p>58,55</text:p>
          </table:table-cell>
          <table:table-cell office:value-type="float" office:value="14.24816949125681" table:formula="of:=90-[.I93]-[.K93]" table:style-name="ce4">
            <text:p>14,2</text:p>
          </table:table-cell>
          <table:table-cell office:value-type="float" office:value="4.6235062165437357" table:formula="of:=2*PI()*[.J93]*([.L93]/360)" table:style-name="ce3">
            <text:p>4,62</text:p>
          </table:table-cell>
          <table:table-cell office:value-type="float" office:value="5" table:style-name="ce2">
            <text:p>5</text:p>
          </table:table-cell>
          <table:table-cell office:value-type="float" office:value="0.92470124330874715" table:formula="of:=[.M93]/[.N93]" table:style-name="ce3">
            <text:p>0,9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94]-0.9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4])" table:style-name="ce3">
            <text:p>0,26</text:p>
          </table:table-cell>
          <table:table-cell office:value-type="float" office:value="19.318516525781366" table:formula="of:=[.A94]/SIN([.E94])" table:style-name="ce4">
            <text:p>19,3</text:p>
          </table:table-cell>
          <table:table-cell office:value-type="float" office:value="18.660254037844386" table:formula="of:=[.F94]*COS([.E94])" table:style-name="ce4">
            <text:p>18,7</text:p>
          </table:table-cell>
          <table:table-cell office:value-type="float" office:value="15.760254037844385" table:formula="of:=[.G94]-[.B94]" table:style-name="ce4">
            <text:p>15,8</text:p>
          </table:table-cell>
          <table:table-cell office:value-type="float" office:value="17.206720842990155" table:formula="of:=DEGREES(ATAN(([.A94]+0.5)/([.G94]-0.9)))" table:style-name="ce3">
            <text:p>17,21</text:p>
          </table:table-cell>
          <table:table-cell office:value-type="float" office:value="18.592380791301789" table:formula="of:=([.A94]+0.5)/SIN(RADIANS([.I94]))" table:style-name="ce3">
            <text:p>18,59</text:p>
          </table:table-cell>
          <table:table-cell office:value-type="float" office:value="57.959436900972356" table:formula="of:=DEGREES(ASIN(([.H94])/[.J94]))" table:style-name="ce3">
            <text:p>57,96</text:p>
          </table:table-cell>
          <table:table-cell office:value-type="float" office:value="14.833842256037492" table:formula="of:=90-[.I94]-[.K94]" table:style-name="ce4">
            <text:p>14,8</text:p>
          </table:table-cell>
          <table:table-cell office:value-type="float" office:value="4.8135560099916219" table:formula="of:=2*PI()*[.J94]*([.L94]/360)" table:style-name="ce3">
            <text:p>4,81</text:p>
          </table:table-cell>
          <table:table-cell office:value-type="float" office:value="5" table:style-name="ce2">
            <text:p>5</text:p>
          </table:table-cell>
          <table:table-cell office:value-type="float" office:value="0.96271120199832438" table:formula="of:=[.M94]/[.N94]" table:style-name="ce3">
            <text:p>0,9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95]-0.9" table:style-name="ce2">
            <text:p>2,1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5])" table:style-name="ce3">
            <text:p>0,26</text:p>
          </table:table-cell>
          <table:table-cell office:value-type="float" office:value="19.318516525781366" table:formula="of:=[.A95]/SIN([.E95])" table:style-name="ce4">
            <text:p>19,3</text:p>
          </table:table-cell>
          <table:table-cell office:value-type="float" office:value="18.660254037844386" table:formula="of:=[.F95]*COS([.E95])" table:style-name="ce4">
            <text:p>18,7</text:p>
          </table:table-cell>
          <table:table-cell office:value-type="float" office:value="15.660254037844386" table:formula="of:=[.G95]-[.B95]" table:style-name="ce4">
            <text:p>15,7</text:p>
          </table:table-cell>
          <table:table-cell office:value-type="float" office:value="17.206720842990155" table:formula="of:=DEGREES(ATAN(([.A95]+0.5)/([.G95]-0.9)))" table:style-name="ce3">
            <text:p>17,21</text:p>
          </table:table-cell>
          <table:table-cell office:value-type="float" office:value="18.592380791301789" table:formula="of:=([.A95]+0.5)/SIN(RADIANS([.I95]))" table:style-name="ce3">
            <text:p>18,59</text:p>
          </table:table-cell>
          <table:table-cell office:value-type="float" office:value="57.38317767137378" table:formula="of:=DEGREES(ASIN(([.H95])/[.J95]))" table:style-name="ce3">
            <text:p>57,38</text:p>
          </table:table-cell>
          <table:table-cell office:value-type="float" office:value="15.410101485636069" table:formula="of:=90-[.I95]-[.K95]" table:style-name="ce4">
            <text:p>15,4</text:p>
          </table:table-cell>
          <table:table-cell office:value-type="float" office:value="5.0005511276468875" table:formula="of:=2*PI()*[.J95]*([.L95]/360)" table:style-name="ce3">
            <text:p>5,00</text:p>
          </table:table-cell>
          <table:table-cell office:value-type="float" office:value="5" table:style-name="ce2">
            <text:p>5</text:p>
          </table:table-cell>
          <table:table-cell office:value-type="float" office:value="1.0001102255293775" table:formula="of:=[.M95]/[.N95]" table:style-name="ce3">
            <text:p>1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96]-0.9" table:style-name="ce2">
            <text:p>2,2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6])" table:style-name="ce3">
            <text:p>0,26</text:p>
          </table:table-cell>
          <table:table-cell office:value-type="float" office:value="19.318516525781366" table:formula="of:=[.A96]/SIN([.E96])" table:style-name="ce4">
            <text:p>19,3</text:p>
          </table:table-cell>
          <table:table-cell office:value-type="float" office:value="18.660254037844386" table:formula="of:=[.F96]*COS([.E96])" table:style-name="ce4">
            <text:p>18,7</text:p>
          </table:table-cell>
          <table:table-cell office:value-type="float" office:value="15.560254037844386" table:formula="of:=[.G96]-[.B96]" table:style-name="ce4">
            <text:p>15,6</text:p>
          </table:table-cell>
          <table:table-cell office:value-type="float" office:value="17.206720842990155" table:formula="of:=DEGREES(ATAN(([.A96]+0.5)/([.G96]-0.9)))" table:style-name="ce3">
            <text:p>17,21</text:p>
          </table:table-cell>
          <table:table-cell office:value-type="float" office:value="18.592380791301789" table:formula="of:=([.A96]+0.5)/SIN(RADIANS([.I96]))" table:style-name="ce3">
            <text:p>18,59</text:p>
          </table:table-cell>
          <table:table-cell office:value-type="float" office:value="56.815836510978798" table:formula="of:=DEGREES(ASIN(([.H96])/[.J96]))" table:style-name="ce3">
            <text:p>56,82</text:p>
          </table:table-cell>
          <table:table-cell office:value-type="float" office:value="15.977442646031051" table:formula="of:=90-[.I96]-[.K96]" table:style-name="ce4">
            <text:p>16,0</text:p>
          </table:table-cell>
          <table:table-cell office:value-type="float" office:value="5.1846523473577397" table:formula="of:=2*PI()*[.J96]*([.L96]/360)" table:style-name="ce3">
            <text:p>5,18</text:p>
          </table:table-cell>
          <table:table-cell office:value-type="float" office:value="5" table:style-name="ce2">
            <text:p>5</text:p>
          </table:table-cell>
          <table:table-cell office:value-type="float" office:value="1.036930469471548" table:formula="of:=[.M96]/[.N96]" table:style-name="ce3">
            <text:p>1,0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97]-0.9" table:style-name="ce2">
            <text:p>2,3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7])" table:style-name="ce3">
            <text:p>0,26</text:p>
          </table:table-cell>
          <table:table-cell office:value-type="float" office:value="19.318516525781366" table:formula="of:=[.A97]/SIN([.E97])" table:style-name="ce4">
            <text:p>19,3</text:p>
          </table:table-cell>
          <table:table-cell office:value-type="float" office:value="18.660254037844386" table:formula="of:=[.F97]*COS([.E97])" table:style-name="ce4">
            <text:p>18,7</text:p>
          </table:table-cell>
          <table:table-cell office:value-type="float" office:value="15.460254037844386" table:formula="of:=[.G97]-[.B97]" table:style-name="ce4">
            <text:p>15,5</text:p>
          </table:table-cell>
          <table:table-cell office:value-type="float" office:value="17.206720842990155" table:formula="of:=DEGREES(ATAN(([.A97]+0.5)/([.G97]-0.9)))" table:style-name="ce3">
            <text:p>17,21</text:p>
          </table:table-cell>
          <table:table-cell office:value-type="float" office:value="18.592380791301789" table:formula="of:=([.A97]+0.5)/SIN(RADIANS([.I97]))" table:style-name="ce3">
            <text:p>18,59</text:p>
          </table:table-cell>
          <table:table-cell office:value-type="float" office:value="56.256958578761079" table:formula="of:=DEGREES(ASIN(([.H97])/[.J97]))" table:style-name="ce3">
            <text:p>56,26</text:p>
          </table:table-cell>
          <table:table-cell office:value-type="float" office:value="16.53632057824877" table:formula="of:=90-[.I97]-[.K97]" table:style-name="ce4">
            <text:p>16,5</text:p>
          </table:table-cell>
          <table:table-cell office:value-type="float" office:value="5.3660072642460701" table:formula="of:=2*PI()*[.J97]*([.L97]/360)" table:style-name="ce3">
            <text:p>5,37</text:p>
          </table:table-cell>
          <table:table-cell office:value-type="float" office:value="5" table:style-name="ce2">
            <text:p>5</text:p>
          </table:table-cell>
          <table:table-cell office:value-type="float" office:value="1.073201452849214" table:formula="of:=[.M97]/[.N97]" table:style-name="ce3">
            <text:p>1,0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98]-0.9" table:style-name="ce2">
            <text:p>2,4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8])" table:style-name="ce3">
            <text:p>0,26</text:p>
          </table:table-cell>
          <table:table-cell office:value-type="float" office:value="19.318516525781366" table:formula="of:=[.A98]/SIN([.E98])" table:style-name="ce4">
            <text:p>19,3</text:p>
          </table:table-cell>
          <table:table-cell office:value-type="float" office:value="18.660254037844386" table:formula="of:=[.F98]*COS([.E98])" table:style-name="ce4">
            <text:p>18,7</text:p>
          </table:table-cell>
          <table:table-cell office:value-type="float" office:value="15.360254037844385" table:formula="of:=[.G98]-[.B98]" table:style-name="ce4">
            <text:p>15,4</text:p>
          </table:table-cell>
          <table:table-cell office:value-type="float" office:value="17.206720842990155" table:formula="of:=DEGREES(ATAN(([.A98]+0.5)/([.G98]-0.9)))" table:style-name="ce3">
            <text:p>17,21</text:p>
          </table:table-cell>
          <table:table-cell office:value-type="float" office:value="18.592380791301789" table:formula="of:=([.A98]+0.5)/SIN(RADIANS([.I98]))" table:style-name="ce3">
            <text:p>18,59</text:p>
          </table:table-cell>
          <table:table-cell office:value-type="float" office:value="55.706125142526794" table:formula="of:=DEGREES(ASIN(([.H98])/[.J98]))" table:style-name="ce3">
            <text:p>55,71</text:p>
          </table:table-cell>
          <table:table-cell office:value-type="float" office:value="17.087154014483055" table:formula="of:=90-[.I98]-[.K98]" table:style-name="ce4">
            <text:p>17,1</text:p>
          </table:table-cell>
          <table:table-cell office:value-type="float" office:value="5.5447517561804318" table:formula="of:=2*PI()*[.J98]*([.L98]/360)" table:style-name="ce3">
            <text:p>5,54</text:p>
          </table:table-cell>
          <table:table-cell office:value-type="float" office:value="5" table:style-name="ce2">
            <text:p>5</text:p>
          </table:table-cell>
          <table:table-cell office:value-type="float" office:value="1.1089503512360863" table:formula="of:=[.M98]/[.N98]" table:style-name="ce3">
            <text:p>1,1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99]-0.9" table:style-name="ce2">
            <text:p>2,5</text:p>
          </table:table-cell>
          <table:table-cell office:value-type="float" office:value="15" table:style-name="ce2">
            <text:p>15</text:p>
          </table:table-cell>
          <table:table-cell office:value-type="float" office:value="0.26179938779914941" table:formula="of:=RADIANS([.D99])" table:style-name="ce3">
            <text:p>0,26</text:p>
          </table:table-cell>
          <table:table-cell office:value-type="float" office:value="19.318516525781366" table:formula="of:=[.A99]/SIN([.E99])" table:style-name="ce4">
            <text:p>19,3</text:p>
          </table:table-cell>
          <table:table-cell office:value-type="float" office:value="18.660254037844386" table:formula="of:=[.F99]*COS([.E99])" table:style-name="ce4">
            <text:p>18,7</text:p>
          </table:table-cell>
          <table:table-cell office:value-type="float" office:value="15.260254037844385" table:formula="of:=[.G99]-[.B99]" table:style-name="ce4">
            <text:p>15,3</text:p>
          </table:table-cell>
          <table:table-cell office:value-type="float" office:value="17.206720842990155" table:formula="of:=DEGREES(ATAN(([.A99]+0.5)/([.G99]-0.9)))" table:style-name="ce3">
            <text:p>17,21</text:p>
          </table:table-cell>
          <table:table-cell office:value-type="float" office:value="18.592380791301789" table:formula="of:=([.A99]+0.5)/SIN(RADIANS([.I99]))" table:style-name="ce3">
            <text:p>18,59</text:p>
          </table:table-cell>
          <table:table-cell office:value-type="float" office:value="55.162949687865328" table:formula="of:=DEGREES(ASIN(([.H99])/[.J99]))" table:style-name="ce3">
            <text:p>55,16</text:p>
          </table:table-cell>
          <table:table-cell office:value-type="float" office:value="17.63032946914452" table:formula="of:=90-[.I99]-[.K99]" table:style-name="ce4">
            <text:p>17,6</text:p>
          </table:table-cell>
          <table:table-cell office:value-type="float" office:value="5.7210112464147613" table:formula="of:=2*PI()*[.J99]*([.L99]/360)" table:style-name="ce3">
            <text:p>5,72</text:p>
          </table:table-cell>
          <table:table-cell office:value-type="float" office:value="5" table:style-name="ce2">
            <text:p>5</text:p>
          </table:table-cell>
          <table:table-cell office:value-type="float" office:value="1.1442022492829522" table:formula="of:=[.M99]/[.N99]" table:style-name="ce3">
            <text:p>1,14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102]-0.9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2])" table:style-name="ce3">
            <text:p>0,17</text:p>
          </table:table-cell>
          <table:table-cell office:value-type="float" office:value="28.79385241571817" table:formula="of:=[.A102]/SIN([.E102])" table:style-name="ce4">
            <text:p>28,8</text:p>
          </table:table-cell>
          <table:table-cell office:value-type="float" office:value="28.356409098088548" table:formula="of:=[.F102]*COS([.E102])" table:style-name="ce4">
            <text:p>28,4</text:p>
          </table:table-cell>
          <table:table-cell office:value-type="float" office:value="27.45640909808855" table:formula="of:=[.G102]-[.B102]" table:style-name="ce4">
            <text:p>27,5</text:p>
          </table:table-cell>
          <table:table-cell office:value-type="float" office:value="11.327424691746325" table:formula="of:=DEGREES(ATAN(([.A102]+0.5)/([.G102]-0.9)))" table:style-name="ce3">
            <text:p>11,33</text:p>
          </table:table-cell>
          <table:table-cell office:value-type="float" office:value="28.001864233682724" table:formula="of:=([.A102]+0.5)/SIN(RADIANS([.I102]))" table:style-name="ce3">
            <text:p>28,00</text:p>
          </table:table-cell>
          <table:table-cell office:value-type="float" office:value="78.672575308253656" table:formula="of:=DEGREES(ASIN(([.H102])/[.J102]))" table:style-name="ce3">
            <text:p>78,67</text:p>
          </table:table-cell>
          <table:table-cell office:value-type="float" office:value="0" table:formula="of:=90-[.I102]-[.K102]" table:style-name="ce4">
            <text:p>0,0</text:p>
          </table:table-cell>
          <table:table-cell office:value-type="float" office:value="0" table:formula="of:=2*PI()*[.J102]*([.L102]/360)" table:style-name="ce3">
            <text:p>0,00</text:p>
          </table:table-cell>
          <table:table-cell office:value-type="float" office:value="5" table:style-name="ce2">
            <text:p>5</text:p>
          </table:table-cell>
          <table:table-cell office:value-type="float" office:value="0" table:formula="of:=[.M102]/[.N102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103]-0.9" table:style-name="ce2">
            <text:p>0,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3])" table:style-name="ce3">
            <text:p>0,17</text:p>
          </table:table-cell>
          <table:table-cell office:value-type="float" office:value="28.79385241571817" table:formula="of:=[.A103]/SIN([.E103])" table:style-name="ce4">
            <text:p>28,8</text:p>
          </table:table-cell>
          <table:table-cell office:value-type="float" office:value="28.356409098088548" table:formula="of:=[.F103]*COS([.E103])" table:style-name="ce4">
            <text:p>28,4</text:p>
          </table:table-cell>
          <table:table-cell office:value-type="float" office:value="27.356409098088548" table:formula="of:=[.G103]-[.B103]" table:style-name="ce4">
            <text:p>27,4</text:p>
          </table:table-cell>
          <table:table-cell office:value-type="float" office:value="11.327424691746325" table:formula="of:=DEGREES(ATAN(([.A103]+0.5)/([.G103]-0.9)))" table:style-name="ce3">
            <text:p>11,33</text:p>
          </table:table-cell>
          <table:table-cell office:value-type="float" office:value="28.001864233682724" table:formula="of:=([.A103]+0.5)/SIN(RADIANS([.I103]))" table:style-name="ce3">
            <text:p>28,00</text:p>
          </table:table-cell>
          <table:table-cell office:value-type="float" office:value="77.674204479070923" table:formula="of:=DEGREES(ASIN(([.H103])/[.J103]))" table:style-name="ce3">
            <text:p>77,67</text:p>
          </table:table-cell>
          <table:table-cell office:value-type="float" office:value="0.99837082918274689" table:formula="of:=90-[.I103]-[.K103]" table:style-name="ce4">
            <text:p>1,0</text:p>
          </table:table-cell>
          <table:table-cell office:value-type="float" office:value="0.48792851151036848" table:formula="of:=2*PI()*[.J103]*([.L103]/360)" table:style-name="ce3">
            <text:p>0,49</text:p>
          </table:table-cell>
          <table:table-cell office:value-type="float" office:value="5" table:style-name="ce2">
            <text:p>5</text:p>
          </table:table-cell>
          <table:table-cell office:value-type="float" office:value="9.7585702302073696E-2" table:formula="of:=[.M103]/[.N103]" table:style-name="ce3">
            <text:p>0,1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104]-0.9" table:style-name="ce2">
            <text:p>0,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4])" table:style-name="ce3">
            <text:p>0,17</text:p>
          </table:table-cell>
          <table:table-cell office:value-type="float" office:value="28.79385241571817" table:formula="of:=[.A104]/SIN([.E104])" table:style-name="ce4">
            <text:p>28,8</text:p>
          </table:table-cell>
          <table:table-cell office:value-type="float" office:value="28.356409098088548" table:formula="of:=[.F104]*COS([.E104])" table:style-name="ce4">
            <text:p>28,4</text:p>
          </table:table-cell>
          <table:table-cell office:value-type="float" office:value="27.256409098088547" table:formula="of:=[.G104]-[.B104]" table:style-name="ce4">
            <text:p>27,3</text:p>
          </table:table-cell>
          <table:table-cell office:value-type="float" office:value="11.327424691746325" table:formula="of:=DEGREES(ATAN(([.A104]+0.5)/([.G104]-0.9)))" table:style-name="ce3">
            <text:p>11,33</text:p>
          </table:table-cell>
          <table:table-cell office:value-type="float" office:value="28.001864233682724" table:formula="of:=([.A104]+0.5)/SIN(RADIANS([.I104]))" table:style-name="ce3">
            <text:p>28,00</text:p>
          </table:table-cell>
          <table:table-cell office:value-type="float" office:value="76.749779093848147" table:formula="of:=DEGREES(ASIN(([.H104])/[.J104]))" table:style-name="ce3">
            <text:p>76,75</text:p>
          </table:table-cell>
          <table:table-cell office:value-type="float" office:value="1.9227962144055226" table:formula="of:=90-[.I104]-[.K104]" table:style-name="ce4">
            <text:p>1,9</text:p>
          </table:table-cell>
          <table:table-cell office:value-type="float" office:value="0.93971805606604664" table:formula="of:=2*PI()*[.J104]*([.L104]/360)" table:style-name="ce3">
            <text:p>0,94</text:p>
          </table:table-cell>
          <table:table-cell office:value-type="float" office:value="5" table:style-name="ce2">
            <text:p>5</text:p>
          </table:table-cell>
          <table:table-cell office:value-type="float" office:value="0.18794361121320932" table:formula="of:=[.M104]/[.N104]" table:style-name="ce3">
            <text:p>0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105]-0.9" table:style-name="ce2">
            <text:p>0,3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5])" table:style-name="ce3">
            <text:p>0,17</text:p>
          </table:table-cell>
          <table:table-cell office:value-type="float" office:value="28.79385241571817" table:formula="of:=[.A105]/SIN([.E105])" table:style-name="ce4">
            <text:p>28,8</text:p>
          </table:table-cell>
          <table:table-cell office:value-type="float" office:value="28.356409098088548" table:formula="of:=[.F105]*COS([.E105])" table:style-name="ce4">
            <text:p>28,4</text:p>
          </table:table-cell>
          <table:table-cell office:value-type="float" office:value="27.156409098088549" table:formula="of:=[.G105]-[.B105]" table:style-name="ce4">
            <text:p>27,2</text:p>
          </table:table-cell>
          <table:table-cell office:value-type="float" office:value="11.327424691746325" table:formula="of:=DEGREES(ATAN(([.A105]+0.5)/([.G105]-0.9)))" table:style-name="ce3">
            <text:p>11,33</text:p>
          </table:table-cell>
          <table:table-cell office:value-type="float" office:value="28.001864233682724" table:formula="of:=([.A105]+0.5)/SIN(RADIANS([.I105]))" table:style-name="ce3">
            <text:p>28,00</text:p>
          </table:table-cell>
          <table:table-cell office:value-type="float" office:value="75.884760398542298" table:formula="of:=DEGREES(ASIN(([.H105])/[.J105]))" table:style-name="ce3">
            <text:p>75,88</text:p>
          </table:table-cell>
          <table:table-cell office:value-type="float" office:value="2.787814909711372" table:formula="of:=90-[.I105]-[.K105]" table:style-name="ce4">
            <text:p>2,8</text:p>
          </table:table-cell>
          <table:table-cell office:value-type="float" office:value="1.36247408227599" table:formula="of:=2*PI()*[.J105]*([.L105]/360)" table:style-name="ce3">
            <text:p>1,36</text:p>
          </table:table-cell>
          <table:table-cell office:value-type="float" office:value="5" table:style-name="ce2">
            <text:p>5</text:p>
          </table:table-cell>
          <table:table-cell office:value-type="float" office:value="0.27249481645519802" table:formula="of:=[.M105]/[.N105]" table:style-name="ce3">
            <text:p>0,2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106]-0.9" table:style-name="ce2">
            <text:p>0,4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6])" table:style-name="ce3">
            <text:p>0,17</text:p>
          </table:table-cell>
          <table:table-cell office:value-type="float" office:value="28.79385241571817" table:formula="of:=[.A106]/SIN([.E106])" table:style-name="ce4">
            <text:p>28,8</text:p>
          </table:table-cell>
          <table:table-cell office:value-type="float" office:value="28.356409098088548" table:formula="of:=[.F106]*COS([.E106])" table:style-name="ce4">
            <text:p>28,4</text:p>
          </table:table-cell>
          <table:table-cell office:value-type="float" office:value="27.056409098088547" table:formula="of:=[.G106]-[.B106]" table:style-name="ce4">
            <text:p>27,1</text:p>
          </table:table-cell>
          <table:table-cell office:value-type="float" office:value="11.327424691746325" table:formula="of:=DEGREES(ATAN(([.A106]+0.5)/([.G106]-0.9)))" table:style-name="ce3">
            <text:p>11,33</text:p>
          </table:table-cell>
          <table:table-cell office:value-type="float" office:value="28.001864233682724" table:formula="of:=([.A106]+0.5)/SIN(RADIANS([.I106]))" table:style-name="ce3">
            <text:p>28,00</text:p>
          </table:table-cell>
          <table:table-cell office:value-type="float" office:value="75.068817100204797" table:formula="of:=DEGREES(ASIN(([.H106])/[.J106]))" table:style-name="ce3">
            <text:p>75,07</text:p>
          </table:table-cell>
          <table:table-cell office:value-type="float" office:value="3.6037582080488733" table:formula="of:=90-[.I106]-[.K106]" table:style-name="ce4">
            <text:p>3,6</text:p>
          </table:table-cell>
          <table:table-cell office:value-type="float" office:value="1.7612457484719815" table:formula="of:=2*PI()*[.J106]*([.L106]/360)" table:style-name="ce3">
            <text:p>1,76</text:p>
          </table:table-cell>
          <table:table-cell office:value-type="float" office:value="5" table:style-name="ce2">
            <text:p>5</text:p>
          </table:table-cell>
          <table:table-cell office:value-type="float" office:value="0.3522491496943963" table:formula="of:=[.M106]/[.N106]" table:style-name="ce3">
            <text:p>0,3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107]-0.9" table:style-name="ce2">
            <text:p>0,5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7])" table:style-name="ce3">
            <text:p>0,17</text:p>
          </table:table-cell>
          <table:table-cell office:value-type="float" office:value="28.79385241571817" table:formula="of:=[.A107]/SIN([.E107])" table:style-name="ce4">
            <text:p>28,8</text:p>
          </table:table-cell>
          <table:table-cell office:value-type="float" office:value="28.356409098088548" table:formula="of:=[.F107]*COS([.E107])" table:style-name="ce4">
            <text:p>28,4</text:p>
          </table:table-cell>
          <table:table-cell office:value-type="float" office:value="26.95640909808855" table:formula="of:=[.G107]-[.B107]" table:style-name="ce4">
            <text:p>27,0</text:p>
          </table:table-cell>
          <table:table-cell office:value-type="float" office:value="11.327424691746325" table:formula="of:=DEGREES(ATAN(([.A107]+0.5)/([.G107]-0.9)))" table:style-name="ce3">
            <text:p>11,33</text:p>
          </table:table-cell>
          <table:table-cell office:value-type="float" office:value="28.001864233682724" table:formula="of:=([.A107]+0.5)/SIN(RADIANS([.I107]))" table:style-name="ce3">
            <text:p>28,00</text:p>
          </table:table-cell>
          <table:table-cell office:value-type="float" office:value="74.294295987788018" table:formula="of:=DEGREES(ASIN(([.H107])/[.J107]))" table:style-name="ce3">
            <text:p>74,29</text:p>
          </table:table-cell>
          <table:table-cell office:value-type="float" office:value="4.3782793204656514" table:formula="of:=90-[.I107]-[.K107]" table:style-name="ce4">
            <text:p>4,4</text:p>
          </table:table-cell>
          <table:table-cell office:value-type="float" office:value="2.1397733681383393" table:formula="of:=2*PI()*[.J107]*([.L107]/360)" table:style-name="ce3">
            <text:p>2,14</text:p>
          </table:table-cell>
          <table:table-cell office:value-type="float" office:value="5" table:style-name="ce2">
            <text:p>5</text:p>
          </table:table-cell>
          <table:table-cell office:value-type="float" office:value="0.42795467362766787" table:formula="of:=[.M107]/[.N107]" table:style-name="ce3">
            <text:p>0,4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108]-0.9" table:style-name="ce2">
            <text:p>0,6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8])" table:style-name="ce3">
            <text:p>0,17</text:p>
          </table:table-cell>
          <table:table-cell office:value-type="float" office:value="28.79385241571817" table:formula="of:=[.A108]/SIN([.E108])" table:style-name="ce4">
            <text:p>28,8</text:p>
          </table:table-cell>
          <table:table-cell office:value-type="float" office:value="28.356409098088548" table:formula="of:=[.F108]*COS([.E108])" table:style-name="ce4">
            <text:p>28,4</text:p>
          </table:table-cell>
          <table:table-cell office:value-type="float" office:value="26.856409098088548" table:formula="of:=[.G108]-[.B108]" table:style-name="ce4">
            <text:p>26,9</text:p>
          </table:table-cell>
          <table:table-cell office:value-type="float" office:value="11.327424691746325" table:formula="of:=DEGREES(ATAN(([.A108]+0.5)/([.G108]-0.9)))" table:style-name="ce3">
            <text:p>11,33</text:p>
          </table:table-cell>
          <table:table-cell office:value-type="float" office:value="28.001864233682724" table:formula="of:=([.A108]+0.5)/SIN(RADIANS([.I108]))" table:style-name="ce3">
            <text:p>28,00</text:p>
          </table:table-cell>
          <table:table-cell office:value-type="float" office:value="73.555340693482634" table:formula="of:=DEGREES(ASIN(([.H108])/[.J108]))" table:style-name="ce3">
            <text:p>73,56</text:p>
          </table:table-cell>
          <table:table-cell office:value-type="float" office:value="5.1172346147710357" table:formula="of:=90-[.I108]-[.K108]" table:style-name="ce4">
            <text:p>5,1</text:p>
          </table:table-cell>
          <table:table-cell office:value-type="float" office:value="2.5009190930372527" table:formula="of:=2*PI()*[.J108]*([.L108]/360)" table:style-name="ce3">
            <text:p>2,50</text:p>
          </table:table-cell>
          <table:table-cell office:value-type="float" office:value="5" table:style-name="ce2">
            <text:p>5</text:p>
          </table:table-cell>
          <table:table-cell office:value-type="float" office:value="0.50018381860745054" table:formula="of:=[.M108]/[.N108]" table:style-name="ce3">
            <text:p>0,5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109]-0.9" table:style-name="ce2">
            <text:p>0,7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09])" table:style-name="ce3">
            <text:p>0,17</text:p>
          </table:table-cell>
          <table:table-cell office:value-type="float" office:value="28.79385241571817" table:formula="of:=[.A109]/SIN([.E109])" table:style-name="ce4">
            <text:p>28,8</text:p>
          </table:table-cell>
          <table:table-cell office:value-type="float" office:value="28.356409098088548" table:formula="of:=[.F109]*COS([.E109])" table:style-name="ce4">
            <text:p>28,4</text:p>
          </table:table-cell>
          <table:table-cell office:value-type="float" office:value="26.756409098088547" table:formula="of:=[.G109]-[.B109]" table:style-name="ce4">
            <text:p>26,8</text:p>
          </table:table-cell>
          <table:table-cell office:value-type="float" office:value="11.327424691746325" table:formula="of:=DEGREES(ATAN(([.A109]+0.5)/([.G109]-0.9)))" table:style-name="ce3">
            <text:p>11,33</text:p>
          </table:table-cell>
          <table:table-cell office:value-type="float" office:value="28.001864233682724" table:formula="of:=([.A109]+0.5)/SIN(RADIANS([.I109]))" table:style-name="ce3">
            <text:p>28,00</text:p>
          </table:table-cell>
          <table:table-cell office:value-type="float" office:value="72.847351509229341" table:formula="of:=DEGREES(ASIN(([.H109])/[.J109]))" table:style-name="ce3">
            <text:p>72,85</text:p>
          </table:table-cell>
          <table:table-cell office:value-type="float" office:value="5.8252237990243287" table:formula="of:=90-[.I109]-[.K109]" table:style-name="ce4">
            <text:p>5,8</text:p>
          </table:table-cell>
          <table:table-cell office:value-type="float" office:value="2.8469309142369252" table:formula="of:=2*PI()*[.J109]*([.L109]/360)" table:style-name="ce3">
            <text:p>2,85</text:p>
          </table:table-cell>
          <table:table-cell office:value-type="float" office:value="5" table:style-name="ce2">
            <text:p>5</text:p>
          </table:table-cell>
          <table:table-cell office:value-type="float" office:value="0.56938618284738507" table:formula="of:=[.M109]/[.N109]" table:style-name="ce3">
            <text:p>0,5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110]-0.9" table:style-name="ce2">
            <text:p>0,8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0])" table:style-name="ce3">
            <text:p>0,17</text:p>
          </table:table-cell>
          <table:table-cell office:value-type="float" office:value="28.79385241571817" table:formula="of:=[.A110]/SIN([.E110])" table:style-name="ce4">
            <text:p>28,8</text:p>
          </table:table-cell>
          <table:table-cell office:value-type="float" office:value="28.356409098088548" table:formula="of:=[.F110]*COS([.E110])" table:style-name="ce4">
            <text:p>28,4</text:p>
          </table:table-cell>
          <table:table-cell office:value-type="float" office:value="26.656409098088549" table:formula="of:=[.G110]-[.B110]" table:style-name="ce4">
            <text:p>26,7</text:p>
          </table:table-cell>
          <table:table-cell office:value-type="float" office:value="11.327424691746325" table:formula="of:=DEGREES(ATAN(([.A110]+0.5)/([.G110]-0.9)))" table:style-name="ce3">
            <text:p>11,33</text:p>
          </table:table-cell>
          <table:table-cell office:value-type="float" office:value="28.001864233682724" table:formula="of:=([.A110]+0.5)/SIN(RADIANS([.I110]))" table:style-name="ce3">
            <text:p>28,00</text:p>
          </table:table-cell>
          <table:table-cell office:value-type="float" office:value="72.166637601648532" table:formula="of:=DEGREES(ASIN(([.H110])/[.J110]))" table:style-name="ce3">
            <text:p>72,17</text:p>
          </table:table-cell>
          <table:table-cell office:value-type="float" office:value="6.5059377066051383" table:formula="of:=90-[.I110]-[.K110]" table:style-name="ce4">
            <text:p>6,5</text:p>
          </table:table-cell>
          <table:table-cell office:value-type="float" office:value="3.1796126332753274" table:formula="of:=2*PI()*[.J110]*([.L110]/360)" table:style-name="ce3">
            <text:p>3,18</text:p>
          </table:table-cell>
          <table:table-cell office:value-type="float" office:value="5" table:style-name="ce2">
            <text:p>5</text:p>
          </table:table-cell>
          <table:table-cell office:value-type="float" office:value="0.63592252665506543" table:formula="of:=[.M110]/[.N110]" table:style-name="ce3">
            <text:p>0,6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111]-0.9" table:style-name="ce2">
            <text:p>0,9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1])" table:style-name="ce3">
            <text:p>0,17</text:p>
          </table:table-cell>
          <table:table-cell office:value-type="float" office:value="28.79385241571817" table:formula="of:=[.A111]/SIN([.E111])" table:style-name="ce4">
            <text:p>28,8</text:p>
          </table:table-cell>
          <table:table-cell office:value-type="float" office:value="28.356409098088548" table:formula="of:=[.F111]*COS([.E111])" table:style-name="ce4">
            <text:p>28,4</text:p>
          </table:table-cell>
          <table:table-cell office:value-type="float" office:value="26.556409098088547" table:formula="of:=[.G111]-[.B111]" table:style-name="ce4">
            <text:p>26,6</text:p>
          </table:table-cell>
          <table:table-cell office:value-type="float" office:value="11.327424691746325" table:formula="of:=DEGREES(ATAN(([.A111]+0.5)/([.G111]-0.9)))" table:style-name="ce3">
            <text:p>11,33</text:p>
          </table:table-cell>
          <table:table-cell office:value-type="float" office:value="28.001864233682724" table:formula="of:=([.A111]+0.5)/SIN(RADIANS([.I111]))" table:style-name="ce3">
            <text:p>28,00</text:p>
          </table:table-cell>
          <table:table-cell office:value-type="float" office:value="71.510183966755022" table:formula="of:=DEGREES(ASIN(([.H111])/[.J111]))" table:style-name="ce3">
            <text:p>71,51</text:p>
          </table:table-cell>
          <table:table-cell office:value-type="float" office:value="7.1623913414986475" table:formula="of:=90-[.I111]-[.K111]" table:style-name="ce4">
            <text:p>7,2</text:p>
          </table:table-cell>
          <table:table-cell office:value-type="float" office:value="3.5004377571537524" table:formula="of:=2*PI()*[.J111]*([.L111]/360)" table:style-name="ce3">
            <text:p>3,50</text:p>
          </table:table-cell>
          <table:table-cell office:value-type="float" office:value="5" table:style-name="ce2">
            <text:p>5</text:p>
          </table:table-cell>
          <table:table-cell office:value-type="float" office:value="0.70008755143075052" table:formula="of:=[.M111]/[.N111]" table:style-name="ce3">
            <text:p>0,7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112]-0.9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2])" table:style-name="ce3">
            <text:p>0,17</text:p>
          </table:table-cell>
          <table:table-cell office:value-type="float" office:value="28.79385241571817" table:formula="of:=[.A112]/SIN([.E112])" table:style-name="ce4">
            <text:p>28,8</text:p>
          </table:table-cell>
          <table:table-cell office:value-type="float" office:value="28.356409098088548" table:formula="of:=[.F112]*COS([.E112])" table:style-name="ce4">
            <text:p>28,4</text:p>
          </table:table-cell>
          <table:table-cell office:value-type="float" office:value="26.45640909808855" table:formula="of:=[.G112]-[.B112]" table:style-name="ce4">
            <text:p>26,5</text:p>
          </table:table-cell>
          <table:table-cell office:value-type="float" office:value="11.327424691746325" table:formula="of:=DEGREES(ATAN(([.A112]+0.5)/([.G112]-0.9)))" table:style-name="ce3">
            <text:p>11,33</text:p>
          </table:table-cell>
          <table:table-cell office:value-type="float" office:value="28.001864233682724" table:formula="of:=([.A112]+0.5)/SIN(RADIANS([.I112]))" table:style-name="ce3">
            <text:p>28,00</text:p>
          </table:table-cell>
          <table:table-cell office:value-type="float" office:value="70.875489996581067" table:formula="of:=DEGREES(ASIN(([.H112])/[.J112]))" table:style-name="ce3">
            <text:p>70,88</text:p>
          </table:table-cell>
          <table:table-cell office:value-type="float" office:value="7.7970853116726033" table:formula="of:=90-[.I112]-[.K112]" table:style-name="ce4">
            <text:p>7,8</text:p>
          </table:table-cell>
          <table:table-cell office:value-type="float" office:value="3.8106283948200077" table:formula="of:=2*PI()*[.J112]*([.L112]/360)" table:style-name="ce3">
            <text:p>3,81</text:p>
          </table:table-cell>
          <table:table-cell office:value-type="float" office:value="5" table:style-name="ce2">
            <text:p>5</text:p>
          </table:table-cell>
          <table:table-cell office:value-type="float" office:value="0.76212567896400152" table:formula="of:=[.M112]/[.N112]" table:style-name="ce3">
            <text:p>0,7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113]-0.9" table:style-name="ce2">
            <text:p>1,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3])" table:style-name="ce3">
            <text:p>0,17</text:p>
          </table:table-cell>
          <table:table-cell office:value-type="float" office:value="28.79385241571817" table:formula="of:=[.A113]/SIN([.E113])" table:style-name="ce4">
            <text:p>28,8</text:p>
          </table:table-cell>
          <table:table-cell office:value-type="float" office:value="28.356409098088548" table:formula="of:=[.F113]*COS([.E113])" table:style-name="ce4">
            <text:p>28,4</text:p>
          </table:table-cell>
          <table:table-cell office:value-type="float" office:value="26.356409098088548" table:formula="of:=[.G113]-[.B113]" table:style-name="ce4">
            <text:p>26,4</text:p>
          </table:table-cell>
          <table:table-cell office:value-type="float" office:value="11.327424691746325" table:formula="of:=DEGREES(ATAN(([.A113]+0.5)/([.G113]-0.9)))" table:style-name="ce3">
            <text:p>11,33</text:p>
          </table:table-cell>
          <table:table-cell office:value-type="float" office:value="28.001864233682724" table:formula="of:=([.A113]+0.5)/SIN(RADIANS([.I113]))" table:style-name="ce3">
            <text:p>28,00</text:p>
          </table:table-cell>
          <table:table-cell office:value-type="float" office:value="70.260454470742147" table:formula="of:=DEGREES(ASIN(([.H113])/[.J113]))" table:style-name="ce3">
            <text:p>70,26</text:p>
          </table:table-cell>
          <table:table-cell office:value-type="float" office:value="8.4121208375115231" table:formula="of:=90-[.I113]-[.K113]" table:style-name="ce4">
            <text:p>8,4</text:p>
          </table:table-cell>
          <table:table-cell office:value-type="float" office:value="4.1112114646340903" table:formula="of:=2*PI()*[.J113]*([.L113]/360)" table:style-name="ce3">
            <text:p>4,11</text:p>
          </table:table-cell>
          <table:table-cell office:value-type="float" office:value="5" table:style-name="ce2">
            <text:p>5</text:p>
          </table:table-cell>
          <table:table-cell office:value-type="float" office:value="0.82224229292681805" table:formula="of:=[.M113]/[.N113]" table:style-name="ce3">
            <text:p>0,8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114]-0.9" table:style-name="ce2">
            <text:p>1,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4])" table:style-name="ce3">
            <text:p>0,17</text:p>
          </table:table-cell>
          <table:table-cell office:value-type="float" office:value="28.79385241571817" table:formula="of:=[.A114]/SIN([.E114])" table:style-name="ce4">
            <text:p>28,8</text:p>
          </table:table-cell>
          <table:table-cell office:value-type="float" office:value="28.356409098088548" table:formula="of:=[.F114]*COS([.E114])" table:style-name="ce4">
            <text:p>28,4</text:p>
          </table:table-cell>
          <table:table-cell office:value-type="float" office:value="26.256409098088547" table:formula="of:=[.G114]-[.B114]" table:style-name="ce4">
            <text:p>26,3</text:p>
          </table:table-cell>
          <table:table-cell office:value-type="float" office:value="11.327424691746325" table:formula="of:=DEGREES(ATAN(([.A114]+0.5)/([.G114]-0.9)))" table:style-name="ce3">
            <text:p>11,33</text:p>
          </table:table-cell>
          <table:table-cell office:value-type="float" office:value="28.001864233682724" table:formula="of:=([.A114]+0.5)/SIN(RADIANS([.I114]))" table:style-name="ce3">
            <text:p>28,00</text:p>
          </table:table-cell>
          <table:table-cell office:value-type="float" office:value="69.663291629965869" table:formula="of:=DEGREES(ASIN(([.H114])/[.J114]))" table:style-name="ce3">
            <text:p>69,66</text:p>
          </table:table-cell>
          <table:table-cell office:value-type="float" office:value="9.009283678287801" table:formula="of:=90-[.I114]-[.K114]" table:style-name="ce4">
            <text:p>9,0</text:p>
          </table:table-cell>
          <table:table-cell office:value-type="float" office:value="4.403059711309913" table:formula="of:=2*PI()*[.J114]*([.L114]/360)" table:style-name="ce3">
            <text:p>4,40</text:p>
          </table:table-cell>
          <table:table-cell office:value-type="float" office:value="5" table:style-name="ce2">
            <text:p>5</text:p>
          </table:table-cell>
          <table:table-cell office:value-type="float" office:value="0.88061194226198258" table:formula="of:=[.M114]/[.N114]" table:style-name="ce3">
            <text:p>0,8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115]-0.9" table:style-name="ce2">
            <text:p>1,3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5])" table:style-name="ce3">
            <text:p>0,17</text:p>
          </table:table-cell>
          <table:table-cell office:value-type="float" office:value="28.79385241571817" table:formula="of:=[.A115]/SIN([.E115])" table:style-name="ce4">
            <text:p>28,8</text:p>
          </table:table-cell>
          <table:table-cell office:value-type="float" office:value="28.356409098088548" table:formula="of:=[.F115]*COS([.E115])" table:style-name="ce4">
            <text:p>28,4</text:p>
          </table:table-cell>
          <table:table-cell office:value-type="float" office:value="26.156409098088549" table:formula="of:=[.G115]-[.B115]" table:style-name="ce4">
            <text:p>26,2</text:p>
          </table:table-cell>
          <table:table-cell office:value-type="float" office:value="11.327424691746325" table:formula="of:=DEGREES(ATAN(([.A115]+0.5)/([.G115]-0.9)))" table:style-name="ce3">
            <text:p>11,33</text:p>
          </table:table-cell>
          <table:table-cell office:value-type="float" office:value="28.001864233682724" table:formula="of:=([.A115]+0.5)/SIN(RADIANS([.I115]))" table:style-name="ce3">
            <text:p>28,00</text:p>
          </table:table-cell>
          <table:table-cell office:value-type="float" office:value="69.082468643534156" table:formula="of:=DEGREES(ASIN(([.H115])/[.J115]))" table:style-name="ce3">
            <text:p>69,08</text:p>
          </table:table-cell>
          <table:table-cell office:value-type="float" office:value="9.5901066647195137" table:formula="of:=90-[.I115]-[.K115]" table:style-name="ce4">
            <text:p>9,6</text:p>
          </table:table-cell>
          <table:table-cell office:value-type="float" office:value="4.6869222671225863" table:formula="of:=2*PI()*[.J115]*([.L115]/360)" table:style-name="ce3">
            <text:p>4,69</text:p>
          </table:table-cell>
          <table:table-cell office:value-type="float" office:value="5" table:style-name="ce2">
            <text:p>5</text:p>
          </table:table-cell>
          <table:table-cell office:value-type="float" office:value="0.93738445342451726" table:formula="of:=[.M115]/[.N115]" table:style-name="ce3">
            <text:p>0,9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116]-0.9" table:style-name="ce2">
            <text:p>1,4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6])" table:style-name="ce3">
            <text:p>0,17</text:p>
          </table:table-cell>
          <table:table-cell office:value-type="float" office:value="28.79385241571817" table:formula="of:=[.A116]/SIN([.E116])" table:style-name="ce4">
            <text:p>28,8</text:p>
          </table:table-cell>
          <table:table-cell office:value-type="float" office:value="28.356409098088548" table:formula="of:=[.F116]*COS([.E116])" table:style-name="ce4">
            <text:p>28,4</text:p>
          </table:table-cell>
          <table:table-cell office:value-type="float" office:value="26.056409098088547" table:formula="of:=[.G116]-[.B116]" table:style-name="ce4">
            <text:p>26,1</text:p>
          </table:table-cell>
          <table:table-cell office:value-type="float" office:value="11.327424691746325" table:formula="of:=DEGREES(ATAN(([.A116]+0.5)/([.G116]-0.9)))" table:style-name="ce3">
            <text:p>11,33</text:p>
          </table:table-cell>
          <table:table-cell office:value-type="float" office:value="28.001864233682724" table:formula="of:=([.A116]+0.5)/SIN(RADIANS([.I116]))" table:style-name="ce3">
            <text:p>28,00</text:p>
          </table:table-cell>
          <table:table-cell office:value-type="float" office:value="68.51665816094949" table:formula="of:=DEGREES(ASIN(([.H116])/[.J116]))" table:style-name="ce3">
            <text:p>68,52</text:p>
          </table:table-cell>
          <table:table-cell office:value-type="float" office:value="10.15591714730418" table:formula="of:=90-[.I116]-[.K116]" table:style-name="ce4">
            <text:p>10,2</text:p>
          </table:table-cell>
          <table:table-cell office:value-type="float" office:value="4.9634478410824059" table:formula="of:=2*PI()*[.J116]*([.L116]/360)" table:style-name="ce3">
            <text:p>4,96</text:p>
          </table:table-cell>
          <table:table-cell office:value-type="float" office:value="5" table:style-name="ce2">
            <text:p>5</text:p>
          </table:table-cell>
          <table:table-cell office:value-type="float" office:value="0.99268956821648113" table:formula="of:=[.M116]/[.N116]" table:style-name="ce3">
            <text:p>0,9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117]-0.9" table:style-name="ce2">
            <text:p>1,5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7])" table:style-name="ce3">
            <text:p>0,17</text:p>
          </table:table-cell>
          <table:table-cell office:value-type="float" office:value="28.79385241571817" table:formula="of:=[.A117]/SIN([.E117])" table:style-name="ce4">
            <text:p>28,8</text:p>
          </table:table-cell>
          <table:table-cell office:value-type="float" office:value="28.356409098088548" table:formula="of:=[.F117]*COS([.E117])" table:style-name="ce4">
            <text:p>28,4</text:p>
          </table:table-cell>
          <table:table-cell office:value-type="float" office:value="25.95640909808855" table:formula="of:=[.G117]-[.B117]" table:style-name="ce4">
            <text:p>26,0</text:p>
          </table:table-cell>
          <table:table-cell office:value-type="float" office:value="11.327424691746325" table:formula="of:=DEGREES(ATAN(([.A117]+0.5)/([.G117]-0.9)))" table:style-name="ce3">
            <text:p>11,33</text:p>
          </table:table-cell>
          <table:table-cell office:value-type="float" office:value="28.001864233682724" table:formula="of:=([.A117]+0.5)/SIN(RADIANS([.I117]))" table:style-name="ce3">
            <text:p>28,00</text:p>
          </table:table-cell>
          <table:table-cell office:value-type="float" office:value="67.964701726010858" table:formula="of:=DEGREES(ASIN(([.H117])/[.J117]))" table:style-name="ce3">
            <text:p>67,96</text:p>
          </table:table-cell>
          <table:table-cell office:value-type="float" office:value="10.707873582242811" table:formula="of:=90-[.I117]-[.K117]" table:style-name="ce4">
            <text:p>10,7</text:p>
          </table:table-cell>
          <table:table-cell office:value-type="float" office:value="5.2332025993806166" table:formula="of:=2*PI()*[.J117]*([.L117]/360)" table:style-name="ce3">
            <text:p>5,23</text:p>
          </table:table-cell>
          <table:table-cell office:value-type="float" office:value="5" table:style-name="ce2">
            <text:p>5</text:p>
          </table:table-cell>
          <table:table-cell office:value-type="float" office:value="1.0466405198761233" table:formula="of:=[.M117]/[.N117]" table:style-name="ce3">
            <text:p>1,0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118]-0.9" table:style-name="ce2">
            <text:p>1,6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8])" table:style-name="ce3">
            <text:p>0,17</text:p>
          </table:table-cell>
          <table:table-cell office:value-type="float" office:value="28.79385241571817" table:formula="of:=[.A118]/SIN([.E118])" table:style-name="ce4">
            <text:p>28,8</text:p>
          </table:table-cell>
          <table:table-cell office:value-type="float" office:value="28.356409098088548" table:formula="of:=[.F118]*COS([.E118])" table:style-name="ce4">
            <text:p>28,4</text:p>
          </table:table-cell>
          <table:table-cell office:value-type="float" office:value="25.856409098088548" table:formula="of:=[.G118]-[.B118]" table:style-name="ce4">
            <text:p>25,9</text:p>
          </table:table-cell>
          <table:table-cell office:value-type="float" office:value="11.327424691746325" table:formula="of:=DEGREES(ATAN(([.A118]+0.5)/([.G118]-0.9)))" table:style-name="ce3">
            <text:p>11,33</text:p>
          </table:table-cell>
          <table:table-cell office:value-type="float" office:value="28.001864233682724" table:formula="of:=([.A118]+0.5)/SIN(RADIANS([.I118]))" table:style-name="ce3">
            <text:p>28,00</text:p>
          </table:table-cell>
          <table:table-cell office:value-type="float" office:value="67.425581160615039" table:formula="of:=DEGREES(ASIN(([.H118])/[.J118]))" table:style-name="ce3">
            <text:p>67,43</text:p>
          </table:table-cell>
          <table:table-cell office:value-type="float" office:value="11.246994147638631" table:formula="of:=90-[.I118]-[.K118]" table:style-name="ce4">
            <text:p>11,2</text:p>
          </table:table-cell>
          <table:table-cell office:value-type="float" office:value="5.4966841508333379" table:formula="of:=2*PI()*[.J118]*([.L118]/360)" table:style-name="ce3">
            <text:p>5,50</text:p>
          </table:table-cell>
          <table:table-cell office:value-type="float" office:value="5" table:style-name="ce2">
            <text:p>5</text:p>
          </table:table-cell>
          <table:table-cell office:value-type="float" office:value="1.0993368301666675" table:formula="of:=[.M118]/[.N118]" table:style-name="ce3">
            <text:p>1,1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119]-0.9" table:style-name="ce2">
            <text:p>1,7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19])" table:style-name="ce3">
            <text:p>0,17</text:p>
          </table:table-cell>
          <table:table-cell office:value-type="float" office:value="28.79385241571817" table:formula="of:=[.A119]/SIN([.E119])" table:style-name="ce4">
            <text:p>28,8</text:p>
          </table:table-cell>
          <table:table-cell office:value-type="float" office:value="28.356409098088548" table:formula="of:=[.F119]*COS([.E119])" table:style-name="ce4">
            <text:p>28,4</text:p>
          </table:table-cell>
          <table:table-cell office:value-type="float" office:value="25.756409098088547" table:formula="of:=[.G119]-[.B119]" table:style-name="ce4">
            <text:p>25,8</text:p>
          </table:table-cell>
          <table:table-cell office:value-type="float" office:value="11.327424691746325" table:formula="of:=DEGREES(ATAN(([.A119]+0.5)/([.G119]-0.9)))" table:style-name="ce3">
            <text:p>11,33</text:p>
          </table:table-cell>
          <table:table-cell office:value-type="float" office:value="28.001864233682724" table:formula="of:=([.A119]+0.5)/SIN(RADIANS([.I119]))" table:style-name="ce3">
            <text:p>28,00</text:p>
          </table:table-cell>
          <table:table-cell office:value-type="float" office:value="66.898395894114287" table:formula="of:=DEGREES(ASIN(([.H119])/[.J119]))" table:style-name="ce3">
            <text:p>66,90</text:p>
          </table:table-cell>
          <table:table-cell office:value-type="float" office:value="11.774179414139383" table:formula="of:=90-[.I119]-[.K119]" table:style-name="ce4">
            <text:p>11,8</text:p>
          </table:table-cell>
          <table:table-cell office:value-type="float" office:value="5.7543326265850521" table:formula="of:=2*PI()*[.J119]*([.L119]/360)" table:style-name="ce3">
            <text:p>5,75</text:p>
          </table:table-cell>
          <table:table-cell office:value-type="float" office:value="5" table:style-name="ce2">
            <text:p>5</text:p>
          </table:table-cell>
          <table:table-cell office:value-type="float" office:value="1.1508665253170105" table:formula="of:=[.M119]/[.N119]" table:style-name="ce3">
            <text:p>1,1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120]-0.9" table:style-name="ce2">
            <text:p>1,8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0])" table:style-name="ce3">
            <text:p>0,17</text:p>
          </table:table-cell>
          <table:table-cell office:value-type="float" office:value="28.79385241571817" table:formula="of:=[.A120]/SIN([.E120])" table:style-name="ce4">
            <text:p>28,8</text:p>
          </table:table-cell>
          <table:table-cell office:value-type="float" office:value="28.356409098088548" table:formula="of:=[.F120]*COS([.E120])" table:style-name="ce4">
            <text:p>28,4</text:p>
          </table:table-cell>
          <table:table-cell office:value-type="float" office:value="25.656409098088549" table:formula="of:=[.G120]-[.B120]" table:style-name="ce4">
            <text:p>25,7</text:p>
          </table:table-cell>
          <table:table-cell office:value-type="float" office:value="11.327424691746325" table:formula="of:=DEGREES(ATAN(([.A120]+0.5)/([.G120]-0.9)))" table:style-name="ce3">
            <text:p>11,33</text:p>
          </table:table-cell>
          <table:table-cell office:value-type="float" office:value="28.001864233682724" table:formula="of:=([.A120]+0.5)/SIN(RADIANS([.I120]))" table:style-name="ce3">
            <text:p>28,00</text:p>
          </table:table-cell>
          <table:table-cell office:value-type="float" office:value="66.382344794914871" table:formula="of:=DEGREES(ASIN(([.H120])/[.J120]))" table:style-name="ce3">
            <text:p>66,38</text:p>
          </table:table-cell>
          <table:table-cell office:value-type="float" office:value="12.290230513338798" table:formula="of:=90-[.I120]-[.K120]" table:style-name="ce4">
            <text:p>12,3</text:p>
          </table:table-cell>
          <table:table-cell office:value-type="float" office:value="6.0065395594556534" table:formula="of:=2*PI()*[.J120]*([.L120]/360)" table:style-name="ce3">
            <text:p>6,01</text:p>
          </table:table-cell>
          <table:table-cell office:value-type="float" office:value="5" table:style-name="ce2">
            <text:p>5</text:p>
          </table:table-cell>
          <table:table-cell office:value-type="float" office:value="1.2013079118911307" table:formula="of:=[.M120]/[.N120]" table:style-name="ce3">
            <text:p>1,2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121]-0.9" table:style-name="ce2">
            <text:p>1,9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1])" table:style-name="ce3">
            <text:p>0,17</text:p>
          </table:table-cell>
          <table:table-cell office:value-type="float" office:value="28.79385241571817" table:formula="of:=[.A121]/SIN([.E121])" table:style-name="ce4">
            <text:p>28,8</text:p>
          </table:table-cell>
          <table:table-cell office:value-type="float" office:value="28.356409098088548" table:formula="of:=[.F121]*COS([.E121])" table:style-name="ce4">
            <text:p>28,4</text:p>
          </table:table-cell>
          <table:table-cell office:value-type="float" office:value="25.556409098088547" table:formula="of:=[.G121]-[.B121]" table:style-name="ce4">
            <text:p>25,6</text:p>
          </table:table-cell>
          <table:table-cell office:value-type="float" office:value="11.327424691746325" table:formula="of:=DEGREES(ATAN(([.A121]+0.5)/([.G121]-0.9)))" table:style-name="ce3">
            <text:p>11,33</text:p>
          </table:table-cell>
          <table:table-cell office:value-type="float" office:value="28.001864233682724" table:formula="of:=([.A121]+0.5)/SIN(RADIANS([.I121]))" table:style-name="ce3">
            <text:p>28,00</text:p>
          </table:table-cell>
          <table:table-cell office:value-type="float" office:value="65.876711457630805" table:formula="of:=DEGREES(ASIN(([.H121])/[.J121]))" table:style-name="ce3">
            <text:p>65,88</text:p>
          </table:table-cell>
          <table:table-cell office:value-type="float" office:value="12.795863850622865" table:formula="of:=90-[.I121]-[.K121]" table:style-name="ce4">
            <text:p>12,8</text:p>
          </table:table-cell>
          <table:table-cell office:value-type="float" office:value="6.2536550744722446" table:formula="of:=2*PI()*[.J121]*([.L121]/360)" table:style-name="ce3">
            <text:p>6,25</text:p>
          </table:table-cell>
          <table:table-cell office:value-type="float" office:value="5" table:style-name="ce2">
            <text:p>5</text:p>
          </table:table-cell>
          <table:table-cell office:value-type="float" office:value="1.2507310148944488" table:formula="of:=[.M121]/[.N121]" table:style-name="ce3">
            <text:p>1,2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122]-0.9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2])" table:style-name="ce3">
            <text:p>0,17</text:p>
          </table:table-cell>
          <table:table-cell office:value-type="float" office:value="28.79385241571817" table:formula="of:=[.A122]/SIN([.E122])" table:style-name="ce4">
            <text:p>28,8</text:p>
          </table:table-cell>
          <table:table-cell office:value-type="float" office:value="28.356409098088548" table:formula="of:=[.F122]*COS([.E122])" table:style-name="ce4">
            <text:p>28,4</text:p>
          </table:table-cell>
          <table:table-cell office:value-type="float" office:value="25.45640909808855" table:formula="of:=[.G122]-[.B122]" table:style-name="ce4">
            <text:p>25,5</text:p>
          </table:table-cell>
          <table:table-cell office:value-type="float" office:value="11.327424691746325" table:formula="of:=DEGREES(ATAN(([.A122]+0.5)/([.G122]-0.9)))" table:style-name="ce3">
            <text:p>11,33</text:p>
          </table:table-cell>
          <table:table-cell office:value-type="float" office:value="28.001864233682724" table:formula="of:=([.A122]+0.5)/SIN(RADIANS([.I122]))" table:style-name="ce3">
            <text:p>28,00</text:p>
          </table:table-cell>
          <table:table-cell office:value-type="float" office:value="65.380852175054969" table:formula="of:=DEGREES(ASIN(([.H122])/[.J122]))" table:style-name="ce3">
            <text:p>65,38</text:p>
          </table:table-cell>
          <table:table-cell office:value-type="float" office:value="13.291723133198701" table:formula="of:=90-[.I122]-[.K122]" table:style-name="ce4">
            <text:p>13,3</text:p>
          </table:table-cell>
          <table:table-cell office:value-type="float" office:value="6.4959937672642587" table:formula="of:=2*PI()*[.J122]*([.L122]/360)" table:style-name="ce3">
            <text:p>6,50</text:p>
          </table:table-cell>
          <table:table-cell office:value-type="float" office:value="5" table:style-name="ce2">
            <text:p>5</text:p>
          </table:table-cell>
          <table:table-cell office:value-type="float" office:value="1.2991987534528517" table:formula="of:=[.M122]/[.N122]" table:style-name="ce3">
            <text:p>1,3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123]-0.9" table:style-name="ce2">
            <text:p>2,1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3])" table:style-name="ce3">
            <text:p>0,17</text:p>
          </table:table-cell>
          <table:table-cell office:value-type="float" office:value="28.79385241571817" table:formula="of:=[.A123]/SIN([.E123])" table:style-name="ce4">
            <text:p>28,8</text:p>
          </table:table-cell>
          <table:table-cell office:value-type="float" office:value="28.356409098088548" table:formula="of:=[.F123]*COS([.E123])" table:style-name="ce4">
            <text:p>28,4</text:p>
          </table:table-cell>
          <table:table-cell office:value-type="float" office:value="25.356409098088548" table:formula="of:=[.G123]-[.B123]" table:style-name="ce4">
            <text:p>25,4</text:p>
          </table:table-cell>
          <table:table-cell office:value-type="float" office:value="11.327424691746325" table:formula="of:=DEGREES(ATAN(([.A123]+0.5)/([.G123]-0.9)))" table:style-name="ce3">
            <text:p>11,33</text:p>
          </table:table-cell>
          <table:table-cell office:value-type="float" office:value="28.001864233682724" table:formula="of:=([.A123]+0.5)/SIN(RADIANS([.I123]))" table:style-name="ce3">
            <text:p>28,00</text:p>
          </table:table-cell>
          <table:table-cell office:value-type="float" office:value="64.894186019474375" table:formula="of:=DEGREES(ASIN(([.H123])/[.J123]))" table:style-name="ce3">
            <text:p>64,89</text:p>
          </table:table-cell>
          <table:table-cell office:value-type="float" office:value="13.778389288779294" table:formula="of:=90-[.I123]-[.K123]" table:style-name="ce4">
            <text:p>13,8</text:p>
          </table:table-cell>
          <table:table-cell office:value-type="float" office:value="6.7338395515699689" table:formula="of:=2*PI()*[.J123]*([.L123]/360)" table:style-name="ce3">
            <text:p>6,73</text:p>
          </table:table-cell>
          <table:table-cell office:value-type="float" office:value="5" table:style-name="ce2">
            <text:p>5</text:p>
          </table:table-cell>
          <table:table-cell office:value-type="float" office:value="1.3467679103139938" table:formula="of:=[.M123]/[.N123]" table:style-name="ce3">
            <text:p>1,3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124]-0.9" table:style-name="ce2">
            <text:p>2,2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4])" table:style-name="ce3">
            <text:p>0,17</text:p>
          </table:table-cell>
          <table:table-cell office:value-type="float" office:value="28.79385241571817" table:formula="of:=[.A124]/SIN([.E124])" table:style-name="ce4">
            <text:p>28,8</text:p>
          </table:table-cell>
          <table:table-cell office:value-type="float" office:value="28.356409098088548" table:formula="of:=[.F124]*COS([.E124])" table:style-name="ce4">
            <text:p>28,4</text:p>
          </table:table-cell>
          <table:table-cell office:value-type="float" office:value="25.256409098088547" table:formula="of:=[.G124]-[.B124]" table:style-name="ce4">
            <text:p>25,3</text:p>
          </table:table-cell>
          <table:table-cell office:value-type="float" office:value="11.327424691746325" table:formula="of:=DEGREES(ATAN(([.A124]+0.5)/([.G124]-0.9)))" table:style-name="ce3">
            <text:p>11,33</text:p>
          </table:table-cell>
          <table:table-cell office:value-type="float" office:value="28.001864233682724" table:formula="of:=([.A124]+0.5)/SIN(RADIANS([.I124]))" table:style-name="ce3">
            <text:p>28,00</text:p>
          </table:table-cell>
          <table:table-cell office:value-type="float" office:value="64.416186598176125" table:formula="of:=DEGREES(ASIN(([.H124])/[.J124]))" table:style-name="ce3">
            <text:p>64,42</text:p>
          </table:table-cell>
          <table:table-cell office:value-type="float" office:value="14.256388710077545" table:formula="of:=90-[.I124]-[.K124]" table:style-name="ce4">
            <text:p>14,3</text:p>
          </table:table-cell>
          <table:table-cell office:value-type="float" office:value="6.9674496885245825" table:formula="of:=2*PI()*[.J124]*([.L124]/360)" table:style-name="ce3">
            <text:p>6,97</text:p>
          </table:table-cell>
          <table:table-cell office:value-type="float" office:value="5" table:style-name="ce2">
            <text:p>5</text:p>
          </table:table-cell>
          <table:table-cell office:value-type="float" office:value="1.3934899377049166" table:formula="of:=[.M124]/[.N124]" table:style-name="ce3">
            <text:p>1,3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125]-0.9" table:style-name="ce2">
            <text:p>2,3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5])" table:style-name="ce3">
            <text:p>0,17</text:p>
          </table:table-cell>
          <table:table-cell office:value-type="float" office:value="28.79385241571817" table:formula="of:=[.A125]/SIN([.E125])" table:style-name="ce4">
            <text:p>28,8</text:p>
          </table:table-cell>
          <table:table-cell office:value-type="float" office:value="28.356409098088548" table:formula="of:=[.F125]*COS([.E125])" table:style-name="ce4">
            <text:p>28,4</text:p>
          </table:table-cell>
          <table:table-cell office:value-type="float" office:value="25.156409098088549" table:formula="of:=[.G125]-[.B125]" table:style-name="ce4">
            <text:p>25,2</text:p>
          </table:table-cell>
          <table:table-cell office:value-type="float" office:value="11.327424691746325" table:formula="of:=DEGREES(ATAN(([.A125]+0.5)/([.G125]-0.9)))" table:style-name="ce3">
            <text:p>11,33</text:p>
          </table:table-cell>
          <table:table-cell office:value-type="float" office:value="28.001864233682724" table:formula="of:=([.A125]+0.5)/SIN(RADIANS([.I125]))" table:style-name="ce3">
            <text:p>28,00</text:p>
          </table:table-cell>
          <table:table-cell office:value-type="float" office:value="63.946375150254553" table:formula="of:=DEGREES(ASIN(([.H125])/[.J125]))" table:style-name="ce3">
            <text:p>63,95</text:p>
          </table:table-cell>
          <table:table-cell office:value-type="float" office:value="14.726200157999116" table:formula="of:=90-[.I125]-[.K125]" table:style-name="ce4">
            <text:p>14,7</text:p>
          </table:table-cell>
          <table:table-cell office:value-type="float" office:value="7.1970581604212933" table:formula="of:=2*PI()*[.J125]*([.L125]/360)" table:style-name="ce3">
            <text:p>7,20</text:p>
          </table:table-cell>
          <table:table-cell office:value-type="float" office:value="5" table:style-name="ce2">
            <text:p>5</text:p>
          </table:table-cell>
          <table:table-cell office:value-type="float" office:value="1.4394116320842587" table:formula="of:=[.M125]/[.N125]" table:style-name="ce3">
            <text:p>1,4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126]-0.9" table:style-name="ce2">
            <text:p>2,4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6])" table:style-name="ce3">
            <text:p>0,17</text:p>
          </table:table-cell>
          <table:table-cell office:value-type="float" office:value="28.79385241571817" table:formula="of:=[.A126]/SIN([.E126])" table:style-name="ce4">
            <text:p>28,8</text:p>
          </table:table-cell>
          <table:table-cell office:value-type="float" office:value="28.356409098088548" table:formula="of:=[.F126]*COS([.E126])" table:style-name="ce4">
            <text:p>28,4</text:p>
          </table:table-cell>
          <table:table-cell office:value-type="float" office:value="25.056409098088547" table:formula="of:=[.G126]-[.B126]" table:style-name="ce4">
            <text:p>25,1</text:p>
          </table:table-cell>
          <table:table-cell office:value-type="float" office:value="11.327424691746325" table:formula="of:=DEGREES(ATAN(([.A126]+0.5)/([.G126]-0.9)))" table:style-name="ce3">
            <text:p>11,33</text:p>
          </table:table-cell>
          <table:table-cell office:value-type="float" office:value="28.001864233682724" table:formula="of:=([.A126]+0.5)/SIN(RADIANS([.I126]))" table:style-name="ce3">
            <text:p>28,00</text:p>
          </table:table-cell>
          <table:table-cell office:value-type="float" office:value="63.484314727329171" table:formula="of:=DEGREES(ASIN(([.H126])/[.J126]))" table:style-name="ce3">
            <text:p>63,48</text:p>
          </table:table-cell>
          <table:table-cell office:value-type="float" office:value="15.188260580924499" table:formula="of:=90-[.I126]-[.K126]" table:style-name="ce4">
            <text:p>15,2</text:p>
          </table:table-cell>
          <table:table-cell office:value-type="float" office:value="7.4228785147383229" table:formula="of:=2*PI()*[.J126]*([.L126]/360)" table:style-name="ce3">
            <text:p>7,42</text:p>
          </table:table-cell>
          <table:table-cell office:value-type="float" office:value="5" table:style-name="ce2">
            <text:p>5</text:p>
          </table:table-cell>
          <table:table-cell office:value-type="float" office:value="1.4845757029476645" table:formula="of:=[.M126]/[.N126]" table:style-name="ce3">
            <text:p>1,4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127]-0.9" table:style-name="ce2">
            <text:p>2,5</text:p>
          </table:table-cell>
          <table:table-cell office:value-type="float" office:value="10" table:style-name="ce2">
            <text:p>10</text:p>
          </table:table-cell>
          <table:table-cell office:value-type="float" office:value="0.17453292519943295" table:formula="of:=RADIANS([.D127])" table:style-name="ce3">
            <text:p>0,17</text:p>
          </table:table-cell>
          <table:table-cell office:value-type="float" office:value="28.79385241571817" table:formula="of:=[.A127]/SIN([.E127])" table:style-name="ce4">
            <text:p>28,8</text:p>
          </table:table-cell>
          <table:table-cell office:value-type="float" office:value="28.356409098088548" table:formula="of:=[.F127]*COS([.E127])" table:style-name="ce4">
            <text:p>28,4</text:p>
          </table:table-cell>
          <table:table-cell office:value-type="float" office:value="24.95640909808855" table:formula="of:=[.G127]-[.B127]" table:style-name="ce4">
            <text:p>25,0</text:p>
          </table:table-cell>
          <table:table-cell office:value-type="float" office:value="11.327424691746325" table:formula="of:=DEGREES(ATAN(([.A127]+0.5)/([.G127]-0.9)))" table:style-name="ce3">
            <text:p>11,33</text:p>
          </table:table-cell>
          <table:table-cell office:value-type="float" office:value="28.001864233682724" table:formula="of:=([.A127]+0.5)/SIN(RADIANS([.I127]))" table:style-name="ce3">
            <text:p>28,00</text:p>
          </table:table-cell>
          <table:table-cell office:value-type="float" office:value="63.029605257189779" table:formula="of:=DEGREES(ASIN(([.H127])/[.J127]))" table:style-name="ce3">
            <text:p>63,03</text:p>
          </table:table-cell>
          <table:table-cell office:value-type="float" office:value="15.642970051063891" table:formula="of:=90-[.I127]-[.K127]" table:style-name="ce4">
            <text:p>15,6</text:p>
          </table:table-cell>
          <table:table-cell office:value-type="float" office:value="7.6451062766576072" table:formula="of:=2*PI()*[.J127]*([.L127]/360)" table:style-name="ce3">
            <text:p>7,65</text:p>
          </table:table-cell>
          <table:table-cell office:value-type="float" office:value="5" table:style-name="ce2">
            <text:p>5</text:p>
          </table:table-cell>
          <table:table-cell office:value-type="float" office:value="1.5290212553315214" table:formula="of:=[.M127]/[.N127]" table:style-name="ce3">
            <text:p>1,53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130]-0.9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0])" table:style-name="ce3">
            <text:p>0,09</text:p>
          </table:table-cell>
          <table:table-cell office:value-type="float" office:value="57.36856622834928" table:formula="of:=[.A130]/SIN([.E130])" table:style-name="ce4">
            <text:p>57,4</text:p>
          </table:table-cell>
          <table:table-cell office:value-type="float" office:value="57.150261513806718" table:formula="of:=[.F130]*COS([.E130])" table:style-name="ce4">
            <text:p>57,2</text:p>
          </table:table-cell>
          <table:table-cell office:value-type="float" office:value="56.25026151380672" table:formula="of:=[.G130]-[.B130]" table:style-name="ce4">
            <text:p>56,3</text:p>
          </table:table-cell>
          <table:table-cell office:value-type="float" office:value="5.5844764781252927" table:formula="of:=DEGREES(ATAN(([.A130]+0.5)/([.G130]-0.9)))" table:style-name="ce3">
            <text:p>5,58</text:p>
          </table:table-cell>
          <table:table-cell office:value-type="float" office:value="56.518509537775721" table:formula="of:=([.A130]+0.5)/SIN(RADIANS([.I130]))" table:style-name="ce3">
            <text:p>56,52</text:p>
          </table:table-cell>
          <table:table-cell office:value-type="float" office:value="84.415523521874718" table:formula="of:=DEGREES(ASIN(([.H130])/[.J130]))" table:style-name="ce3">
            <text:p>84,42</text:p>
          </table:table-cell>
          <table:table-cell office:value-type="float" office:value="0" table:formula="of:=90-[.I130]-[.K130]" table:style-name="ce4">
            <text:p>0,0</text:p>
          </table:table-cell>
          <table:table-cell office:value-type="float" office:value="0" table:formula="of:=2*PI()*[.J130]*([.L130]/360)" table:style-name="ce3">
            <text:p>0,00</text:p>
          </table:table-cell>
          <table:table-cell office:value-type="float" office:value="5" table:style-name="ce2">
            <text:p>5</text:p>
          </table:table-cell>
          <table:table-cell office:value-type="float" office:value="0" table:formula="of:=[.M130]/[.N130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131]-0.9" table:style-name="ce2">
            <text:p>0,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1])" table:style-name="ce3">
            <text:p>0,09</text:p>
          </table:table-cell>
          <table:table-cell office:value-type="float" office:value="57.36856622834928" table:formula="of:=[.A131]/SIN([.E131])" table:style-name="ce4">
            <text:p>57,4</text:p>
          </table:table-cell>
          <table:table-cell office:value-type="float" office:value="57.150261513806718" table:formula="of:=[.F131]*COS([.E131])" table:style-name="ce4">
            <text:p>57,2</text:p>
          </table:table-cell>
          <table:table-cell office:value-type="float" office:value="56.150261513806718" table:formula="of:=[.G131]-[.B131]" table:style-name="ce4">
            <text:p>56,2</text:p>
          </table:table-cell>
          <table:table-cell office:value-type="float" office:value="5.5844764781252927" table:formula="of:=DEGREES(ATAN(([.A131]+0.5)/([.G131]-0.9)))" table:style-name="ce3">
            <text:p>5,58</text:p>
          </table:table-cell>
          <table:table-cell office:value-type="float" office:value="56.518509537775721" table:formula="of:=([.A131]+0.5)/SIN(RADIANS([.I131]))" table:style-name="ce3">
            <text:p>56,52</text:p>
          </table:table-cell>
          <table:table-cell office:value-type="float" office:value="83.455920304945977" table:formula="of:=DEGREES(ASIN(([.H131])/[.J131]))" table:style-name="ce3">
            <text:p>83,46</text:p>
          </table:table-cell>
          <table:table-cell office:value-type="float" office:value="0.95960321692872697" table:formula="of:=90-[.I131]-[.K131]" table:style-name="ce4">
            <text:p>1,0</text:p>
          </table:table-cell>
          <table:table-cell office:value-type="float" office:value="0.94658531622007136" table:formula="of:=2*PI()*[.J131]*([.L131]/360)" table:style-name="ce3">
            <text:p>0,95</text:p>
          </table:table-cell>
          <table:table-cell office:value-type="float" office:value="5" table:style-name="ce2">
            <text:p>5</text:p>
          </table:table-cell>
          <table:table-cell office:value-type="float" office:value="0.18931706324401426" table:formula="of:=[.M131]/[.N131]" table:style-name="ce3">
            <text:p>0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132]-0.9" table:style-name="ce2">
            <text:p>0,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2])" table:style-name="ce3">
            <text:p>0,09</text:p>
          </table:table-cell>
          <table:table-cell office:value-type="float" office:value="57.36856622834928" table:formula="of:=[.A132]/SIN([.E132])" table:style-name="ce4">
            <text:p>57,4</text:p>
          </table:table-cell>
          <table:table-cell office:value-type="float" office:value="57.150261513806718" table:formula="of:=[.F132]*COS([.E132])" table:style-name="ce4">
            <text:p>57,2</text:p>
          </table:table-cell>
          <table:table-cell office:value-type="float" office:value="56.050261513806717" table:formula="of:=[.G132]-[.B132]" table:style-name="ce4">
            <text:p>56,1</text:p>
          </table:table-cell>
          <table:table-cell office:value-type="float" office:value="5.5844764781252927" table:formula="of:=DEGREES(ATAN(([.A132]+0.5)/([.G132]-0.9)))" table:style-name="ce3">
            <text:p>5,58</text:p>
          </table:table-cell>
          <table:table-cell office:value-type="float" office:value="56.518509537775721" table:formula="of:=([.A132]+0.5)/SIN(RADIANS([.I132]))" table:style-name="ce3">
            <text:p>56,52</text:p>
          </table:table-cell>
          <table:table-cell office:value-type="float" office:value="82.619588918387961" table:formula="of:=DEGREES(ASIN(([.H132])/[.J132]))" table:style-name="ce3">
            <text:p>82,62</text:p>
          </table:table-cell>
          <table:table-cell office:value-type="float" office:value="1.7959346034867423" table:formula="of:=90-[.I132]-[.K132]" table:style-name="ce4">
            <text:p>1,8</text:p>
          </table:table-cell>
          <table:table-cell office:value-type="float" office:value="1.7715710978888179" table:formula="of:=2*PI()*[.J132]*([.L132]/360)" table:style-name="ce3">
            <text:p>1,77</text:p>
          </table:table-cell>
          <table:table-cell office:value-type="float" office:value="5" table:style-name="ce2">
            <text:p>5</text:p>
          </table:table-cell>
          <table:table-cell office:value-type="float" office:value="0.3543142195777636" table:formula="of:=[.M132]/[.N132]" table:style-name="ce3">
            <text:p>0,3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133]-0.9" table:style-name="ce2">
            <text:p>0,3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3])" table:style-name="ce3">
            <text:p>0,09</text:p>
          </table:table-cell>
          <table:table-cell office:value-type="float" office:value="57.36856622834928" table:formula="of:=[.A133]/SIN([.E133])" table:style-name="ce4">
            <text:p>57,4</text:p>
          </table:table-cell>
          <table:table-cell office:value-type="float" office:value="57.150261513806718" table:formula="of:=[.F133]*COS([.E133])" table:style-name="ce4">
            <text:p>57,2</text:p>
          </table:table-cell>
          <table:table-cell office:value-type="float" office:value="55.950261513806716" table:formula="of:=[.G133]-[.B133]" table:style-name="ce4">
            <text:p>56,0</text:p>
          </table:table-cell>
          <table:table-cell office:value-type="float" office:value="5.5844764781252927" table:formula="of:=DEGREES(ATAN(([.A133]+0.5)/([.G133]-0.9)))" table:style-name="ce3">
            <text:p>5,58</text:p>
          </table:table-cell>
          <table:table-cell office:value-type="float" office:value="56.518509537775721" table:formula="of:=([.A133]+0.5)/SIN(RADIANS([.I133]))" table:style-name="ce3">
            <text:p>56,52</text:p>
          </table:table-cell>
          <table:table-cell office:value-type="float" office:value="81.868404009022413" table:formula="of:=DEGREES(ASIN(([.H133])/[.J133]))" table:style-name="ce3">
            <text:p>81,87</text:p>
          </table:table-cell>
          <table:table-cell office:value-type="float" office:value="2.5471195128522908" table:formula="of:=90-[.I133]-[.K133]" table:style-name="ce4">
            <text:p>2,5</text:p>
          </table:table-cell>
          <table:table-cell office:value-type="float" office:value="2.5125654926839185" table:formula="of:=2*PI()*[.J133]*([.L133]/360)" table:style-name="ce3">
            <text:p>2,51</text:p>
          </table:table-cell>
          <table:table-cell office:value-type="float" office:value="5" table:style-name="ce2">
            <text:p>5</text:p>
          </table:table-cell>
          <table:table-cell office:value-type="float" office:value="0.50251309853678372" table:formula="of:=[.M133]/[.N133]" table:style-name="ce3">
            <text:p>0,5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134]-0.9" table:style-name="ce2">
            <text:p>0,4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4])" table:style-name="ce3">
            <text:p>0,09</text:p>
          </table:table-cell>
          <table:table-cell office:value-type="float" office:value="57.36856622834928" table:formula="of:=[.A134]/SIN([.E134])" table:style-name="ce4">
            <text:p>57,4</text:p>
          </table:table-cell>
          <table:table-cell office:value-type="float" office:value="57.150261513806718" table:formula="of:=[.F134]*COS([.E134])" table:style-name="ce4">
            <text:p>57,2</text:p>
          </table:table-cell>
          <table:table-cell office:value-type="float" office:value="55.850261513806721" table:formula="of:=[.G134]-[.B134]" table:style-name="ce4">
            <text:p>55,9</text:p>
          </table:table-cell>
          <table:table-cell office:value-type="float" office:value="5.5844764781252927" table:formula="of:=DEGREES(ATAN(([.A134]+0.5)/([.G134]-0.9)))" table:style-name="ce3">
            <text:p>5,58</text:p>
          </table:table-cell>
          <table:table-cell office:value-type="float" office:value="56.518509537775721" table:formula="of:=([.A134]+0.5)/SIN(RADIANS([.I134]))" table:style-name="ce3">
            <text:p>56,52</text:p>
          </table:table-cell>
          <table:table-cell office:value-type="float" office:value="81.180581325905422" table:formula="of:=DEGREES(ASIN(([.H134])/[.J134]))" table:style-name="ce3">
            <text:p>81,18</text:p>
          </table:table-cell>
          <table:table-cell office:value-type="float" office:value="3.2349421959692819" table:formula="of:=90-[.I134]-[.K134]" table:style-name="ce4">
            <text:p>3,2</text:p>
          </table:table-cell>
          <table:table-cell office:value-type="float" office:value="3.1910572281383578" table:formula="of:=2*PI()*[.J134]*([.L134]/360)" table:style-name="ce3">
            <text:p>3,19</text:p>
          </table:table-cell>
          <table:table-cell office:value-type="float" office:value="5" table:style-name="ce2">
            <text:p>5</text:p>
          </table:table-cell>
          <table:table-cell office:value-type="float" office:value="0.63821144562767151" table:formula="of:=[.M134]/[.N134]" table:style-name="ce3">
            <text:p>0,6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135]-0.9" table:style-name="ce2">
            <text:p>0,5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5])" table:style-name="ce3">
            <text:p>0,09</text:p>
          </table:table-cell>
          <table:table-cell office:value-type="float" office:value="57.36856622834928" table:formula="of:=[.A135]/SIN([.E135])" table:style-name="ce4">
            <text:p>57,4</text:p>
          </table:table-cell>
          <table:table-cell office:value-type="float" office:value="57.150261513806718" table:formula="of:=[.F135]*COS([.E135])" table:style-name="ce4">
            <text:p>57,2</text:p>
          </table:table-cell>
          <table:table-cell office:value-type="float" office:value="55.75026151380672" table:formula="of:=[.G135]-[.B135]" table:style-name="ce4">
            <text:p>55,8</text:p>
          </table:table-cell>
          <table:table-cell office:value-type="float" office:value="5.5844764781252927" table:formula="of:=DEGREES(ATAN(([.A135]+0.5)/([.G135]-0.9)))" table:style-name="ce3">
            <text:p>5,58</text:p>
          </table:table-cell>
          <table:table-cell office:value-type="float" office:value="56.518509537775721" table:formula="of:=([.A135]+0.5)/SIN(RADIANS([.I135]))" table:style-name="ce3">
            <text:p>56,52</text:p>
          </table:table-cell>
          <table:table-cell office:value-type="float" office:value="80.542285966759749" table:formula="of:=DEGREES(ASIN(([.H135])/[.J135]))" table:style-name="ce3">
            <text:p>80,54</text:p>
          </table:table-cell>
          <table:table-cell office:value-type="float" office:value="3.8732375551149545" table:formula="of:=90-[.I135]-[.K135]" table:style-name="ce4">
            <text:p>3,9</text:p>
          </table:table-cell>
          <table:table-cell office:value-type="float" office:value="3.8206935233484716" table:formula="of:=2*PI()*[.J135]*([.L135]/360)" table:style-name="ce3">
            <text:p>3,82</text:p>
          </table:table-cell>
          <table:table-cell office:value-type="float" office:value="5" table:style-name="ce2">
            <text:p>5</text:p>
          </table:table-cell>
          <table:table-cell office:value-type="float" office:value="0.76413870466969436" table:formula="of:=[.M135]/[.N135]" table:style-name="ce3">
            <text:p>0,7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136]-0.9" table:style-name="ce2">
            <text:p>0,6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6])" table:style-name="ce3">
            <text:p>0,09</text:p>
          </table:table-cell>
          <table:table-cell office:value-type="float" office:value="57.36856622834928" table:formula="of:=[.A136]/SIN([.E136])" table:style-name="ce4">
            <text:p>57,4</text:p>
          </table:table-cell>
          <table:table-cell office:value-type="float" office:value="57.150261513806718" table:formula="of:=[.F136]*COS([.E136])" table:style-name="ce4">
            <text:p>57,2</text:p>
          </table:table-cell>
          <table:table-cell office:value-type="float" office:value="55.650261513806718" table:formula="of:=[.G136]-[.B136]" table:style-name="ce4">
            <text:p>55,7</text:p>
          </table:table-cell>
          <table:table-cell office:value-type="float" office:value="5.5844764781252927" table:formula="of:=DEGREES(ATAN(([.A136]+0.5)/([.G136]-0.9)))" table:style-name="ce3">
            <text:p>5,58</text:p>
          </table:table-cell>
          <table:table-cell office:value-type="float" office:value="56.518509537775721" table:formula="of:=([.A136]+0.5)/SIN(RADIANS([.I136]))" table:style-name="ce3">
            <text:p>56,52</text:p>
          </table:table-cell>
          <table:table-cell office:value-type="float" office:value="79.944081833305148" table:formula="of:=DEGREES(ASIN(([.H136])/[.J136]))" table:style-name="ce3">
            <text:p>79,94</text:p>
          </table:table-cell>
          <table:table-cell office:value-type="float" office:value="4.4714416885695556" table:formula="of:=90-[.I136]-[.K136]" table:style-name="ce4">
            <text:p>4,5</text:p>
          </table:table-cell>
          <table:table-cell office:value-type="float" office:value="4.4107824672378024" table:formula="of:=2*PI()*[.J136]*([.L136]/360)" table:style-name="ce3">
            <text:p>4,41</text:p>
          </table:table-cell>
          <table:table-cell office:value-type="float" office:value="5" table:style-name="ce2">
            <text:p>5</text:p>
          </table:table-cell>
          <table:table-cell office:value-type="float" office:value="0.88215649344756053" table:formula="of:=[.M136]/[.N136]" table:style-name="ce3">
            <text:p>0,8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137]-0.9" table:style-name="ce2">
            <text:p>0,7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7])" table:style-name="ce3">
            <text:p>0,09</text:p>
          </table:table-cell>
          <table:table-cell office:value-type="float" office:value="57.36856622834928" table:formula="of:=[.A137]/SIN([.E137])" table:style-name="ce4">
            <text:p>57,4</text:p>
          </table:table-cell>
          <table:table-cell office:value-type="float" office:value="57.150261513806718" table:formula="of:=[.F137]*COS([.E137])" table:style-name="ce4">
            <text:p>57,2</text:p>
          </table:table-cell>
          <table:table-cell office:value-type="float" office:value="55.550261513806717" table:formula="of:=[.G137]-[.B137]" table:style-name="ce4">
            <text:p>55,6</text:p>
          </table:table-cell>
          <table:table-cell office:value-type="float" office:value="5.5844764781252927" table:formula="of:=DEGREES(ATAN(([.A137]+0.5)/([.G137]-0.9)))" table:style-name="ce3">
            <text:p>5,58</text:p>
          </table:table-cell>
          <table:table-cell office:value-type="float" office:value="56.518509537775721" table:formula="of:=([.A137]+0.5)/SIN(RADIANS([.I137]))" table:style-name="ce3">
            <text:p>56,52</text:p>
          </table:table-cell>
          <table:table-cell office:value-type="float" office:value="79.37919202924023" table:formula="of:=DEGREES(ASIN(([.H137])/[.J137]))" table:style-name="ce3">
            <text:p>79,38</text:p>
          </table:table-cell>
          <table:table-cell office:value-type="float" office:value="5.0363314926344742" table:formula="of:=90-[.I137]-[.K137]" table:style-name="ce4">
            <text:p>5,0</text:p>
          </table:table-cell>
          <table:table-cell office:value-type="float" office:value="4.9680090212730006" table:formula="of:=2*PI()*[.J137]*([.L137]/360)" table:style-name="ce3">
            <text:p>4,97</text:p>
          </table:table-cell>
          <table:table-cell office:value-type="float" office:value="5" table:style-name="ce2">
            <text:p>5</text:p>
          </table:table-cell>
          <table:table-cell office:value-type="float" office:value="0.9936018042546001" table:formula="of:=[.M137]/[.N137]" table:style-name="ce3">
            <text:p>0,9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138]-0.9" table:style-name="ce2">
            <text:p>0,8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8])" table:style-name="ce3">
            <text:p>0,09</text:p>
          </table:table-cell>
          <table:table-cell office:value-type="float" office:value="57.36856622834928" table:formula="of:=[.A138]/SIN([.E138])" table:style-name="ce4">
            <text:p>57,4</text:p>
          </table:table-cell>
          <table:table-cell office:value-type="float" office:value="57.150261513806718" table:formula="of:=[.F138]*COS([.E138])" table:style-name="ce4">
            <text:p>57,2</text:p>
          </table:table-cell>
          <table:table-cell office:value-type="float" office:value="55.450261513806716" table:formula="of:=[.G138]-[.B138]" table:style-name="ce4">
            <text:p>55,5</text:p>
          </table:table-cell>
          <table:table-cell office:value-type="float" office:value="5.5844764781252927" table:formula="of:=DEGREES(ATAN(([.A138]+0.5)/([.G138]-0.9)))" table:style-name="ce3">
            <text:p>5,58</text:p>
          </table:table-cell>
          <table:table-cell office:value-type="float" office:value="56.518509537775721" table:formula="of:=([.A138]+0.5)/SIN(RADIANS([.I138]))" table:style-name="ce3">
            <text:p>56,52</text:p>
          </table:table-cell>
          <table:table-cell office:value-type="float" office:value="78.842554953425193" table:formula="of:=DEGREES(ASIN(([.H138])/[.J138]))" table:style-name="ce3">
            <text:p>78,84</text:p>
          </table:table-cell>
          <table:table-cell office:value-type="float" office:value="5.5729685684495109" table:formula="of:=90-[.I138]-[.K138]" table:style-name="ce4">
            <text:p>5,6</text:p>
          </table:table-cell>
          <table:table-cell office:value-type="float" office:value="5.4973661213164871" table:formula="of:=2*PI()*[.J138]*([.L138]/360)" table:style-name="ce3">
            <text:p>5,50</text:p>
          </table:table-cell>
          <table:table-cell office:value-type="float" office:value="5" table:style-name="ce2">
            <text:p>5</text:p>
          </table:table-cell>
          <table:table-cell office:value-type="float" office:value="1.0994732242632974" table:formula="of:=[.M138]/[.N138]" table:style-name="ce3">
            <text:p>1,1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139]-0.9" table:style-name="ce2">
            <text:p>0,9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39])" table:style-name="ce3">
            <text:p>0,09</text:p>
          </table:table-cell>
          <table:table-cell office:value-type="float" office:value="57.36856622834928" table:formula="of:=[.A139]/SIN([.E139])" table:style-name="ce4">
            <text:p>57,4</text:p>
          </table:table-cell>
          <table:table-cell office:value-type="float" office:value="57.150261513806718" table:formula="of:=[.F139]*COS([.E139])" table:style-name="ce4">
            <text:p>57,2</text:p>
          </table:table-cell>
          <table:table-cell office:value-type="float" office:value="55.350261513806721" table:formula="of:=[.G139]-[.B139]" table:style-name="ce4">
            <text:p>55,4</text:p>
          </table:table-cell>
          <table:table-cell office:value-type="float" office:value="5.5844764781252927" table:formula="of:=DEGREES(ATAN(([.A139]+0.5)/([.G139]-0.9)))" table:style-name="ce3">
            <text:p>5,58</text:p>
          </table:table-cell>
          <table:table-cell office:value-type="float" office:value="56.518509537775721" table:formula="of:=([.A139]+0.5)/SIN(RADIANS([.I139]))" table:style-name="ce3">
            <text:p>56,52</text:p>
          </table:table-cell>
          <table:table-cell office:value-type="float" office:value="78.330271890567829" table:formula="of:=DEGREES(ASIN(([.H139])/[.J139]))" table:style-name="ce3">
            <text:p>78,33</text:p>
          </table:table-cell>
          <table:table-cell office:value-type="float" office:value="6.0852516313068747" table:formula="of:=90-[.I139]-[.K139]" table:style-name="ce4">
            <text:p>6,1</text:p>
          </table:table-cell>
          <table:table-cell office:value-type="float" office:value="6.0026995929997531" table:formula="of:=2*PI()*[.J139]*([.L139]/360)" table:style-name="ce3">
            <text:p>6,00</text:p>
          </table:table-cell>
          <table:table-cell office:value-type="float" office:value="5" table:style-name="ce2">
            <text:p>5</text:p>
          </table:table-cell>
          <table:table-cell office:value-type="float" office:value="1.2005399185999506" table:formula="of:=[.M139]/[.N139]" table:style-name="ce3">
            <text:p>1,2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140]-0.9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0])" table:style-name="ce3">
            <text:p>0,09</text:p>
          </table:table-cell>
          <table:table-cell office:value-type="float" office:value="57.36856622834928" table:formula="of:=[.A140]/SIN([.E140])" table:style-name="ce4">
            <text:p>57,4</text:p>
          </table:table-cell>
          <table:table-cell office:value-type="float" office:value="57.150261513806718" table:formula="of:=[.F140]*COS([.E140])" table:style-name="ce4">
            <text:p>57,2</text:p>
          </table:table-cell>
          <table:table-cell office:value-type="float" office:value="55.25026151380672" table:formula="of:=[.G140]-[.B140]" table:style-name="ce4">
            <text:p>55,3</text:p>
          </table:table-cell>
          <table:table-cell office:value-type="float" office:value="5.5844764781252927" table:formula="of:=DEGREES(ATAN(([.A140]+0.5)/([.G140]-0.9)))" table:style-name="ce3">
            <text:p>5,58</text:p>
          </table:table-cell>
          <table:table-cell office:value-type="float" office:value="56.518509537775721" table:formula="of:=([.A140]+0.5)/SIN(RADIANS([.I140]))" table:style-name="ce3">
            <text:p>56,52</text:p>
          </table:table-cell>
          <table:table-cell office:value-type="float" office:value="77.839264231024401" table:formula="of:=DEGREES(ASIN(([.H140])/[.J140]))" table:style-name="ce3">
            <text:p>77,84</text:p>
          </table:table-cell>
          <table:table-cell office:value-type="float" office:value="6.5762592908503024" table:formula="of:=90-[.I140]-[.K140]" table:style-name="ce4">
            <text:p>6,6</text:p>
          </table:table-cell>
          <table:table-cell office:value-type="float" office:value="6.4870462817936412" table:formula="of:=2*PI()*[.J140]*([.L140]/360)" table:style-name="ce3">
            <text:p>6,49</text:p>
          </table:table-cell>
          <table:table-cell office:value-type="float" office:value="5" table:style-name="ce2">
            <text:p>5</text:p>
          </table:table-cell>
          <table:table-cell office:value-type="float" office:value="1.2974092563587283" table:formula="of:=[.M140]/[.N140]" table:style-name="ce3">
            <text:p>1,3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141]-0.9" table:style-name="ce2">
            <text:p>1,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1])" table:style-name="ce3">
            <text:p>0,09</text:p>
          </table:table-cell>
          <table:table-cell office:value-type="float" office:value="57.36856622834928" table:formula="of:=[.A141]/SIN([.E141])" table:style-name="ce4">
            <text:p>57,4</text:p>
          </table:table-cell>
          <table:table-cell office:value-type="float" office:value="57.150261513806718" table:formula="of:=[.F141]*COS([.E141])" table:style-name="ce4">
            <text:p>57,2</text:p>
          </table:table-cell>
          <table:table-cell office:value-type="float" office:value="55.150261513806718" table:formula="of:=[.G141]-[.B141]" table:style-name="ce4">
            <text:p>55,2</text:p>
          </table:table-cell>
          <table:table-cell office:value-type="float" office:value="5.5844764781252927" table:formula="of:=DEGREES(ATAN(([.A141]+0.5)/([.G141]-0.9)))" table:style-name="ce3">
            <text:p>5,58</text:p>
          </table:table-cell>
          <table:table-cell office:value-type="float" office:value="56.518509537775721" table:formula="of:=([.A141]+0.5)/SIN(RADIANS([.I141]))" table:style-name="ce3">
            <text:p>56,52</text:p>
          </table:table-cell>
          <table:table-cell office:value-type="float" office:value="77.367050588899687" table:formula="of:=DEGREES(ASIN(([.H141])/[.J141]))" table:style-name="ce3">
            <text:p>77,37</text:p>
          </table:table-cell>
          <table:table-cell office:value-type="float" office:value="7.0484729329750166" table:formula="of:=90-[.I141]-[.K141]" table:style-name="ce4">
            <text:p>7,0</text:p>
          </table:table-cell>
          <table:table-cell office:value-type="float" office:value="6.9528539113102212" table:formula="of:=2*PI()*[.J141]*([.L141]/360)" table:style-name="ce3">
            <text:p>6,95</text:p>
          </table:table-cell>
          <table:table-cell office:value-type="float" office:value="5" table:style-name="ce2">
            <text:p>5</text:p>
          </table:table-cell>
          <table:table-cell office:value-type="float" office:value="1.3905707822620443" table:formula="of:=[.M141]/[.N141]" table:style-name="ce3">
            <text:p>1,3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142]-0.9" table:style-name="ce2">
            <text:p>1,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2])" table:style-name="ce3">
            <text:p>0,09</text:p>
          </table:table-cell>
          <table:table-cell office:value-type="float" office:value="57.36856622834928" table:formula="of:=[.A142]/SIN([.E142])" table:style-name="ce4">
            <text:p>57,4</text:p>
          </table:table-cell>
          <table:table-cell office:value-type="float" office:value="57.150261513806718" table:formula="of:=[.F142]*COS([.E142])" table:style-name="ce4">
            <text:p>57,2</text:p>
          </table:table-cell>
          <table:table-cell office:value-type="float" office:value="55.050261513806717" table:formula="of:=[.G142]-[.B142]" table:style-name="ce4">
            <text:p>55,1</text:p>
          </table:table-cell>
          <table:table-cell office:value-type="float" office:value="5.5844764781252927" table:formula="of:=DEGREES(ATAN(([.A142]+0.5)/([.G142]-0.9)))" table:style-name="ce3">
            <text:p>5,58</text:p>
          </table:table-cell>
          <table:table-cell office:value-type="float" office:value="56.518509537775721" table:formula="of:=([.A142]+0.5)/SIN(RADIANS([.I142]))" table:style-name="ce3">
            <text:p>56,52</text:p>
          </table:table-cell>
          <table:table-cell office:value-type="float" office:value="76.911596228548675" table:formula="of:=DEGREES(ASIN(([.H142])/[.J142]))" table:style-name="ce3">
            <text:p>76,91</text:p>
          </table:table-cell>
          <table:table-cell office:value-type="float" office:value="7.5039272933260293" table:formula="of:=90-[.I142]-[.K142]" table:style-name="ce4">
            <text:p>7,5</text:p>
          </table:table-cell>
          <table:table-cell office:value-type="float" office:value="7.4021296141330213" table:formula="of:=2*PI()*[.J142]*([.L142]/360)" table:style-name="ce3">
            <text:p>7,40</text:p>
          </table:table-cell>
          <table:table-cell office:value-type="float" office:value="5" table:style-name="ce2">
            <text:p>5</text:p>
          </table:table-cell>
          <table:table-cell office:value-type="float" office:value="1.4804259228266043" table:formula="of:=[.M142]/[.N142]" table:style-name="ce3">
            <text:p>1,4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143]-0.9" table:style-name="ce2">
            <text:p>1,3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3])" table:style-name="ce3">
            <text:p>0,09</text:p>
          </table:table-cell>
          <table:table-cell office:value-type="float" office:value="57.36856622834928" table:formula="of:=[.A143]/SIN([.E143])" table:style-name="ce4">
            <text:p>57,4</text:p>
          </table:table-cell>
          <table:table-cell office:value-type="float" office:value="57.150261513806718" table:formula="of:=[.F143]*COS([.E143])" table:style-name="ce4">
            <text:p>57,2</text:p>
          </table:table-cell>
          <table:table-cell office:value-type="float" office:value="54.950261513806716" table:formula="of:=[.G143]-[.B143]" table:style-name="ce4">
            <text:p>55,0</text:p>
          </table:table-cell>
          <table:table-cell office:value-type="float" office:value="5.5844764781252927" table:formula="of:=DEGREES(ATAN(([.A143]+0.5)/([.G143]-0.9)))" table:style-name="ce3">
            <text:p>5,58</text:p>
          </table:table-cell>
          <table:table-cell office:value-type="float" office:value="56.518509537775721" table:formula="of:=([.A143]+0.5)/SIN(RADIANS([.I143]))" table:style-name="ce3">
            <text:p>56,52</text:p>
          </table:table-cell>
          <table:table-cell office:value-type="float" office:value="76.471208041958107" table:formula="of:=DEGREES(ASIN(([.H143])/[.J143]))" table:style-name="ce3">
            <text:p>76,47</text:p>
          </table:table-cell>
          <table:table-cell office:value-type="float" office:value="7.9443154799165967" table:formula="of:=90-[.I143]-[.K143]" table:style-name="ce4">
            <text:p>7,9</text:p>
          </table:table-cell>
          <table:table-cell office:value-type="float" office:value="7.8365435297070221" table:formula="of:=2*PI()*[.J143]*([.L143]/360)" table:style-name="ce3">
            <text:p>7,84</text:p>
          </table:table-cell>
          <table:table-cell office:value-type="float" office:value="5" table:style-name="ce2">
            <text:p>5</text:p>
          </table:table-cell>
          <table:table-cell office:value-type="float" office:value="1.5673087059414044" table:formula="of:=[.M143]/[.N143]" table:style-name="ce3">
            <text:p>1,5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144]-0.9" table:style-name="ce2">
            <text:p>1,4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4])" table:style-name="ce3">
            <text:p>0,09</text:p>
          </table:table-cell>
          <table:table-cell office:value-type="float" office:value="57.36856622834928" table:formula="of:=[.A144]/SIN([.E144])" table:style-name="ce4">
            <text:p>57,4</text:p>
          </table:table-cell>
          <table:table-cell office:value-type="float" office:value="57.150261513806718" table:formula="of:=[.F144]*COS([.E144])" table:style-name="ce4">
            <text:p>57,2</text:p>
          </table:table-cell>
          <table:table-cell office:value-type="float" office:value="54.850261513806721" table:formula="of:=[.G144]-[.B144]" table:style-name="ce4">
            <text:p>54,9</text:p>
          </table:table-cell>
          <table:table-cell office:value-type="float" office:value="5.5844764781252927" table:formula="of:=DEGREES(ATAN(([.A144]+0.5)/([.G144]-0.9)))" table:style-name="ce3">
            <text:p>5,58</text:p>
          </table:table-cell>
          <table:table-cell office:value-type="float" office:value="56.518509537775721" table:formula="of:=([.A144]+0.5)/SIN(RADIANS([.I144]))" table:style-name="ce3">
            <text:p>56,52</text:p>
          </table:table-cell>
          <table:table-cell office:value-type="float" office:value="76.044459288776508" table:formula="of:=DEGREES(ASIN(([.H144])/[.J144]))" table:style-name="ce3">
            <text:p>76,04</text:p>
          </table:table-cell>
          <table:table-cell office:value-type="float" office:value="8.3710642330981955" table:formula="of:=90-[.I144]-[.K144]" table:style-name="ce4">
            <text:p>8,4</text:p>
          </table:table-cell>
          <table:table-cell office:value-type="float" office:value="8.2575030433378824" table:formula="of:=2*PI()*[.J144]*([.L144]/360)" table:style-name="ce3">
            <text:p>8,26</text:p>
          </table:table-cell>
          <table:table-cell office:value-type="float" office:value="5" table:style-name="ce2">
            <text:p>5</text:p>
          </table:table-cell>
          <table:table-cell office:value-type="float" office:value="1.6515006086675765" table:formula="of:=[.M144]/[.N144]" table:style-name="ce3">
            <text:p>1,6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145]-0.9" table:style-name="ce2">
            <text:p>1,5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5])" table:style-name="ce3">
            <text:p>0,09</text:p>
          </table:table-cell>
          <table:table-cell office:value-type="float" office:value="57.36856622834928" table:formula="of:=[.A145]/SIN([.E145])" table:style-name="ce4">
            <text:p>57,4</text:p>
          </table:table-cell>
          <table:table-cell office:value-type="float" office:value="57.150261513806718" table:formula="of:=[.F145]*COS([.E145])" table:style-name="ce4">
            <text:p>57,2</text:p>
          </table:table-cell>
          <table:table-cell office:value-type="float" office:value="54.75026151380672" table:formula="of:=[.G145]-[.B145]" table:style-name="ce4">
            <text:p>54,8</text:p>
          </table:table-cell>
          <table:table-cell office:value-type="float" office:value="5.5844764781252927" table:formula="of:=DEGREES(ATAN(([.A145]+0.5)/([.G145]-0.9)))" table:style-name="ce3">
            <text:p>5,58</text:p>
          </table:table-cell>
          <table:table-cell office:value-type="float" office:value="56.518509537775721" table:formula="of:=([.A145]+0.5)/SIN(RADIANS([.I145]))" table:style-name="ce3">
            <text:p>56,52</text:p>
          </table:table-cell>
          <table:table-cell office:value-type="float" office:value="75.630134397130774" table:formula="of:=DEGREES(ASIN(([.H145])/[.J145]))" table:style-name="ce3">
            <text:p>75,63</text:p>
          </table:table-cell>
          <table:table-cell office:value-type="float" office:value="8.7853891247439293" table:formula="of:=90-[.I145]-[.K145]" table:style-name="ce4">
            <text:p>8,8</text:p>
          </table:table-cell>
          <table:table-cell office:value-type="float" office:value="8.6662072365476188" table:formula="of:=2*PI()*[.J145]*([.L145]/360)" table:style-name="ce3">
            <text:p>8,67</text:p>
          </table:table-cell>
          <table:table-cell office:value-type="float" office:value="5" table:style-name="ce2">
            <text:p>5</text:p>
          </table:table-cell>
          <table:table-cell office:value-type="float" office:value="1.7332414473095237" table:formula="of:=[.M145]/[.N145]" table:style-name="ce3">
            <text:p>1,7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146]-0.9" table:style-name="ce2">
            <text:p>1,6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6])" table:style-name="ce3">
            <text:p>0,09</text:p>
          </table:table-cell>
          <table:table-cell office:value-type="float" office:value="57.36856622834928" table:formula="of:=[.A146]/SIN([.E146])" table:style-name="ce4">
            <text:p>57,4</text:p>
          </table:table-cell>
          <table:table-cell office:value-type="float" office:value="57.150261513806718" table:formula="of:=[.F146]*COS([.E146])" table:style-name="ce4">
            <text:p>57,2</text:p>
          </table:table-cell>
          <table:table-cell office:value-type="float" office:value="54.650261513806718" table:formula="of:=[.G146]-[.B146]" table:style-name="ce4">
            <text:p>54,7</text:p>
          </table:table-cell>
          <table:table-cell office:value-type="float" office:value="5.5844764781252927" table:formula="of:=DEGREES(ATAN(([.A146]+0.5)/([.G146]-0.9)))" table:style-name="ce3">
            <text:p>5,58</text:p>
          </table:table-cell>
          <table:table-cell office:value-type="float" office:value="56.518509537775721" table:formula="of:=([.A146]+0.5)/SIN(RADIANS([.I146]))" table:style-name="ce3">
            <text:p>56,52</text:p>
          </table:table-cell>
          <table:table-cell office:value-type="float" office:value="75.227187653089587" table:formula="of:=DEGREES(ASIN(([.H146])/[.J146]))" table:style-name="ce3">
            <text:p>75,23</text:p>
          </table:table-cell>
          <table:table-cell office:value-type="float" office:value="9.1883358687851171" table:formula="of:=90-[.I146]-[.K146]" table:style-name="ce4">
            <text:p>9,2</text:p>
          </table:table-cell>
          <table:table-cell office:value-type="float" office:value="9.0636876371957609" table:formula="of:=2*PI()*[.J146]*([.L146]/360)" table:style-name="ce3">
            <text:p>9,06</text:p>
          </table:table-cell>
          <table:table-cell office:value-type="float" office:value="5" table:style-name="ce2">
            <text:p>5</text:p>
          </table:table-cell>
          <table:table-cell office:value-type="float" office:value="1.8127375274391522" table:formula="of:=[.M146]/[.N146]" table:style-name="ce3">
            <text:p>1,8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147]-0.9" table:style-name="ce2">
            <text:p>1,7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7])" table:style-name="ce3">
            <text:p>0,09</text:p>
          </table:table-cell>
          <table:table-cell office:value-type="float" office:value="57.36856622834928" table:formula="of:=[.A147]/SIN([.E147])" table:style-name="ce4">
            <text:p>57,4</text:p>
          </table:table-cell>
          <table:table-cell office:value-type="float" office:value="57.150261513806718" table:formula="of:=[.F147]*COS([.E147])" table:style-name="ce4">
            <text:p>57,2</text:p>
          </table:table-cell>
          <table:table-cell office:value-type="float" office:value="54.550261513806717" table:formula="of:=[.G147]-[.B147]" table:style-name="ce4">
            <text:p>54,6</text:p>
          </table:table-cell>
          <table:table-cell office:value-type="float" office:value="5.5844764781252927" table:formula="of:=DEGREES(ATAN(([.A147]+0.5)/([.G147]-0.9)))" table:style-name="ce3">
            <text:p>5,58</text:p>
          </table:table-cell>
          <table:table-cell office:value-type="float" office:value="56.518509537775721" table:formula="of:=([.A147]+0.5)/SIN(RADIANS([.I147]))" table:style-name="ce3">
            <text:p>56,52</text:p>
          </table:table-cell>
          <table:table-cell office:value-type="float" office:value="74.834711732684099" table:formula="of:=DEGREES(ASIN(([.H147])/[.J147]))" table:style-name="ce3">
            <text:p>74,83</text:p>
          </table:table-cell>
          <table:table-cell office:value-type="float" office:value="9.5808117891906051" table:formula="of:=90-[.I147]-[.K147]" table:style-name="ce4">
            <text:p>9,6</text:p>
          </table:table-cell>
          <table:table-cell office:value-type="float" office:value="9.4508392605665534" table:formula="of:=2*PI()*[.J147]*([.L147]/360)" table:style-name="ce3">
            <text:p>9,45</text:p>
          </table:table-cell>
          <table:table-cell office:value-type="float" office:value="5" table:style-name="ce2">
            <text:p>5</text:p>
          </table:table-cell>
          <table:table-cell office:value-type="float" office:value="1.8901678521133107" table:formula="of:=[.M147]/[.N147]" table:style-name="ce3">
            <text:p>1,8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148]-0.9" table:style-name="ce2">
            <text:p>1,8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8])" table:style-name="ce3">
            <text:p>0,09</text:p>
          </table:table-cell>
          <table:table-cell office:value-type="float" office:value="57.36856622834928" table:formula="of:=[.A148]/SIN([.E148])" table:style-name="ce4">
            <text:p>57,4</text:p>
          </table:table-cell>
          <table:table-cell office:value-type="float" office:value="57.150261513806718" table:formula="of:=[.F148]*COS([.E148])" table:style-name="ce4">
            <text:p>57,2</text:p>
          </table:table-cell>
          <table:table-cell office:value-type="float" office:value="54.450261513806716" table:formula="of:=[.G148]-[.B148]" table:style-name="ce4">
            <text:p>54,5</text:p>
          </table:table-cell>
          <table:table-cell office:value-type="float" office:value="5.5844764781252927" table:formula="of:=DEGREES(ATAN(([.A148]+0.5)/([.G148]-0.9)))" table:style-name="ce3">
            <text:p>5,58</text:p>
          </table:table-cell>
          <table:table-cell office:value-type="float" office:value="56.518509537775721" table:formula="of:=([.A148]+0.5)/SIN(RADIANS([.I148]))" table:style-name="ce3">
            <text:p>56,52</text:p>
          </table:table-cell>
          <table:table-cell office:value-type="float" office:value="74.451913353731399" table:formula="of:=DEGREES(ASIN(([.H148])/[.J148]))" table:style-name="ce3">
            <text:p>74,45</text:p>
          </table:table-cell>
          <table:table-cell office:value-type="float" office:value="9.9636101681433047" table:formula="of:=90-[.I148]-[.K148]" table:style-name="ce4">
            <text:p>10,0</text:p>
          </table:table-cell>
          <table:table-cell office:value-type="float" office:value="9.8284446272400849" table:formula="of:=2*PI()*[.J148]*([.L148]/360)" table:style-name="ce3">
            <text:p>9,83</text:p>
          </table:table-cell>
          <table:table-cell office:value-type="float" office:value="5" table:style-name="ce2">
            <text:p>5</text:p>
          </table:table-cell>
          <table:table-cell office:value-type="float" office:value="1.965688925448017" table:formula="of:=[.M148]/[.N148]" table:style-name="ce3">
            <text:p>1,9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149]-0.9" table:style-name="ce2">
            <text:p>1,9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49])" table:style-name="ce3">
            <text:p>0,09</text:p>
          </table:table-cell>
          <table:table-cell office:value-type="float" office:value="57.36856622834928" table:formula="of:=[.A149]/SIN([.E149])" table:style-name="ce4">
            <text:p>57,4</text:p>
          </table:table-cell>
          <table:table-cell office:value-type="float" office:value="57.150261513806718" table:formula="of:=[.F149]*COS([.E149])" table:style-name="ce4">
            <text:p>57,2</text:p>
          </table:table-cell>
          <table:table-cell office:value-type="float" office:value="54.350261513806721" table:formula="of:=[.G149]-[.B149]" table:style-name="ce4">
            <text:p>54,4</text:p>
          </table:table-cell>
          <table:table-cell office:value-type="float" office:value="5.5844764781252927" table:formula="of:=DEGREES(ATAN(([.A149]+0.5)/([.G149]-0.9)))" table:style-name="ce3">
            <text:p>5,58</text:p>
          </table:table-cell>
          <table:table-cell office:value-type="float" office:value="56.518509537775721" table:formula="of:=([.A149]+0.5)/SIN(RADIANS([.I149]))" table:style-name="ce3">
            <text:p>56,52</text:p>
          </table:table-cell>
          <table:table-cell office:value-type="float" office:value="74.078094172435371" table:formula="of:=DEGREES(ASIN(([.H149])/[.J149]))" table:style-name="ce3">
            <text:p>74,08</text:p>
          </table:table-cell>
          <table:table-cell office:value-type="float" office:value="10.337429349439333" table:formula="of:=90-[.I149]-[.K149]" table:style-name="ce4">
            <text:p>10,3</text:p>
          </table:table-cell>
          <table:table-cell office:value-type="float" office:value="10.197192607336229" table:formula="of:=2*PI()*[.J149]*([.L149]/360)" table:style-name="ce3">
            <text:p>10,20</text:p>
          </table:table-cell>
          <table:table-cell office:value-type="float" office:value="5" table:style-name="ce2">
            <text:p>5</text:p>
          </table:table-cell>
          <table:table-cell office:value-type="float" office:value="2.0394385214672459" table:formula="of:=[.M149]/[.N149]" table:style-name="ce3">
            <text:p>2,0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150]-0.9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0])" table:style-name="ce3">
            <text:p>0,09</text:p>
          </table:table-cell>
          <table:table-cell office:value-type="float" office:value="57.36856622834928" table:formula="of:=[.A150]/SIN([.E150])" table:style-name="ce4">
            <text:p>57,4</text:p>
          </table:table-cell>
          <table:table-cell office:value-type="float" office:value="57.150261513806718" table:formula="of:=[.F150]*COS([.E150])" table:style-name="ce4">
            <text:p>57,2</text:p>
          </table:table-cell>
          <table:table-cell office:value-type="float" office:value="54.25026151380672" table:formula="of:=[.G150]-[.B150]" table:style-name="ce4">
            <text:p>54,3</text:p>
          </table:table-cell>
          <table:table-cell office:value-type="float" office:value="5.5844764781252927" table:formula="of:=DEGREES(ATAN(([.A150]+0.5)/([.G150]-0.9)))" table:style-name="ce3">
            <text:p>5,58</text:p>
          </table:table-cell>
          <table:table-cell office:value-type="float" office:value="56.518509537775721" table:formula="of:=([.A150]+0.5)/SIN(RADIANS([.I150]))" table:style-name="ce3">
            <text:p>56,52</text:p>
          </table:table-cell>
          <table:table-cell office:value-type="float" office:value="73.712635606772253" table:formula="of:=DEGREES(ASIN(([.H150])/[.J150]))" table:style-name="ce3">
            <text:p>73,71</text:p>
          </table:table-cell>
          <table:table-cell office:value-type="float" office:value="10.702887915102451" table:formula="of:=90-[.I150]-[.K150]" table:style-name="ce4">
            <text:p>10,7</text:p>
          </table:table-cell>
          <table:table-cell office:value-type="float" office:value="10.557693391244346" table:formula="of:=2*PI()*[.J150]*([.L150]/360)" table:style-name="ce3">
            <text:p>10,56</text:p>
          </table:table-cell>
          <table:table-cell office:value-type="float" office:value="5" table:style-name="ce2">
            <text:p>5</text:p>
          </table:table-cell>
          <table:table-cell office:value-type="float" office:value="2.111538678248869" table:formula="of:=[.M150]/[.N150]" table:style-name="ce3">
            <text:p>2,1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151]-0.9" table:style-name="ce2">
            <text:p>2,1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1])" table:style-name="ce3">
            <text:p>0,09</text:p>
          </table:table-cell>
          <table:table-cell office:value-type="float" office:value="57.36856622834928" table:formula="of:=[.A151]/SIN([.E151])" table:style-name="ce4">
            <text:p>57,4</text:p>
          </table:table-cell>
          <table:table-cell office:value-type="float" office:value="57.150261513806718" table:formula="of:=[.F151]*COS([.E151])" table:style-name="ce4">
            <text:p>57,2</text:p>
          </table:table-cell>
          <table:table-cell office:value-type="float" office:value="54.150261513806718" table:formula="of:=[.G151]-[.B151]" table:style-name="ce4">
            <text:p>54,2</text:p>
          </table:table-cell>
          <table:table-cell office:value-type="float" office:value="5.5844764781252927" table:formula="of:=DEGREES(ATAN(([.A151]+0.5)/([.G151]-0.9)))" table:style-name="ce3">
            <text:p>5,58</text:p>
          </table:table-cell>
          <table:table-cell office:value-type="float" office:value="56.518509537775721" table:formula="of:=([.A151]+0.5)/SIN(RADIANS([.I151]))" table:style-name="ce3">
            <text:p>56,52</text:p>
          </table:table-cell>
          <table:table-cell office:value-type="float" office:value="73.354986643067619" table:formula="of:=DEGREES(ASIN(([.H151])/[.J151]))" table:style-name="ce3">
            <text:p>73,35</text:p>
          </table:table-cell>
          <table:table-cell office:value-type="float" office:value="11.060536878807085" table:formula="of:=90-[.I151]-[.K151]" table:style-name="ce4">
            <text:p>11,1</text:p>
          </table:table-cell>
          <table:table-cell office:value-type="float" office:value="10.910490517631299" table:formula="of:=2*PI()*[.J151]*([.L151]/360)" table:style-name="ce3">
            <text:p>10,91</text:p>
          </table:table-cell>
          <table:table-cell office:value-type="float" office:value="5" table:style-name="ce2">
            <text:p>5</text:p>
          </table:table-cell>
          <table:table-cell office:value-type="float" office:value="2.1820981035262599" table:formula="of:=[.M151]/[.N151]" table:style-name="ce3">
            <text:p>2,1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152]-0.9" table:style-name="ce2">
            <text:p>2,2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2])" table:style-name="ce3">
            <text:p>0,09</text:p>
          </table:table-cell>
          <table:table-cell office:value-type="float" office:value="57.36856622834928" table:formula="of:=[.A152]/SIN([.E152])" table:style-name="ce4">
            <text:p>57,4</text:p>
          </table:table-cell>
          <table:table-cell office:value-type="float" office:value="57.150261513806718" table:formula="of:=[.F152]*COS([.E152])" table:style-name="ce4">
            <text:p>57,2</text:p>
          </table:table-cell>
          <table:table-cell office:value-type="float" office:value="54.050261513806717" table:formula="of:=[.G152]-[.B152]" table:style-name="ce4">
            <text:p>54,1</text:p>
          </table:table-cell>
          <table:table-cell office:value-type="float" office:value="5.5844764781252927" table:formula="of:=DEGREES(ATAN(([.A152]+0.5)/([.G152]-0.9)))" table:style-name="ce3">
            <text:p>5,58</text:p>
          </table:table-cell>
          <table:table-cell office:value-type="float" office:value="56.518509537775721" table:formula="of:=([.A152]+0.5)/SIN(RADIANS([.I152]))" table:style-name="ce3">
            <text:p>56,52</text:p>
          </table:table-cell>
          <table:table-cell office:value-type="float" office:value="73.004653938965845" table:formula="of:=DEGREES(ASIN(([.H152])/[.J152]))" table:style-name="ce3">
            <text:p>73,00</text:p>
          </table:table-cell>
          <table:table-cell office:value-type="float" office:value="11.410869582908859" table:formula="of:=90-[.I152]-[.K152]" table:style-name="ce4">
            <text:p>11,4</text:p>
          </table:table-cell>
          <table:table-cell office:value-type="float" office:value="11.256070636209664" table:formula="of:=2*PI()*[.J152]*([.L152]/360)" table:style-name="ce3">
            <text:p>11,26</text:p>
          </table:table-cell>
          <table:table-cell office:value-type="float" office:value="5" table:style-name="ce2">
            <text:p>5</text:p>
          </table:table-cell>
          <table:table-cell office:value-type="float" office:value="2.2512141272419326" table:formula="of:=[.M152]/[.N152]" table:style-name="ce3">
            <text:p>2,2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153]-0.9" table:style-name="ce2">
            <text:p>2,3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3])" table:style-name="ce3">
            <text:p>0,09</text:p>
          </table:table-cell>
          <table:table-cell office:value-type="float" office:value="57.36856622834928" table:formula="of:=[.A153]/SIN([.E153])" table:style-name="ce4">
            <text:p>57,4</text:p>
          </table:table-cell>
          <table:table-cell office:value-type="float" office:value="57.150261513806718" table:formula="of:=[.F153]*COS([.E153])" table:style-name="ce4">
            <text:p>57,2</text:p>
          </table:table-cell>
          <table:table-cell office:value-type="float" office:value="53.950261513806716" table:formula="of:=[.G153]-[.B153]" table:style-name="ce4">
            <text:p>54,0</text:p>
          </table:table-cell>
          <table:table-cell office:value-type="float" office:value="5.5844764781252927" table:formula="of:=DEGREES(ATAN(([.A153]+0.5)/([.G153]-0.9)))" table:style-name="ce3">
            <text:p>5,58</text:p>
          </table:table-cell>
          <table:table-cell office:value-type="float" office:value="56.518509537775721" table:formula="of:=([.A153]+0.5)/SIN(RADIANS([.I153]))" table:style-name="ce3">
            <text:p>56,52</text:p>
          </table:table-cell>
          <table:table-cell office:value-type="float" office:value="72.661193715379966" table:formula="of:=DEGREES(ASIN(([.H153])/[.J153]))" table:style-name="ce3">
            <text:p>72,66</text:p>
          </table:table-cell>
          <table:table-cell office:value-type="float" office:value="11.754329806494738" table:formula="of:=90-[.I153]-[.K153]" table:style-name="ce4">
            <text:p>11,8</text:p>
          </table:table-cell>
          <table:table-cell office:value-type="float" office:value="11.594871505794707" table:formula="of:=2*PI()*[.J153]*([.L153]/360)" table:style-name="ce3">
            <text:p>11,59</text:p>
          </table:table-cell>
          <table:table-cell office:value-type="float" office:value="5" table:style-name="ce2">
            <text:p>5</text:p>
          </table:table-cell>
          <table:table-cell office:value-type="float" office:value="2.3189743011589412" table:formula="of:=[.M153]/[.N153]" table:style-name="ce3">
            <text:p>2,3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154]-0.9" table:style-name="ce2">
            <text:p>2,4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4])" table:style-name="ce3">
            <text:p>0,09</text:p>
          </table:table-cell>
          <table:table-cell office:value-type="float" office:value="57.36856622834928" table:formula="of:=[.A154]/SIN([.E154])" table:style-name="ce4">
            <text:p>57,4</text:p>
          </table:table-cell>
          <table:table-cell office:value-type="float" office:value="57.150261513806718" table:formula="of:=[.F154]*COS([.E154])" table:style-name="ce4">
            <text:p>57,2</text:p>
          </table:table-cell>
          <table:table-cell office:value-type="float" office:value="53.850261513806721" table:formula="of:=[.G154]-[.B154]" table:style-name="ce4">
            <text:p>53,9</text:p>
          </table:table-cell>
          <table:table-cell office:value-type="float" office:value="5.5844764781252927" table:formula="of:=DEGREES(ATAN(([.A154]+0.5)/([.G154]-0.9)))" table:style-name="ce3">
            <text:p>5,58</text:p>
          </table:table-cell>
          <table:table-cell office:value-type="float" office:value="56.518509537775721" table:formula="of:=([.A154]+0.5)/SIN(RADIANS([.I154]))" table:style-name="ce3">
            <text:p>56,52</text:p>
          </table:table-cell>
          <table:table-cell office:value-type="float" office:value="72.32420505741355" table:formula="of:=DEGREES(ASIN(([.H154])/[.J154]))" table:style-name="ce3">
            <text:p>72,32</text:p>
          </table:table-cell>
          <table:table-cell office:value-type="float" office:value="12.091318464461153" table:formula="of:=90-[.I154]-[.K154]" table:style-name="ce4">
            <text:p>12,1</text:p>
          </table:table-cell>
          <table:table-cell office:value-type="float" office:value="11.927288602503344" table:formula="of:=2*PI()*[.J154]*([.L154]/360)" table:style-name="ce3">
            <text:p>11,93</text:p>
          </table:table-cell>
          <table:table-cell office:value-type="float" office:value="5" table:style-name="ce2">
            <text:p>5</text:p>
          </table:table-cell>
          <table:table-cell office:value-type="float" office:value="2.3854577205006686" table:formula="of:=[.M154]/[.N154]" table:style-name="ce3">
            <text:p>2,3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155]-0.9" table:style-name="ce2">
            <text:p>2,5</text:p>
          </table:table-cell>
          <table:table-cell office:value-type="float" office:value="5" table:style-name="ce2">
            <text:p>5</text:p>
          </table:table-cell>
          <table:table-cell office:value-type="float" office:value="8.7266462599716474E-2" table:formula="of:=RADIANS([.D155])" table:style-name="ce3">
            <text:p>0,09</text:p>
          </table:table-cell>
          <table:table-cell office:value-type="float" office:value="57.36856622834928" table:formula="of:=[.A155]/SIN([.E155])" table:style-name="ce4">
            <text:p>57,4</text:p>
          </table:table-cell>
          <table:table-cell office:value-type="float" office:value="57.150261513806718" table:formula="of:=[.F155]*COS([.E155])" table:style-name="ce4">
            <text:p>57,2</text:p>
          </table:table-cell>
          <table:table-cell office:value-type="float" office:value="53.75026151380672" table:formula="of:=[.G155]-[.B155]" table:style-name="ce4">
            <text:p>53,8</text:p>
          </table:table-cell>
          <table:table-cell office:value-type="float" office:value="5.5844764781252927" table:formula="of:=DEGREES(ATAN(([.A155]+0.5)/([.G155]-0.9)))" table:style-name="ce3">
            <text:p>5,58</text:p>
          </table:table-cell>
          <table:table-cell office:value-type="float" office:value="56.518509537775721" table:formula="of:=([.A155]+0.5)/SIN(RADIANS([.I155]))" table:style-name="ce3">
            <text:p>56,52</text:p>
          </table:table-cell>
          <table:table-cell office:value-type="float" office:value="71.99332433610499" table:formula="of:=DEGREES(ASIN(([.H155])/[.J155]))" table:style-name="ce3">
            <text:p>71,99</text:p>
          </table:table-cell>
          <table:table-cell office:value-type="float" office:value="12.422199185769713" table:formula="of:=90-[.I155]-[.K155]" table:style-name="ce4">
            <text:p>12,4</text:p>
          </table:table-cell>
          <table:table-cell office:value-type="float" office:value="12.253680622335693" table:formula="of:=2*PI()*[.J155]*([.L155]/360)" table:style-name="ce3">
            <text:p>12,25</text:p>
          </table:table-cell>
          <table:table-cell office:value-type="float" office:value="5" table:style-name="ce2">
            <text:p>5</text:p>
          </table:table-cell>
          <table:table-cell office:value-type="float" office:value="2.4507361244671388" table:formula="of:=[.M155]/[.N155]" table:style-name="ce3">
            <text:p>2,45</text:p>
          </table:table-cell>
          <table:table-cell table:number-columns-repeated="16369"/>
        </table:table-row>
        <table:table-row table:number-rows-repeated="1048421" table:style-name="ro1">
          <table:table-cell table:number-columns-repeated="16384"/>
        </table:table-row>
      </table:table>
      <table:table table:name="Frame_2" table:style-name="ta1">
        <table:shapes>
          <draw:frame draw:z-index="1" draw:id="id2" draw:style-name="a2" draw:name="Diagramm 1" svg:x="13.1543in" svg:y="2.8445in" svg:width="6.2969in" svg:height="3.5453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">
            <text:p>0.5*wheelbase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string" table:style-name="ce2">
            <text:p>fixed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xle to wall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string" table:style-name="ce2">
            <text:p>inpu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angle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string" table:style-name="ce2">
            <text:p>deg</text:p>
          </table:table-cell>
          <table:table-cell office:value-type="string" table:style-name="ce2">
            <text:p>inpu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angle</text:p>
          </table:table-cell>
          <table:table-cell office:value-type="float" office:value="0.43633231299858238" table:formula="of:=RADIANS([.B3])" table:style-name="ce3">
            <text:p>0,44</text:p>
          </table:table-cell>
          <table:table-cell table:style-name="ce3"/>
          <table:table-cell office:value-type="string" table:style-name="ce2">
            <text:p>rad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radius</text:p>
          </table:table-cell>
          <table:table-cell office:value-type="float" office:value="11.831007915762493" table:formula="of:=[.B1]/SIN([.B4])" table:style-name="ce4">
            <text:p>11,8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xle to center</text:p>
          </table:table-cell>
          <table:table-cell office:value-type="float" office:value="10.722534602547793" table:formula="of:=[.B5]*COS([.B4])" table:style-name="ce4">
            <text:p>10,7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Wall to center</text:p>
          </table:table-cell>
          <table:table-cell office:value-type="float" office:value="6.7225346025477926" table:formula="of:=[.B6]-[.B2]" table:style-name="ce4">
            <text:p>6,7</text:p>
          </table:table-cell>
          <table:table-cell table:style-name="ce4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teering angle frame</text:p>
          </table:table-cell>
          <table:table-cell office:value-type="float" office:value="29.246075891495273" table:formula="of:=DEGREES(ATAN(([.B1]+0.5)/([.B6]-0.9)))" table:style-name="ce3">
            <text:p>29,25</text:p>
          </table:table-cell>
          <table:table-cell table:style-name="ce3"/>
          <table:table-cell office:value-type="string" table:style-name="ce2">
            <text:p>deg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Radius frame</text:p>
          </table:table-cell>
          <table:table-cell office:value-type="float" office:value="11.257539074693399" table:formula="of:=([.B1]+0.5)/SIN(RADIANS([.B8]))" table:style-name="ce3">
            <text:p>11,2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lfa</text:p>
          </table:table-cell>
          <table:table-cell office:value-type="float" office:value="36.666656658326367" table:formula="of:=DEGREES(ASIN(([.B7])/[.B9]))" table:style-name="ce3">
            <text:p>36,67</text:p>
          </table:table-cell>
          <table:table-cell table:style-name="ce3"/>
          <table:table-cell office:value-type="string" table:style-name="ce2">
            <text:p>deg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Beta</text:p>
          </table:table-cell>
          <table:table-cell office:value-type="float" office:value="24.087267450178359" table:formula="of:=90-[.B8]-[.B10]" table:style-name="ce4">
            <text:p>24,1</text:p>
          </table:table-cell>
          <table:table-cell table:style-name="ce4"/>
          <table:table-cell office:value-type="string" table:style-name="ce2">
            <text:p>deg</text:p>
          </table:table-cell>
          <table:table-cell office:value-type="string" table:style-name="ce2">
            <text:p>precalc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Arc length</text:p>
          </table:table-cell>
          <table:table-cell office:value-type="float" office:value="4.7326933471785422" table:formula="of:=2*PI()*[.B9]*([.B11]/360)" table:style-name="ce3">
            <text:p>4,73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2">
            <text:p>resul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Speed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m/s</text:p>
          </table:table-cell>
          <table:table-cell office:value-type="string" table:style-name="ce2">
            <text:p>input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2">
            <text:p>Time</text:p>
          </table:table-cell>
          <table:table-cell office:value-type="float" office:value="0.94653866943570841" table:formula="of:=[.B12]/[.B13]" table:style-name="ce3">
            <text:p>0,95</text:p>
          </table:table-cell>
          <table:table-cell table:style-name="ce3"/>
          <table:table-cell office:value-type="string" table:style-name="ce2">
            <text:p>s</text:p>
          </table:table-cell>
          <table:table-cell office:value-type="string" table:style-name="ce2">
            <text:p>result</text:p>
          </table:table-cell>
          <table:table-cell table:number-columns-repeated="10" table:style-name="ce2"/>
          <table:table-cell table:number-columns-repeated="16369"/>
        </table:table-row>
        <table:table-row table:number-rows-repeated="2"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18]-0.9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8])" table:style-name="ce3">
            <text:p>0,44</text:p>
          </table:table-cell>
          <table:table-cell office:value-type="float" office:value="11.831007915762493" table:formula="of:=[.A18]/SIN([.E18])" table:style-name="ce4">
            <text:p>11,8</text:p>
          </table:table-cell>
          <table:table-cell office:value-type="float" office:value="10.722534602547793" table:formula="of:=[.F18]*COS([.E18])" table:style-name="ce4">
            <text:p>10,7</text:p>
          </table:table-cell>
          <table:table-cell office:value-type="float" office:value="9.8225346025477922" table:formula="of:=[.G18]-[.B18]" table:style-name="ce4">
            <text:p>9,8</text:p>
          </table:table-cell>
          <table:table-cell office:value-type="float" office:value="29.246075891495273" table:formula="of:=DEGREES(ATAN(([.A18]+0.5)/([.G18]-0.9)))" table:style-name="ce3">
            <text:p>29,25</text:p>
          </table:table-cell>
          <table:table-cell office:value-type="float" office:value="11.257539074693399" table:formula="of:=([.A18]+0.5)/SIN(RADIANS([.I18]))" table:style-name="ce3">
            <text:p>11,26</text:p>
          </table:table-cell>
          <table:table-cell office:value-type="float" office:value="60.753924108504734" table:formula="of:=DEGREES(ASIN(([.H18])/[.J18]))" table:style-name="ce3">
            <text:p>60,75</text:p>
          </table:table-cell>
          <table:table-cell office:value-type="float" office:value="0" table:formula="of:=90-[.I18]-[.K18]" table:style-name="ce4">
            <text:p>0,0</text:p>
          </table:table-cell>
          <table:table-cell office:value-type="float" office:value="0" table:formula="of:=2*PI()*[.J18]*([.L18]/360)" table:style-name="ce3">
            <text:p>0,00</text:p>
          </table:table-cell>
          <table:table-cell office:value-type="float" office:value="5" table:style-name="ce2">
            <text:p>5</text:p>
          </table:table-cell>
          <table:table-cell office:value-type="float" office:value="0" table:formula="of:=[.M18]/[.N18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19]-0.9" table:style-name="ce2">
            <text:p>0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9])" table:style-name="ce3">
            <text:p>0,44</text:p>
          </table:table-cell>
          <table:table-cell office:value-type="float" office:value="11.831007915762493" table:formula="of:=[.A19]/SIN([.E19])" table:style-name="ce4">
            <text:p>11,8</text:p>
          </table:table-cell>
          <table:table-cell office:value-type="float" office:value="10.722534602547793" table:formula="of:=[.F19]*COS([.E19])" table:style-name="ce4">
            <text:p>10,7</text:p>
          </table:table-cell>
          <table:table-cell office:value-type="float" office:value="9.7225346025477926" table:formula="of:=[.G19]-[.B19]" table:style-name="ce4">
            <text:p>9,7</text:p>
          </table:table-cell>
          <table:table-cell office:value-type="float" office:value="29.246075891495273" table:formula="of:=DEGREES(ATAN(([.A19]+0.5)/([.G19]-0.9)))" table:style-name="ce3">
            <text:p>29,25</text:p>
          </table:table-cell>
          <table:table-cell office:value-type="float" office:value="11.257539074693399" table:formula="of:=([.A19]+0.5)/SIN(RADIANS([.I19]))" table:style-name="ce3">
            <text:p>11,26</text:p>
          </table:table-cell>
          <table:table-cell office:value-type="float" office:value="59.728514618081938" table:formula="of:=DEGREES(ASIN(([.H19])/[.J19]))" table:style-name="ce3">
            <text:p>59,73</text:p>
          </table:table-cell>
          <table:table-cell office:value-type="float" office:value="1.0254094904227884" table:formula="of:=90-[.I19]-[.K19]" table:style-name="ce4">
            <text:p>1,0</text:p>
          </table:table-cell>
          <table:table-cell office:value-type="float" office:value="0.2014736077263814" table:formula="of:=2*PI()*[.J19]*([.L19]/360)" table:style-name="ce3">
            <text:p>0,20</text:p>
          </table:table-cell>
          <table:table-cell office:value-type="float" office:value="5" table:style-name="ce2">
            <text:p>5</text:p>
          </table:table-cell>
          <table:table-cell office:value-type="float" office:value="4.0294721545276281E-2" table:formula="of:=[.M19]/[.N19]" table:style-name="ce3">
            <text:p>0,0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20]-0.9" table:style-name="ce2">
            <text:p>0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0])" table:style-name="ce3">
            <text:p>0,44</text:p>
          </table:table-cell>
          <table:table-cell office:value-type="float" office:value="11.831007915762493" table:formula="of:=[.A20]/SIN([.E20])" table:style-name="ce4">
            <text:p>11,8</text:p>
          </table:table-cell>
          <table:table-cell office:value-type="float" office:value="10.722534602547793" table:formula="of:=[.F20]*COS([.E20])" table:style-name="ce4">
            <text:p>10,7</text:p>
          </table:table-cell>
          <table:table-cell office:value-type="float" office:value="9.6225346025477929" table:formula="of:=[.G20]-[.B20]" table:style-name="ce4">
            <text:p>9,6</text:p>
          </table:table-cell>
          <table:table-cell office:value-type="float" office:value="29.246075891495273" table:formula="of:=DEGREES(ATAN(([.A20]+0.5)/([.G20]-0.9)))" table:style-name="ce3">
            <text:p>29,25</text:p>
          </table:table-cell>
          <table:table-cell office:value-type="float" office:value="11.257539074693399" table:formula="of:=([.A20]+0.5)/SIN(RADIANS([.I20]))" table:style-name="ce3">
            <text:p>11,26</text:p>
          </table:table-cell>
          <table:table-cell office:value-type="float" office:value="58.733627901872843" table:formula="of:=DEGREES(ASIN(([.H20])/[.J20]))" table:style-name="ce3">
            <text:p>58,73</text:p>
          </table:table-cell>
          <table:table-cell office:value-type="float" office:value="2.0202962066318833" table:formula="of:=90-[.I20]-[.K20]" table:style-name="ce4">
            <text:p>2,0</text:p>
          </table:table-cell>
          <table:table-cell office:value-type="float" office:value="0.39695006651266951" table:formula="of:=2*PI()*[.J20]*([.L20]/360)" table:style-name="ce3">
            <text:p>0,40</text:p>
          </table:table-cell>
          <table:table-cell office:value-type="float" office:value="5" table:style-name="ce2">
            <text:p>5</text:p>
          </table:table-cell>
          <table:table-cell office:value-type="float" office:value="7.9390013302533896E-2" table:formula="of:=[.M20]/[.N20]" table:style-name="ce3">
            <text:p>0,0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21]-0.9" table:style-name="ce2">
            <text:p>0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1])" table:style-name="ce3">
            <text:p>0,44</text:p>
          </table:table-cell>
          <table:table-cell office:value-type="float" office:value="11.831007915762493" table:formula="of:=[.A21]/SIN([.E21])" table:style-name="ce4">
            <text:p>11,8</text:p>
          </table:table-cell>
          <table:table-cell office:value-type="float" office:value="10.722534602547793" table:formula="of:=[.F21]*COS([.E21])" table:style-name="ce4">
            <text:p>10,7</text:p>
          </table:table-cell>
          <table:table-cell office:value-type="float" office:value="9.5225346025477933" table:formula="of:=[.G21]-[.B21]" table:style-name="ce4">
            <text:p>9,5</text:p>
          </table:table-cell>
          <table:table-cell office:value-type="float" office:value="29.246075891495273" table:formula="of:=DEGREES(ATAN(([.A21]+0.5)/([.G21]-0.9)))" table:style-name="ce3">
            <text:p>29,25</text:p>
          </table:table-cell>
          <table:table-cell office:value-type="float" office:value="11.257539074693399" table:formula="of:=([.A21]+0.5)/SIN(RADIANS([.I21]))" table:style-name="ce3">
            <text:p>11,26</text:p>
          </table:table-cell>
          <table:table-cell office:value-type="float" office:value="57.766414621196638" table:formula="of:=DEGREES(ASIN(([.H21])/[.J21]))" table:style-name="ce3">
            <text:p>57,77</text:p>
          </table:table-cell>
          <table:table-cell office:value-type="float" office:value="2.9875094873080883" table:formula="of:=90-[.I21]-[.K21]" table:style-name="ce4">
            <text:p>3,0</text:p>
          </table:table-cell>
          <table:table-cell office:value-type="float" office:value="0.5869892176213235" table:formula="of:=2*PI()*[.J21]*([.L21]/360)" table:style-name="ce3">
            <text:p>0,59</text:p>
          </table:table-cell>
          <table:table-cell office:value-type="float" office:value="5" table:style-name="ce2">
            <text:p>5</text:p>
          </table:table-cell>
          <table:table-cell office:value-type="float" office:value="0.1173978435242647" table:formula="of:=[.M21]/[.N21]" table:style-name="ce3">
            <text:p>0,1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22]-0.9" table:style-name="ce2">
            <text:p>0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2])" table:style-name="ce3">
            <text:p>0,44</text:p>
          </table:table-cell>
          <table:table-cell office:value-type="float" office:value="11.831007915762493" table:formula="of:=[.A22]/SIN([.E22])" table:style-name="ce4">
            <text:p>11,8</text:p>
          </table:table-cell>
          <table:table-cell office:value-type="float" office:value="10.722534602547793" table:formula="of:=[.F22]*COS([.E22])" table:style-name="ce4">
            <text:p>10,7</text:p>
          </table:table-cell>
          <table:table-cell office:value-type="float" office:value="9.4225346025477918" table:formula="of:=[.G22]-[.B22]" table:style-name="ce4">
            <text:p>9,4</text:p>
          </table:table-cell>
          <table:table-cell office:value-type="float" office:value="29.246075891495273" table:formula="of:=DEGREES(ATAN(([.A22]+0.5)/([.G22]-0.9)))" table:style-name="ce3">
            <text:p>29,25</text:p>
          </table:table-cell>
          <table:table-cell office:value-type="float" office:value="11.257539074693399" table:formula="of:=([.A22]+0.5)/SIN(RADIANS([.I22]))" table:style-name="ce3">
            <text:p>11,26</text:p>
          </table:table-cell>
          <table:table-cell office:value-type="float" office:value="56.824431691342454" table:formula="of:=DEGREES(ASIN(([.H22])/[.J22]))" table:style-name="ce3">
            <text:p>56,82</text:p>
          </table:table-cell>
          <table:table-cell office:value-type="float" office:value="3.9294924171622725" table:formula="of:=90-[.I22]-[.K22]" table:style-name="ce4">
            <text:p>3,9</text:p>
          </table:table-cell>
          <table:table-cell office:value-type="float" office:value="0.77207108107875932" table:formula="of:=2*PI()*[.J22]*([.L22]/360)" table:style-name="ce3">
            <text:p>0,77</text:p>
          </table:table-cell>
          <table:table-cell office:value-type="float" office:value="5" table:style-name="ce2">
            <text:p>5</text:p>
          </table:table-cell>
          <table:table-cell office:value-type="float" office:value="0.15441421621575185" table:formula="of:=[.M22]/[.N22]" table:style-name="ce3">
            <text:p>0,1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23]-0.9" table:style-name="ce2">
            <text:p>0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3])" table:style-name="ce3">
            <text:p>0,44</text:p>
          </table:table-cell>
          <table:table-cell office:value-type="float" office:value="11.831007915762493" table:formula="of:=[.A23]/SIN([.E23])" table:style-name="ce4">
            <text:p>11,8</text:p>
          </table:table-cell>
          <table:table-cell office:value-type="float" office:value="10.722534602547793" table:formula="of:=[.F23]*COS([.E23])" table:style-name="ce4">
            <text:p>10,7</text:p>
          </table:table-cell>
          <table:table-cell office:value-type="float" office:value="9.3225346025477922" table:formula="of:=[.G23]-[.B23]" table:style-name="ce4">
            <text:p>9,3</text:p>
          </table:table-cell>
          <table:table-cell office:value-type="float" office:value="29.246075891495273" table:formula="of:=DEGREES(ATAN(([.A23]+0.5)/([.G23]-0.9)))" table:style-name="ce3">
            <text:p>29,25</text:p>
          </table:table-cell>
          <table:table-cell office:value-type="float" office:value="11.257539074693399" table:formula="of:=([.A23]+0.5)/SIN(RADIANS([.I23]))" table:style-name="ce3">
            <text:p>11,26</text:p>
          </table:table-cell>
          <table:table-cell office:value-type="float" office:value="55.905565552434709" table:formula="of:=DEGREES(ASIN(([.H23])/[.J23]))" table:style-name="ce3">
            <text:p>55,91</text:p>
          </table:table-cell>
          <table:table-cell office:value-type="float" office:value="4.8483585560700178" table:formula="of:=90-[.I23]-[.K23]" table:style-name="ce4">
            <text:p>4,8</text:p>
          </table:table-cell>
          <table:table-cell office:value-type="float" office:value="0.95261093150185583" table:formula="of:=2*PI()*[.J23]*([.L23]/360)" table:style-name="ce3">
            <text:p>0,95</text:p>
          </table:table-cell>
          <table:table-cell office:value-type="float" office:value="5" table:style-name="ce2">
            <text:p>5</text:p>
          </table:table-cell>
          <table:table-cell office:value-type="float" office:value="0.19052218630037115" table:formula="of:=[.M23]/[.N23]" table:style-name="ce3">
            <text:p>0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24]-0.9" table:style-name="ce2">
            <text:p>0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4])" table:style-name="ce3">
            <text:p>0,44</text:p>
          </table:table-cell>
          <table:table-cell office:value-type="float" office:value="11.831007915762493" table:formula="of:=[.A24]/SIN([.E24])" table:style-name="ce4">
            <text:p>11,8</text:p>
          </table:table-cell>
          <table:table-cell office:value-type="float" office:value="10.722534602547793" table:formula="of:=[.F24]*COS([.E24])" table:style-name="ce4">
            <text:p>10,7</text:p>
          </table:table-cell>
          <table:table-cell office:value-type="float" office:value="9.2225346025477926" table:formula="of:=[.G24]-[.B24]" table:style-name="ce4">
            <text:p>9,2</text:p>
          </table:table-cell>
          <table:table-cell office:value-type="float" office:value="29.246075891495273" table:formula="of:=DEGREES(ATAN(([.A24]+0.5)/([.G24]-0.9)))" table:style-name="ce3">
            <text:p>29,25</text:p>
          </table:table-cell>
          <table:table-cell office:value-type="float" office:value="11.257539074693399" table:formula="of:=([.A24]+0.5)/SIN(RADIANS([.I24]))" table:style-name="ce3">
            <text:p>11,26</text:p>
          </table:table-cell>
          <table:table-cell office:value-type="float" office:value="55.007973110209598" table:formula="of:=DEGREES(ASIN(([.H24])/[.J24]))" table:style-name="ce3">
            <text:p>55,01</text:p>
          </table:table-cell>
          <table:table-cell office:value-type="float" office:value="5.7459509982951289" table:formula="of:=90-[.I24]-[.K24]" table:style-name="ce4">
            <text:p>5,7</text:p>
          </table:table-cell>
          <table:table-cell office:value-type="float" office:value="1.128970902120485" table:formula="of:=2*PI()*[.J24]*([.L24]/360)" table:style-name="ce3">
            <text:p>1,13</text:p>
          </table:table-cell>
          <table:table-cell office:value-type="float" office:value="5" table:style-name="ce2">
            <text:p>5</text:p>
          </table:table-cell>
          <table:table-cell office:value-type="float" office:value="0.22579418042409699" table:formula="of:=[.M24]/[.N24]" table:style-name="ce3">
            <text:p>0,2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25]-0.9" table:style-name="ce2">
            <text:p>0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5])" table:style-name="ce3">
            <text:p>0,44</text:p>
          </table:table-cell>
          <table:table-cell office:value-type="float" office:value="11.831007915762493" table:formula="of:=[.A25]/SIN([.E25])" table:style-name="ce4">
            <text:p>11,8</text:p>
          </table:table-cell>
          <table:table-cell office:value-type="float" office:value="10.722534602547793" table:formula="of:=[.F25]*COS([.E25])" table:style-name="ce4">
            <text:p>10,7</text:p>
          </table:table-cell>
          <table:table-cell office:value-type="float" office:value="9.1225346025477929" table:formula="of:=[.G25]-[.B25]" table:style-name="ce4">
            <text:p>9,1</text:p>
          </table:table-cell>
          <table:table-cell office:value-type="float" office:value="29.246075891495273" table:formula="of:=DEGREES(ATAN(([.A25]+0.5)/([.G25]-0.9)))" table:style-name="ce3">
            <text:p>29,25</text:p>
          </table:table-cell>
          <table:table-cell office:value-type="float" office:value="11.257539074693399" table:formula="of:=([.A25]+0.5)/SIN(RADIANS([.I25]))" table:style-name="ce3">
            <text:p>11,26</text:p>
          </table:table-cell>
          <table:table-cell office:value-type="float" office:value="54.130035615369046" table:formula="of:=DEGREES(ASIN(([.H25])/[.J25]))" table:style-name="ce3">
            <text:p>54,13</text:p>
          </table:table-cell>
          <table:table-cell office:value-type="float" office:value="6.6238884931356807" table:formula="of:=90-[.I25]-[.K25]" table:style-name="ce4">
            <text:p>6,6</text:p>
          </table:table-cell>
          <table:table-cell office:value-type="float" office:value="1.3014690466138201" table:formula="of:=2*PI()*[.J25]*([.L25]/360)" table:style-name="ce3">
            <text:p>1,30</text:p>
          </table:table-cell>
          <table:table-cell office:value-type="float" office:value="5" table:style-name="ce2">
            <text:p>5</text:p>
          </table:table-cell>
          <table:table-cell office:value-type="float" office:value="0.26029380932276402" table:formula="of:=[.M25]/[.N25]" table:style-name="ce3">
            <text:p>0,2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26]-0.9" table:style-name="ce2">
            <text:p>0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6])" table:style-name="ce3">
            <text:p>0,44</text:p>
          </table:table-cell>
          <table:table-cell office:value-type="float" office:value="11.831007915762493" table:formula="of:=[.A26]/SIN([.E26])" table:style-name="ce4">
            <text:p>11,8</text:p>
          </table:table-cell>
          <table:table-cell office:value-type="float" office:value="10.722534602547793" table:formula="of:=[.F26]*COS([.E26])" table:style-name="ce4">
            <text:p>10,7</text:p>
          </table:table-cell>
          <table:table-cell office:value-type="float" office:value="9.0225346025477933" table:formula="of:=[.G26]-[.B26]" table:style-name="ce4">
            <text:p>9,0</text:p>
          </table:table-cell>
          <table:table-cell office:value-type="float" office:value="29.246075891495273" table:formula="of:=DEGREES(ATAN(([.A26]+0.5)/([.G26]-0.9)))" table:style-name="ce3">
            <text:p>29,25</text:p>
          </table:table-cell>
          <table:table-cell office:value-type="float" office:value="11.257539074693399" table:formula="of:=([.A26]+0.5)/SIN(RADIANS([.I26]))" table:style-name="ce3">
            <text:p>11,26</text:p>
          </table:table-cell>
          <table:table-cell office:value-type="float" office:value="53.270322178027804" table:formula="of:=DEGREES(ASIN(([.H26])/[.J26]))" table:style-name="ce3">
            <text:p>53,27</text:p>
          </table:table-cell>
          <table:table-cell office:value-type="float" office:value="7.4836019304769223" table:formula="of:=90-[.I26]-[.K26]" table:style-name="ce4">
            <text:p>7,5</text:p>
          </table:table-cell>
          <table:table-cell office:value-type="float" office:value="1.4703865078327252" table:formula="of:=2*PI()*[.J26]*([.L26]/360)" table:style-name="ce3">
            <text:p>1,47</text:p>
          </table:table-cell>
          <table:table-cell office:value-type="float" office:value="5" table:style-name="ce2">
            <text:p>5</text:p>
          </table:table-cell>
          <table:table-cell office:value-type="float" office:value="0.29407730156654505" table:formula="of:=[.M26]/[.N26]" table:style-name="ce3">
            <text:p>0,2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27]-0.9" table:style-name="ce2">
            <text:p>0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7])" table:style-name="ce3">
            <text:p>0,44</text:p>
          </table:table-cell>
          <table:table-cell office:value-type="float" office:value="11.831007915762493" table:formula="of:=[.A27]/SIN([.E27])" table:style-name="ce4">
            <text:p>11,8</text:p>
          </table:table-cell>
          <table:table-cell office:value-type="float" office:value="10.722534602547793" table:formula="of:=[.F27]*COS([.E27])" table:style-name="ce4">
            <text:p>10,7</text:p>
          </table:table-cell>
          <table:table-cell office:value-type="float" office:value="8.9225346025477918" table:formula="of:=[.G27]-[.B27]" table:style-name="ce4">
            <text:p>8,9</text:p>
          </table:table-cell>
          <table:table-cell office:value-type="float" office:value="29.246075891495273" table:formula="of:=DEGREES(ATAN(([.A27]+0.5)/([.G27]-0.9)))" table:style-name="ce3">
            <text:p>29,25</text:p>
          </table:table-cell>
          <table:table-cell office:value-type="float" office:value="11.257539074693399" table:formula="of:=([.A27]+0.5)/SIN(RADIANS([.I27]))" table:style-name="ce3">
            <text:p>11,26</text:p>
          </table:table-cell>
          <table:table-cell office:value-type="float" office:value="52.427560566412311" table:formula="of:=DEGREES(ASIN(([.H27])/[.J27]))" table:style-name="ce3">
            <text:p>52,43</text:p>
          </table:table-cell>
          <table:table-cell office:value-type="float" office:value="8.326363542092416" table:formula="of:=90-[.I27]-[.K27]" table:style-name="ce4">
            <text:p>8,3</text:p>
          </table:table-cell>
          <table:table-cell office:value-type="float" office:value="1.6359732553041815" table:formula="of:=2*PI()*[.J27]*([.L27]/360)" table:style-name="ce3">
            <text:p>1,64</text:p>
          </table:table-cell>
          <table:table-cell office:value-type="float" office:value="5" table:style-name="ce2">
            <text:p>5</text:p>
          </table:table-cell>
          <table:table-cell office:value-type="float" office:value="0.32719465106083628" table:formula="of:=[.M27]/[.N27]" table:style-name="ce3">
            <text:p>0,3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28]-0.9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8])" table:style-name="ce3">
            <text:p>0,44</text:p>
          </table:table-cell>
          <table:table-cell office:value-type="float" office:value="11.831007915762493" table:formula="of:=[.A28]/SIN([.E28])" table:style-name="ce4">
            <text:p>11,8</text:p>
          </table:table-cell>
          <table:table-cell office:value-type="float" office:value="10.722534602547793" table:formula="of:=[.F28]*COS([.E28])" table:style-name="ce4">
            <text:p>10,7</text:p>
          </table:table-cell>
          <table:table-cell office:value-type="float" office:value="8.8225346025477922" table:formula="of:=[.G28]-[.B28]" table:style-name="ce4">
            <text:p>8,8</text:p>
          </table:table-cell>
          <table:table-cell office:value-type="float" office:value="29.246075891495273" table:formula="of:=DEGREES(ATAN(([.A28]+0.5)/([.G28]-0.9)))" table:style-name="ce3">
            <text:p>29,25</text:p>
          </table:table-cell>
          <table:table-cell office:value-type="float" office:value="11.257539074693399" table:formula="of:=([.A28]+0.5)/SIN(RADIANS([.I28]))" table:style-name="ce3">
            <text:p>11,26</text:p>
          </table:table-cell>
          <table:table-cell office:value-type="float" office:value="51.600613588059701" table:formula="of:=DEGREES(ASIN(([.H28])/[.J28]))" table:style-name="ce3">
            <text:p>51,60</text:p>
          </table:table-cell>
          <table:table-cell office:value-type="float" office:value="9.1533105204450251" table:formula="of:=90-[.I28]-[.K28]" table:style-name="ce4">
            <text:p>9,2</text:p>
          </table:table-cell>
          <table:table-cell office:value-type="float" office:value="1.7984527258798202" table:formula="of:=2*PI()*[.J28]*([.L28]/360)" table:style-name="ce3">
            <text:p>1,80</text:p>
          </table:table-cell>
          <table:table-cell office:value-type="float" office:value="5" table:style-name="ce2">
            <text:p>5</text:p>
          </table:table-cell>
          <table:table-cell office:value-type="float" office:value="0.35969054517596405" table:formula="of:=[.M28]/[.N28]" table:style-name="ce3">
            <text:p>0,3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29]-0.9" table:style-name="ce2">
            <text:p>1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29])" table:style-name="ce3">
            <text:p>0,44</text:p>
          </table:table-cell>
          <table:table-cell office:value-type="float" office:value="11.831007915762493" table:formula="of:=[.A29]/SIN([.E29])" table:style-name="ce4">
            <text:p>11,8</text:p>
          </table:table-cell>
          <table:table-cell office:value-type="float" office:value="10.722534602547793" table:formula="of:=[.F29]*COS([.E29])" table:style-name="ce4">
            <text:p>10,7</text:p>
          </table:table-cell>
          <table:table-cell office:value-type="float" office:value="8.7225346025477926" table:formula="of:=[.G29]-[.B29]" table:style-name="ce4">
            <text:p>8,7</text:p>
          </table:table-cell>
          <table:table-cell office:value-type="float" office:value="29.246075891495273" table:formula="of:=DEGREES(ATAN(([.A29]+0.5)/([.G29]-0.9)))" table:style-name="ce3">
            <text:p>29,25</text:p>
          </table:table-cell>
          <table:table-cell office:value-type="float" office:value="11.257539074693399" table:formula="of:=([.A29]+0.5)/SIN(RADIANS([.I29]))" table:style-name="ce3">
            <text:p>11,26</text:p>
          </table:table-cell>
          <table:table-cell office:value-type="float" office:value="50.788459802470477" table:formula="of:=DEGREES(ASIN(([.H29])/[.J29]))" table:style-name="ce3">
            <text:p>50,79</text:p>
          </table:table-cell>
          <table:table-cell office:value-type="float" office:value="9.9654643060342494" table:formula="of:=90-[.I29]-[.K29]" table:style-name="ce4">
            <text:p>10,0</text:p>
          </table:table-cell>
          <table:table-cell office:value-type="float" office:value="1.9580256133355751" table:formula="of:=2*PI()*[.J29]*([.L29]/360)" table:style-name="ce3">
            <text:p>1,96</text:p>
          </table:table-cell>
          <table:table-cell office:value-type="float" office:value="5" table:style-name="ce2">
            <text:p>5</text:p>
          </table:table-cell>
          <table:table-cell office:value-type="float" office:value="0.391605122667115" table:formula="of:=[.M29]/[.N29]" table:style-name="ce3">
            <text:p>0,3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30]-0.9" table:style-name="ce2">
            <text:p>1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0])" table:style-name="ce3">
            <text:p>0,44</text:p>
          </table:table-cell>
          <table:table-cell office:value-type="float" office:value="11.831007915762493" table:formula="of:=[.A30]/SIN([.E30])" table:style-name="ce4">
            <text:p>11,8</text:p>
          </table:table-cell>
          <table:table-cell office:value-type="float" office:value="10.722534602547793" table:formula="of:=[.F30]*COS([.E30])" table:style-name="ce4">
            <text:p>10,7</text:p>
          </table:table-cell>
          <table:table-cell office:value-type="float" office:value="8.6225346025477929" table:formula="of:=[.G30]-[.B30]" table:style-name="ce4">
            <text:p>8,6</text:p>
          </table:table-cell>
          <table:table-cell office:value-type="float" office:value="29.246075891495273" table:formula="of:=DEGREES(ATAN(([.A30]+0.5)/([.G30]-0.9)))" table:style-name="ce3">
            <text:p>29,25</text:p>
          </table:table-cell>
          <table:table-cell office:value-type="float" office:value="11.257539074693399" table:formula="of:=([.A30]+0.5)/SIN(RADIANS([.I30]))" table:style-name="ce3">
            <text:p>11,26</text:p>
          </table:table-cell>
          <table:table-cell office:value-type="float" office:value="49.990177632524407" table:formula="of:=DEGREES(ASIN(([.H30])/[.J30]))" table:style-name="ce3">
            <text:p>49,99</text:p>
          </table:table-cell>
          <table:table-cell office:value-type="float" office:value="10.763746475980319" table:formula="of:=90-[.I30]-[.K30]" table:style-name="ce4">
            <text:p>10,8</text:p>
          </table:table-cell>
          <table:table-cell office:value-type="float" office:value="2.1148729901785241" table:formula="of:=2*PI()*[.J30]*([.L30]/360)" table:style-name="ce3">
            <text:p>2,11</text:p>
          </table:table-cell>
          <table:table-cell office:value-type="float" office:value="5" table:style-name="ce2">
            <text:p>5</text:p>
          </table:table-cell>
          <table:table-cell office:value-type="float" office:value="0.42297459803570481" table:formula="of:=[.M30]/[.N30]" table:style-name="ce3">
            <text:p>0,4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31]-0.9" table:style-name="ce2">
            <text:p>1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1])" table:style-name="ce3">
            <text:p>0,44</text:p>
          </table:table-cell>
          <table:table-cell office:value-type="float" office:value="11.831007915762493" table:formula="of:=[.A31]/SIN([.E31])" table:style-name="ce4">
            <text:p>11,8</text:p>
          </table:table-cell>
          <table:table-cell office:value-type="float" office:value="10.722534602547793" table:formula="of:=[.F31]*COS([.E31])" table:style-name="ce4">
            <text:p>10,7</text:p>
          </table:table-cell>
          <table:table-cell office:value-type="float" office:value="8.5225346025477933" table:formula="of:=[.G31]-[.B31]" table:style-name="ce4">
            <text:p>8,5</text:p>
          </table:table-cell>
          <table:table-cell office:value-type="float" office:value="29.246075891495273" table:formula="of:=DEGREES(ATAN(([.A31]+0.5)/([.G31]-0.9)))" table:style-name="ce3">
            <text:p>29,25</text:p>
          </table:table-cell>
          <table:table-cell office:value-type="float" office:value="11.257539074693399" table:formula="of:=([.A31]+0.5)/SIN(RADIANS([.I31]))" table:style-name="ce3">
            <text:p>11,26</text:p>
          </table:table-cell>
          <table:table-cell office:value-type="float" office:value="49.204932170365623" table:formula="of:=DEGREES(ASIN(([.H31])/[.J31]))" table:style-name="ce3">
            <text:p>49,20</text:p>
          </table:table-cell>
          <table:table-cell office:value-type="float" office:value="11.548991938139103" table:formula="of:=90-[.I31]-[.K31]" table:style-name="ce4">
            <text:p>11,5</text:p>
          </table:table-cell>
          <table:table-cell office:value-type="float" office:value="2.2691589000413921" table:formula="of:=2*PI()*[.J31]*([.L31]/360)" table:style-name="ce3">
            <text:p>2,27</text:p>
          </table:table-cell>
          <table:table-cell office:value-type="float" office:value="5" table:style-name="ce2">
            <text:p>5</text:p>
          </table:table-cell>
          <table:table-cell office:value-type="float" office:value="0.4538317800082784" table:formula="of:=[.M31]/[.N31]" table:style-name="ce3">
            <text:p>0,4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32]-0.9" table:style-name="ce2">
            <text:p>1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2])" table:style-name="ce3">
            <text:p>0,44</text:p>
          </table:table-cell>
          <table:table-cell office:value-type="float" office:value="11.831007915762493" table:formula="of:=[.A32]/SIN([.E32])" table:style-name="ce4">
            <text:p>11,8</text:p>
          </table:table-cell>
          <table:table-cell office:value-type="float" office:value="10.722534602547793" table:formula="of:=[.F32]*COS([.E32])" table:style-name="ce4">
            <text:p>10,7</text:p>
          </table:table-cell>
          <table:table-cell office:value-type="float" office:value="8.4225346025477918" table:formula="of:=[.G32]-[.B32]" table:style-name="ce4">
            <text:p>8,4</text:p>
          </table:table-cell>
          <table:table-cell office:value-type="float" office:value="29.246075891495273" table:formula="of:=DEGREES(ATAN(([.A32]+0.5)/([.G32]-0.9)))" table:style-name="ce3">
            <text:p>29,25</text:p>
          </table:table-cell>
          <table:table-cell office:value-type="float" office:value="11.257539074693399" table:formula="of:=([.A32]+0.5)/SIN(RADIANS([.I32]))" table:style-name="ce3">
            <text:p>11,26</text:p>
          </table:table-cell>
          <table:table-cell office:value-type="float" office:value="48.431964139666952" table:formula="of:=DEGREES(ASIN(([.H32])/[.J32]))" table:style-name="ce3">
            <text:p>48,43</text:p>
          </table:table-cell>
          <table:table-cell office:value-type="float" office:value="12.321959968837774" table:formula="of:=90-[.I32]-[.K32]" table:style-name="ce4">
            <text:p>12,3</text:p>
          </table:table-cell>
          <table:table-cell office:value-type="float" office:value="2.4210325263892494" table:formula="of:=2*PI()*[.J32]*([.L32]/360)" table:style-name="ce3">
            <text:p>2,42</text:p>
          </table:table-cell>
          <table:table-cell office:value-type="float" office:value="5" table:style-name="ce2">
            <text:p>5</text:p>
          </table:table-cell>
          <table:table-cell office:value-type="float" office:value="0.48420650527784986" table:formula="of:=[.M32]/[.N32]" table:style-name="ce3">
            <text:p>0,4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33]-0.9" table:style-name="ce2">
            <text:p>1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3])" table:style-name="ce3">
            <text:p>0,44</text:p>
          </table:table-cell>
          <table:table-cell office:value-type="float" office:value="11.831007915762493" table:formula="of:=[.A33]/SIN([.E33])" table:style-name="ce4">
            <text:p>11,8</text:p>
          </table:table-cell>
          <table:table-cell office:value-type="float" office:value="10.722534602547793" table:formula="of:=[.F33]*COS([.E33])" table:style-name="ce4">
            <text:p>10,7</text:p>
          </table:table-cell>
          <table:table-cell office:value-type="float" office:value="8.3225346025477922" table:formula="of:=[.G33]-[.B33]" table:style-name="ce4">
            <text:p>8,3</text:p>
          </table:table-cell>
          <table:table-cell office:value-type="float" office:value="29.246075891495273" table:formula="of:=DEGREES(ATAN(([.A33]+0.5)/([.G33]-0.9)))" table:style-name="ce3">
            <text:p>29,25</text:p>
          </table:table-cell>
          <table:table-cell office:value-type="float" office:value="11.257539074693399" table:formula="of:=([.A33]+0.5)/SIN(RADIANS([.I33]))" table:style-name="ce3">
            <text:p>11,26</text:p>
          </table:table-cell>
          <table:table-cell office:value-type="float" office:value="47.670580598716356" table:formula="of:=DEGREES(ASIN(([.H33])/[.J33]))" table:style-name="ce3">
            <text:p>47,67</text:p>
          </table:table-cell>
          <table:table-cell office:value-type="float" office:value="13.083343509788371" table:formula="of:=90-[.I33]-[.K33]" table:style-name="ce4">
            <text:p>13,1</text:p>
          </table:table-cell>
          <table:table-cell office:value-type="float" office:value="2.5706300191875222" table:formula="of:=2*PI()*[.J33]*([.L33]/360)" table:style-name="ce3">
            <text:p>2,57</text:p>
          </table:table-cell>
          <table:table-cell office:value-type="float" office:value="5" table:style-name="ce2">
            <text:p>5</text:p>
          </table:table-cell>
          <table:table-cell office:value-type="float" office:value="0.5141260038375044" table:formula="of:=[.M33]/[.N33]" table:style-name="ce3">
            <text:p>0,5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34]-0.9" table:style-name="ce2">
            <text:p>1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4])" table:style-name="ce3">
            <text:p>0,44</text:p>
          </table:table-cell>
          <table:table-cell office:value-type="float" office:value="11.831007915762493" table:formula="of:=[.A34]/SIN([.E34])" table:style-name="ce4">
            <text:p>11,8</text:p>
          </table:table-cell>
          <table:table-cell office:value-type="float" office:value="10.722534602547793" table:formula="of:=[.F34]*COS([.E34])" table:style-name="ce4">
            <text:p>10,7</text:p>
          </table:table-cell>
          <table:table-cell office:value-type="float" office:value="8.2225346025477926" table:formula="of:=[.G34]-[.B34]" table:style-name="ce4">
            <text:p>8,2</text:p>
          </table:table-cell>
          <table:table-cell office:value-type="float" office:value="29.246075891495273" table:formula="of:=DEGREES(ATAN(([.A34]+0.5)/([.G34]-0.9)))" table:style-name="ce3">
            <text:p>29,25</text:p>
          </table:table-cell>
          <table:table-cell office:value-type="float" office:value="11.257539074693399" table:formula="of:=([.A34]+0.5)/SIN(RADIANS([.I34]))" table:style-name="ce3">
            <text:p>11,26</text:p>
          </table:table-cell>
          <table:table-cell office:value-type="float" office:value="46.920147060194793" table:formula="of:=DEGREES(ASIN(([.H34])/[.J34]))" table:style-name="ce3">
            <text:p>46,92</text:p>
          </table:table-cell>
          <table:table-cell office:value-type="float" office:value="13.833777048309933" table:formula="of:=90-[.I34]-[.K34]" table:style-name="ce4">
            <text:p>13,8</text:p>
          </table:table-cell>
          <table:table-cell office:value-type="float" office:value="2.7180760432168842" table:formula="of:=2*PI()*[.J34]*([.L34]/360)" table:style-name="ce3">
            <text:p>2,72</text:p>
          </table:table-cell>
          <table:table-cell office:value-type="float" office:value="5" table:style-name="ce2">
            <text:p>5</text:p>
          </table:table-cell>
          <table:table-cell office:value-type="float" office:value="0.54361520864337687" table:formula="of:=[.M34]/[.N34]" table:style-name="ce3">
            <text:p>0,5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35]-0.9" table:style-name="ce2">
            <text:p>1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5])" table:style-name="ce3">
            <text:p>0,44</text:p>
          </table:table-cell>
          <table:table-cell office:value-type="float" office:value="11.831007915762493" table:formula="of:=[.A35]/SIN([.E35])" table:style-name="ce4">
            <text:p>11,8</text:p>
          </table:table-cell>
          <table:table-cell office:value-type="float" office:value="10.722534602547793" table:formula="of:=[.F35]*COS([.E35])" table:style-name="ce4">
            <text:p>10,7</text:p>
          </table:table-cell>
          <table:table-cell office:value-type="float" office:value="8.1225346025477929" table:formula="of:=[.G35]-[.B35]" table:style-name="ce4">
            <text:p>8,1</text:p>
          </table:table-cell>
          <table:table-cell office:value-type="float" office:value="29.246075891495273" table:formula="of:=DEGREES(ATAN(([.A35]+0.5)/([.G35]-0.9)))" table:style-name="ce3">
            <text:p>29,25</text:p>
          </table:table-cell>
          <table:table-cell office:value-type="float" office:value="11.257539074693399" table:formula="of:=([.A35]+0.5)/SIN(RADIANS([.I35]))" table:style-name="ce3">
            <text:p>11,26</text:p>
          </table:table-cell>
          <table:table-cell office:value-type="float" office:value="46.180080772493291" table:formula="of:=DEGREES(ASIN(([.H35])/[.J35]))" table:style-name="ce3">
            <text:p>46,18</text:p>
          </table:table-cell>
          <table:table-cell office:value-type="float" office:value="14.573843336011436" table:formula="of:=90-[.I35]-[.K35]" table:style-name="ce4">
            <text:p>14,6</text:p>
          </table:table-cell>
          <table:table-cell office:value-type="float" office:value="2.8634850981676183" table:formula="of:=2*PI()*[.J35]*([.L35]/360)" table:style-name="ce3">
            <text:p>2,86</text:p>
          </table:table-cell>
          <table:table-cell office:value-type="float" office:value="5" table:style-name="ce2">
            <text:p>5</text:p>
          </table:table-cell>
          <table:table-cell office:value-type="float" office:value="0.57269701963352371" table:formula="of:=[.M35]/[.N35]" table:style-name="ce3">
            <text:p>0,5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36]-0.9" table:style-name="ce2">
            <text:p>1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6])" table:style-name="ce3">
            <text:p>0,44</text:p>
          </table:table-cell>
          <table:table-cell office:value-type="float" office:value="11.831007915762493" table:formula="of:=[.A36]/SIN([.E36])" table:style-name="ce4">
            <text:p>11,8</text:p>
          </table:table-cell>
          <table:table-cell office:value-type="float" office:value="10.722534602547793" table:formula="of:=[.F36]*COS([.E36])" table:style-name="ce4">
            <text:p>10,7</text:p>
          </table:table-cell>
          <table:table-cell office:value-type="float" office:value="8.0225346025477933" table:formula="of:=[.G36]-[.B36]" table:style-name="ce4">
            <text:p>8,0</text:p>
          </table:table-cell>
          <table:table-cell office:value-type="float" office:value="29.246075891495273" table:formula="of:=DEGREES(ATAN(([.A36]+0.5)/([.G36]-0.9)))" table:style-name="ce3">
            <text:p>29,25</text:p>
          </table:table-cell>
          <table:table-cell office:value-type="float" office:value="11.257539074693399" table:formula="of:=([.A36]+0.5)/SIN(RADIANS([.I36]))" table:style-name="ce3">
            <text:p>11,26</text:p>
          </table:table-cell>
          <table:table-cell office:value-type="float" office:value="45.449844959994586" table:formula="of:=DEGREES(ASIN(([.H36])/[.J36]))" table:style-name="ce3">
            <text:p>45,45</text:p>
          </table:table-cell>
          <table:table-cell office:value-type="float" office:value="15.304079148510141" table:formula="of:=90-[.I36]-[.K36]" table:style-name="ce4">
            <text:p>15,3</text:p>
          </table:table-cell>
          <table:table-cell office:value-type="float" office:value="3.0069626503155495" table:formula="of:=2*PI()*[.J36]*([.L36]/360)" table:style-name="ce3">
            <text:p>3,01</text:p>
          </table:table-cell>
          <table:table-cell office:value-type="float" office:value="5" table:style-name="ce2">
            <text:p>5</text:p>
          </table:table-cell>
          <table:table-cell office:value-type="float" office:value="0.60139253006310989" table:formula="of:=[.M36]/[.N36]" table:style-name="ce3">
            <text:p>0,6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37]-0.9" table:style-name="ce2">
            <text:p>1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7])" table:style-name="ce3">
            <text:p>0,44</text:p>
          </table:table-cell>
          <table:table-cell office:value-type="float" office:value="11.831007915762493" table:formula="of:=[.A37]/SIN([.E37])" table:style-name="ce4">
            <text:p>11,8</text:p>
          </table:table-cell>
          <table:table-cell office:value-type="float" office:value="10.722534602547793" table:formula="of:=[.F37]*COS([.E37])" table:style-name="ce4">
            <text:p>10,7</text:p>
          </table:table-cell>
          <table:table-cell office:value-type="float" office:value="7.9225346025477927" table:formula="of:=[.G37]-[.B37]" table:style-name="ce4">
            <text:p>7,9</text:p>
          </table:table-cell>
          <table:table-cell office:value-type="float" office:value="29.246075891495273" table:formula="of:=DEGREES(ATAN(([.A37]+0.5)/([.G37]-0.9)))" table:style-name="ce3">
            <text:p>29,25</text:p>
          </table:table-cell>
          <table:table-cell office:value-type="float" office:value="11.257539074693399" table:formula="of:=([.A37]+0.5)/SIN(RADIANS([.I37]))" table:style-name="ce3">
            <text:p>11,26</text:p>
          </table:table-cell>
          <table:table-cell office:value-type="float" office:value="44.728943860205881" table:formula="of:=DEGREES(ASIN(([.H37])/[.J37]))" table:style-name="ce3">
            <text:p>44,73</text:p>
          </table:table-cell>
          <table:table-cell office:value-type="float" office:value="16.024980248298846" table:formula="of:=90-[.I37]-[.K37]" table:style-name="ce4">
            <text:p>16,0</text:p>
          </table:table-cell>
          <table:table-cell office:value-type="float" office:value="3.1486061076317688" table:formula="of:=2*PI()*[.J37]*([.L37]/360)" table:style-name="ce3">
            <text:p>3,15</text:p>
          </table:table-cell>
          <table:table-cell office:value-type="float" office:value="5" table:style-name="ce2">
            <text:p>5</text:p>
          </table:table-cell>
          <table:table-cell office:value-type="float" office:value="0.62972122152635379" table:formula="of:=[.M37]/[.N37]" table:style-name="ce3">
            <text:p>0,6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38]-0.9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8])" table:style-name="ce3">
            <text:p>0,44</text:p>
          </table:table-cell>
          <table:table-cell office:value-type="float" office:value="11.831007915762493" table:formula="of:=[.A38]/SIN([.E38])" table:style-name="ce4">
            <text:p>11,8</text:p>
          </table:table-cell>
          <table:table-cell office:value-type="float" office:value="10.722534602547793" table:formula="of:=[.F38]*COS([.E38])" table:style-name="ce4">
            <text:p>10,7</text:p>
          </table:table-cell>
          <table:table-cell office:value-type="float" office:value="7.8225346025477922" table:formula="of:=[.G38]-[.B38]" table:style-name="ce4">
            <text:p>7,8</text:p>
          </table:table-cell>
          <table:table-cell office:value-type="float" office:value="29.246075891495273" table:formula="of:=DEGREES(ATAN(([.A38]+0.5)/([.G38]-0.9)))" table:style-name="ce3">
            <text:p>29,25</text:p>
          </table:table-cell>
          <table:table-cell office:value-type="float" office:value="11.257539074693399" table:formula="of:=([.A38]+0.5)/SIN(RADIANS([.I38]))" table:style-name="ce3">
            <text:p>11,26</text:p>
          </table:table-cell>
          <table:table-cell office:value-type="float" office:value="44.016918427044715" table:formula="of:=DEGREES(ASIN(([.H38])/[.J38]))" table:style-name="ce3">
            <text:p>44,02</text:p>
          </table:table-cell>
          <table:table-cell office:value-type="float" office:value="16.737005681460012" table:formula="of:=90-[.I38]-[.K38]" table:style-name="ce4">
            <text:p>16,7</text:p>
          </table:table-cell>
          <table:table-cell office:value-type="float" office:value="3.2885056640058492" table:formula="of:=2*PI()*[.J38]*([.L38]/360)" table:style-name="ce3">
            <text:p>3,29</text:p>
          </table:table-cell>
          <table:table-cell office:value-type="float" office:value="5" table:style-name="ce2">
            <text:p>5</text:p>
          </table:table-cell>
          <table:table-cell office:value-type="float" office:value="0.65770113280116982" table:formula="of:=[.M38]/[.N38]" table:style-name="ce3">
            <text:p>0,6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39]-0.9" table:style-name="ce2">
            <text:p>2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39])" table:style-name="ce3">
            <text:p>0,44</text:p>
          </table:table-cell>
          <table:table-cell office:value-type="float" office:value="11.831007915762493" table:formula="of:=[.A39]/SIN([.E39])" table:style-name="ce4">
            <text:p>11,8</text:p>
          </table:table-cell>
          <table:table-cell office:value-type="float" office:value="10.722534602547793" table:formula="of:=[.F39]*COS([.E39])" table:style-name="ce4">
            <text:p>10,7</text:p>
          </table:table-cell>
          <table:table-cell office:value-type="float" office:value="7.7225346025477926" table:formula="of:=[.G39]-[.B39]" table:style-name="ce4">
            <text:p>7,7</text:p>
          </table:table-cell>
          <table:table-cell office:value-type="float" office:value="29.246075891495273" table:formula="of:=DEGREES(ATAN(([.A39]+0.5)/([.G39]-0.9)))" table:style-name="ce3">
            <text:p>29,25</text:p>
          </table:table-cell>
          <table:table-cell office:value-type="float" office:value="11.257539074693399" table:formula="of:=([.A39]+0.5)/SIN(RADIANS([.I39]))" table:style-name="ce3">
            <text:p>11,26</text:p>
          </table:table-cell>
          <table:table-cell office:value-type="float" office:value="43.313342594174138" table:formula="of:=DEGREES(ASIN(([.H39])/[.J39]))" table:style-name="ce3">
            <text:p>43,31</text:p>
          </table:table-cell>
          <table:table-cell office:value-type="float" office:value="17.440581514330589" table:formula="of:=90-[.I39]-[.K39]" table:style-name="ce4">
            <text:p>17,4</text:p>
          </table:table-cell>
          <table:table-cell office:value-type="float" office:value="3.4267450334299441" table:formula="of:=2*PI()*[.J39]*([.L39]/360)" table:style-name="ce3">
            <text:p>3,43</text:p>
          </table:table-cell>
          <table:table-cell office:value-type="float" office:value="5" table:style-name="ce2">
            <text:p>5</text:p>
          </table:table-cell>
          <table:table-cell office:value-type="float" office:value="0.68534900668598886" table:formula="of:=[.M39]/[.N39]" table:style-name="ce3">
            <text:p>0,6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40]-0.9" table:style-name="ce2">
            <text:p>2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0])" table:style-name="ce3">
            <text:p>0,44</text:p>
          </table:table-cell>
          <table:table-cell office:value-type="float" office:value="11.831007915762493" table:formula="of:=[.A40]/SIN([.E40])" table:style-name="ce4">
            <text:p>11,8</text:p>
          </table:table-cell>
          <table:table-cell office:value-type="float" office:value="10.722534602547793" table:formula="of:=[.F40]*COS([.E40])" table:style-name="ce4">
            <text:p>10,7</text:p>
          </table:table-cell>
          <table:table-cell office:value-type="float" office:value="7.6225346025477929" table:formula="of:=[.G40]-[.B40]" table:style-name="ce4">
            <text:p>7,6</text:p>
          </table:table-cell>
          <table:table-cell office:value-type="float" office:value="29.246075891495273" table:formula="of:=DEGREES(ATAN(([.A40]+0.5)/([.G40]-0.9)))" table:style-name="ce3">
            <text:p>29,25</text:p>
          </table:table-cell>
          <table:table-cell office:value-type="float" office:value="11.257539074693399" table:formula="of:=([.A40]+0.5)/SIN(RADIANS([.I40]))" table:style-name="ce3">
            <text:p>11,26</text:p>
          </table:table-cell>
          <table:table-cell office:value-type="float" office:value="42.617820011688636" table:formula="of:=DEGREES(ASIN(([.H40])/[.J40]))" table:style-name="ce3">
            <text:p>42,62</text:p>
          </table:table-cell>
          <table:table-cell office:value-type="float" office:value="18.136104096816091" table:formula="of:=90-[.I40]-[.K40]" table:style-name="ce4">
            <text:p>18,1</text:p>
          </table:table-cell>
          <table:table-cell office:value-type="float" office:value="3.5634020911784017" table:formula="of:=2*PI()*[.J40]*([.L40]/360)" table:style-name="ce3">
            <text:p>3,56</text:p>
          </table:table-cell>
          <table:table-cell office:value-type="float" office:value="5" table:style-name="ce2">
            <text:p>5</text:p>
          </table:table-cell>
          <table:table-cell office:value-type="float" office:value="0.71268041823568029" table:formula="of:=[.M40]/[.N40]" table:style-name="ce3">
            <text:p>0,7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41]-0.9" table:style-name="ce2">
            <text:p>2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1])" table:style-name="ce3">
            <text:p>0,44</text:p>
          </table:table-cell>
          <table:table-cell office:value-type="float" office:value="11.831007915762493" table:formula="of:=[.A41]/SIN([.E41])" table:style-name="ce4">
            <text:p>11,8</text:p>
          </table:table-cell>
          <table:table-cell office:value-type="float" office:value="10.722534602547793" table:formula="of:=[.F41]*COS([.E41])" table:style-name="ce4">
            <text:p>10,7</text:p>
          </table:table-cell>
          <table:table-cell office:value-type="float" office:value="7.5225346025477924" table:formula="of:=[.G41]-[.B41]" table:style-name="ce4">
            <text:p>7,5</text:p>
          </table:table-cell>
          <table:table-cell office:value-type="float" office:value="29.246075891495273" table:formula="of:=DEGREES(ATAN(([.A41]+0.5)/([.G41]-0.9)))" table:style-name="ce3">
            <text:p>29,25</text:p>
          </table:table-cell>
          <table:table-cell office:value-type="float" office:value="11.257539074693399" table:formula="of:=([.A41]+0.5)/SIN(RADIANS([.I41]))" table:style-name="ce3">
            <text:p>11,26</text:p>
          </table:table-cell>
          <table:table-cell office:value-type="float" office:value="41.929981184874663" table:formula="of:=DEGREES(ASIN(([.H41])/[.J41]))" table:style-name="ce3">
            <text:p>41,93</text:p>
          </table:table-cell>
          <table:table-cell office:value-type="float" office:value="18.823942923630064" table:formula="of:=90-[.I41]-[.K41]" table:style-name="ce4">
            <text:p>18,8</text:p>
          </table:table-cell>
          <table:table-cell office:value-type="float" office:value="3.6985494359873075" table:formula="of:=2*PI()*[.J41]*([.L41]/360)" table:style-name="ce3">
            <text:p>3,70</text:p>
          </table:table-cell>
          <table:table-cell office:value-type="float" office:value="5" table:style-name="ce2">
            <text:p>5</text:p>
          </table:table-cell>
          <table:table-cell office:value-type="float" office:value="0.73970988719746145" table:formula="of:=[.M41]/[.N41]" table:style-name="ce3">
            <text:p>0,7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42]-0.9" table:style-name="ce2">
            <text:p>2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2])" table:style-name="ce3">
            <text:p>0,44</text:p>
          </table:table-cell>
          <table:table-cell office:value-type="float" office:value="11.831007915762493" table:formula="of:=[.A42]/SIN([.E42])" table:style-name="ce4">
            <text:p>11,8</text:p>
          </table:table-cell>
          <table:table-cell office:value-type="float" office:value="10.722534602547793" table:formula="of:=[.F42]*COS([.E42])" table:style-name="ce4">
            <text:p>10,7</text:p>
          </table:table-cell>
          <table:table-cell office:value-type="float" office:value="7.4225346025477927" table:formula="of:=[.G42]-[.B42]" table:style-name="ce4">
            <text:p>7,4</text:p>
          </table:table-cell>
          <table:table-cell office:value-type="float" office:value="29.246075891495273" table:formula="of:=DEGREES(ATAN(([.A42]+0.5)/([.G42]-0.9)))" table:style-name="ce3">
            <text:p>29,25</text:p>
          </table:table-cell>
          <table:table-cell office:value-type="float" office:value="11.257539074693399" table:formula="of:=([.A42]+0.5)/SIN(RADIANS([.I42]))" table:style-name="ce3">
            <text:p>11,26</text:p>
          </table:table-cell>
          <table:table-cell office:value-type="float" office:value="41.249480956111533" table:formula="of:=DEGREES(ASIN(([.H42])/[.J42]))" table:style-name="ce3">
            <text:p>41,25</text:p>
          </table:table-cell>
          <table:table-cell office:value-type="float" office:value="19.504443152393193" table:formula="of:=90-[.I42]-[.K42]" table:style-name="ce4">
            <text:p>19,5</text:p>
          </table:table-cell>
          <table:table-cell office:value-type="float" office:value="3.8322548848134215" table:formula="of:=2*PI()*[.J42]*([.L42]/360)" table:style-name="ce3">
            <text:p>3,83</text:p>
          </table:table-cell>
          <table:table-cell office:value-type="float" office:value="5" table:style-name="ce2">
            <text:p>5</text:p>
          </table:table-cell>
          <table:table-cell office:value-type="float" office:value="0.76645097696268427" table:formula="of:=[.M42]/[.N42]" table:style-name="ce3">
            <text:p>0,7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43]-0.9" table:style-name="ce2">
            <text:p>2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3])" table:style-name="ce3">
            <text:p>0,44</text:p>
          </table:table-cell>
          <table:table-cell office:value-type="float" office:value="11.831007915762493" table:formula="of:=[.A43]/SIN([.E43])" table:style-name="ce4">
            <text:p>11,8</text:p>
          </table:table-cell>
          <table:table-cell office:value-type="float" office:value="10.722534602547793" table:formula="of:=[.F43]*COS([.E43])" table:style-name="ce4">
            <text:p>10,7</text:p>
          </table:table-cell>
          <table:table-cell office:value-type="float" office:value="7.3225346025477922" table:formula="of:=[.G43]-[.B43]" table:style-name="ce4">
            <text:p>7,3</text:p>
          </table:table-cell>
          <table:table-cell office:value-type="float" office:value="29.246075891495273" table:formula="of:=DEGREES(ATAN(([.A43]+0.5)/([.G43]-0.9)))" table:style-name="ce3">
            <text:p>29,25</text:p>
          </table:table-cell>
          <table:table-cell office:value-type="float" office:value="11.257539074693399" table:formula="of:=([.A43]+0.5)/SIN(RADIANS([.I43]))" table:style-name="ce3">
            <text:p>11,26</text:p>
          </table:table-cell>
          <table:table-cell office:value-type="float" office:value="40.575996280918062" table:formula="of:=DEGREES(ASIN(([.H43])/[.J43]))" table:style-name="ce3">
            <text:p>40,58</text:p>
          </table:table-cell>
          <table:table-cell office:value-type="float" office:value="20.177927827586664" table:formula="of:=90-[.I43]-[.K43]" table:style-name="ce4">
            <text:p>20,2</text:p>
          </table:table-cell>
          <table:table-cell office:value-type="float" office:value="3.9645819097990325" table:formula="of:=2*PI()*[.J43]*([.L43]/360)" table:style-name="ce3">
            <text:p>3,96</text:p>
          </table:table-cell>
          <table:table-cell office:value-type="float" office:value="5" table:style-name="ce2">
            <text:p>5</text:p>
          </table:table-cell>
          <table:table-cell office:value-type="float" office:value="0.79291638195980652" table:formula="of:=[.M43]/[.N43]" table:style-name="ce3">
            <text:p>0,79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46]-0.9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6])" table:style-name="ce3">
            <text:p>0,44</text:p>
          </table:table-cell>
          <table:table-cell office:value-type="float" office:value="11.831007915762493" table:formula="of:=[.A46]/SIN([.E46])" table:style-name="ce4">
            <text:p>11,8</text:p>
          </table:table-cell>
          <table:table-cell office:value-type="float" office:value="10.722534602547793" table:formula="of:=[.F46]*COS([.E46])" table:style-name="ce4">
            <text:p>10,7</text:p>
          </table:table-cell>
          <table:table-cell office:value-type="float" office:value="9.8225346025477922" table:formula="of:=[.G46]-[.B46]" table:style-name="ce4">
            <text:p>9,8</text:p>
          </table:table-cell>
          <table:table-cell office:value-type="float" office:value="29.246075891495273" table:formula="of:=DEGREES(ATAN(([.A46]+0.5)/([.G46]-0.9)))" table:style-name="ce3">
            <text:p>29,25</text:p>
          </table:table-cell>
          <table:table-cell office:value-type="float" office:value="11.257539074693399" table:formula="of:=([.A46]+0.5)/SIN(RADIANS([.I46]))" table:style-name="ce3">
            <text:p>11,26</text:p>
          </table:table-cell>
          <table:table-cell office:value-type="float" office:value="60.753924108504734" table:formula="of:=DEGREES(ASIN(([.H46])/[.J46]))" table:style-name="ce3">
            <text:p>60,75</text:p>
          </table:table-cell>
          <table:table-cell office:value-type="float" office:value="0" table:formula="of:=90-[.I46]-[.K46]" table:style-name="ce4">
            <text:p>0,0</text:p>
          </table:table-cell>
          <table:table-cell office:value-type="float" office:value="0" table:formula="of:=2*PI()*[.J46]*([.L46]/360)" table:style-name="ce3">
            <text:p>0,00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[.M46]/[.N46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47]-0.9" table:style-name="ce2">
            <text:p>0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7])" table:style-name="ce3">
            <text:p>0,44</text:p>
          </table:table-cell>
          <table:table-cell office:value-type="float" office:value="11.831007915762493" table:formula="of:=[.A47]/SIN([.E47])" table:style-name="ce4">
            <text:p>11,8</text:p>
          </table:table-cell>
          <table:table-cell office:value-type="float" office:value="10.722534602547793" table:formula="of:=[.F47]*COS([.E47])" table:style-name="ce4">
            <text:p>10,7</text:p>
          </table:table-cell>
          <table:table-cell office:value-type="float" office:value="9.7225346025477926" table:formula="of:=[.G47]-[.B47]" table:style-name="ce4">
            <text:p>9,7</text:p>
          </table:table-cell>
          <table:table-cell office:value-type="float" office:value="29.246075891495273" table:formula="of:=DEGREES(ATAN(([.A47]+0.5)/([.G47]-0.9)))" table:style-name="ce3">
            <text:p>29,25</text:p>
          </table:table-cell>
          <table:table-cell office:value-type="float" office:value="11.257539074693399" table:formula="of:=([.A47]+0.5)/SIN(RADIANS([.I47]))" table:style-name="ce3">
            <text:p>11,26</text:p>
          </table:table-cell>
          <table:table-cell office:value-type="float" office:value="59.728514618081938" table:formula="of:=DEGREES(ASIN(([.H47])/[.J47]))" table:style-name="ce3">
            <text:p>59,73</text:p>
          </table:table-cell>
          <table:table-cell office:value-type="float" office:value="1.0254094904227884" table:formula="of:=90-[.I47]-[.K47]" table:style-name="ce4">
            <text:p>1,0</text:p>
          </table:table-cell>
          <table:table-cell office:value-type="float" office:value="0.2014736077263814" table:formula="of:=2*PI()*[.J47]*([.L47]/360)" table:style-name="ce3">
            <text:p>0,20</text:p>
          </table:table-cell>
          <table:table-cell office:value-type="float" office:value="4" table:style-name="ce2">
            <text:p>4</text:p>
          </table:table-cell>
          <table:table-cell office:value-type="float" office:value="5.036840193159535E-2" table:formula="of:=[.M47]/[.N47]" table:style-name="ce3">
            <text:p>0,0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48]-0.9" table:style-name="ce2">
            <text:p>0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8])" table:style-name="ce3">
            <text:p>0,44</text:p>
          </table:table-cell>
          <table:table-cell office:value-type="float" office:value="11.831007915762493" table:formula="of:=[.A48]/SIN([.E48])" table:style-name="ce4">
            <text:p>11,8</text:p>
          </table:table-cell>
          <table:table-cell office:value-type="float" office:value="10.722534602547793" table:formula="of:=[.F48]*COS([.E48])" table:style-name="ce4">
            <text:p>10,7</text:p>
          </table:table-cell>
          <table:table-cell office:value-type="float" office:value="9.6225346025477929" table:formula="of:=[.G48]-[.B48]" table:style-name="ce4">
            <text:p>9,6</text:p>
          </table:table-cell>
          <table:table-cell office:value-type="float" office:value="29.246075891495273" table:formula="of:=DEGREES(ATAN(([.A48]+0.5)/([.G48]-0.9)))" table:style-name="ce3">
            <text:p>29,25</text:p>
          </table:table-cell>
          <table:table-cell office:value-type="float" office:value="11.257539074693399" table:formula="of:=([.A48]+0.5)/SIN(RADIANS([.I48]))" table:style-name="ce3">
            <text:p>11,26</text:p>
          </table:table-cell>
          <table:table-cell office:value-type="float" office:value="58.733627901872843" table:formula="of:=DEGREES(ASIN(([.H48])/[.J48]))" table:style-name="ce3">
            <text:p>58,73</text:p>
          </table:table-cell>
          <table:table-cell office:value-type="float" office:value="2.0202962066318833" table:formula="of:=90-[.I48]-[.K48]" table:style-name="ce4">
            <text:p>2,0</text:p>
          </table:table-cell>
          <table:table-cell office:value-type="float" office:value="0.39695006651266951" table:formula="of:=2*PI()*[.J48]*([.L48]/360)" table:style-name="ce3">
            <text:p>0,40</text:p>
          </table:table-cell>
          <table:table-cell office:value-type="float" office:value="4" table:style-name="ce2">
            <text:p>4</text:p>
          </table:table-cell>
          <table:table-cell office:value-type="float" office:value="9.9237516628167377E-2" table:formula="of:=[.M48]/[.N48]" table:style-name="ce3">
            <text:p>0,1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49]-0.9" table:style-name="ce2">
            <text:p>0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49])" table:style-name="ce3">
            <text:p>0,44</text:p>
          </table:table-cell>
          <table:table-cell office:value-type="float" office:value="11.831007915762493" table:formula="of:=[.A49]/SIN([.E49])" table:style-name="ce4">
            <text:p>11,8</text:p>
          </table:table-cell>
          <table:table-cell office:value-type="float" office:value="10.722534602547793" table:formula="of:=[.F49]*COS([.E49])" table:style-name="ce4">
            <text:p>10,7</text:p>
          </table:table-cell>
          <table:table-cell office:value-type="float" office:value="9.5225346025477933" table:formula="of:=[.G49]-[.B49]" table:style-name="ce4">
            <text:p>9,5</text:p>
          </table:table-cell>
          <table:table-cell office:value-type="float" office:value="29.246075891495273" table:formula="of:=DEGREES(ATAN(([.A49]+0.5)/([.G49]-0.9)))" table:style-name="ce3">
            <text:p>29,25</text:p>
          </table:table-cell>
          <table:table-cell office:value-type="float" office:value="11.257539074693399" table:formula="of:=([.A49]+0.5)/SIN(RADIANS([.I49]))" table:style-name="ce3">
            <text:p>11,26</text:p>
          </table:table-cell>
          <table:table-cell office:value-type="float" office:value="57.766414621196638" table:formula="of:=DEGREES(ASIN(([.H49])/[.J49]))" table:style-name="ce3">
            <text:p>57,77</text:p>
          </table:table-cell>
          <table:table-cell office:value-type="float" office:value="2.9875094873080883" table:formula="of:=90-[.I49]-[.K49]" table:style-name="ce4">
            <text:p>3,0</text:p>
          </table:table-cell>
          <table:table-cell office:value-type="float" office:value="0.5869892176213235" table:formula="of:=2*PI()*[.J49]*([.L49]/360)" table:style-name="ce3">
            <text:p>0,59</text:p>
          </table:table-cell>
          <table:table-cell office:value-type="float" office:value="4" table:style-name="ce2">
            <text:p>4</text:p>
          </table:table-cell>
          <table:table-cell office:value-type="float" office:value="0.14674730440533088" table:formula="of:=[.M49]/[.N49]" table:style-name="ce3">
            <text:p>0,1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50]-0.9" table:style-name="ce2">
            <text:p>0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0])" table:style-name="ce3">
            <text:p>0,44</text:p>
          </table:table-cell>
          <table:table-cell office:value-type="float" office:value="11.831007915762493" table:formula="of:=[.A50]/SIN([.E50])" table:style-name="ce4">
            <text:p>11,8</text:p>
          </table:table-cell>
          <table:table-cell office:value-type="float" office:value="10.722534602547793" table:formula="of:=[.F50]*COS([.E50])" table:style-name="ce4">
            <text:p>10,7</text:p>
          </table:table-cell>
          <table:table-cell office:value-type="float" office:value="9.4225346025477918" table:formula="of:=[.G50]-[.B50]" table:style-name="ce4">
            <text:p>9,4</text:p>
          </table:table-cell>
          <table:table-cell office:value-type="float" office:value="29.246075891495273" table:formula="of:=DEGREES(ATAN(([.A50]+0.5)/([.G50]-0.9)))" table:style-name="ce3">
            <text:p>29,25</text:p>
          </table:table-cell>
          <table:table-cell office:value-type="float" office:value="11.257539074693399" table:formula="of:=([.A50]+0.5)/SIN(RADIANS([.I50]))" table:style-name="ce3">
            <text:p>11,26</text:p>
          </table:table-cell>
          <table:table-cell office:value-type="float" office:value="56.824431691342454" table:formula="of:=DEGREES(ASIN(([.H50])/[.J50]))" table:style-name="ce3">
            <text:p>56,82</text:p>
          </table:table-cell>
          <table:table-cell office:value-type="float" office:value="3.9294924171622725" table:formula="of:=90-[.I50]-[.K50]" table:style-name="ce4">
            <text:p>3,9</text:p>
          </table:table-cell>
          <table:table-cell office:value-type="float" office:value="0.77207108107875932" table:formula="of:=2*PI()*[.J50]*([.L50]/360)" table:style-name="ce3">
            <text:p>0,77</text:p>
          </table:table-cell>
          <table:table-cell office:value-type="float" office:value="4" table:style-name="ce2">
            <text:p>4</text:p>
          </table:table-cell>
          <table:table-cell office:value-type="float" office:value="0.19301777026968983" table:formula="of:=[.M50]/[.N50]" table:style-name="ce3">
            <text:p>0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51]-0.9" table:style-name="ce2">
            <text:p>0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1])" table:style-name="ce3">
            <text:p>0,44</text:p>
          </table:table-cell>
          <table:table-cell office:value-type="float" office:value="11.831007915762493" table:formula="of:=[.A51]/SIN([.E51])" table:style-name="ce4">
            <text:p>11,8</text:p>
          </table:table-cell>
          <table:table-cell office:value-type="float" office:value="10.722534602547793" table:formula="of:=[.F51]*COS([.E51])" table:style-name="ce4">
            <text:p>10,7</text:p>
          </table:table-cell>
          <table:table-cell office:value-type="float" office:value="9.3225346025477922" table:formula="of:=[.G51]-[.B51]" table:style-name="ce4">
            <text:p>9,3</text:p>
          </table:table-cell>
          <table:table-cell office:value-type="float" office:value="29.246075891495273" table:formula="of:=DEGREES(ATAN(([.A51]+0.5)/([.G51]-0.9)))" table:style-name="ce3">
            <text:p>29,25</text:p>
          </table:table-cell>
          <table:table-cell office:value-type="float" office:value="11.257539074693399" table:formula="of:=([.A51]+0.5)/SIN(RADIANS([.I51]))" table:style-name="ce3">
            <text:p>11,26</text:p>
          </table:table-cell>
          <table:table-cell office:value-type="float" office:value="55.905565552434709" table:formula="of:=DEGREES(ASIN(([.H51])/[.J51]))" table:style-name="ce3">
            <text:p>55,91</text:p>
          </table:table-cell>
          <table:table-cell office:value-type="float" office:value="4.8483585560700178" table:formula="of:=90-[.I51]-[.K51]" table:style-name="ce4">
            <text:p>4,8</text:p>
          </table:table-cell>
          <table:table-cell office:value-type="float" office:value="0.95261093150185583" table:formula="of:=2*PI()*[.J51]*([.L51]/360)" table:style-name="ce3">
            <text:p>0,95</text:p>
          </table:table-cell>
          <table:table-cell office:value-type="float" office:value="4" table:style-name="ce2">
            <text:p>4</text:p>
          </table:table-cell>
          <table:table-cell office:value-type="float" office:value="0.23815273287546396" table:formula="of:=[.M51]/[.N51]" table:style-name="ce3">
            <text:p>0,2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52]-0.9" table:style-name="ce2">
            <text:p>0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2])" table:style-name="ce3">
            <text:p>0,44</text:p>
          </table:table-cell>
          <table:table-cell office:value-type="float" office:value="11.831007915762493" table:formula="of:=[.A52]/SIN([.E52])" table:style-name="ce4">
            <text:p>11,8</text:p>
          </table:table-cell>
          <table:table-cell office:value-type="float" office:value="10.722534602547793" table:formula="of:=[.F52]*COS([.E52])" table:style-name="ce4">
            <text:p>10,7</text:p>
          </table:table-cell>
          <table:table-cell office:value-type="float" office:value="9.2225346025477926" table:formula="of:=[.G52]-[.B52]" table:style-name="ce4">
            <text:p>9,2</text:p>
          </table:table-cell>
          <table:table-cell office:value-type="float" office:value="29.246075891495273" table:formula="of:=DEGREES(ATAN(([.A52]+0.5)/([.G52]-0.9)))" table:style-name="ce3">
            <text:p>29,25</text:p>
          </table:table-cell>
          <table:table-cell office:value-type="float" office:value="11.257539074693399" table:formula="of:=([.A52]+0.5)/SIN(RADIANS([.I52]))" table:style-name="ce3">
            <text:p>11,26</text:p>
          </table:table-cell>
          <table:table-cell office:value-type="float" office:value="55.007973110209598" table:formula="of:=DEGREES(ASIN(([.H52])/[.J52]))" table:style-name="ce3">
            <text:p>55,01</text:p>
          </table:table-cell>
          <table:table-cell office:value-type="float" office:value="5.7459509982951289" table:formula="of:=90-[.I52]-[.K52]" table:style-name="ce4">
            <text:p>5,7</text:p>
          </table:table-cell>
          <table:table-cell office:value-type="float" office:value="1.128970902120485" table:formula="of:=2*PI()*[.J52]*([.L52]/360)" table:style-name="ce3">
            <text:p>1,13</text:p>
          </table:table-cell>
          <table:table-cell office:value-type="float" office:value="4" table:style-name="ce2">
            <text:p>4</text:p>
          </table:table-cell>
          <table:table-cell office:value-type="float" office:value="0.28224272553012125" table:formula="of:=[.M52]/[.N52]" table:style-name="ce3">
            <text:p>0,2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53]-0.9" table:style-name="ce2">
            <text:p>0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3])" table:style-name="ce3">
            <text:p>0,44</text:p>
          </table:table-cell>
          <table:table-cell office:value-type="float" office:value="11.831007915762493" table:formula="of:=[.A53]/SIN([.E53])" table:style-name="ce4">
            <text:p>11,8</text:p>
          </table:table-cell>
          <table:table-cell office:value-type="float" office:value="10.722534602547793" table:formula="of:=[.F53]*COS([.E53])" table:style-name="ce4">
            <text:p>10,7</text:p>
          </table:table-cell>
          <table:table-cell office:value-type="float" office:value="9.1225346025477929" table:formula="of:=[.G53]-[.B53]" table:style-name="ce4">
            <text:p>9,1</text:p>
          </table:table-cell>
          <table:table-cell office:value-type="float" office:value="29.246075891495273" table:formula="of:=DEGREES(ATAN(([.A53]+0.5)/([.G53]-0.9)))" table:style-name="ce3">
            <text:p>29,25</text:p>
          </table:table-cell>
          <table:table-cell office:value-type="float" office:value="11.257539074693399" table:formula="of:=([.A53]+0.5)/SIN(RADIANS([.I53]))" table:style-name="ce3">
            <text:p>11,26</text:p>
          </table:table-cell>
          <table:table-cell office:value-type="float" office:value="54.130035615369046" table:formula="of:=DEGREES(ASIN(([.H53])/[.J53]))" table:style-name="ce3">
            <text:p>54,13</text:p>
          </table:table-cell>
          <table:table-cell office:value-type="float" office:value="6.6238884931356807" table:formula="of:=90-[.I53]-[.K53]" table:style-name="ce4">
            <text:p>6,6</text:p>
          </table:table-cell>
          <table:table-cell office:value-type="float" office:value="1.3014690466138201" table:formula="of:=2*PI()*[.J53]*([.L53]/360)" table:style-name="ce3">
            <text:p>1,30</text:p>
          </table:table-cell>
          <table:table-cell office:value-type="float" office:value="4" table:style-name="ce2">
            <text:p>4</text:p>
          </table:table-cell>
          <table:table-cell office:value-type="float" office:value="0.32536726165345503" table:formula="of:=[.M53]/[.N53]" table:style-name="ce3">
            <text:p>0,3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54]-0.9" table:style-name="ce2">
            <text:p>0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4])" table:style-name="ce3">
            <text:p>0,44</text:p>
          </table:table-cell>
          <table:table-cell office:value-type="float" office:value="11.831007915762493" table:formula="of:=[.A54]/SIN([.E54])" table:style-name="ce4">
            <text:p>11,8</text:p>
          </table:table-cell>
          <table:table-cell office:value-type="float" office:value="10.722534602547793" table:formula="of:=[.F54]*COS([.E54])" table:style-name="ce4">
            <text:p>10,7</text:p>
          </table:table-cell>
          <table:table-cell office:value-type="float" office:value="9.0225346025477933" table:formula="of:=[.G54]-[.B54]" table:style-name="ce4">
            <text:p>9,0</text:p>
          </table:table-cell>
          <table:table-cell office:value-type="float" office:value="29.246075891495273" table:formula="of:=DEGREES(ATAN(([.A54]+0.5)/([.G54]-0.9)))" table:style-name="ce3">
            <text:p>29,25</text:p>
          </table:table-cell>
          <table:table-cell office:value-type="float" office:value="11.257539074693399" table:formula="of:=([.A54]+0.5)/SIN(RADIANS([.I54]))" table:style-name="ce3">
            <text:p>11,26</text:p>
          </table:table-cell>
          <table:table-cell office:value-type="float" office:value="53.270322178027804" table:formula="of:=DEGREES(ASIN(([.H54])/[.J54]))" table:style-name="ce3">
            <text:p>53,27</text:p>
          </table:table-cell>
          <table:table-cell office:value-type="float" office:value="7.4836019304769223" table:formula="of:=90-[.I54]-[.K54]" table:style-name="ce4">
            <text:p>7,5</text:p>
          </table:table-cell>
          <table:table-cell office:value-type="float" office:value="1.4703865078327252" table:formula="of:=2*PI()*[.J54]*([.L54]/360)" table:style-name="ce3">
            <text:p>1,47</text:p>
          </table:table-cell>
          <table:table-cell office:value-type="float" office:value="4" table:style-name="ce2">
            <text:p>4</text:p>
          </table:table-cell>
          <table:table-cell office:value-type="float" office:value="0.36759662695818129" table:formula="of:=[.M54]/[.N54]" table:style-name="ce3">
            <text:p>0,3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55]-0.9" table:style-name="ce2">
            <text:p>0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5])" table:style-name="ce3">
            <text:p>0,44</text:p>
          </table:table-cell>
          <table:table-cell office:value-type="float" office:value="11.831007915762493" table:formula="of:=[.A55]/SIN([.E55])" table:style-name="ce4">
            <text:p>11,8</text:p>
          </table:table-cell>
          <table:table-cell office:value-type="float" office:value="10.722534602547793" table:formula="of:=[.F55]*COS([.E55])" table:style-name="ce4">
            <text:p>10,7</text:p>
          </table:table-cell>
          <table:table-cell office:value-type="float" office:value="8.9225346025477918" table:formula="of:=[.G55]-[.B55]" table:style-name="ce4">
            <text:p>8,9</text:p>
          </table:table-cell>
          <table:table-cell office:value-type="float" office:value="29.246075891495273" table:formula="of:=DEGREES(ATAN(([.A55]+0.5)/([.G55]-0.9)))" table:style-name="ce3">
            <text:p>29,25</text:p>
          </table:table-cell>
          <table:table-cell office:value-type="float" office:value="11.257539074693399" table:formula="of:=([.A55]+0.5)/SIN(RADIANS([.I55]))" table:style-name="ce3">
            <text:p>11,26</text:p>
          </table:table-cell>
          <table:table-cell office:value-type="float" office:value="52.427560566412311" table:formula="of:=DEGREES(ASIN(([.H55])/[.J55]))" table:style-name="ce3">
            <text:p>52,43</text:p>
          </table:table-cell>
          <table:table-cell office:value-type="float" office:value="8.326363542092416" table:formula="of:=90-[.I55]-[.K55]" table:style-name="ce4">
            <text:p>8,3</text:p>
          </table:table-cell>
          <table:table-cell office:value-type="float" office:value="1.6359732553041815" table:formula="of:=2*PI()*[.J55]*([.L55]/360)" table:style-name="ce3">
            <text:p>1,64</text:p>
          </table:table-cell>
          <table:table-cell office:value-type="float" office:value="4" table:style-name="ce2">
            <text:p>4</text:p>
          </table:table-cell>
          <table:table-cell office:value-type="float" office:value="0.40899331382604537" table:formula="of:=[.M55]/[.N55]" table:style-name="ce3">
            <text:p>0,4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56]-0.9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6])" table:style-name="ce3">
            <text:p>0,44</text:p>
          </table:table-cell>
          <table:table-cell office:value-type="float" office:value="11.831007915762493" table:formula="of:=[.A56]/SIN([.E56])" table:style-name="ce4">
            <text:p>11,8</text:p>
          </table:table-cell>
          <table:table-cell office:value-type="float" office:value="10.722534602547793" table:formula="of:=[.F56]*COS([.E56])" table:style-name="ce4">
            <text:p>10,7</text:p>
          </table:table-cell>
          <table:table-cell office:value-type="float" office:value="8.8225346025477922" table:formula="of:=[.G56]-[.B56]" table:style-name="ce4">
            <text:p>8,8</text:p>
          </table:table-cell>
          <table:table-cell office:value-type="float" office:value="29.246075891495273" table:formula="of:=DEGREES(ATAN(([.A56]+0.5)/([.G56]-0.9)))" table:style-name="ce3">
            <text:p>29,25</text:p>
          </table:table-cell>
          <table:table-cell office:value-type="float" office:value="11.257539074693399" table:formula="of:=([.A56]+0.5)/SIN(RADIANS([.I56]))" table:style-name="ce3">
            <text:p>11,26</text:p>
          </table:table-cell>
          <table:table-cell office:value-type="float" office:value="51.600613588059701" table:formula="of:=DEGREES(ASIN(([.H56])/[.J56]))" table:style-name="ce3">
            <text:p>51,60</text:p>
          </table:table-cell>
          <table:table-cell office:value-type="float" office:value="9.1533105204450251" table:formula="of:=90-[.I56]-[.K56]" table:style-name="ce4">
            <text:p>9,2</text:p>
          </table:table-cell>
          <table:table-cell office:value-type="float" office:value="1.7984527258798202" table:formula="of:=2*PI()*[.J56]*([.L56]/360)" table:style-name="ce3">
            <text:p>1,80</text:p>
          </table:table-cell>
          <table:table-cell office:value-type="float" office:value="4" table:style-name="ce2">
            <text:p>4</text:p>
          </table:table-cell>
          <table:table-cell office:value-type="float" office:value="0.44961318146995505" table:formula="of:=[.M56]/[.N56]" table:style-name="ce3">
            <text:p>0,4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57]-0.9" table:style-name="ce2">
            <text:p>1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7])" table:style-name="ce3">
            <text:p>0,44</text:p>
          </table:table-cell>
          <table:table-cell office:value-type="float" office:value="11.831007915762493" table:formula="of:=[.A57]/SIN([.E57])" table:style-name="ce4">
            <text:p>11,8</text:p>
          </table:table-cell>
          <table:table-cell office:value-type="float" office:value="10.722534602547793" table:formula="of:=[.F57]*COS([.E57])" table:style-name="ce4">
            <text:p>10,7</text:p>
          </table:table-cell>
          <table:table-cell office:value-type="float" office:value="8.7225346025477926" table:formula="of:=[.G57]-[.B57]" table:style-name="ce4">
            <text:p>8,7</text:p>
          </table:table-cell>
          <table:table-cell office:value-type="float" office:value="29.246075891495273" table:formula="of:=DEGREES(ATAN(([.A57]+0.5)/([.G57]-0.9)))" table:style-name="ce3">
            <text:p>29,25</text:p>
          </table:table-cell>
          <table:table-cell office:value-type="float" office:value="11.257539074693399" table:formula="of:=([.A57]+0.5)/SIN(RADIANS([.I57]))" table:style-name="ce3">
            <text:p>11,26</text:p>
          </table:table-cell>
          <table:table-cell office:value-type="float" office:value="50.788459802470477" table:formula="of:=DEGREES(ASIN(([.H57])/[.J57]))" table:style-name="ce3">
            <text:p>50,79</text:p>
          </table:table-cell>
          <table:table-cell office:value-type="float" office:value="9.9654643060342494" table:formula="of:=90-[.I57]-[.K57]" table:style-name="ce4">
            <text:p>10,0</text:p>
          </table:table-cell>
          <table:table-cell office:value-type="float" office:value="1.9580256133355751" table:formula="of:=2*PI()*[.J57]*([.L57]/360)" table:style-name="ce3">
            <text:p>1,96</text:p>
          </table:table-cell>
          <table:table-cell office:value-type="float" office:value="4" table:style-name="ce2">
            <text:p>4</text:p>
          </table:table-cell>
          <table:table-cell office:value-type="float" office:value="0.48950640333389378" table:formula="of:=[.M57]/[.N57]" table:style-name="ce3">
            <text:p>0,4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58]-0.9" table:style-name="ce2">
            <text:p>1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8])" table:style-name="ce3">
            <text:p>0,44</text:p>
          </table:table-cell>
          <table:table-cell office:value-type="float" office:value="11.831007915762493" table:formula="of:=[.A58]/SIN([.E58])" table:style-name="ce4">
            <text:p>11,8</text:p>
          </table:table-cell>
          <table:table-cell office:value-type="float" office:value="10.722534602547793" table:formula="of:=[.F58]*COS([.E58])" table:style-name="ce4">
            <text:p>10,7</text:p>
          </table:table-cell>
          <table:table-cell office:value-type="float" office:value="8.6225346025477929" table:formula="of:=[.G58]-[.B58]" table:style-name="ce4">
            <text:p>8,6</text:p>
          </table:table-cell>
          <table:table-cell office:value-type="float" office:value="29.246075891495273" table:formula="of:=DEGREES(ATAN(([.A58]+0.5)/([.G58]-0.9)))" table:style-name="ce3">
            <text:p>29,25</text:p>
          </table:table-cell>
          <table:table-cell office:value-type="float" office:value="11.257539074693399" table:formula="of:=([.A58]+0.5)/SIN(RADIANS([.I58]))" table:style-name="ce3">
            <text:p>11,26</text:p>
          </table:table-cell>
          <table:table-cell office:value-type="float" office:value="49.990177632524407" table:formula="of:=DEGREES(ASIN(([.H58])/[.J58]))" table:style-name="ce3">
            <text:p>49,99</text:p>
          </table:table-cell>
          <table:table-cell office:value-type="float" office:value="10.763746475980319" table:formula="of:=90-[.I58]-[.K58]" table:style-name="ce4">
            <text:p>10,8</text:p>
          </table:table-cell>
          <table:table-cell office:value-type="float" office:value="2.1148729901785241" table:formula="of:=2*PI()*[.J58]*([.L58]/360)" table:style-name="ce3">
            <text:p>2,11</text:p>
          </table:table-cell>
          <table:table-cell office:value-type="float" office:value="4" table:style-name="ce2">
            <text:p>4</text:p>
          </table:table-cell>
          <table:table-cell office:value-type="float" office:value="0.52871824754463104" table:formula="of:=[.M58]/[.N58]" table:style-name="ce3">
            <text:p>0,5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59]-0.9" table:style-name="ce2">
            <text:p>1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59])" table:style-name="ce3">
            <text:p>0,44</text:p>
          </table:table-cell>
          <table:table-cell office:value-type="float" office:value="11.831007915762493" table:formula="of:=[.A59]/SIN([.E59])" table:style-name="ce4">
            <text:p>11,8</text:p>
          </table:table-cell>
          <table:table-cell office:value-type="float" office:value="10.722534602547793" table:formula="of:=[.F59]*COS([.E59])" table:style-name="ce4">
            <text:p>10,7</text:p>
          </table:table-cell>
          <table:table-cell office:value-type="float" office:value="8.5225346025477933" table:formula="of:=[.G59]-[.B59]" table:style-name="ce4">
            <text:p>8,5</text:p>
          </table:table-cell>
          <table:table-cell office:value-type="float" office:value="29.246075891495273" table:formula="of:=DEGREES(ATAN(([.A59]+0.5)/([.G59]-0.9)))" table:style-name="ce3">
            <text:p>29,25</text:p>
          </table:table-cell>
          <table:table-cell office:value-type="float" office:value="11.257539074693399" table:formula="of:=([.A59]+0.5)/SIN(RADIANS([.I59]))" table:style-name="ce3">
            <text:p>11,26</text:p>
          </table:table-cell>
          <table:table-cell office:value-type="float" office:value="49.204932170365623" table:formula="of:=DEGREES(ASIN(([.H59])/[.J59]))" table:style-name="ce3">
            <text:p>49,20</text:p>
          </table:table-cell>
          <table:table-cell office:value-type="float" office:value="11.548991938139103" table:formula="of:=90-[.I59]-[.K59]" table:style-name="ce4">
            <text:p>11,5</text:p>
          </table:table-cell>
          <table:table-cell office:value-type="float" office:value="2.2691589000413921" table:formula="of:=2*PI()*[.J59]*([.L59]/360)" table:style-name="ce3">
            <text:p>2,27</text:p>
          </table:table-cell>
          <table:table-cell office:value-type="float" office:value="4" table:style-name="ce2">
            <text:p>4</text:p>
          </table:table-cell>
          <table:table-cell office:value-type="float" office:value="0.56728972501034802" table:formula="of:=[.M59]/[.N59]" table:style-name="ce3">
            <text:p>0,5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60]-0.9" table:style-name="ce2">
            <text:p>1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0])" table:style-name="ce3">
            <text:p>0,44</text:p>
          </table:table-cell>
          <table:table-cell office:value-type="float" office:value="11.831007915762493" table:formula="of:=[.A60]/SIN([.E60])" table:style-name="ce4">
            <text:p>11,8</text:p>
          </table:table-cell>
          <table:table-cell office:value-type="float" office:value="10.722534602547793" table:formula="of:=[.F60]*COS([.E60])" table:style-name="ce4">
            <text:p>10,7</text:p>
          </table:table-cell>
          <table:table-cell office:value-type="float" office:value="8.4225346025477918" table:formula="of:=[.G60]-[.B60]" table:style-name="ce4">
            <text:p>8,4</text:p>
          </table:table-cell>
          <table:table-cell office:value-type="float" office:value="29.246075891495273" table:formula="of:=DEGREES(ATAN(([.A60]+0.5)/([.G60]-0.9)))" table:style-name="ce3">
            <text:p>29,25</text:p>
          </table:table-cell>
          <table:table-cell office:value-type="float" office:value="11.257539074693399" table:formula="of:=([.A60]+0.5)/SIN(RADIANS([.I60]))" table:style-name="ce3">
            <text:p>11,26</text:p>
          </table:table-cell>
          <table:table-cell office:value-type="float" office:value="48.431964139666952" table:formula="of:=DEGREES(ASIN(([.H60])/[.J60]))" table:style-name="ce3">
            <text:p>48,43</text:p>
          </table:table-cell>
          <table:table-cell office:value-type="float" office:value="12.321959968837774" table:formula="of:=90-[.I60]-[.K60]" table:style-name="ce4">
            <text:p>12,3</text:p>
          </table:table-cell>
          <table:table-cell office:value-type="float" office:value="2.4210325263892494" table:formula="of:=2*PI()*[.J60]*([.L60]/360)" table:style-name="ce3">
            <text:p>2,42</text:p>
          </table:table-cell>
          <table:table-cell office:value-type="float" office:value="4" table:style-name="ce2">
            <text:p>4</text:p>
          </table:table-cell>
          <table:table-cell office:value-type="float" office:value="0.60525813159731234" table:formula="of:=[.M60]/[.N60]" table:style-name="ce3">
            <text:p>0,6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61]-0.9" table:style-name="ce2">
            <text:p>1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1])" table:style-name="ce3">
            <text:p>0,44</text:p>
          </table:table-cell>
          <table:table-cell office:value-type="float" office:value="11.831007915762493" table:formula="of:=[.A61]/SIN([.E61])" table:style-name="ce4">
            <text:p>11,8</text:p>
          </table:table-cell>
          <table:table-cell office:value-type="float" office:value="10.722534602547793" table:formula="of:=[.F61]*COS([.E61])" table:style-name="ce4">
            <text:p>10,7</text:p>
          </table:table-cell>
          <table:table-cell office:value-type="float" office:value="8.3225346025477922" table:formula="of:=[.G61]-[.B61]" table:style-name="ce4">
            <text:p>8,3</text:p>
          </table:table-cell>
          <table:table-cell office:value-type="float" office:value="29.246075891495273" table:formula="of:=DEGREES(ATAN(([.A61]+0.5)/([.G61]-0.9)))" table:style-name="ce3">
            <text:p>29,25</text:p>
          </table:table-cell>
          <table:table-cell office:value-type="float" office:value="11.257539074693399" table:formula="of:=([.A61]+0.5)/SIN(RADIANS([.I61]))" table:style-name="ce3">
            <text:p>11,26</text:p>
          </table:table-cell>
          <table:table-cell office:value-type="float" office:value="47.670580598716356" table:formula="of:=DEGREES(ASIN(([.H61])/[.J61]))" table:style-name="ce3">
            <text:p>47,67</text:p>
          </table:table-cell>
          <table:table-cell office:value-type="float" office:value="13.083343509788371" table:formula="of:=90-[.I61]-[.K61]" table:style-name="ce4">
            <text:p>13,1</text:p>
          </table:table-cell>
          <table:table-cell office:value-type="float" office:value="2.5706300191875222" table:formula="of:=2*PI()*[.J61]*([.L61]/360)" table:style-name="ce3">
            <text:p>2,57</text:p>
          </table:table-cell>
          <table:table-cell office:value-type="float" office:value="4" table:style-name="ce2">
            <text:p>4</text:p>
          </table:table-cell>
          <table:table-cell office:value-type="float" office:value="0.64265750479688055" table:formula="of:=[.M61]/[.N61]" table:style-name="ce3">
            <text:p>0,6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62]-0.9" table:style-name="ce2">
            <text:p>1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2])" table:style-name="ce3">
            <text:p>0,44</text:p>
          </table:table-cell>
          <table:table-cell office:value-type="float" office:value="11.831007915762493" table:formula="of:=[.A62]/SIN([.E62])" table:style-name="ce4">
            <text:p>11,8</text:p>
          </table:table-cell>
          <table:table-cell office:value-type="float" office:value="10.722534602547793" table:formula="of:=[.F62]*COS([.E62])" table:style-name="ce4">
            <text:p>10,7</text:p>
          </table:table-cell>
          <table:table-cell office:value-type="float" office:value="8.2225346025477926" table:formula="of:=[.G62]-[.B62]" table:style-name="ce4">
            <text:p>8,2</text:p>
          </table:table-cell>
          <table:table-cell office:value-type="float" office:value="29.246075891495273" table:formula="of:=DEGREES(ATAN(([.A62]+0.5)/([.G62]-0.9)))" table:style-name="ce3">
            <text:p>29,25</text:p>
          </table:table-cell>
          <table:table-cell office:value-type="float" office:value="11.257539074693399" table:formula="of:=([.A62]+0.5)/SIN(RADIANS([.I62]))" table:style-name="ce3">
            <text:p>11,26</text:p>
          </table:table-cell>
          <table:table-cell office:value-type="float" office:value="46.920147060194793" table:formula="of:=DEGREES(ASIN(([.H62])/[.J62]))" table:style-name="ce3">
            <text:p>46,92</text:p>
          </table:table-cell>
          <table:table-cell office:value-type="float" office:value="13.833777048309933" table:formula="of:=90-[.I62]-[.K62]" table:style-name="ce4">
            <text:p>13,8</text:p>
          </table:table-cell>
          <table:table-cell office:value-type="float" office:value="2.7180760432168842" table:formula="of:=2*PI()*[.J62]*([.L62]/360)" table:style-name="ce3">
            <text:p>2,72</text:p>
          </table:table-cell>
          <table:table-cell office:value-type="float" office:value="4" table:style-name="ce2">
            <text:p>4</text:p>
          </table:table-cell>
          <table:table-cell office:value-type="float" office:value="0.67951901080422106" table:formula="of:=[.M62]/[.N62]" table:style-name="ce3">
            <text:p>0,6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63]-0.9" table:style-name="ce2">
            <text:p>1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3])" table:style-name="ce3">
            <text:p>0,44</text:p>
          </table:table-cell>
          <table:table-cell office:value-type="float" office:value="11.831007915762493" table:formula="of:=[.A63]/SIN([.E63])" table:style-name="ce4">
            <text:p>11,8</text:p>
          </table:table-cell>
          <table:table-cell office:value-type="float" office:value="10.722534602547793" table:formula="of:=[.F63]*COS([.E63])" table:style-name="ce4">
            <text:p>10,7</text:p>
          </table:table-cell>
          <table:table-cell office:value-type="float" office:value="8.1225346025477929" table:formula="of:=[.G63]-[.B63]" table:style-name="ce4">
            <text:p>8,1</text:p>
          </table:table-cell>
          <table:table-cell office:value-type="float" office:value="29.246075891495273" table:formula="of:=DEGREES(ATAN(([.A63]+0.5)/([.G63]-0.9)))" table:style-name="ce3">
            <text:p>29,25</text:p>
          </table:table-cell>
          <table:table-cell office:value-type="float" office:value="11.257539074693399" table:formula="of:=([.A63]+0.5)/SIN(RADIANS([.I63]))" table:style-name="ce3">
            <text:p>11,26</text:p>
          </table:table-cell>
          <table:table-cell office:value-type="float" office:value="46.180080772493291" table:formula="of:=DEGREES(ASIN(([.H63])/[.J63]))" table:style-name="ce3">
            <text:p>46,18</text:p>
          </table:table-cell>
          <table:table-cell office:value-type="float" office:value="14.573843336011436" table:formula="of:=90-[.I63]-[.K63]" table:style-name="ce4">
            <text:p>14,6</text:p>
          </table:table-cell>
          <table:table-cell office:value-type="float" office:value="2.8634850981676183" table:formula="of:=2*PI()*[.J63]*([.L63]/360)" table:style-name="ce3">
            <text:p>2,86</text:p>
          </table:table-cell>
          <table:table-cell office:value-type="float" office:value="4" table:style-name="ce2">
            <text:p>4</text:p>
          </table:table-cell>
          <table:table-cell office:value-type="float" office:value="0.71587127454190458" table:formula="of:=[.M63]/[.N63]" table:style-name="ce3">
            <text:p>0,7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64]-0.9" table:style-name="ce2">
            <text:p>1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4])" table:style-name="ce3">
            <text:p>0,44</text:p>
          </table:table-cell>
          <table:table-cell office:value-type="float" office:value="11.831007915762493" table:formula="of:=[.A64]/SIN([.E64])" table:style-name="ce4">
            <text:p>11,8</text:p>
          </table:table-cell>
          <table:table-cell office:value-type="float" office:value="10.722534602547793" table:formula="of:=[.F64]*COS([.E64])" table:style-name="ce4">
            <text:p>10,7</text:p>
          </table:table-cell>
          <table:table-cell office:value-type="float" office:value="8.0225346025477933" table:formula="of:=[.G64]-[.B64]" table:style-name="ce4">
            <text:p>8,0</text:p>
          </table:table-cell>
          <table:table-cell office:value-type="float" office:value="29.246075891495273" table:formula="of:=DEGREES(ATAN(([.A64]+0.5)/([.G64]-0.9)))" table:style-name="ce3">
            <text:p>29,25</text:p>
          </table:table-cell>
          <table:table-cell office:value-type="float" office:value="11.257539074693399" table:formula="of:=([.A64]+0.5)/SIN(RADIANS([.I64]))" table:style-name="ce3">
            <text:p>11,26</text:p>
          </table:table-cell>
          <table:table-cell office:value-type="float" office:value="45.449844959994586" table:formula="of:=DEGREES(ASIN(([.H64])/[.J64]))" table:style-name="ce3">
            <text:p>45,45</text:p>
          </table:table-cell>
          <table:table-cell office:value-type="float" office:value="15.304079148510141" table:formula="of:=90-[.I64]-[.K64]" table:style-name="ce4">
            <text:p>15,3</text:p>
          </table:table-cell>
          <table:table-cell office:value-type="float" office:value="3.0069626503155495" table:formula="of:=2*PI()*[.J64]*([.L64]/360)" table:style-name="ce3">
            <text:p>3,01</text:p>
          </table:table-cell>
          <table:table-cell office:value-type="float" office:value="4" table:style-name="ce2">
            <text:p>4</text:p>
          </table:table-cell>
          <table:table-cell office:value-type="float" office:value="0.75174066257888739" table:formula="of:=[.M64]/[.N64]" table:style-name="ce3">
            <text:p>0,7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65]-0.9" table:style-name="ce2">
            <text:p>1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5])" table:style-name="ce3">
            <text:p>0,44</text:p>
          </table:table-cell>
          <table:table-cell office:value-type="float" office:value="11.831007915762493" table:formula="of:=[.A65]/SIN([.E65])" table:style-name="ce4">
            <text:p>11,8</text:p>
          </table:table-cell>
          <table:table-cell office:value-type="float" office:value="10.722534602547793" table:formula="of:=[.F65]*COS([.E65])" table:style-name="ce4">
            <text:p>10,7</text:p>
          </table:table-cell>
          <table:table-cell office:value-type="float" office:value="7.9225346025477927" table:formula="of:=[.G65]-[.B65]" table:style-name="ce4">
            <text:p>7,9</text:p>
          </table:table-cell>
          <table:table-cell office:value-type="float" office:value="29.246075891495273" table:formula="of:=DEGREES(ATAN(([.A65]+0.5)/([.G65]-0.9)))" table:style-name="ce3">
            <text:p>29,25</text:p>
          </table:table-cell>
          <table:table-cell office:value-type="float" office:value="11.257539074693399" table:formula="of:=([.A65]+0.5)/SIN(RADIANS([.I65]))" table:style-name="ce3">
            <text:p>11,26</text:p>
          </table:table-cell>
          <table:table-cell office:value-type="float" office:value="44.728943860205881" table:formula="of:=DEGREES(ASIN(([.H65])/[.J65]))" table:style-name="ce3">
            <text:p>44,73</text:p>
          </table:table-cell>
          <table:table-cell office:value-type="float" office:value="16.024980248298846" table:formula="of:=90-[.I65]-[.K65]" table:style-name="ce4">
            <text:p>16,0</text:p>
          </table:table-cell>
          <table:table-cell office:value-type="float" office:value="3.1486061076317688" table:formula="of:=2*PI()*[.J65]*([.L65]/360)" table:style-name="ce3">
            <text:p>3,15</text:p>
          </table:table-cell>
          <table:table-cell office:value-type="float" office:value="4" table:style-name="ce2">
            <text:p>4</text:p>
          </table:table-cell>
          <table:table-cell office:value-type="float" office:value="0.78715152690794221" table:formula="of:=[.M65]/[.N65]" table:style-name="ce3">
            <text:p>0,7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66]-0.9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6])" table:style-name="ce3">
            <text:p>0,44</text:p>
          </table:table-cell>
          <table:table-cell office:value-type="float" office:value="11.831007915762493" table:formula="of:=[.A66]/SIN([.E66])" table:style-name="ce4">
            <text:p>11,8</text:p>
          </table:table-cell>
          <table:table-cell office:value-type="float" office:value="10.722534602547793" table:formula="of:=[.F66]*COS([.E66])" table:style-name="ce4">
            <text:p>10,7</text:p>
          </table:table-cell>
          <table:table-cell office:value-type="float" office:value="7.8225346025477922" table:formula="of:=[.G66]-[.B66]" table:style-name="ce4">
            <text:p>7,8</text:p>
          </table:table-cell>
          <table:table-cell office:value-type="float" office:value="29.246075891495273" table:formula="of:=DEGREES(ATAN(([.A66]+0.5)/([.G66]-0.9)))" table:style-name="ce3">
            <text:p>29,25</text:p>
          </table:table-cell>
          <table:table-cell office:value-type="float" office:value="11.257539074693399" table:formula="of:=([.A66]+0.5)/SIN(RADIANS([.I66]))" table:style-name="ce3">
            <text:p>11,26</text:p>
          </table:table-cell>
          <table:table-cell office:value-type="float" office:value="44.016918427044715" table:formula="of:=DEGREES(ASIN(([.H66])/[.J66]))" table:style-name="ce3">
            <text:p>44,02</text:p>
          </table:table-cell>
          <table:table-cell office:value-type="float" office:value="16.737005681460012" table:formula="of:=90-[.I66]-[.K66]" table:style-name="ce4">
            <text:p>16,7</text:p>
          </table:table-cell>
          <table:table-cell office:value-type="float" office:value="3.2885056640058492" table:formula="of:=2*PI()*[.J66]*([.L66]/360)" table:style-name="ce3">
            <text:p>3,29</text:p>
          </table:table-cell>
          <table:table-cell office:value-type="float" office:value="4" table:style-name="ce2">
            <text:p>4</text:p>
          </table:table-cell>
          <table:table-cell office:value-type="float" office:value="0.8221264160014623" table:formula="of:=[.M66]/[.N66]" table:style-name="ce3">
            <text:p>0,8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67]-0.9" table:style-name="ce2">
            <text:p>2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7])" table:style-name="ce3">
            <text:p>0,44</text:p>
          </table:table-cell>
          <table:table-cell office:value-type="float" office:value="11.831007915762493" table:formula="of:=[.A67]/SIN([.E67])" table:style-name="ce4">
            <text:p>11,8</text:p>
          </table:table-cell>
          <table:table-cell office:value-type="float" office:value="10.722534602547793" table:formula="of:=[.F67]*COS([.E67])" table:style-name="ce4">
            <text:p>10,7</text:p>
          </table:table-cell>
          <table:table-cell office:value-type="float" office:value="7.7225346025477926" table:formula="of:=[.G67]-[.B67]" table:style-name="ce4">
            <text:p>7,7</text:p>
          </table:table-cell>
          <table:table-cell office:value-type="float" office:value="29.246075891495273" table:formula="of:=DEGREES(ATAN(([.A67]+0.5)/([.G67]-0.9)))" table:style-name="ce3">
            <text:p>29,25</text:p>
          </table:table-cell>
          <table:table-cell office:value-type="float" office:value="11.257539074693399" table:formula="of:=([.A67]+0.5)/SIN(RADIANS([.I67]))" table:style-name="ce3">
            <text:p>11,26</text:p>
          </table:table-cell>
          <table:table-cell office:value-type="float" office:value="43.313342594174138" table:formula="of:=DEGREES(ASIN(([.H67])/[.J67]))" table:style-name="ce3">
            <text:p>43,31</text:p>
          </table:table-cell>
          <table:table-cell office:value-type="float" office:value="17.440581514330589" table:formula="of:=90-[.I67]-[.K67]" table:style-name="ce4">
            <text:p>17,4</text:p>
          </table:table-cell>
          <table:table-cell office:value-type="float" office:value="3.4267450334299441" table:formula="of:=2*PI()*[.J67]*([.L67]/360)" table:style-name="ce3">
            <text:p>3,43</text:p>
          </table:table-cell>
          <table:table-cell office:value-type="float" office:value="4" table:style-name="ce2">
            <text:p>4</text:p>
          </table:table-cell>
          <table:table-cell office:value-type="float" office:value="0.85668625835748602" table:formula="of:=[.M67]/[.N67]" table:style-name="ce3">
            <text:p>0,8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68]-0.9" table:style-name="ce2">
            <text:p>2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8])" table:style-name="ce3">
            <text:p>0,44</text:p>
          </table:table-cell>
          <table:table-cell office:value-type="float" office:value="11.831007915762493" table:formula="of:=[.A68]/SIN([.E68])" table:style-name="ce4">
            <text:p>11,8</text:p>
          </table:table-cell>
          <table:table-cell office:value-type="float" office:value="10.722534602547793" table:formula="of:=[.F68]*COS([.E68])" table:style-name="ce4">
            <text:p>10,7</text:p>
          </table:table-cell>
          <table:table-cell office:value-type="float" office:value="7.6225346025477929" table:formula="of:=[.G68]-[.B68]" table:style-name="ce4">
            <text:p>7,6</text:p>
          </table:table-cell>
          <table:table-cell office:value-type="float" office:value="29.246075891495273" table:formula="of:=DEGREES(ATAN(([.A68]+0.5)/([.G68]-0.9)))" table:style-name="ce3">
            <text:p>29,25</text:p>
          </table:table-cell>
          <table:table-cell office:value-type="float" office:value="11.257539074693399" table:formula="of:=([.A68]+0.5)/SIN(RADIANS([.I68]))" table:style-name="ce3">
            <text:p>11,26</text:p>
          </table:table-cell>
          <table:table-cell office:value-type="float" office:value="42.617820011688636" table:formula="of:=DEGREES(ASIN(([.H68])/[.J68]))" table:style-name="ce3">
            <text:p>42,62</text:p>
          </table:table-cell>
          <table:table-cell office:value-type="float" office:value="18.136104096816091" table:formula="of:=90-[.I68]-[.K68]" table:style-name="ce4">
            <text:p>18,1</text:p>
          </table:table-cell>
          <table:table-cell office:value-type="float" office:value="3.5634020911784017" table:formula="of:=2*PI()*[.J68]*([.L68]/360)" table:style-name="ce3">
            <text:p>3,56</text:p>
          </table:table-cell>
          <table:table-cell office:value-type="float" office:value="4" table:style-name="ce2">
            <text:p>4</text:p>
          </table:table-cell>
          <table:table-cell office:value-type="float" office:value="0.89085052279460042" table:formula="of:=[.M68]/[.N68]" table:style-name="ce3">
            <text:p>0,8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69]-0.9" table:style-name="ce2">
            <text:p>2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69])" table:style-name="ce3">
            <text:p>0,44</text:p>
          </table:table-cell>
          <table:table-cell office:value-type="float" office:value="11.831007915762493" table:formula="of:=[.A69]/SIN([.E69])" table:style-name="ce4">
            <text:p>11,8</text:p>
          </table:table-cell>
          <table:table-cell office:value-type="float" office:value="10.722534602547793" table:formula="of:=[.F69]*COS([.E69])" table:style-name="ce4">
            <text:p>10,7</text:p>
          </table:table-cell>
          <table:table-cell office:value-type="float" office:value="7.5225346025477924" table:formula="of:=[.G69]-[.B69]" table:style-name="ce4">
            <text:p>7,5</text:p>
          </table:table-cell>
          <table:table-cell office:value-type="float" office:value="29.246075891495273" table:formula="of:=DEGREES(ATAN(([.A69]+0.5)/([.G69]-0.9)))" table:style-name="ce3">
            <text:p>29,25</text:p>
          </table:table-cell>
          <table:table-cell office:value-type="float" office:value="11.257539074693399" table:formula="of:=([.A69]+0.5)/SIN(RADIANS([.I69]))" table:style-name="ce3">
            <text:p>11,26</text:p>
          </table:table-cell>
          <table:table-cell office:value-type="float" office:value="41.929981184874663" table:formula="of:=DEGREES(ASIN(([.H69])/[.J69]))" table:style-name="ce3">
            <text:p>41,93</text:p>
          </table:table-cell>
          <table:table-cell office:value-type="float" office:value="18.823942923630064" table:formula="of:=90-[.I69]-[.K69]" table:style-name="ce4">
            <text:p>18,8</text:p>
          </table:table-cell>
          <table:table-cell office:value-type="float" office:value="3.6985494359873075" table:formula="of:=2*PI()*[.J69]*([.L69]/360)" table:style-name="ce3">
            <text:p>3,70</text:p>
          </table:table-cell>
          <table:table-cell office:value-type="float" office:value="4" table:style-name="ce2">
            <text:p>4</text:p>
          </table:table-cell>
          <table:table-cell office:value-type="float" office:value="0.92463735899682686" table:formula="of:=[.M69]/[.N69]" table:style-name="ce3">
            <text:p>0,9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70]-0.9" table:style-name="ce2">
            <text:p>2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0])" table:style-name="ce3">
            <text:p>0,44</text:p>
          </table:table-cell>
          <table:table-cell office:value-type="float" office:value="11.831007915762493" table:formula="of:=[.A70]/SIN([.E70])" table:style-name="ce4">
            <text:p>11,8</text:p>
          </table:table-cell>
          <table:table-cell office:value-type="float" office:value="10.722534602547793" table:formula="of:=[.F70]*COS([.E70])" table:style-name="ce4">
            <text:p>10,7</text:p>
          </table:table-cell>
          <table:table-cell office:value-type="float" office:value="7.4225346025477927" table:formula="of:=[.G70]-[.B70]" table:style-name="ce4">
            <text:p>7,4</text:p>
          </table:table-cell>
          <table:table-cell office:value-type="float" office:value="29.246075891495273" table:formula="of:=DEGREES(ATAN(([.A70]+0.5)/([.G70]-0.9)))" table:style-name="ce3">
            <text:p>29,25</text:p>
          </table:table-cell>
          <table:table-cell office:value-type="float" office:value="11.257539074693399" table:formula="of:=([.A70]+0.5)/SIN(RADIANS([.I70]))" table:style-name="ce3">
            <text:p>11,26</text:p>
          </table:table-cell>
          <table:table-cell office:value-type="float" office:value="41.249480956111533" table:formula="of:=DEGREES(ASIN(([.H70])/[.J70]))" table:style-name="ce3">
            <text:p>41,25</text:p>
          </table:table-cell>
          <table:table-cell office:value-type="float" office:value="19.504443152393193" table:formula="of:=90-[.I70]-[.K70]" table:style-name="ce4">
            <text:p>19,5</text:p>
          </table:table-cell>
          <table:table-cell office:value-type="float" office:value="3.8322548848134215" table:formula="of:=2*PI()*[.J70]*([.L70]/360)" table:style-name="ce3">
            <text:p>3,83</text:p>
          </table:table-cell>
          <table:table-cell office:value-type="float" office:value="4" table:style-name="ce2">
            <text:p>4</text:p>
          </table:table-cell>
          <table:table-cell office:value-type="float" office:value="0.95806372120335537" table:formula="of:=[.M70]/[.N70]" table:style-name="ce3">
            <text:p>0,9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71]-0.9" table:style-name="ce2">
            <text:p>2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1])" table:style-name="ce3">
            <text:p>0,44</text:p>
          </table:table-cell>
          <table:table-cell office:value-type="float" office:value="11.831007915762493" table:formula="of:=[.A71]/SIN([.E71])" table:style-name="ce4">
            <text:p>11,8</text:p>
          </table:table-cell>
          <table:table-cell office:value-type="float" office:value="10.722534602547793" table:formula="of:=[.F71]*COS([.E71])" table:style-name="ce4">
            <text:p>10,7</text:p>
          </table:table-cell>
          <table:table-cell office:value-type="float" office:value="7.3225346025477922" table:formula="of:=[.G71]-[.B71]" table:style-name="ce4">
            <text:p>7,3</text:p>
          </table:table-cell>
          <table:table-cell office:value-type="float" office:value="29.246075891495273" table:formula="of:=DEGREES(ATAN(([.A71]+0.5)/([.G71]-0.9)))" table:style-name="ce3">
            <text:p>29,25</text:p>
          </table:table-cell>
          <table:table-cell office:value-type="float" office:value="11.257539074693399" table:formula="of:=([.A71]+0.5)/SIN(RADIANS([.I71]))" table:style-name="ce3">
            <text:p>11,26</text:p>
          </table:table-cell>
          <table:table-cell office:value-type="float" office:value="40.575996280918062" table:formula="of:=DEGREES(ASIN(([.H71])/[.J71]))" table:style-name="ce3">
            <text:p>40,58</text:p>
          </table:table-cell>
          <table:table-cell office:value-type="float" office:value="20.177927827586664" table:formula="of:=90-[.I71]-[.K71]" table:style-name="ce4">
            <text:p>20,2</text:p>
          </table:table-cell>
          <table:table-cell office:value-type="float" office:value="3.9645819097990325" table:formula="of:=2*PI()*[.J71]*([.L71]/360)" table:style-name="ce3">
            <text:p>3,96</text:p>
          </table:table-cell>
          <table:table-cell office:value-type="float" office:value="4" table:style-name="ce2">
            <text:p>4</text:p>
          </table:table-cell>
          <table:table-cell office:value-type="float" office:value="0.99114547744975812" table:formula="of:=[.M71]/[.N71]" table:style-name="ce3">
            <text:p>0,99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74]-0.9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4])" table:style-name="ce3">
            <text:p>0,44</text:p>
          </table:table-cell>
          <table:table-cell office:value-type="float" office:value="11.831007915762493" table:formula="of:=[.A74]/SIN([.E74])" table:style-name="ce4">
            <text:p>11,8</text:p>
          </table:table-cell>
          <table:table-cell office:value-type="float" office:value="10.722534602547793" table:formula="of:=[.F74]*COS([.E74])" table:style-name="ce4">
            <text:p>10,7</text:p>
          </table:table-cell>
          <table:table-cell office:value-type="float" office:value="9.8225346025477922" table:formula="of:=[.G74]-[.B74]" table:style-name="ce4">
            <text:p>9,8</text:p>
          </table:table-cell>
          <table:table-cell office:value-type="float" office:value="29.246075891495273" table:formula="of:=DEGREES(ATAN(([.A74]+0.5)/([.G74]-0.9)))" table:style-name="ce3">
            <text:p>29,25</text:p>
          </table:table-cell>
          <table:table-cell office:value-type="float" office:value="11.257539074693399" table:formula="of:=([.A74]+0.5)/SIN(RADIANS([.I74]))" table:style-name="ce3">
            <text:p>11,26</text:p>
          </table:table-cell>
          <table:table-cell office:value-type="float" office:value="60.753924108504734" table:formula="of:=DEGREES(ASIN(([.H74])/[.J74]))" table:style-name="ce3">
            <text:p>60,75</text:p>
          </table:table-cell>
          <table:table-cell office:value-type="float" office:value="0" table:formula="of:=90-[.I74]-[.K74]" table:style-name="ce4">
            <text:p>0,0</text:p>
          </table:table-cell>
          <table:table-cell office:value-type="float" office:value="0" table:formula="of:=2*PI()*[.J74]*([.L74]/360)" table:style-name="ce3">
            <text:p>0,00</text:p>
          </table:table-cell>
          <table:table-cell office:value-type="float" office:value="3" table:style-name="ce2">
            <text:p>3</text:p>
          </table:table-cell>
          <table:table-cell office:value-type="float" office:value="0" table:formula="of:=[.M74]/[.N74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75]-0.9" table:style-name="ce2">
            <text:p>0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5])" table:style-name="ce3">
            <text:p>0,44</text:p>
          </table:table-cell>
          <table:table-cell office:value-type="float" office:value="11.831007915762493" table:formula="of:=[.A75]/SIN([.E75])" table:style-name="ce4">
            <text:p>11,8</text:p>
          </table:table-cell>
          <table:table-cell office:value-type="float" office:value="10.722534602547793" table:formula="of:=[.F75]*COS([.E75])" table:style-name="ce4">
            <text:p>10,7</text:p>
          </table:table-cell>
          <table:table-cell office:value-type="float" office:value="9.7225346025477926" table:formula="of:=[.G75]-[.B75]" table:style-name="ce4">
            <text:p>9,7</text:p>
          </table:table-cell>
          <table:table-cell office:value-type="float" office:value="29.246075891495273" table:formula="of:=DEGREES(ATAN(([.A75]+0.5)/([.G75]-0.9)))" table:style-name="ce3">
            <text:p>29,25</text:p>
          </table:table-cell>
          <table:table-cell office:value-type="float" office:value="11.257539074693399" table:formula="of:=([.A75]+0.5)/SIN(RADIANS([.I75]))" table:style-name="ce3">
            <text:p>11,26</text:p>
          </table:table-cell>
          <table:table-cell office:value-type="float" office:value="59.728514618081938" table:formula="of:=DEGREES(ASIN(([.H75])/[.J75]))" table:style-name="ce3">
            <text:p>59,73</text:p>
          </table:table-cell>
          <table:table-cell office:value-type="float" office:value="1.0254094904227884" table:formula="of:=90-[.I75]-[.K75]" table:style-name="ce4">
            <text:p>1,0</text:p>
          </table:table-cell>
          <table:table-cell office:value-type="float" office:value="0.2014736077263814" table:formula="of:=2*PI()*[.J75]*([.L75]/360)" table:style-name="ce3">
            <text:p>0,20</text:p>
          </table:table-cell>
          <table:table-cell office:value-type="float" office:value="3" table:style-name="ce2">
            <text:p>3</text:p>
          </table:table-cell>
          <table:table-cell office:value-type="float" office:value="6.7157869242127133E-2" table:formula="of:=[.M75]/[.N75]" table:style-name="ce3">
            <text:p>0,0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76]-0.9" table:style-name="ce2">
            <text:p>0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6])" table:style-name="ce3">
            <text:p>0,44</text:p>
          </table:table-cell>
          <table:table-cell office:value-type="float" office:value="11.831007915762493" table:formula="of:=[.A76]/SIN([.E76])" table:style-name="ce4">
            <text:p>11,8</text:p>
          </table:table-cell>
          <table:table-cell office:value-type="float" office:value="10.722534602547793" table:formula="of:=[.F76]*COS([.E76])" table:style-name="ce4">
            <text:p>10,7</text:p>
          </table:table-cell>
          <table:table-cell office:value-type="float" office:value="9.6225346025477929" table:formula="of:=[.G76]-[.B76]" table:style-name="ce4">
            <text:p>9,6</text:p>
          </table:table-cell>
          <table:table-cell office:value-type="float" office:value="29.246075891495273" table:formula="of:=DEGREES(ATAN(([.A76]+0.5)/([.G76]-0.9)))" table:style-name="ce3">
            <text:p>29,25</text:p>
          </table:table-cell>
          <table:table-cell office:value-type="float" office:value="11.257539074693399" table:formula="of:=([.A76]+0.5)/SIN(RADIANS([.I76]))" table:style-name="ce3">
            <text:p>11,26</text:p>
          </table:table-cell>
          <table:table-cell office:value-type="float" office:value="58.733627901872843" table:formula="of:=DEGREES(ASIN(([.H76])/[.J76]))" table:style-name="ce3">
            <text:p>58,73</text:p>
          </table:table-cell>
          <table:table-cell office:value-type="float" office:value="2.0202962066318833" table:formula="of:=90-[.I76]-[.K76]" table:style-name="ce4">
            <text:p>2,0</text:p>
          </table:table-cell>
          <table:table-cell office:value-type="float" office:value="0.39695006651266951" table:formula="of:=2*PI()*[.J76]*([.L76]/360)" table:style-name="ce3">
            <text:p>0,40</text:p>
          </table:table-cell>
          <table:table-cell office:value-type="float" office:value="3" table:style-name="ce2">
            <text:p>3</text:p>
          </table:table-cell>
          <table:table-cell office:value-type="float" office:value="0.13231668883755651" table:formula="of:=[.M76]/[.N76]" table:style-name="ce3">
            <text:p>0,1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77]-0.9" table:style-name="ce2">
            <text:p>0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7])" table:style-name="ce3">
            <text:p>0,44</text:p>
          </table:table-cell>
          <table:table-cell office:value-type="float" office:value="11.831007915762493" table:formula="of:=[.A77]/SIN([.E77])" table:style-name="ce4">
            <text:p>11,8</text:p>
          </table:table-cell>
          <table:table-cell office:value-type="float" office:value="10.722534602547793" table:formula="of:=[.F77]*COS([.E77])" table:style-name="ce4">
            <text:p>10,7</text:p>
          </table:table-cell>
          <table:table-cell office:value-type="float" office:value="9.5225346025477933" table:formula="of:=[.G77]-[.B77]" table:style-name="ce4">
            <text:p>9,5</text:p>
          </table:table-cell>
          <table:table-cell office:value-type="float" office:value="29.246075891495273" table:formula="of:=DEGREES(ATAN(([.A77]+0.5)/([.G77]-0.9)))" table:style-name="ce3">
            <text:p>29,25</text:p>
          </table:table-cell>
          <table:table-cell office:value-type="float" office:value="11.257539074693399" table:formula="of:=([.A77]+0.5)/SIN(RADIANS([.I77]))" table:style-name="ce3">
            <text:p>11,26</text:p>
          </table:table-cell>
          <table:table-cell office:value-type="float" office:value="57.766414621196638" table:formula="of:=DEGREES(ASIN(([.H77])/[.J77]))" table:style-name="ce3">
            <text:p>57,77</text:p>
          </table:table-cell>
          <table:table-cell office:value-type="float" office:value="2.9875094873080883" table:formula="of:=90-[.I77]-[.K77]" table:style-name="ce4">
            <text:p>3,0</text:p>
          </table:table-cell>
          <table:table-cell office:value-type="float" office:value="0.5869892176213235" table:formula="of:=2*PI()*[.J77]*([.L77]/360)" table:style-name="ce3">
            <text:p>0,59</text:p>
          </table:table-cell>
          <table:table-cell office:value-type="float" office:value="3" table:style-name="ce2">
            <text:p>3</text:p>
          </table:table-cell>
          <table:table-cell office:value-type="float" office:value="0.19566307254044116" table:formula="of:=[.M77]/[.N77]" table:style-name="ce3">
            <text:p>0,2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78]-0.9" table:style-name="ce2">
            <text:p>0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8])" table:style-name="ce3">
            <text:p>0,44</text:p>
          </table:table-cell>
          <table:table-cell office:value-type="float" office:value="11.831007915762493" table:formula="of:=[.A78]/SIN([.E78])" table:style-name="ce4">
            <text:p>11,8</text:p>
          </table:table-cell>
          <table:table-cell office:value-type="float" office:value="10.722534602547793" table:formula="of:=[.F78]*COS([.E78])" table:style-name="ce4">
            <text:p>10,7</text:p>
          </table:table-cell>
          <table:table-cell office:value-type="float" office:value="9.4225346025477918" table:formula="of:=[.G78]-[.B78]" table:style-name="ce4">
            <text:p>9,4</text:p>
          </table:table-cell>
          <table:table-cell office:value-type="float" office:value="29.246075891495273" table:formula="of:=DEGREES(ATAN(([.A78]+0.5)/([.G78]-0.9)))" table:style-name="ce3">
            <text:p>29,25</text:p>
          </table:table-cell>
          <table:table-cell office:value-type="float" office:value="11.257539074693399" table:formula="of:=([.A78]+0.5)/SIN(RADIANS([.I78]))" table:style-name="ce3">
            <text:p>11,26</text:p>
          </table:table-cell>
          <table:table-cell office:value-type="float" office:value="56.824431691342454" table:formula="of:=DEGREES(ASIN(([.H78])/[.J78]))" table:style-name="ce3">
            <text:p>56,82</text:p>
          </table:table-cell>
          <table:table-cell office:value-type="float" office:value="3.9294924171622725" table:formula="of:=90-[.I78]-[.K78]" table:style-name="ce4">
            <text:p>3,9</text:p>
          </table:table-cell>
          <table:table-cell office:value-type="float" office:value="0.77207108107875932" table:formula="of:=2*PI()*[.J78]*([.L78]/360)" table:style-name="ce3">
            <text:p>0,77</text:p>
          </table:table-cell>
          <table:table-cell office:value-type="float" office:value="3" table:style-name="ce2">
            <text:p>3</text:p>
          </table:table-cell>
          <table:table-cell office:value-type="float" office:value="0.25735702702625313" table:formula="of:=[.M78]/[.N78]" table:style-name="ce3">
            <text:p>0,2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79]-0.9" table:style-name="ce2">
            <text:p>0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79])" table:style-name="ce3">
            <text:p>0,44</text:p>
          </table:table-cell>
          <table:table-cell office:value-type="float" office:value="11.831007915762493" table:formula="of:=[.A79]/SIN([.E79])" table:style-name="ce4">
            <text:p>11,8</text:p>
          </table:table-cell>
          <table:table-cell office:value-type="float" office:value="10.722534602547793" table:formula="of:=[.F79]*COS([.E79])" table:style-name="ce4">
            <text:p>10,7</text:p>
          </table:table-cell>
          <table:table-cell office:value-type="float" office:value="9.3225346025477922" table:formula="of:=[.G79]-[.B79]" table:style-name="ce4">
            <text:p>9,3</text:p>
          </table:table-cell>
          <table:table-cell office:value-type="float" office:value="29.246075891495273" table:formula="of:=DEGREES(ATAN(([.A79]+0.5)/([.G79]-0.9)))" table:style-name="ce3">
            <text:p>29,25</text:p>
          </table:table-cell>
          <table:table-cell office:value-type="float" office:value="11.257539074693399" table:formula="of:=([.A79]+0.5)/SIN(RADIANS([.I79]))" table:style-name="ce3">
            <text:p>11,26</text:p>
          </table:table-cell>
          <table:table-cell office:value-type="float" office:value="55.905565552434709" table:formula="of:=DEGREES(ASIN(([.H79])/[.J79]))" table:style-name="ce3">
            <text:p>55,91</text:p>
          </table:table-cell>
          <table:table-cell office:value-type="float" office:value="4.8483585560700178" table:formula="of:=90-[.I79]-[.K79]" table:style-name="ce4">
            <text:p>4,8</text:p>
          </table:table-cell>
          <table:table-cell office:value-type="float" office:value="0.95261093150185583" table:formula="of:=2*PI()*[.J79]*([.L79]/360)" table:style-name="ce3">
            <text:p>0,95</text:p>
          </table:table-cell>
          <table:table-cell office:value-type="float" office:value="3" table:style-name="ce2">
            <text:p>3</text:p>
          </table:table-cell>
          <table:table-cell office:value-type="float" office:value="0.31753697716728529" table:formula="of:=[.M79]/[.N79]" table:style-name="ce3">
            <text:p>0,3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80]-0.9" table:style-name="ce2">
            <text:p>0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0])" table:style-name="ce3">
            <text:p>0,44</text:p>
          </table:table-cell>
          <table:table-cell office:value-type="float" office:value="11.831007915762493" table:formula="of:=[.A80]/SIN([.E80])" table:style-name="ce4">
            <text:p>11,8</text:p>
          </table:table-cell>
          <table:table-cell office:value-type="float" office:value="10.722534602547793" table:formula="of:=[.F80]*COS([.E80])" table:style-name="ce4">
            <text:p>10,7</text:p>
          </table:table-cell>
          <table:table-cell office:value-type="float" office:value="9.2225346025477926" table:formula="of:=[.G80]-[.B80]" table:style-name="ce4">
            <text:p>9,2</text:p>
          </table:table-cell>
          <table:table-cell office:value-type="float" office:value="29.246075891495273" table:formula="of:=DEGREES(ATAN(([.A80]+0.5)/([.G80]-0.9)))" table:style-name="ce3">
            <text:p>29,25</text:p>
          </table:table-cell>
          <table:table-cell office:value-type="float" office:value="11.257539074693399" table:formula="of:=([.A80]+0.5)/SIN(RADIANS([.I80]))" table:style-name="ce3">
            <text:p>11,26</text:p>
          </table:table-cell>
          <table:table-cell office:value-type="float" office:value="55.007973110209598" table:formula="of:=DEGREES(ASIN(([.H80])/[.J80]))" table:style-name="ce3">
            <text:p>55,01</text:p>
          </table:table-cell>
          <table:table-cell office:value-type="float" office:value="5.7459509982951289" table:formula="of:=90-[.I80]-[.K80]" table:style-name="ce4">
            <text:p>5,7</text:p>
          </table:table-cell>
          <table:table-cell office:value-type="float" office:value="1.128970902120485" table:formula="of:=2*PI()*[.J80]*([.L80]/360)" table:style-name="ce3">
            <text:p>1,13</text:p>
          </table:table-cell>
          <table:table-cell office:value-type="float" office:value="3" table:style-name="ce2">
            <text:p>3</text:p>
          </table:table-cell>
          <table:table-cell office:value-type="float" office:value="0.37632363404016167" table:formula="of:=[.M80]/[.N80]" table:style-name="ce3">
            <text:p>0,3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81]-0.9" table:style-name="ce2">
            <text:p>0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1])" table:style-name="ce3">
            <text:p>0,44</text:p>
          </table:table-cell>
          <table:table-cell office:value-type="float" office:value="11.831007915762493" table:formula="of:=[.A81]/SIN([.E81])" table:style-name="ce4">
            <text:p>11,8</text:p>
          </table:table-cell>
          <table:table-cell office:value-type="float" office:value="10.722534602547793" table:formula="of:=[.F81]*COS([.E81])" table:style-name="ce4">
            <text:p>10,7</text:p>
          </table:table-cell>
          <table:table-cell office:value-type="float" office:value="9.1225346025477929" table:formula="of:=[.G81]-[.B81]" table:style-name="ce4">
            <text:p>9,1</text:p>
          </table:table-cell>
          <table:table-cell office:value-type="float" office:value="29.246075891495273" table:formula="of:=DEGREES(ATAN(([.A81]+0.5)/([.G81]-0.9)))" table:style-name="ce3">
            <text:p>29,25</text:p>
          </table:table-cell>
          <table:table-cell office:value-type="float" office:value="11.257539074693399" table:formula="of:=([.A81]+0.5)/SIN(RADIANS([.I81]))" table:style-name="ce3">
            <text:p>11,26</text:p>
          </table:table-cell>
          <table:table-cell office:value-type="float" office:value="54.130035615369046" table:formula="of:=DEGREES(ASIN(([.H81])/[.J81]))" table:style-name="ce3">
            <text:p>54,13</text:p>
          </table:table-cell>
          <table:table-cell office:value-type="float" office:value="6.6238884931356807" table:formula="of:=90-[.I81]-[.K81]" table:style-name="ce4">
            <text:p>6,6</text:p>
          </table:table-cell>
          <table:table-cell office:value-type="float" office:value="1.3014690466138201" table:formula="of:=2*PI()*[.J81]*([.L81]/360)" table:style-name="ce3">
            <text:p>1,30</text:p>
          </table:table-cell>
          <table:table-cell office:value-type="float" office:value="3" table:style-name="ce2">
            <text:p>3</text:p>
          </table:table-cell>
          <table:table-cell office:value-type="float" office:value="0.43382301553794006" table:formula="of:=[.M81]/[.N81]" table:style-name="ce3">
            <text:p>0,4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82]-0.9" table:style-name="ce2">
            <text:p>0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2])" table:style-name="ce3">
            <text:p>0,44</text:p>
          </table:table-cell>
          <table:table-cell office:value-type="float" office:value="11.831007915762493" table:formula="of:=[.A82]/SIN([.E82])" table:style-name="ce4">
            <text:p>11,8</text:p>
          </table:table-cell>
          <table:table-cell office:value-type="float" office:value="10.722534602547793" table:formula="of:=[.F82]*COS([.E82])" table:style-name="ce4">
            <text:p>10,7</text:p>
          </table:table-cell>
          <table:table-cell office:value-type="float" office:value="9.0225346025477933" table:formula="of:=[.G82]-[.B82]" table:style-name="ce4">
            <text:p>9,0</text:p>
          </table:table-cell>
          <table:table-cell office:value-type="float" office:value="29.246075891495273" table:formula="of:=DEGREES(ATAN(([.A82]+0.5)/([.G82]-0.9)))" table:style-name="ce3">
            <text:p>29,25</text:p>
          </table:table-cell>
          <table:table-cell office:value-type="float" office:value="11.257539074693399" table:formula="of:=([.A82]+0.5)/SIN(RADIANS([.I82]))" table:style-name="ce3">
            <text:p>11,26</text:p>
          </table:table-cell>
          <table:table-cell office:value-type="float" office:value="53.270322178027804" table:formula="of:=DEGREES(ASIN(([.H82])/[.J82]))" table:style-name="ce3">
            <text:p>53,27</text:p>
          </table:table-cell>
          <table:table-cell office:value-type="float" office:value="7.4836019304769223" table:formula="of:=90-[.I82]-[.K82]" table:style-name="ce4">
            <text:p>7,5</text:p>
          </table:table-cell>
          <table:table-cell office:value-type="float" office:value="1.4703865078327252" table:formula="of:=2*PI()*[.J82]*([.L82]/360)" table:style-name="ce3">
            <text:p>1,47</text:p>
          </table:table-cell>
          <table:table-cell office:value-type="float" office:value="3" table:style-name="ce2">
            <text:p>3</text:p>
          </table:table-cell>
          <table:table-cell office:value-type="float" office:value="0.49012883594424173" table:formula="of:=[.M82]/[.N82]" table:style-name="ce3">
            <text:p>0,4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83]-0.9" table:style-name="ce2">
            <text:p>0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3])" table:style-name="ce3">
            <text:p>0,44</text:p>
          </table:table-cell>
          <table:table-cell office:value-type="float" office:value="11.831007915762493" table:formula="of:=[.A83]/SIN([.E83])" table:style-name="ce4">
            <text:p>11,8</text:p>
          </table:table-cell>
          <table:table-cell office:value-type="float" office:value="10.722534602547793" table:formula="of:=[.F83]*COS([.E83])" table:style-name="ce4">
            <text:p>10,7</text:p>
          </table:table-cell>
          <table:table-cell office:value-type="float" office:value="8.9225346025477918" table:formula="of:=[.G83]-[.B83]" table:style-name="ce4">
            <text:p>8,9</text:p>
          </table:table-cell>
          <table:table-cell office:value-type="float" office:value="29.246075891495273" table:formula="of:=DEGREES(ATAN(([.A83]+0.5)/([.G83]-0.9)))" table:style-name="ce3">
            <text:p>29,25</text:p>
          </table:table-cell>
          <table:table-cell office:value-type="float" office:value="11.257539074693399" table:formula="of:=([.A83]+0.5)/SIN(RADIANS([.I83]))" table:style-name="ce3">
            <text:p>11,26</text:p>
          </table:table-cell>
          <table:table-cell office:value-type="float" office:value="52.427560566412311" table:formula="of:=DEGREES(ASIN(([.H83])/[.J83]))" table:style-name="ce3">
            <text:p>52,43</text:p>
          </table:table-cell>
          <table:table-cell office:value-type="float" office:value="8.326363542092416" table:formula="of:=90-[.I83]-[.K83]" table:style-name="ce4">
            <text:p>8,3</text:p>
          </table:table-cell>
          <table:table-cell office:value-type="float" office:value="1.6359732553041815" table:formula="of:=2*PI()*[.J83]*([.L83]/360)" table:style-name="ce3">
            <text:p>1,64</text:p>
          </table:table-cell>
          <table:table-cell office:value-type="float" office:value="3" table:style-name="ce2">
            <text:p>3</text:p>
          </table:table-cell>
          <table:table-cell office:value-type="float" office:value="0.54532441843472712" table:formula="of:=[.M83]/[.N83]" table:style-name="ce3">
            <text:p>0,5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84]-0.9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4])" table:style-name="ce3">
            <text:p>0,44</text:p>
          </table:table-cell>
          <table:table-cell office:value-type="float" office:value="11.831007915762493" table:formula="of:=[.A84]/SIN([.E84])" table:style-name="ce4">
            <text:p>11,8</text:p>
          </table:table-cell>
          <table:table-cell office:value-type="float" office:value="10.722534602547793" table:formula="of:=[.F84]*COS([.E84])" table:style-name="ce4">
            <text:p>10,7</text:p>
          </table:table-cell>
          <table:table-cell office:value-type="float" office:value="8.8225346025477922" table:formula="of:=[.G84]-[.B84]" table:style-name="ce4">
            <text:p>8,8</text:p>
          </table:table-cell>
          <table:table-cell office:value-type="float" office:value="29.246075891495273" table:formula="of:=DEGREES(ATAN(([.A84]+0.5)/([.G84]-0.9)))" table:style-name="ce3">
            <text:p>29,25</text:p>
          </table:table-cell>
          <table:table-cell office:value-type="float" office:value="11.257539074693399" table:formula="of:=([.A84]+0.5)/SIN(RADIANS([.I84]))" table:style-name="ce3">
            <text:p>11,26</text:p>
          </table:table-cell>
          <table:table-cell office:value-type="float" office:value="51.600613588059701" table:formula="of:=DEGREES(ASIN(([.H84])/[.J84]))" table:style-name="ce3">
            <text:p>51,60</text:p>
          </table:table-cell>
          <table:table-cell office:value-type="float" office:value="9.1533105204450251" table:formula="of:=90-[.I84]-[.K84]" table:style-name="ce4">
            <text:p>9,2</text:p>
          </table:table-cell>
          <table:table-cell office:value-type="float" office:value="1.7984527258798202" table:formula="of:=2*PI()*[.J84]*([.L84]/360)" table:style-name="ce3">
            <text:p>1,80</text:p>
          </table:table-cell>
          <table:table-cell office:value-type="float" office:value="3" table:style-name="ce2">
            <text:p>3</text:p>
          </table:table-cell>
          <table:table-cell office:value-type="float" office:value="0.5994842419599401" table:formula="of:=[.M84]/[.N84]" table:style-name="ce3">
            <text:p>0,6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85]-0.9" table:style-name="ce2">
            <text:p>1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5])" table:style-name="ce3">
            <text:p>0,44</text:p>
          </table:table-cell>
          <table:table-cell office:value-type="float" office:value="11.831007915762493" table:formula="of:=[.A85]/SIN([.E85])" table:style-name="ce4">
            <text:p>11,8</text:p>
          </table:table-cell>
          <table:table-cell office:value-type="float" office:value="10.722534602547793" table:formula="of:=[.F85]*COS([.E85])" table:style-name="ce4">
            <text:p>10,7</text:p>
          </table:table-cell>
          <table:table-cell office:value-type="float" office:value="8.7225346025477926" table:formula="of:=[.G85]-[.B85]" table:style-name="ce4">
            <text:p>8,7</text:p>
          </table:table-cell>
          <table:table-cell office:value-type="float" office:value="29.246075891495273" table:formula="of:=DEGREES(ATAN(([.A85]+0.5)/([.G85]-0.9)))" table:style-name="ce3">
            <text:p>29,25</text:p>
          </table:table-cell>
          <table:table-cell office:value-type="float" office:value="11.257539074693399" table:formula="of:=([.A85]+0.5)/SIN(RADIANS([.I85]))" table:style-name="ce3">
            <text:p>11,26</text:p>
          </table:table-cell>
          <table:table-cell office:value-type="float" office:value="50.788459802470477" table:formula="of:=DEGREES(ASIN(([.H85])/[.J85]))" table:style-name="ce3">
            <text:p>50,79</text:p>
          </table:table-cell>
          <table:table-cell office:value-type="float" office:value="9.9654643060342494" table:formula="of:=90-[.I85]-[.K85]" table:style-name="ce4">
            <text:p>10,0</text:p>
          </table:table-cell>
          <table:table-cell office:value-type="float" office:value="1.9580256133355751" table:formula="of:=2*PI()*[.J85]*([.L85]/360)" table:style-name="ce3">
            <text:p>1,96</text:p>
          </table:table-cell>
          <table:table-cell office:value-type="float" office:value="3" table:style-name="ce2">
            <text:p>3</text:p>
          </table:table-cell>
          <table:table-cell office:value-type="float" office:value="0.65267520444519167" table:formula="of:=[.M85]/[.N85]" table:style-name="ce3">
            <text:p>0,6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86]-0.9" table:style-name="ce2">
            <text:p>1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6])" table:style-name="ce3">
            <text:p>0,44</text:p>
          </table:table-cell>
          <table:table-cell office:value-type="float" office:value="11.831007915762493" table:formula="of:=[.A86]/SIN([.E86])" table:style-name="ce4">
            <text:p>11,8</text:p>
          </table:table-cell>
          <table:table-cell office:value-type="float" office:value="10.722534602547793" table:formula="of:=[.F86]*COS([.E86])" table:style-name="ce4">
            <text:p>10,7</text:p>
          </table:table-cell>
          <table:table-cell office:value-type="float" office:value="8.6225346025477929" table:formula="of:=[.G86]-[.B86]" table:style-name="ce4">
            <text:p>8,6</text:p>
          </table:table-cell>
          <table:table-cell office:value-type="float" office:value="29.246075891495273" table:formula="of:=DEGREES(ATAN(([.A86]+0.5)/([.G86]-0.9)))" table:style-name="ce3">
            <text:p>29,25</text:p>
          </table:table-cell>
          <table:table-cell office:value-type="float" office:value="11.257539074693399" table:formula="of:=([.A86]+0.5)/SIN(RADIANS([.I86]))" table:style-name="ce3">
            <text:p>11,26</text:p>
          </table:table-cell>
          <table:table-cell office:value-type="float" office:value="49.990177632524407" table:formula="of:=DEGREES(ASIN(([.H86])/[.J86]))" table:style-name="ce3">
            <text:p>49,99</text:p>
          </table:table-cell>
          <table:table-cell office:value-type="float" office:value="10.763746475980319" table:formula="of:=90-[.I86]-[.K86]" table:style-name="ce4">
            <text:p>10,8</text:p>
          </table:table-cell>
          <table:table-cell office:value-type="float" office:value="2.1148729901785241" table:formula="of:=2*PI()*[.J86]*([.L86]/360)" table:style-name="ce3">
            <text:p>2,11</text:p>
          </table:table-cell>
          <table:table-cell office:value-type="float" office:value="3" table:style-name="ce2">
            <text:p>3</text:p>
          </table:table-cell>
          <table:table-cell office:value-type="float" office:value="0.70495766339284138" table:formula="of:=[.M86]/[.N86]" table:style-name="ce3">
            <text:p>0,7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87]-0.9" table:style-name="ce2">
            <text:p>1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7])" table:style-name="ce3">
            <text:p>0,44</text:p>
          </table:table-cell>
          <table:table-cell office:value-type="float" office:value="11.831007915762493" table:formula="of:=[.A87]/SIN([.E87])" table:style-name="ce4">
            <text:p>11,8</text:p>
          </table:table-cell>
          <table:table-cell office:value-type="float" office:value="10.722534602547793" table:formula="of:=[.F87]*COS([.E87])" table:style-name="ce4">
            <text:p>10,7</text:p>
          </table:table-cell>
          <table:table-cell office:value-type="float" office:value="8.5225346025477933" table:formula="of:=[.G87]-[.B87]" table:style-name="ce4">
            <text:p>8,5</text:p>
          </table:table-cell>
          <table:table-cell office:value-type="float" office:value="29.246075891495273" table:formula="of:=DEGREES(ATAN(([.A87]+0.5)/([.G87]-0.9)))" table:style-name="ce3">
            <text:p>29,25</text:p>
          </table:table-cell>
          <table:table-cell office:value-type="float" office:value="11.257539074693399" table:formula="of:=([.A87]+0.5)/SIN(RADIANS([.I87]))" table:style-name="ce3">
            <text:p>11,26</text:p>
          </table:table-cell>
          <table:table-cell office:value-type="float" office:value="49.204932170365623" table:formula="of:=DEGREES(ASIN(([.H87])/[.J87]))" table:style-name="ce3">
            <text:p>49,20</text:p>
          </table:table-cell>
          <table:table-cell office:value-type="float" office:value="11.548991938139103" table:formula="of:=90-[.I87]-[.K87]" table:style-name="ce4">
            <text:p>11,5</text:p>
          </table:table-cell>
          <table:table-cell office:value-type="float" office:value="2.2691589000413921" table:formula="of:=2*PI()*[.J87]*([.L87]/360)" table:style-name="ce3">
            <text:p>2,27</text:p>
          </table:table-cell>
          <table:table-cell office:value-type="float" office:value="3" table:style-name="ce2">
            <text:p>3</text:p>
          </table:table-cell>
          <table:table-cell office:value-type="float" office:value="0.75638630001379736" table:formula="of:=[.M87]/[.N87]" table:style-name="ce3">
            <text:p>0,7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88]-0.9" table:style-name="ce2">
            <text:p>1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8])" table:style-name="ce3">
            <text:p>0,44</text:p>
          </table:table-cell>
          <table:table-cell office:value-type="float" office:value="11.831007915762493" table:formula="of:=[.A88]/SIN([.E88])" table:style-name="ce4">
            <text:p>11,8</text:p>
          </table:table-cell>
          <table:table-cell office:value-type="float" office:value="10.722534602547793" table:formula="of:=[.F88]*COS([.E88])" table:style-name="ce4">
            <text:p>10,7</text:p>
          </table:table-cell>
          <table:table-cell office:value-type="float" office:value="8.4225346025477918" table:formula="of:=[.G88]-[.B88]" table:style-name="ce4">
            <text:p>8,4</text:p>
          </table:table-cell>
          <table:table-cell office:value-type="float" office:value="29.246075891495273" table:formula="of:=DEGREES(ATAN(([.A88]+0.5)/([.G88]-0.9)))" table:style-name="ce3">
            <text:p>29,25</text:p>
          </table:table-cell>
          <table:table-cell office:value-type="float" office:value="11.257539074693399" table:formula="of:=([.A88]+0.5)/SIN(RADIANS([.I88]))" table:style-name="ce3">
            <text:p>11,26</text:p>
          </table:table-cell>
          <table:table-cell office:value-type="float" office:value="48.431964139666952" table:formula="of:=DEGREES(ASIN(([.H88])/[.J88]))" table:style-name="ce3">
            <text:p>48,43</text:p>
          </table:table-cell>
          <table:table-cell office:value-type="float" office:value="12.321959968837774" table:formula="of:=90-[.I88]-[.K88]" table:style-name="ce4">
            <text:p>12,3</text:p>
          </table:table-cell>
          <table:table-cell office:value-type="float" office:value="2.4210325263892494" table:formula="of:=2*PI()*[.J88]*([.L88]/360)" table:style-name="ce3">
            <text:p>2,42</text:p>
          </table:table-cell>
          <table:table-cell office:value-type="float" office:value="3" table:style-name="ce2">
            <text:p>3</text:p>
          </table:table-cell>
          <table:table-cell office:value-type="float" office:value="0.80701084212974983" table:formula="of:=[.M88]/[.N88]" table:style-name="ce3">
            <text:p>0,8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89]-0.9" table:style-name="ce2">
            <text:p>1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89])" table:style-name="ce3">
            <text:p>0,44</text:p>
          </table:table-cell>
          <table:table-cell office:value-type="float" office:value="11.831007915762493" table:formula="of:=[.A89]/SIN([.E89])" table:style-name="ce4">
            <text:p>11,8</text:p>
          </table:table-cell>
          <table:table-cell office:value-type="float" office:value="10.722534602547793" table:formula="of:=[.F89]*COS([.E89])" table:style-name="ce4">
            <text:p>10,7</text:p>
          </table:table-cell>
          <table:table-cell office:value-type="float" office:value="8.3225346025477922" table:formula="of:=[.G89]-[.B89]" table:style-name="ce4">
            <text:p>8,3</text:p>
          </table:table-cell>
          <table:table-cell office:value-type="float" office:value="29.246075891495273" table:formula="of:=DEGREES(ATAN(([.A89]+0.5)/([.G89]-0.9)))" table:style-name="ce3">
            <text:p>29,25</text:p>
          </table:table-cell>
          <table:table-cell office:value-type="float" office:value="11.257539074693399" table:formula="of:=([.A89]+0.5)/SIN(RADIANS([.I89]))" table:style-name="ce3">
            <text:p>11,26</text:p>
          </table:table-cell>
          <table:table-cell office:value-type="float" office:value="47.670580598716356" table:formula="of:=DEGREES(ASIN(([.H89])/[.J89]))" table:style-name="ce3">
            <text:p>47,67</text:p>
          </table:table-cell>
          <table:table-cell office:value-type="float" office:value="13.083343509788371" table:formula="of:=90-[.I89]-[.K89]" table:style-name="ce4">
            <text:p>13,1</text:p>
          </table:table-cell>
          <table:table-cell office:value-type="float" office:value="2.5706300191875222" table:formula="of:=2*PI()*[.J89]*([.L89]/360)" table:style-name="ce3">
            <text:p>2,57</text:p>
          </table:table-cell>
          <table:table-cell office:value-type="float" office:value="3" table:style-name="ce2">
            <text:p>3</text:p>
          </table:table-cell>
          <table:table-cell office:value-type="float" office:value="0.85687667306250737" table:formula="of:=[.M89]/[.N89]" table:style-name="ce3">
            <text:p>0,8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90]-0.9" table:style-name="ce2">
            <text:p>1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0])" table:style-name="ce3">
            <text:p>0,44</text:p>
          </table:table-cell>
          <table:table-cell office:value-type="float" office:value="11.831007915762493" table:formula="of:=[.A90]/SIN([.E90])" table:style-name="ce4">
            <text:p>11,8</text:p>
          </table:table-cell>
          <table:table-cell office:value-type="float" office:value="10.722534602547793" table:formula="of:=[.F90]*COS([.E90])" table:style-name="ce4">
            <text:p>10,7</text:p>
          </table:table-cell>
          <table:table-cell office:value-type="float" office:value="8.2225346025477926" table:formula="of:=[.G90]-[.B90]" table:style-name="ce4">
            <text:p>8,2</text:p>
          </table:table-cell>
          <table:table-cell office:value-type="float" office:value="29.246075891495273" table:formula="of:=DEGREES(ATAN(([.A90]+0.5)/([.G90]-0.9)))" table:style-name="ce3">
            <text:p>29,25</text:p>
          </table:table-cell>
          <table:table-cell office:value-type="float" office:value="11.257539074693399" table:formula="of:=([.A90]+0.5)/SIN(RADIANS([.I90]))" table:style-name="ce3">
            <text:p>11,26</text:p>
          </table:table-cell>
          <table:table-cell office:value-type="float" office:value="46.920147060194793" table:formula="of:=DEGREES(ASIN(([.H90])/[.J90]))" table:style-name="ce3">
            <text:p>46,92</text:p>
          </table:table-cell>
          <table:table-cell office:value-type="float" office:value="13.833777048309933" table:formula="of:=90-[.I90]-[.K90]" table:style-name="ce4">
            <text:p>13,8</text:p>
          </table:table-cell>
          <table:table-cell office:value-type="float" office:value="2.7180760432168842" table:formula="of:=2*PI()*[.J90]*([.L90]/360)" table:style-name="ce3">
            <text:p>2,72</text:p>
          </table:table-cell>
          <table:table-cell office:value-type="float" office:value="3" table:style-name="ce2">
            <text:p>3</text:p>
          </table:table-cell>
          <table:table-cell office:value-type="float" office:value="0.90602534773896137" table:formula="of:=[.M90]/[.N90]" table:style-name="ce3">
            <text:p>0,9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91]-0.9" table:style-name="ce2">
            <text:p>1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1])" table:style-name="ce3">
            <text:p>0,44</text:p>
          </table:table-cell>
          <table:table-cell office:value-type="float" office:value="11.831007915762493" table:formula="of:=[.A91]/SIN([.E91])" table:style-name="ce4">
            <text:p>11,8</text:p>
          </table:table-cell>
          <table:table-cell office:value-type="float" office:value="10.722534602547793" table:formula="of:=[.F91]*COS([.E91])" table:style-name="ce4">
            <text:p>10,7</text:p>
          </table:table-cell>
          <table:table-cell office:value-type="float" office:value="8.1225346025477929" table:formula="of:=[.G91]-[.B91]" table:style-name="ce4">
            <text:p>8,1</text:p>
          </table:table-cell>
          <table:table-cell office:value-type="float" office:value="29.246075891495273" table:formula="of:=DEGREES(ATAN(([.A91]+0.5)/([.G91]-0.9)))" table:style-name="ce3">
            <text:p>29,25</text:p>
          </table:table-cell>
          <table:table-cell office:value-type="float" office:value="11.257539074693399" table:formula="of:=([.A91]+0.5)/SIN(RADIANS([.I91]))" table:style-name="ce3">
            <text:p>11,26</text:p>
          </table:table-cell>
          <table:table-cell office:value-type="float" office:value="46.180080772493291" table:formula="of:=DEGREES(ASIN(([.H91])/[.J91]))" table:style-name="ce3">
            <text:p>46,18</text:p>
          </table:table-cell>
          <table:table-cell office:value-type="float" office:value="14.573843336011436" table:formula="of:=90-[.I91]-[.K91]" table:style-name="ce4">
            <text:p>14,6</text:p>
          </table:table-cell>
          <table:table-cell office:value-type="float" office:value="2.8634850981676183" table:formula="of:=2*PI()*[.J91]*([.L91]/360)" table:style-name="ce3">
            <text:p>2,86</text:p>
          </table:table-cell>
          <table:table-cell office:value-type="float" office:value="3" table:style-name="ce2">
            <text:p>3</text:p>
          </table:table-cell>
          <table:table-cell office:value-type="float" office:value="0.95449503272253944" table:formula="of:=[.M91]/[.N91]" table:style-name="ce3">
            <text:p>0,9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92]-0.9" table:style-name="ce2">
            <text:p>1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2])" table:style-name="ce3">
            <text:p>0,44</text:p>
          </table:table-cell>
          <table:table-cell office:value-type="float" office:value="11.831007915762493" table:formula="of:=[.A92]/SIN([.E92])" table:style-name="ce4">
            <text:p>11,8</text:p>
          </table:table-cell>
          <table:table-cell office:value-type="float" office:value="10.722534602547793" table:formula="of:=[.F92]*COS([.E92])" table:style-name="ce4">
            <text:p>10,7</text:p>
          </table:table-cell>
          <table:table-cell office:value-type="float" office:value="8.0225346025477933" table:formula="of:=[.G92]-[.B92]" table:style-name="ce4">
            <text:p>8,0</text:p>
          </table:table-cell>
          <table:table-cell office:value-type="float" office:value="29.246075891495273" table:formula="of:=DEGREES(ATAN(([.A92]+0.5)/([.G92]-0.9)))" table:style-name="ce3">
            <text:p>29,25</text:p>
          </table:table-cell>
          <table:table-cell office:value-type="float" office:value="11.257539074693399" table:formula="of:=([.A92]+0.5)/SIN(RADIANS([.I92]))" table:style-name="ce3">
            <text:p>11,26</text:p>
          </table:table-cell>
          <table:table-cell office:value-type="float" office:value="45.449844959994586" table:formula="of:=DEGREES(ASIN(([.H92])/[.J92]))" table:style-name="ce3">
            <text:p>45,45</text:p>
          </table:table-cell>
          <table:table-cell office:value-type="float" office:value="15.304079148510141" table:formula="of:=90-[.I92]-[.K92]" table:style-name="ce4">
            <text:p>15,3</text:p>
          </table:table-cell>
          <table:table-cell office:value-type="float" office:value="3.0069626503155495" table:formula="of:=2*PI()*[.J92]*([.L92]/360)" table:style-name="ce3">
            <text:p>3,01</text:p>
          </table:table-cell>
          <table:table-cell office:value-type="float" office:value="3" table:style-name="ce2">
            <text:p>3</text:p>
          </table:table-cell>
          <table:table-cell office:value-type="float" office:value="1.0023208834385164" table:formula="of:=[.M92]/[.N92]" table:style-name="ce3">
            <text:p>1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93]-0.9" table:style-name="ce2">
            <text:p>1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3])" table:style-name="ce3">
            <text:p>0,44</text:p>
          </table:table-cell>
          <table:table-cell office:value-type="float" office:value="11.831007915762493" table:formula="of:=[.A93]/SIN([.E93])" table:style-name="ce4">
            <text:p>11,8</text:p>
          </table:table-cell>
          <table:table-cell office:value-type="float" office:value="10.722534602547793" table:formula="of:=[.F93]*COS([.E93])" table:style-name="ce4">
            <text:p>10,7</text:p>
          </table:table-cell>
          <table:table-cell office:value-type="float" office:value="7.9225346025477927" table:formula="of:=[.G93]-[.B93]" table:style-name="ce4">
            <text:p>7,9</text:p>
          </table:table-cell>
          <table:table-cell office:value-type="float" office:value="29.246075891495273" table:formula="of:=DEGREES(ATAN(([.A93]+0.5)/([.G93]-0.9)))" table:style-name="ce3">
            <text:p>29,25</text:p>
          </table:table-cell>
          <table:table-cell office:value-type="float" office:value="11.257539074693399" table:formula="of:=([.A93]+0.5)/SIN(RADIANS([.I93]))" table:style-name="ce3">
            <text:p>11,26</text:p>
          </table:table-cell>
          <table:table-cell office:value-type="float" office:value="44.728943860205881" table:formula="of:=DEGREES(ASIN(([.H93])/[.J93]))" table:style-name="ce3">
            <text:p>44,73</text:p>
          </table:table-cell>
          <table:table-cell office:value-type="float" office:value="16.024980248298846" table:formula="of:=90-[.I93]-[.K93]" table:style-name="ce4">
            <text:p>16,0</text:p>
          </table:table-cell>
          <table:table-cell office:value-type="float" office:value="3.1486061076317688" table:formula="of:=2*PI()*[.J93]*([.L93]/360)" table:style-name="ce3">
            <text:p>3,15</text:p>
          </table:table-cell>
          <table:table-cell office:value-type="float" office:value="3" table:style-name="ce2">
            <text:p>3</text:p>
          </table:table-cell>
          <table:table-cell office:value-type="float" office:value="1.0495353692105895" table:formula="of:=[.M93]/[.N93]" table:style-name="ce3">
            <text:p>1,0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94]-0.9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4])" table:style-name="ce3">
            <text:p>0,44</text:p>
          </table:table-cell>
          <table:table-cell office:value-type="float" office:value="11.831007915762493" table:formula="of:=[.A94]/SIN([.E94])" table:style-name="ce4">
            <text:p>11,8</text:p>
          </table:table-cell>
          <table:table-cell office:value-type="float" office:value="10.722534602547793" table:formula="of:=[.F94]*COS([.E94])" table:style-name="ce4">
            <text:p>10,7</text:p>
          </table:table-cell>
          <table:table-cell office:value-type="float" office:value="7.8225346025477922" table:formula="of:=[.G94]-[.B94]" table:style-name="ce4">
            <text:p>7,8</text:p>
          </table:table-cell>
          <table:table-cell office:value-type="float" office:value="29.246075891495273" table:formula="of:=DEGREES(ATAN(([.A94]+0.5)/([.G94]-0.9)))" table:style-name="ce3">
            <text:p>29,25</text:p>
          </table:table-cell>
          <table:table-cell office:value-type="float" office:value="11.257539074693399" table:formula="of:=([.A94]+0.5)/SIN(RADIANS([.I94]))" table:style-name="ce3">
            <text:p>11,26</text:p>
          </table:table-cell>
          <table:table-cell office:value-type="float" office:value="44.016918427044715" table:formula="of:=DEGREES(ASIN(([.H94])/[.J94]))" table:style-name="ce3">
            <text:p>44,02</text:p>
          </table:table-cell>
          <table:table-cell office:value-type="float" office:value="16.737005681460012" table:formula="of:=90-[.I94]-[.K94]" table:style-name="ce4">
            <text:p>16,7</text:p>
          </table:table-cell>
          <table:table-cell office:value-type="float" office:value="3.2885056640058492" table:formula="of:=2*PI()*[.J94]*([.L94]/360)" table:style-name="ce3">
            <text:p>3,29</text:p>
          </table:table-cell>
          <table:table-cell office:value-type="float" office:value="3" table:style-name="ce2">
            <text:p>3</text:p>
          </table:table-cell>
          <table:table-cell office:value-type="float" office:value="1.0961685546686164" table:formula="of:=[.M94]/[.N94]" table:style-name="ce3">
            <text:p>1,1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95]-0.9" table:style-name="ce2">
            <text:p>2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5])" table:style-name="ce3">
            <text:p>0,44</text:p>
          </table:table-cell>
          <table:table-cell office:value-type="float" office:value="11.831007915762493" table:formula="of:=[.A95]/SIN([.E95])" table:style-name="ce4">
            <text:p>11,8</text:p>
          </table:table-cell>
          <table:table-cell office:value-type="float" office:value="10.722534602547793" table:formula="of:=[.F95]*COS([.E95])" table:style-name="ce4">
            <text:p>10,7</text:p>
          </table:table-cell>
          <table:table-cell office:value-type="float" office:value="7.7225346025477926" table:formula="of:=[.G95]-[.B95]" table:style-name="ce4">
            <text:p>7,7</text:p>
          </table:table-cell>
          <table:table-cell office:value-type="float" office:value="29.246075891495273" table:formula="of:=DEGREES(ATAN(([.A95]+0.5)/([.G95]-0.9)))" table:style-name="ce3">
            <text:p>29,25</text:p>
          </table:table-cell>
          <table:table-cell office:value-type="float" office:value="11.257539074693399" table:formula="of:=([.A95]+0.5)/SIN(RADIANS([.I95]))" table:style-name="ce3">
            <text:p>11,26</text:p>
          </table:table-cell>
          <table:table-cell office:value-type="float" office:value="43.313342594174138" table:formula="of:=DEGREES(ASIN(([.H95])/[.J95]))" table:style-name="ce3">
            <text:p>43,31</text:p>
          </table:table-cell>
          <table:table-cell office:value-type="float" office:value="17.440581514330589" table:formula="of:=90-[.I95]-[.K95]" table:style-name="ce4">
            <text:p>17,4</text:p>
          </table:table-cell>
          <table:table-cell office:value-type="float" office:value="3.4267450334299441" table:formula="of:=2*PI()*[.J95]*([.L95]/360)" table:style-name="ce3">
            <text:p>3,43</text:p>
          </table:table-cell>
          <table:table-cell office:value-type="float" office:value="3" table:style-name="ce2">
            <text:p>3</text:p>
          </table:table-cell>
          <table:table-cell office:value-type="float" office:value="1.142248344476648" table:formula="of:=[.M95]/[.N95]" table:style-name="ce3">
            <text:p>1,1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96]-0.9" table:style-name="ce2">
            <text:p>2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6])" table:style-name="ce3">
            <text:p>0,44</text:p>
          </table:table-cell>
          <table:table-cell office:value-type="float" office:value="11.831007915762493" table:formula="of:=[.A96]/SIN([.E96])" table:style-name="ce4">
            <text:p>11,8</text:p>
          </table:table-cell>
          <table:table-cell office:value-type="float" office:value="10.722534602547793" table:formula="of:=[.F96]*COS([.E96])" table:style-name="ce4">
            <text:p>10,7</text:p>
          </table:table-cell>
          <table:table-cell office:value-type="float" office:value="7.6225346025477929" table:formula="of:=[.G96]-[.B96]" table:style-name="ce4">
            <text:p>7,6</text:p>
          </table:table-cell>
          <table:table-cell office:value-type="float" office:value="29.246075891495273" table:formula="of:=DEGREES(ATAN(([.A96]+0.5)/([.G96]-0.9)))" table:style-name="ce3">
            <text:p>29,25</text:p>
          </table:table-cell>
          <table:table-cell office:value-type="float" office:value="11.257539074693399" table:formula="of:=([.A96]+0.5)/SIN(RADIANS([.I96]))" table:style-name="ce3">
            <text:p>11,26</text:p>
          </table:table-cell>
          <table:table-cell office:value-type="float" office:value="42.617820011688636" table:formula="of:=DEGREES(ASIN(([.H96])/[.J96]))" table:style-name="ce3">
            <text:p>42,62</text:p>
          </table:table-cell>
          <table:table-cell office:value-type="float" office:value="18.136104096816091" table:formula="of:=90-[.I96]-[.K96]" table:style-name="ce4">
            <text:p>18,1</text:p>
          </table:table-cell>
          <table:table-cell office:value-type="float" office:value="3.5634020911784017" table:formula="of:=2*PI()*[.J96]*([.L96]/360)" table:style-name="ce3">
            <text:p>3,56</text:p>
          </table:table-cell>
          <table:table-cell office:value-type="float" office:value="3" table:style-name="ce2">
            <text:p>3</text:p>
          </table:table-cell>
          <table:table-cell office:value-type="float" office:value="1.1878006970594672" table:formula="of:=[.M96]/[.N96]" table:style-name="ce3">
            <text:p>1,1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97]-0.9" table:style-name="ce2">
            <text:p>2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7])" table:style-name="ce3">
            <text:p>0,44</text:p>
          </table:table-cell>
          <table:table-cell office:value-type="float" office:value="11.831007915762493" table:formula="of:=[.A97]/SIN([.E97])" table:style-name="ce4">
            <text:p>11,8</text:p>
          </table:table-cell>
          <table:table-cell office:value-type="float" office:value="10.722534602547793" table:formula="of:=[.F97]*COS([.E97])" table:style-name="ce4">
            <text:p>10,7</text:p>
          </table:table-cell>
          <table:table-cell office:value-type="float" office:value="7.5225346025477924" table:formula="of:=[.G97]-[.B97]" table:style-name="ce4">
            <text:p>7,5</text:p>
          </table:table-cell>
          <table:table-cell office:value-type="float" office:value="29.246075891495273" table:formula="of:=DEGREES(ATAN(([.A97]+0.5)/([.G97]-0.9)))" table:style-name="ce3">
            <text:p>29,25</text:p>
          </table:table-cell>
          <table:table-cell office:value-type="float" office:value="11.257539074693399" table:formula="of:=([.A97]+0.5)/SIN(RADIANS([.I97]))" table:style-name="ce3">
            <text:p>11,26</text:p>
          </table:table-cell>
          <table:table-cell office:value-type="float" office:value="41.929981184874663" table:formula="of:=DEGREES(ASIN(([.H97])/[.J97]))" table:style-name="ce3">
            <text:p>41,93</text:p>
          </table:table-cell>
          <table:table-cell office:value-type="float" office:value="18.823942923630064" table:formula="of:=90-[.I97]-[.K97]" table:style-name="ce4">
            <text:p>18,8</text:p>
          </table:table-cell>
          <table:table-cell office:value-type="float" office:value="3.6985494359873075" table:formula="of:=2*PI()*[.J97]*([.L97]/360)" table:style-name="ce3">
            <text:p>3,70</text:p>
          </table:table-cell>
          <table:table-cell office:value-type="float" office:value="3" table:style-name="ce2">
            <text:p>3</text:p>
          </table:table-cell>
          <table:table-cell office:value-type="float" office:value="1.2328498119957692" table:formula="of:=[.M97]/[.N97]" table:style-name="ce3">
            <text:p>1,2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98]-0.9" table:style-name="ce2">
            <text:p>2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8])" table:style-name="ce3">
            <text:p>0,44</text:p>
          </table:table-cell>
          <table:table-cell office:value-type="float" office:value="11.831007915762493" table:formula="of:=[.A98]/SIN([.E98])" table:style-name="ce4">
            <text:p>11,8</text:p>
          </table:table-cell>
          <table:table-cell office:value-type="float" office:value="10.722534602547793" table:formula="of:=[.F98]*COS([.E98])" table:style-name="ce4">
            <text:p>10,7</text:p>
          </table:table-cell>
          <table:table-cell office:value-type="float" office:value="7.4225346025477927" table:formula="of:=[.G98]-[.B98]" table:style-name="ce4">
            <text:p>7,4</text:p>
          </table:table-cell>
          <table:table-cell office:value-type="float" office:value="29.246075891495273" table:formula="of:=DEGREES(ATAN(([.A98]+0.5)/([.G98]-0.9)))" table:style-name="ce3">
            <text:p>29,25</text:p>
          </table:table-cell>
          <table:table-cell office:value-type="float" office:value="11.257539074693399" table:formula="of:=([.A98]+0.5)/SIN(RADIANS([.I98]))" table:style-name="ce3">
            <text:p>11,26</text:p>
          </table:table-cell>
          <table:table-cell office:value-type="float" office:value="41.249480956111533" table:formula="of:=DEGREES(ASIN(([.H98])/[.J98]))" table:style-name="ce3">
            <text:p>41,25</text:p>
          </table:table-cell>
          <table:table-cell office:value-type="float" office:value="19.504443152393193" table:formula="of:=90-[.I98]-[.K98]" table:style-name="ce4">
            <text:p>19,5</text:p>
          </table:table-cell>
          <table:table-cell office:value-type="float" office:value="3.8322548848134215" table:formula="of:=2*PI()*[.J98]*([.L98]/360)" table:style-name="ce3">
            <text:p>3,83</text:p>
          </table:table-cell>
          <table:table-cell office:value-type="float" office:value="3" table:style-name="ce2">
            <text:p>3</text:p>
          </table:table-cell>
          <table:table-cell office:value-type="float" office:value="1.2774182949378072" table:formula="of:=[.M98]/[.N98]" table:style-name="ce3">
            <text:p>1,2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99]-0.9" table:style-name="ce2">
            <text:p>2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99])" table:style-name="ce3">
            <text:p>0,44</text:p>
          </table:table-cell>
          <table:table-cell office:value-type="float" office:value="11.831007915762493" table:formula="of:=[.A99]/SIN([.E99])" table:style-name="ce4">
            <text:p>11,8</text:p>
          </table:table-cell>
          <table:table-cell office:value-type="float" office:value="10.722534602547793" table:formula="of:=[.F99]*COS([.E99])" table:style-name="ce4">
            <text:p>10,7</text:p>
          </table:table-cell>
          <table:table-cell office:value-type="float" office:value="7.3225346025477922" table:formula="of:=[.G99]-[.B99]" table:style-name="ce4">
            <text:p>7,3</text:p>
          </table:table-cell>
          <table:table-cell office:value-type="float" office:value="29.246075891495273" table:formula="of:=DEGREES(ATAN(([.A99]+0.5)/([.G99]-0.9)))" table:style-name="ce3">
            <text:p>29,25</text:p>
          </table:table-cell>
          <table:table-cell office:value-type="float" office:value="11.257539074693399" table:formula="of:=([.A99]+0.5)/SIN(RADIANS([.I99]))" table:style-name="ce3">
            <text:p>11,26</text:p>
          </table:table-cell>
          <table:table-cell office:value-type="float" office:value="40.575996280918062" table:formula="of:=DEGREES(ASIN(([.H99])/[.J99]))" table:style-name="ce3">
            <text:p>40,58</text:p>
          </table:table-cell>
          <table:table-cell office:value-type="float" office:value="20.177927827586664" table:formula="of:=90-[.I99]-[.K99]" table:style-name="ce4">
            <text:p>20,2</text:p>
          </table:table-cell>
          <table:table-cell office:value-type="float" office:value="3.9645819097990325" table:formula="of:=2*PI()*[.J99]*([.L99]/360)" table:style-name="ce3">
            <text:p>3,96</text:p>
          </table:table-cell>
          <table:table-cell office:value-type="float" office:value="3" table:style-name="ce2">
            <text:p>3</text:p>
          </table:table-cell>
          <table:table-cell office:value-type="float" office:value="1.3215273032663442" table:formula="of:=[.M99]/[.N99]" table:style-name="ce3">
            <text:p>1,32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102]-0.9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2])" table:style-name="ce3">
            <text:p>0,44</text:p>
          </table:table-cell>
          <table:table-cell office:value-type="float" office:value="11.831007915762493" table:formula="of:=[.A102]/SIN([.E102])" table:style-name="ce4">
            <text:p>11,8</text:p>
          </table:table-cell>
          <table:table-cell office:value-type="float" office:value="10.722534602547793" table:formula="of:=[.F102]*COS([.E102])" table:style-name="ce4">
            <text:p>10,7</text:p>
          </table:table-cell>
          <table:table-cell office:value-type="float" office:value="9.8225346025477922" table:formula="of:=[.G102]-[.B102]" table:style-name="ce4">
            <text:p>9,8</text:p>
          </table:table-cell>
          <table:table-cell office:value-type="float" office:value="29.246075891495273" table:formula="of:=DEGREES(ATAN(([.A102]+0.5)/([.G102]-0.9)))" table:style-name="ce3">
            <text:p>29,25</text:p>
          </table:table-cell>
          <table:table-cell office:value-type="float" office:value="11.257539074693399" table:formula="of:=([.A102]+0.5)/SIN(RADIANS([.I102]))" table:style-name="ce3">
            <text:p>11,26</text:p>
          </table:table-cell>
          <table:table-cell office:value-type="float" office:value="60.753924108504734" table:formula="of:=DEGREES(ASIN(([.H102])/[.J102]))" table:style-name="ce3">
            <text:p>60,75</text:p>
          </table:table-cell>
          <table:table-cell office:value-type="float" office:value="0" table:formula="of:=90-[.I102]-[.K102]" table:style-name="ce4">
            <text:p>0,0</text:p>
          </table:table-cell>
          <table:table-cell office:value-type="float" office:value="0" table:formula="of:=2*PI()*[.J102]*([.L102]/360)" table:style-name="ce3">
            <text:p>0,00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[.M102]/[.N102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103]-0.9" table:style-name="ce2">
            <text:p>0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3])" table:style-name="ce3">
            <text:p>0,44</text:p>
          </table:table-cell>
          <table:table-cell office:value-type="float" office:value="11.831007915762493" table:formula="of:=[.A103]/SIN([.E103])" table:style-name="ce4">
            <text:p>11,8</text:p>
          </table:table-cell>
          <table:table-cell office:value-type="float" office:value="10.722534602547793" table:formula="of:=[.F103]*COS([.E103])" table:style-name="ce4">
            <text:p>10,7</text:p>
          </table:table-cell>
          <table:table-cell office:value-type="float" office:value="9.7225346025477926" table:formula="of:=[.G103]-[.B103]" table:style-name="ce4">
            <text:p>9,7</text:p>
          </table:table-cell>
          <table:table-cell office:value-type="float" office:value="29.246075891495273" table:formula="of:=DEGREES(ATAN(([.A103]+0.5)/([.G103]-0.9)))" table:style-name="ce3">
            <text:p>29,25</text:p>
          </table:table-cell>
          <table:table-cell office:value-type="float" office:value="11.257539074693399" table:formula="of:=([.A103]+0.5)/SIN(RADIANS([.I103]))" table:style-name="ce3">
            <text:p>11,26</text:p>
          </table:table-cell>
          <table:table-cell office:value-type="float" office:value="59.728514618081938" table:formula="of:=DEGREES(ASIN(([.H103])/[.J103]))" table:style-name="ce3">
            <text:p>59,73</text:p>
          </table:table-cell>
          <table:table-cell office:value-type="float" office:value="1.0254094904227884" table:formula="of:=90-[.I103]-[.K103]" table:style-name="ce4">
            <text:p>1,0</text:p>
          </table:table-cell>
          <table:table-cell office:value-type="float" office:value="0.2014736077263814" table:formula="of:=2*PI()*[.J103]*([.L103]/360)" table:style-name="ce3">
            <text:p>0,20</text:p>
          </table:table-cell>
          <table:table-cell office:value-type="float" office:value="2" table:style-name="ce2">
            <text:p>2</text:p>
          </table:table-cell>
          <table:table-cell office:value-type="float" office:value="0.1007368038631907" table:formula="of:=[.M103]/[.N103]" table:style-name="ce3">
            <text:p>0,1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104]-0.9" table:style-name="ce2">
            <text:p>0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4])" table:style-name="ce3">
            <text:p>0,44</text:p>
          </table:table-cell>
          <table:table-cell office:value-type="float" office:value="11.831007915762493" table:formula="of:=[.A104]/SIN([.E104])" table:style-name="ce4">
            <text:p>11,8</text:p>
          </table:table-cell>
          <table:table-cell office:value-type="float" office:value="10.722534602547793" table:formula="of:=[.F104]*COS([.E104])" table:style-name="ce4">
            <text:p>10,7</text:p>
          </table:table-cell>
          <table:table-cell office:value-type="float" office:value="9.6225346025477929" table:formula="of:=[.G104]-[.B104]" table:style-name="ce4">
            <text:p>9,6</text:p>
          </table:table-cell>
          <table:table-cell office:value-type="float" office:value="29.246075891495273" table:formula="of:=DEGREES(ATAN(([.A104]+0.5)/([.G104]-0.9)))" table:style-name="ce3">
            <text:p>29,25</text:p>
          </table:table-cell>
          <table:table-cell office:value-type="float" office:value="11.257539074693399" table:formula="of:=([.A104]+0.5)/SIN(RADIANS([.I104]))" table:style-name="ce3">
            <text:p>11,26</text:p>
          </table:table-cell>
          <table:table-cell office:value-type="float" office:value="58.733627901872843" table:formula="of:=DEGREES(ASIN(([.H104])/[.J104]))" table:style-name="ce3">
            <text:p>58,73</text:p>
          </table:table-cell>
          <table:table-cell office:value-type="float" office:value="2.0202962066318833" table:formula="of:=90-[.I104]-[.K104]" table:style-name="ce4">
            <text:p>2,0</text:p>
          </table:table-cell>
          <table:table-cell office:value-type="float" office:value="0.39695006651266951" table:formula="of:=2*PI()*[.J104]*([.L104]/360)" table:style-name="ce3">
            <text:p>0,40</text:p>
          </table:table-cell>
          <table:table-cell office:value-type="float" office:value="2" table:style-name="ce2">
            <text:p>2</text:p>
          </table:table-cell>
          <table:table-cell office:value-type="float" office:value="0.19847503325633475" table:formula="of:=[.M104]/[.N104]" table:style-name="ce3">
            <text:p>0,2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105]-0.9" table:style-name="ce2">
            <text:p>0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5])" table:style-name="ce3">
            <text:p>0,44</text:p>
          </table:table-cell>
          <table:table-cell office:value-type="float" office:value="11.831007915762493" table:formula="of:=[.A105]/SIN([.E105])" table:style-name="ce4">
            <text:p>11,8</text:p>
          </table:table-cell>
          <table:table-cell office:value-type="float" office:value="10.722534602547793" table:formula="of:=[.F105]*COS([.E105])" table:style-name="ce4">
            <text:p>10,7</text:p>
          </table:table-cell>
          <table:table-cell office:value-type="float" office:value="9.5225346025477933" table:formula="of:=[.G105]-[.B105]" table:style-name="ce4">
            <text:p>9,5</text:p>
          </table:table-cell>
          <table:table-cell office:value-type="float" office:value="29.246075891495273" table:formula="of:=DEGREES(ATAN(([.A105]+0.5)/([.G105]-0.9)))" table:style-name="ce3">
            <text:p>29,25</text:p>
          </table:table-cell>
          <table:table-cell office:value-type="float" office:value="11.257539074693399" table:formula="of:=([.A105]+0.5)/SIN(RADIANS([.I105]))" table:style-name="ce3">
            <text:p>11,26</text:p>
          </table:table-cell>
          <table:table-cell office:value-type="float" office:value="57.766414621196638" table:formula="of:=DEGREES(ASIN(([.H105])/[.J105]))" table:style-name="ce3">
            <text:p>57,77</text:p>
          </table:table-cell>
          <table:table-cell office:value-type="float" office:value="2.9875094873080883" table:formula="of:=90-[.I105]-[.K105]" table:style-name="ce4">
            <text:p>3,0</text:p>
          </table:table-cell>
          <table:table-cell office:value-type="float" office:value="0.5869892176213235" table:formula="of:=2*PI()*[.J105]*([.L105]/360)" table:style-name="ce3">
            <text:p>0,59</text:p>
          </table:table-cell>
          <table:table-cell office:value-type="float" office:value="2" table:style-name="ce2">
            <text:p>2</text:p>
          </table:table-cell>
          <table:table-cell office:value-type="float" office:value="0.29349460881066175" table:formula="of:=[.M105]/[.N105]" table:style-name="ce3">
            <text:p>0,2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106]-0.9" table:style-name="ce2">
            <text:p>0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6])" table:style-name="ce3">
            <text:p>0,44</text:p>
          </table:table-cell>
          <table:table-cell office:value-type="float" office:value="11.831007915762493" table:formula="of:=[.A106]/SIN([.E106])" table:style-name="ce4">
            <text:p>11,8</text:p>
          </table:table-cell>
          <table:table-cell office:value-type="float" office:value="10.722534602547793" table:formula="of:=[.F106]*COS([.E106])" table:style-name="ce4">
            <text:p>10,7</text:p>
          </table:table-cell>
          <table:table-cell office:value-type="float" office:value="9.4225346025477918" table:formula="of:=[.G106]-[.B106]" table:style-name="ce4">
            <text:p>9,4</text:p>
          </table:table-cell>
          <table:table-cell office:value-type="float" office:value="29.246075891495273" table:formula="of:=DEGREES(ATAN(([.A106]+0.5)/([.G106]-0.9)))" table:style-name="ce3">
            <text:p>29,25</text:p>
          </table:table-cell>
          <table:table-cell office:value-type="float" office:value="11.257539074693399" table:formula="of:=([.A106]+0.5)/SIN(RADIANS([.I106]))" table:style-name="ce3">
            <text:p>11,26</text:p>
          </table:table-cell>
          <table:table-cell office:value-type="float" office:value="56.824431691342454" table:formula="of:=DEGREES(ASIN(([.H106])/[.J106]))" table:style-name="ce3">
            <text:p>56,82</text:p>
          </table:table-cell>
          <table:table-cell office:value-type="float" office:value="3.9294924171622725" table:formula="of:=90-[.I106]-[.K106]" table:style-name="ce4">
            <text:p>3,9</text:p>
          </table:table-cell>
          <table:table-cell office:value-type="float" office:value="0.77207108107875932" table:formula="of:=2*PI()*[.J106]*([.L106]/360)" table:style-name="ce3">
            <text:p>0,77</text:p>
          </table:table-cell>
          <table:table-cell office:value-type="float" office:value="2" table:style-name="ce2">
            <text:p>2</text:p>
          </table:table-cell>
          <table:table-cell office:value-type="float" office:value="0.38603554053937966" table:formula="of:=[.M106]/[.N106]" table:style-name="ce3">
            <text:p>0,3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107]-0.9" table:style-name="ce2">
            <text:p>0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7])" table:style-name="ce3">
            <text:p>0,44</text:p>
          </table:table-cell>
          <table:table-cell office:value-type="float" office:value="11.831007915762493" table:formula="of:=[.A107]/SIN([.E107])" table:style-name="ce4">
            <text:p>11,8</text:p>
          </table:table-cell>
          <table:table-cell office:value-type="float" office:value="10.722534602547793" table:formula="of:=[.F107]*COS([.E107])" table:style-name="ce4">
            <text:p>10,7</text:p>
          </table:table-cell>
          <table:table-cell office:value-type="float" office:value="9.3225346025477922" table:formula="of:=[.G107]-[.B107]" table:style-name="ce4">
            <text:p>9,3</text:p>
          </table:table-cell>
          <table:table-cell office:value-type="float" office:value="29.246075891495273" table:formula="of:=DEGREES(ATAN(([.A107]+0.5)/([.G107]-0.9)))" table:style-name="ce3">
            <text:p>29,25</text:p>
          </table:table-cell>
          <table:table-cell office:value-type="float" office:value="11.257539074693399" table:formula="of:=([.A107]+0.5)/SIN(RADIANS([.I107]))" table:style-name="ce3">
            <text:p>11,26</text:p>
          </table:table-cell>
          <table:table-cell office:value-type="float" office:value="55.905565552434709" table:formula="of:=DEGREES(ASIN(([.H107])/[.J107]))" table:style-name="ce3">
            <text:p>55,91</text:p>
          </table:table-cell>
          <table:table-cell office:value-type="float" office:value="4.8483585560700178" table:formula="of:=90-[.I107]-[.K107]" table:style-name="ce4">
            <text:p>4,8</text:p>
          </table:table-cell>
          <table:table-cell office:value-type="float" office:value="0.95261093150185583" table:formula="of:=2*PI()*[.J107]*([.L107]/360)" table:style-name="ce3">
            <text:p>0,95</text:p>
          </table:table-cell>
          <table:table-cell office:value-type="float" office:value="2" table:style-name="ce2">
            <text:p>2</text:p>
          </table:table-cell>
          <table:table-cell office:value-type="float" office:value="0.47630546575092791" table:formula="of:=[.M107]/[.N107]" table:style-name="ce3">
            <text:p>0,4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108]-0.9" table:style-name="ce2">
            <text:p>0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8])" table:style-name="ce3">
            <text:p>0,44</text:p>
          </table:table-cell>
          <table:table-cell office:value-type="float" office:value="11.831007915762493" table:formula="of:=[.A108]/SIN([.E108])" table:style-name="ce4">
            <text:p>11,8</text:p>
          </table:table-cell>
          <table:table-cell office:value-type="float" office:value="10.722534602547793" table:formula="of:=[.F108]*COS([.E108])" table:style-name="ce4">
            <text:p>10,7</text:p>
          </table:table-cell>
          <table:table-cell office:value-type="float" office:value="9.2225346025477926" table:formula="of:=[.G108]-[.B108]" table:style-name="ce4">
            <text:p>9,2</text:p>
          </table:table-cell>
          <table:table-cell office:value-type="float" office:value="29.246075891495273" table:formula="of:=DEGREES(ATAN(([.A108]+0.5)/([.G108]-0.9)))" table:style-name="ce3">
            <text:p>29,25</text:p>
          </table:table-cell>
          <table:table-cell office:value-type="float" office:value="11.257539074693399" table:formula="of:=([.A108]+0.5)/SIN(RADIANS([.I108]))" table:style-name="ce3">
            <text:p>11,26</text:p>
          </table:table-cell>
          <table:table-cell office:value-type="float" office:value="55.007973110209598" table:formula="of:=DEGREES(ASIN(([.H108])/[.J108]))" table:style-name="ce3">
            <text:p>55,01</text:p>
          </table:table-cell>
          <table:table-cell office:value-type="float" office:value="5.7459509982951289" table:formula="of:=90-[.I108]-[.K108]" table:style-name="ce4">
            <text:p>5,7</text:p>
          </table:table-cell>
          <table:table-cell office:value-type="float" office:value="1.128970902120485" table:formula="of:=2*PI()*[.J108]*([.L108]/360)" table:style-name="ce3">
            <text:p>1,13</text:p>
          </table:table-cell>
          <table:table-cell office:value-type="float" office:value="2" table:style-name="ce2">
            <text:p>2</text:p>
          </table:table-cell>
          <table:table-cell office:value-type="float" office:value="0.5644854510602425" table:formula="of:=[.M108]/[.N108]" table:style-name="ce3">
            <text:p>0,5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109]-0.9" table:style-name="ce2">
            <text:p>0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09])" table:style-name="ce3">
            <text:p>0,44</text:p>
          </table:table-cell>
          <table:table-cell office:value-type="float" office:value="11.831007915762493" table:formula="of:=[.A109]/SIN([.E109])" table:style-name="ce4">
            <text:p>11,8</text:p>
          </table:table-cell>
          <table:table-cell office:value-type="float" office:value="10.722534602547793" table:formula="of:=[.F109]*COS([.E109])" table:style-name="ce4">
            <text:p>10,7</text:p>
          </table:table-cell>
          <table:table-cell office:value-type="float" office:value="9.1225346025477929" table:formula="of:=[.G109]-[.B109]" table:style-name="ce4">
            <text:p>9,1</text:p>
          </table:table-cell>
          <table:table-cell office:value-type="float" office:value="29.246075891495273" table:formula="of:=DEGREES(ATAN(([.A109]+0.5)/([.G109]-0.9)))" table:style-name="ce3">
            <text:p>29,25</text:p>
          </table:table-cell>
          <table:table-cell office:value-type="float" office:value="11.257539074693399" table:formula="of:=([.A109]+0.5)/SIN(RADIANS([.I109]))" table:style-name="ce3">
            <text:p>11,26</text:p>
          </table:table-cell>
          <table:table-cell office:value-type="float" office:value="54.130035615369046" table:formula="of:=DEGREES(ASIN(([.H109])/[.J109]))" table:style-name="ce3">
            <text:p>54,13</text:p>
          </table:table-cell>
          <table:table-cell office:value-type="float" office:value="6.6238884931356807" table:formula="of:=90-[.I109]-[.K109]" table:style-name="ce4">
            <text:p>6,6</text:p>
          </table:table-cell>
          <table:table-cell office:value-type="float" office:value="1.3014690466138201" table:formula="of:=2*PI()*[.J109]*([.L109]/360)" table:style-name="ce3">
            <text:p>1,30</text:p>
          </table:table-cell>
          <table:table-cell office:value-type="float" office:value="2" table:style-name="ce2">
            <text:p>2</text:p>
          </table:table-cell>
          <table:table-cell office:value-type="float" office:value="0.65073452330691006" table:formula="of:=[.M109]/[.N109]" table:style-name="ce3">
            <text:p>0,6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110]-0.9" table:style-name="ce2">
            <text:p>0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0])" table:style-name="ce3">
            <text:p>0,44</text:p>
          </table:table-cell>
          <table:table-cell office:value-type="float" office:value="11.831007915762493" table:formula="of:=[.A110]/SIN([.E110])" table:style-name="ce4">
            <text:p>11,8</text:p>
          </table:table-cell>
          <table:table-cell office:value-type="float" office:value="10.722534602547793" table:formula="of:=[.F110]*COS([.E110])" table:style-name="ce4">
            <text:p>10,7</text:p>
          </table:table-cell>
          <table:table-cell office:value-type="float" office:value="9.0225346025477933" table:formula="of:=[.G110]-[.B110]" table:style-name="ce4">
            <text:p>9,0</text:p>
          </table:table-cell>
          <table:table-cell office:value-type="float" office:value="29.246075891495273" table:formula="of:=DEGREES(ATAN(([.A110]+0.5)/([.G110]-0.9)))" table:style-name="ce3">
            <text:p>29,25</text:p>
          </table:table-cell>
          <table:table-cell office:value-type="float" office:value="11.257539074693399" table:formula="of:=([.A110]+0.5)/SIN(RADIANS([.I110]))" table:style-name="ce3">
            <text:p>11,26</text:p>
          </table:table-cell>
          <table:table-cell office:value-type="float" office:value="53.270322178027804" table:formula="of:=DEGREES(ASIN(([.H110])/[.J110]))" table:style-name="ce3">
            <text:p>53,27</text:p>
          </table:table-cell>
          <table:table-cell office:value-type="float" office:value="7.4836019304769223" table:formula="of:=90-[.I110]-[.K110]" table:style-name="ce4">
            <text:p>7,5</text:p>
          </table:table-cell>
          <table:table-cell office:value-type="float" office:value="1.4703865078327252" table:formula="of:=2*PI()*[.J110]*([.L110]/360)" table:style-name="ce3">
            <text:p>1,47</text:p>
          </table:table-cell>
          <table:table-cell office:value-type="float" office:value="2" table:style-name="ce2">
            <text:p>2</text:p>
          </table:table-cell>
          <table:table-cell office:value-type="float" office:value="0.73519325391636259" table:formula="of:=[.M110]/[.N110]" table:style-name="ce3">
            <text:p>0,7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111]-0.9" table:style-name="ce2">
            <text:p>0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1])" table:style-name="ce3">
            <text:p>0,44</text:p>
          </table:table-cell>
          <table:table-cell office:value-type="float" office:value="11.831007915762493" table:formula="of:=[.A111]/SIN([.E111])" table:style-name="ce4">
            <text:p>11,8</text:p>
          </table:table-cell>
          <table:table-cell office:value-type="float" office:value="10.722534602547793" table:formula="of:=[.F111]*COS([.E111])" table:style-name="ce4">
            <text:p>10,7</text:p>
          </table:table-cell>
          <table:table-cell office:value-type="float" office:value="8.9225346025477918" table:formula="of:=[.G111]-[.B111]" table:style-name="ce4">
            <text:p>8,9</text:p>
          </table:table-cell>
          <table:table-cell office:value-type="float" office:value="29.246075891495273" table:formula="of:=DEGREES(ATAN(([.A111]+0.5)/([.G111]-0.9)))" table:style-name="ce3">
            <text:p>29,25</text:p>
          </table:table-cell>
          <table:table-cell office:value-type="float" office:value="11.257539074693399" table:formula="of:=([.A111]+0.5)/SIN(RADIANS([.I111]))" table:style-name="ce3">
            <text:p>11,26</text:p>
          </table:table-cell>
          <table:table-cell office:value-type="float" office:value="52.427560566412311" table:formula="of:=DEGREES(ASIN(([.H111])/[.J111]))" table:style-name="ce3">
            <text:p>52,43</text:p>
          </table:table-cell>
          <table:table-cell office:value-type="float" office:value="8.326363542092416" table:formula="of:=90-[.I111]-[.K111]" table:style-name="ce4">
            <text:p>8,3</text:p>
          </table:table-cell>
          <table:table-cell office:value-type="float" office:value="1.6359732553041815" table:formula="of:=2*PI()*[.J111]*([.L111]/360)" table:style-name="ce3">
            <text:p>1,64</text:p>
          </table:table-cell>
          <table:table-cell office:value-type="float" office:value="2" table:style-name="ce2">
            <text:p>2</text:p>
          </table:table-cell>
          <table:table-cell office:value-type="float" office:value="0.81798662765209074" table:formula="of:=[.M111]/[.N111]" table:style-name="ce3">
            <text:p>0,8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112]-0.9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2])" table:style-name="ce3">
            <text:p>0,44</text:p>
          </table:table-cell>
          <table:table-cell office:value-type="float" office:value="11.831007915762493" table:formula="of:=[.A112]/SIN([.E112])" table:style-name="ce4">
            <text:p>11,8</text:p>
          </table:table-cell>
          <table:table-cell office:value-type="float" office:value="10.722534602547793" table:formula="of:=[.F112]*COS([.E112])" table:style-name="ce4">
            <text:p>10,7</text:p>
          </table:table-cell>
          <table:table-cell office:value-type="float" office:value="8.8225346025477922" table:formula="of:=[.G112]-[.B112]" table:style-name="ce4">
            <text:p>8,8</text:p>
          </table:table-cell>
          <table:table-cell office:value-type="float" office:value="29.246075891495273" table:formula="of:=DEGREES(ATAN(([.A112]+0.5)/([.G112]-0.9)))" table:style-name="ce3">
            <text:p>29,25</text:p>
          </table:table-cell>
          <table:table-cell office:value-type="float" office:value="11.257539074693399" table:formula="of:=([.A112]+0.5)/SIN(RADIANS([.I112]))" table:style-name="ce3">
            <text:p>11,26</text:p>
          </table:table-cell>
          <table:table-cell office:value-type="float" office:value="51.600613588059701" table:formula="of:=DEGREES(ASIN(([.H112])/[.J112]))" table:style-name="ce3">
            <text:p>51,60</text:p>
          </table:table-cell>
          <table:table-cell office:value-type="float" office:value="9.1533105204450251" table:formula="of:=90-[.I112]-[.K112]" table:style-name="ce4">
            <text:p>9,2</text:p>
          </table:table-cell>
          <table:table-cell office:value-type="float" office:value="1.7984527258798202" table:formula="of:=2*PI()*[.J112]*([.L112]/360)" table:style-name="ce3">
            <text:p>1,80</text:p>
          </table:table-cell>
          <table:table-cell office:value-type="float" office:value="2" table:style-name="ce2">
            <text:p>2</text:p>
          </table:table-cell>
          <table:table-cell office:value-type="float" office:value="0.8992263629399101" table:formula="of:=[.M112]/[.N112]" table:style-name="ce3">
            <text:p>0,9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113]-0.9" table:style-name="ce2">
            <text:p>1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3])" table:style-name="ce3">
            <text:p>0,44</text:p>
          </table:table-cell>
          <table:table-cell office:value-type="float" office:value="11.831007915762493" table:formula="of:=[.A113]/SIN([.E113])" table:style-name="ce4">
            <text:p>11,8</text:p>
          </table:table-cell>
          <table:table-cell office:value-type="float" office:value="10.722534602547793" table:formula="of:=[.F113]*COS([.E113])" table:style-name="ce4">
            <text:p>10,7</text:p>
          </table:table-cell>
          <table:table-cell office:value-type="float" office:value="8.7225346025477926" table:formula="of:=[.G113]-[.B113]" table:style-name="ce4">
            <text:p>8,7</text:p>
          </table:table-cell>
          <table:table-cell office:value-type="float" office:value="29.246075891495273" table:formula="of:=DEGREES(ATAN(([.A113]+0.5)/([.G113]-0.9)))" table:style-name="ce3">
            <text:p>29,25</text:p>
          </table:table-cell>
          <table:table-cell office:value-type="float" office:value="11.257539074693399" table:formula="of:=([.A113]+0.5)/SIN(RADIANS([.I113]))" table:style-name="ce3">
            <text:p>11,26</text:p>
          </table:table-cell>
          <table:table-cell office:value-type="float" office:value="50.788459802470477" table:formula="of:=DEGREES(ASIN(([.H113])/[.J113]))" table:style-name="ce3">
            <text:p>50,79</text:p>
          </table:table-cell>
          <table:table-cell office:value-type="float" office:value="9.9654643060342494" table:formula="of:=90-[.I113]-[.K113]" table:style-name="ce4">
            <text:p>10,0</text:p>
          </table:table-cell>
          <table:table-cell office:value-type="float" office:value="1.9580256133355751" table:formula="of:=2*PI()*[.J113]*([.L113]/360)" table:style-name="ce3">
            <text:p>1,96</text:p>
          </table:table-cell>
          <table:table-cell office:value-type="float" office:value="2" table:style-name="ce2">
            <text:p>2</text:p>
          </table:table-cell>
          <table:table-cell office:value-type="float" office:value="0.97901280666778756" table:formula="of:=[.M113]/[.N113]" table:style-name="ce3">
            <text:p>0,9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114]-0.9" table:style-name="ce2">
            <text:p>1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4])" table:style-name="ce3">
            <text:p>0,44</text:p>
          </table:table-cell>
          <table:table-cell office:value-type="float" office:value="11.831007915762493" table:formula="of:=[.A114]/SIN([.E114])" table:style-name="ce4">
            <text:p>11,8</text:p>
          </table:table-cell>
          <table:table-cell office:value-type="float" office:value="10.722534602547793" table:formula="of:=[.F114]*COS([.E114])" table:style-name="ce4">
            <text:p>10,7</text:p>
          </table:table-cell>
          <table:table-cell office:value-type="float" office:value="8.6225346025477929" table:formula="of:=[.G114]-[.B114]" table:style-name="ce4">
            <text:p>8,6</text:p>
          </table:table-cell>
          <table:table-cell office:value-type="float" office:value="29.246075891495273" table:formula="of:=DEGREES(ATAN(([.A114]+0.5)/([.G114]-0.9)))" table:style-name="ce3">
            <text:p>29,25</text:p>
          </table:table-cell>
          <table:table-cell office:value-type="float" office:value="11.257539074693399" table:formula="of:=([.A114]+0.5)/SIN(RADIANS([.I114]))" table:style-name="ce3">
            <text:p>11,26</text:p>
          </table:table-cell>
          <table:table-cell office:value-type="float" office:value="49.990177632524407" table:formula="of:=DEGREES(ASIN(([.H114])/[.J114]))" table:style-name="ce3">
            <text:p>49,99</text:p>
          </table:table-cell>
          <table:table-cell office:value-type="float" office:value="10.763746475980319" table:formula="of:=90-[.I114]-[.K114]" table:style-name="ce4">
            <text:p>10,8</text:p>
          </table:table-cell>
          <table:table-cell office:value-type="float" office:value="2.1148729901785241" table:formula="of:=2*PI()*[.J114]*([.L114]/360)" table:style-name="ce3">
            <text:p>2,11</text:p>
          </table:table-cell>
          <table:table-cell office:value-type="float" office:value="2" table:style-name="ce2">
            <text:p>2</text:p>
          </table:table-cell>
          <table:table-cell office:value-type="float" office:value="1.0574364950892621" table:formula="of:=[.M114]/[.N114]" table:style-name="ce3">
            <text:p>1,0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115]-0.9" table:style-name="ce2">
            <text:p>1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5])" table:style-name="ce3">
            <text:p>0,44</text:p>
          </table:table-cell>
          <table:table-cell office:value-type="float" office:value="11.831007915762493" table:formula="of:=[.A115]/SIN([.E115])" table:style-name="ce4">
            <text:p>11,8</text:p>
          </table:table-cell>
          <table:table-cell office:value-type="float" office:value="10.722534602547793" table:formula="of:=[.F115]*COS([.E115])" table:style-name="ce4">
            <text:p>10,7</text:p>
          </table:table-cell>
          <table:table-cell office:value-type="float" office:value="8.5225346025477933" table:formula="of:=[.G115]-[.B115]" table:style-name="ce4">
            <text:p>8,5</text:p>
          </table:table-cell>
          <table:table-cell office:value-type="float" office:value="29.246075891495273" table:formula="of:=DEGREES(ATAN(([.A115]+0.5)/([.G115]-0.9)))" table:style-name="ce3">
            <text:p>29,25</text:p>
          </table:table-cell>
          <table:table-cell office:value-type="float" office:value="11.257539074693399" table:formula="of:=([.A115]+0.5)/SIN(RADIANS([.I115]))" table:style-name="ce3">
            <text:p>11,26</text:p>
          </table:table-cell>
          <table:table-cell office:value-type="float" office:value="49.204932170365623" table:formula="of:=DEGREES(ASIN(([.H115])/[.J115]))" table:style-name="ce3">
            <text:p>49,20</text:p>
          </table:table-cell>
          <table:table-cell office:value-type="float" office:value="11.548991938139103" table:formula="of:=90-[.I115]-[.K115]" table:style-name="ce4">
            <text:p>11,5</text:p>
          </table:table-cell>
          <table:table-cell office:value-type="float" office:value="2.2691589000413921" table:formula="of:=2*PI()*[.J115]*([.L115]/360)" table:style-name="ce3">
            <text:p>2,27</text:p>
          </table:table-cell>
          <table:table-cell office:value-type="float" office:value="2" table:style-name="ce2">
            <text:p>2</text:p>
          </table:table-cell>
          <table:table-cell office:value-type="float" office:value="1.134579450020696" table:formula="of:=[.M115]/[.N115]" table:style-name="ce3">
            <text:p>1,1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116]-0.9" table:style-name="ce2">
            <text:p>1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6])" table:style-name="ce3">
            <text:p>0,44</text:p>
          </table:table-cell>
          <table:table-cell office:value-type="float" office:value="11.831007915762493" table:formula="of:=[.A116]/SIN([.E116])" table:style-name="ce4">
            <text:p>11,8</text:p>
          </table:table-cell>
          <table:table-cell office:value-type="float" office:value="10.722534602547793" table:formula="of:=[.F116]*COS([.E116])" table:style-name="ce4">
            <text:p>10,7</text:p>
          </table:table-cell>
          <table:table-cell office:value-type="float" office:value="8.4225346025477918" table:formula="of:=[.G116]-[.B116]" table:style-name="ce4">
            <text:p>8,4</text:p>
          </table:table-cell>
          <table:table-cell office:value-type="float" office:value="29.246075891495273" table:formula="of:=DEGREES(ATAN(([.A116]+0.5)/([.G116]-0.9)))" table:style-name="ce3">
            <text:p>29,25</text:p>
          </table:table-cell>
          <table:table-cell office:value-type="float" office:value="11.257539074693399" table:formula="of:=([.A116]+0.5)/SIN(RADIANS([.I116]))" table:style-name="ce3">
            <text:p>11,26</text:p>
          </table:table-cell>
          <table:table-cell office:value-type="float" office:value="48.431964139666952" table:formula="of:=DEGREES(ASIN(([.H116])/[.J116]))" table:style-name="ce3">
            <text:p>48,43</text:p>
          </table:table-cell>
          <table:table-cell office:value-type="float" office:value="12.321959968837774" table:formula="of:=90-[.I116]-[.K116]" table:style-name="ce4">
            <text:p>12,3</text:p>
          </table:table-cell>
          <table:table-cell office:value-type="float" office:value="2.4210325263892494" table:formula="of:=2*PI()*[.J116]*([.L116]/360)" table:style-name="ce3">
            <text:p>2,42</text:p>
          </table:table-cell>
          <table:table-cell office:value-type="float" office:value="2" table:style-name="ce2">
            <text:p>2</text:p>
          </table:table-cell>
          <table:table-cell office:value-type="float" office:value="1.2105162631946247" table:formula="of:=[.M116]/[.N116]" table:style-name="ce3">
            <text:p>1,2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117]-0.9" table:style-name="ce2">
            <text:p>1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7])" table:style-name="ce3">
            <text:p>0,44</text:p>
          </table:table-cell>
          <table:table-cell office:value-type="float" office:value="11.831007915762493" table:formula="of:=[.A117]/SIN([.E117])" table:style-name="ce4">
            <text:p>11,8</text:p>
          </table:table-cell>
          <table:table-cell office:value-type="float" office:value="10.722534602547793" table:formula="of:=[.F117]*COS([.E117])" table:style-name="ce4">
            <text:p>10,7</text:p>
          </table:table-cell>
          <table:table-cell office:value-type="float" office:value="8.3225346025477922" table:formula="of:=[.G117]-[.B117]" table:style-name="ce4">
            <text:p>8,3</text:p>
          </table:table-cell>
          <table:table-cell office:value-type="float" office:value="29.246075891495273" table:formula="of:=DEGREES(ATAN(([.A117]+0.5)/([.G117]-0.9)))" table:style-name="ce3">
            <text:p>29,25</text:p>
          </table:table-cell>
          <table:table-cell office:value-type="float" office:value="11.257539074693399" table:formula="of:=([.A117]+0.5)/SIN(RADIANS([.I117]))" table:style-name="ce3">
            <text:p>11,26</text:p>
          </table:table-cell>
          <table:table-cell office:value-type="float" office:value="47.670580598716356" table:formula="of:=DEGREES(ASIN(([.H117])/[.J117]))" table:style-name="ce3">
            <text:p>47,67</text:p>
          </table:table-cell>
          <table:table-cell office:value-type="float" office:value="13.083343509788371" table:formula="of:=90-[.I117]-[.K117]" table:style-name="ce4">
            <text:p>13,1</text:p>
          </table:table-cell>
          <table:table-cell office:value-type="float" office:value="2.5706300191875222" table:formula="of:=2*PI()*[.J117]*([.L117]/360)" table:style-name="ce3">
            <text:p>2,57</text:p>
          </table:table-cell>
          <table:table-cell office:value-type="float" office:value="2" table:style-name="ce2">
            <text:p>2</text:p>
          </table:table-cell>
          <table:table-cell office:value-type="float" office:value="1.2853150095937611" table:formula="of:=[.M117]/[.N117]" table:style-name="ce3">
            <text:p>1,2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118]-0.9" table:style-name="ce2">
            <text:p>1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8])" table:style-name="ce3">
            <text:p>0,44</text:p>
          </table:table-cell>
          <table:table-cell office:value-type="float" office:value="11.831007915762493" table:formula="of:=[.A118]/SIN([.E118])" table:style-name="ce4">
            <text:p>11,8</text:p>
          </table:table-cell>
          <table:table-cell office:value-type="float" office:value="10.722534602547793" table:formula="of:=[.F118]*COS([.E118])" table:style-name="ce4">
            <text:p>10,7</text:p>
          </table:table-cell>
          <table:table-cell office:value-type="float" office:value="8.2225346025477926" table:formula="of:=[.G118]-[.B118]" table:style-name="ce4">
            <text:p>8,2</text:p>
          </table:table-cell>
          <table:table-cell office:value-type="float" office:value="29.246075891495273" table:formula="of:=DEGREES(ATAN(([.A118]+0.5)/([.G118]-0.9)))" table:style-name="ce3">
            <text:p>29,25</text:p>
          </table:table-cell>
          <table:table-cell office:value-type="float" office:value="11.257539074693399" table:formula="of:=([.A118]+0.5)/SIN(RADIANS([.I118]))" table:style-name="ce3">
            <text:p>11,26</text:p>
          </table:table-cell>
          <table:table-cell office:value-type="float" office:value="46.920147060194793" table:formula="of:=DEGREES(ASIN(([.H118])/[.J118]))" table:style-name="ce3">
            <text:p>46,92</text:p>
          </table:table-cell>
          <table:table-cell office:value-type="float" office:value="13.833777048309933" table:formula="of:=90-[.I118]-[.K118]" table:style-name="ce4">
            <text:p>13,8</text:p>
          </table:table-cell>
          <table:table-cell office:value-type="float" office:value="2.7180760432168842" table:formula="of:=2*PI()*[.J118]*([.L118]/360)" table:style-name="ce3">
            <text:p>2,72</text:p>
          </table:table-cell>
          <table:table-cell office:value-type="float" office:value="2" table:style-name="ce2">
            <text:p>2</text:p>
          </table:table-cell>
          <table:table-cell office:value-type="float" office:value="1.3590380216084421" table:formula="of:=[.M118]/[.N118]" table:style-name="ce3">
            <text:p>1,3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119]-0.9" table:style-name="ce2">
            <text:p>1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19])" table:style-name="ce3">
            <text:p>0,44</text:p>
          </table:table-cell>
          <table:table-cell office:value-type="float" office:value="11.831007915762493" table:formula="of:=[.A119]/SIN([.E119])" table:style-name="ce4">
            <text:p>11,8</text:p>
          </table:table-cell>
          <table:table-cell office:value-type="float" office:value="10.722534602547793" table:formula="of:=[.F119]*COS([.E119])" table:style-name="ce4">
            <text:p>10,7</text:p>
          </table:table-cell>
          <table:table-cell office:value-type="float" office:value="8.1225346025477929" table:formula="of:=[.G119]-[.B119]" table:style-name="ce4">
            <text:p>8,1</text:p>
          </table:table-cell>
          <table:table-cell office:value-type="float" office:value="29.246075891495273" table:formula="of:=DEGREES(ATAN(([.A119]+0.5)/([.G119]-0.9)))" table:style-name="ce3">
            <text:p>29,25</text:p>
          </table:table-cell>
          <table:table-cell office:value-type="float" office:value="11.257539074693399" table:formula="of:=([.A119]+0.5)/SIN(RADIANS([.I119]))" table:style-name="ce3">
            <text:p>11,26</text:p>
          </table:table-cell>
          <table:table-cell office:value-type="float" office:value="46.180080772493291" table:formula="of:=DEGREES(ASIN(([.H119])/[.J119]))" table:style-name="ce3">
            <text:p>46,18</text:p>
          </table:table-cell>
          <table:table-cell office:value-type="float" office:value="14.573843336011436" table:formula="of:=90-[.I119]-[.K119]" table:style-name="ce4">
            <text:p>14,6</text:p>
          </table:table-cell>
          <table:table-cell office:value-type="float" office:value="2.8634850981676183" table:formula="of:=2*PI()*[.J119]*([.L119]/360)" table:style-name="ce3">
            <text:p>2,86</text:p>
          </table:table-cell>
          <table:table-cell office:value-type="float" office:value="2" table:style-name="ce2">
            <text:p>2</text:p>
          </table:table-cell>
          <table:table-cell office:value-type="float" office:value="1.4317425490838092" table:formula="of:=[.M119]/[.N119]" table:style-name="ce3">
            <text:p>1,4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120]-0.9" table:style-name="ce2">
            <text:p>1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0])" table:style-name="ce3">
            <text:p>0,44</text:p>
          </table:table-cell>
          <table:table-cell office:value-type="float" office:value="11.831007915762493" table:formula="of:=[.A120]/SIN([.E120])" table:style-name="ce4">
            <text:p>11,8</text:p>
          </table:table-cell>
          <table:table-cell office:value-type="float" office:value="10.722534602547793" table:formula="of:=[.F120]*COS([.E120])" table:style-name="ce4">
            <text:p>10,7</text:p>
          </table:table-cell>
          <table:table-cell office:value-type="float" office:value="8.0225346025477933" table:formula="of:=[.G120]-[.B120]" table:style-name="ce4">
            <text:p>8,0</text:p>
          </table:table-cell>
          <table:table-cell office:value-type="float" office:value="29.246075891495273" table:formula="of:=DEGREES(ATAN(([.A120]+0.5)/([.G120]-0.9)))" table:style-name="ce3">
            <text:p>29,25</text:p>
          </table:table-cell>
          <table:table-cell office:value-type="float" office:value="11.257539074693399" table:formula="of:=([.A120]+0.5)/SIN(RADIANS([.I120]))" table:style-name="ce3">
            <text:p>11,26</text:p>
          </table:table-cell>
          <table:table-cell office:value-type="float" office:value="45.449844959994586" table:formula="of:=DEGREES(ASIN(([.H120])/[.J120]))" table:style-name="ce3">
            <text:p>45,45</text:p>
          </table:table-cell>
          <table:table-cell office:value-type="float" office:value="15.304079148510141" table:formula="of:=90-[.I120]-[.K120]" table:style-name="ce4">
            <text:p>15,3</text:p>
          </table:table-cell>
          <table:table-cell office:value-type="float" office:value="3.0069626503155495" table:formula="of:=2*PI()*[.J120]*([.L120]/360)" table:style-name="ce3">
            <text:p>3,01</text:p>
          </table:table-cell>
          <table:table-cell office:value-type="float" office:value="2" table:style-name="ce2">
            <text:p>2</text:p>
          </table:table-cell>
          <table:table-cell office:value-type="float" office:value="1.5034813251577748" table:formula="of:=[.M120]/[.N120]" table:style-name="ce3">
            <text:p>1,5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121]-0.9" table:style-name="ce2">
            <text:p>1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1])" table:style-name="ce3">
            <text:p>0,44</text:p>
          </table:table-cell>
          <table:table-cell office:value-type="float" office:value="11.831007915762493" table:formula="of:=[.A121]/SIN([.E121])" table:style-name="ce4">
            <text:p>11,8</text:p>
          </table:table-cell>
          <table:table-cell office:value-type="float" office:value="10.722534602547793" table:formula="of:=[.F121]*COS([.E121])" table:style-name="ce4">
            <text:p>10,7</text:p>
          </table:table-cell>
          <table:table-cell office:value-type="float" office:value="7.9225346025477927" table:formula="of:=[.G121]-[.B121]" table:style-name="ce4">
            <text:p>7,9</text:p>
          </table:table-cell>
          <table:table-cell office:value-type="float" office:value="29.246075891495273" table:formula="of:=DEGREES(ATAN(([.A121]+0.5)/([.G121]-0.9)))" table:style-name="ce3">
            <text:p>29,25</text:p>
          </table:table-cell>
          <table:table-cell office:value-type="float" office:value="11.257539074693399" table:formula="of:=([.A121]+0.5)/SIN(RADIANS([.I121]))" table:style-name="ce3">
            <text:p>11,26</text:p>
          </table:table-cell>
          <table:table-cell office:value-type="float" office:value="44.728943860205881" table:formula="of:=DEGREES(ASIN(([.H121])/[.J121]))" table:style-name="ce3">
            <text:p>44,73</text:p>
          </table:table-cell>
          <table:table-cell office:value-type="float" office:value="16.024980248298846" table:formula="of:=90-[.I121]-[.K121]" table:style-name="ce4">
            <text:p>16,0</text:p>
          </table:table-cell>
          <table:table-cell office:value-type="float" office:value="3.1486061076317688" table:formula="of:=2*PI()*[.J121]*([.L121]/360)" table:style-name="ce3">
            <text:p>3,15</text:p>
          </table:table-cell>
          <table:table-cell office:value-type="float" office:value="2" table:style-name="ce2">
            <text:p>2</text:p>
          </table:table-cell>
          <table:table-cell office:value-type="float" office:value="1.5743030538158844" table:formula="of:=[.M121]/[.N121]" table:style-name="ce3">
            <text:p>1,5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122]-0.9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2])" table:style-name="ce3">
            <text:p>0,44</text:p>
          </table:table-cell>
          <table:table-cell office:value-type="float" office:value="11.831007915762493" table:formula="of:=[.A122]/SIN([.E122])" table:style-name="ce4">
            <text:p>11,8</text:p>
          </table:table-cell>
          <table:table-cell office:value-type="float" office:value="10.722534602547793" table:formula="of:=[.F122]*COS([.E122])" table:style-name="ce4">
            <text:p>10,7</text:p>
          </table:table-cell>
          <table:table-cell office:value-type="float" office:value="7.8225346025477922" table:formula="of:=[.G122]-[.B122]" table:style-name="ce4">
            <text:p>7,8</text:p>
          </table:table-cell>
          <table:table-cell office:value-type="float" office:value="29.246075891495273" table:formula="of:=DEGREES(ATAN(([.A122]+0.5)/([.G122]-0.9)))" table:style-name="ce3">
            <text:p>29,25</text:p>
          </table:table-cell>
          <table:table-cell office:value-type="float" office:value="11.257539074693399" table:formula="of:=([.A122]+0.5)/SIN(RADIANS([.I122]))" table:style-name="ce3">
            <text:p>11,26</text:p>
          </table:table-cell>
          <table:table-cell office:value-type="float" office:value="44.016918427044715" table:formula="of:=DEGREES(ASIN(([.H122])/[.J122]))" table:style-name="ce3">
            <text:p>44,02</text:p>
          </table:table-cell>
          <table:table-cell office:value-type="float" office:value="16.737005681460012" table:formula="of:=90-[.I122]-[.K122]" table:style-name="ce4">
            <text:p>16,7</text:p>
          </table:table-cell>
          <table:table-cell office:value-type="float" office:value="3.2885056640058492" table:formula="of:=2*PI()*[.J122]*([.L122]/360)" table:style-name="ce3">
            <text:p>3,29</text:p>
          </table:table-cell>
          <table:table-cell office:value-type="float" office:value="2" table:style-name="ce2">
            <text:p>2</text:p>
          </table:table-cell>
          <table:table-cell office:value-type="float" office:value="1.6442528320029246" table:formula="of:=[.M122]/[.N122]" table:style-name="ce3">
            <text:p>1,6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123]-0.9" table:style-name="ce2">
            <text:p>2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3])" table:style-name="ce3">
            <text:p>0,44</text:p>
          </table:table-cell>
          <table:table-cell office:value-type="float" office:value="11.831007915762493" table:formula="of:=[.A123]/SIN([.E123])" table:style-name="ce4">
            <text:p>11,8</text:p>
          </table:table-cell>
          <table:table-cell office:value-type="float" office:value="10.722534602547793" table:formula="of:=[.F123]*COS([.E123])" table:style-name="ce4">
            <text:p>10,7</text:p>
          </table:table-cell>
          <table:table-cell office:value-type="float" office:value="7.7225346025477926" table:formula="of:=[.G123]-[.B123]" table:style-name="ce4">
            <text:p>7,7</text:p>
          </table:table-cell>
          <table:table-cell office:value-type="float" office:value="29.246075891495273" table:formula="of:=DEGREES(ATAN(([.A123]+0.5)/([.G123]-0.9)))" table:style-name="ce3">
            <text:p>29,25</text:p>
          </table:table-cell>
          <table:table-cell office:value-type="float" office:value="11.257539074693399" table:formula="of:=([.A123]+0.5)/SIN(RADIANS([.I123]))" table:style-name="ce3">
            <text:p>11,26</text:p>
          </table:table-cell>
          <table:table-cell office:value-type="float" office:value="43.313342594174138" table:formula="of:=DEGREES(ASIN(([.H123])/[.J123]))" table:style-name="ce3">
            <text:p>43,31</text:p>
          </table:table-cell>
          <table:table-cell office:value-type="float" office:value="17.440581514330589" table:formula="of:=90-[.I123]-[.K123]" table:style-name="ce4">
            <text:p>17,4</text:p>
          </table:table-cell>
          <table:table-cell office:value-type="float" office:value="3.4267450334299441" table:formula="of:=2*PI()*[.J123]*([.L123]/360)" table:style-name="ce3">
            <text:p>3,43</text:p>
          </table:table-cell>
          <table:table-cell office:value-type="float" office:value="2" table:style-name="ce2">
            <text:p>2</text:p>
          </table:table-cell>
          <table:table-cell office:value-type="float" office:value="1.713372516714972" table:formula="of:=[.M123]/[.N123]" table:style-name="ce3">
            <text:p>1,7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124]-0.9" table:style-name="ce2">
            <text:p>2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4])" table:style-name="ce3">
            <text:p>0,44</text:p>
          </table:table-cell>
          <table:table-cell office:value-type="float" office:value="11.831007915762493" table:formula="of:=[.A124]/SIN([.E124])" table:style-name="ce4">
            <text:p>11,8</text:p>
          </table:table-cell>
          <table:table-cell office:value-type="float" office:value="10.722534602547793" table:formula="of:=[.F124]*COS([.E124])" table:style-name="ce4">
            <text:p>10,7</text:p>
          </table:table-cell>
          <table:table-cell office:value-type="float" office:value="7.6225346025477929" table:formula="of:=[.G124]-[.B124]" table:style-name="ce4">
            <text:p>7,6</text:p>
          </table:table-cell>
          <table:table-cell office:value-type="float" office:value="29.246075891495273" table:formula="of:=DEGREES(ATAN(([.A124]+0.5)/([.G124]-0.9)))" table:style-name="ce3">
            <text:p>29,25</text:p>
          </table:table-cell>
          <table:table-cell office:value-type="float" office:value="11.257539074693399" table:formula="of:=([.A124]+0.5)/SIN(RADIANS([.I124]))" table:style-name="ce3">
            <text:p>11,26</text:p>
          </table:table-cell>
          <table:table-cell office:value-type="float" office:value="42.617820011688636" table:formula="of:=DEGREES(ASIN(([.H124])/[.J124]))" table:style-name="ce3">
            <text:p>42,62</text:p>
          </table:table-cell>
          <table:table-cell office:value-type="float" office:value="18.136104096816091" table:formula="of:=90-[.I124]-[.K124]" table:style-name="ce4">
            <text:p>18,1</text:p>
          </table:table-cell>
          <table:table-cell office:value-type="float" office:value="3.5634020911784017" table:formula="of:=2*PI()*[.J124]*([.L124]/360)" table:style-name="ce3">
            <text:p>3,56</text:p>
          </table:table-cell>
          <table:table-cell office:value-type="float" office:value="2" table:style-name="ce2">
            <text:p>2</text:p>
          </table:table-cell>
          <table:table-cell office:value-type="float" office:value="1.7817010455892008" table:formula="of:=[.M124]/[.N124]" table:style-name="ce3">
            <text:p>1,78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125]-0.9" table:style-name="ce2">
            <text:p>2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5])" table:style-name="ce3">
            <text:p>0,44</text:p>
          </table:table-cell>
          <table:table-cell office:value-type="float" office:value="11.831007915762493" table:formula="of:=[.A125]/SIN([.E125])" table:style-name="ce4">
            <text:p>11,8</text:p>
          </table:table-cell>
          <table:table-cell office:value-type="float" office:value="10.722534602547793" table:formula="of:=[.F125]*COS([.E125])" table:style-name="ce4">
            <text:p>10,7</text:p>
          </table:table-cell>
          <table:table-cell office:value-type="float" office:value="7.5225346025477924" table:formula="of:=[.G125]-[.B125]" table:style-name="ce4">
            <text:p>7,5</text:p>
          </table:table-cell>
          <table:table-cell office:value-type="float" office:value="29.246075891495273" table:formula="of:=DEGREES(ATAN(([.A125]+0.5)/([.G125]-0.9)))" table:style-name="ce3">
            <text:p>29,25</text:p>
          </table:table-cell>
          <table:table-cell office:value-type="float" office:value="11.257539074693399" table:formula="of:=([.A125]+0.5)/SIN(RADIANS([.I125]))" table:style-name="ce3">
            <text:p>11,26</text:p>
          </table:table-cell>
          <table:table-cell office:value-type="float" office:value="41.929981184874663" table:formula="of:=DEGREES(ASIN(([.H125])/[.J125]))" table:style-name="ce3">
            <text:p>41,93</text:p>
          </table:table-cell>
          <table:table-cell office:value-type="float" office:value="18.823942923630064" table:formula="of:=90-[.I125]-[.K125]" table:style-name="ce4">
            <text:p>18,8</text:p>
          </table:table-cell>
          <table:table-cell office:value-type="float" office:value="3.6985494359873075" table:formula="of:=2*PI()*[.J125]*([.L125]/360)" table:style-name="ce3">
            <text:p>3,70</text:p>
          </table:table-cell>
          <table:table-cell office:value-type="float" office:value="2" table:style-name="ce2">
            <text:p>2</text:p>
          </table:table-cell>
          <table:table-cell office:value-type="float" office:value="1.8492747179936537" table:formula="of:=[.M125]/[.N125]" table:style-name="ce3">
            <text:p>1,8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126]-0.9" table:style-name="ce2">
            <text:p>2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6])" table:style-name="ce3">
            <text:p>0,44</text:p>
          </table:table-cell>
          <table:table-cell office:value-type="float" office:value="11.831007915762493" table:formula="of:=[.A126]/SIN([.E126])" table:style-name="ce4">
            <text:p>11,8</text:p>
          </table:table-cell>
          <table:table-cell office:value-type="float" office:value="10.722534602547793" table:formula="of:=[.F126]*COS([.E126])" table:style-name="ce4">
            <text:p>10,7</text:p>
          </table:table-cell>
          <table:table-cell office:value-type="float" office:value="7.4225346025477927" table:formula="of:=[.G126]-[.B126]" table:style-name="ce4">
            <text:p>7,4</text:p>
          </table:table-cell>
          <table:table-cell office:value-type="float" office:value="29.246075891495273" table:formula="of:=DEGREES(ATAN(([.A126]+0.5)/([.G126]-0.9)))" table:style-name="ce3">
            <text:p>29,25</text:p>
          </table:table-cell>
          <table:table-cell office:value-type="float" office:value="11.257539074693399" table:formula="of:=([.A126]+0.5)/SIN(RADIANS([.I126]))" table:style-name="ce3">
            <text:p>11,26</text:p>
          </table:table-cell>
          <table:table-cell office:value-type="float" office:value="41.249480956111533" table:formula="of:=DEGREES(ASIN(([.H126])/[.J126]))" table:style-name="ce3">
            <text:p>41,25</text:p>
          </table:table-cell>
          <table:table-cell office:value-type="float" office:value="19.504443152393193" table:formula="of:=90-[.I126]-[.K126]" table:style-name="ce4">
            <text:p>19,5</text:p>
          </table:table-cell>
          <table:table-cell office:value-type="float" office:value="3.8322548848134215" table:formula="of:=2*PI()*[.J126]*([.L126]/360)" table:style-name="ce3">
            <text:p>3,83</text:p>
          </table:table-cell>
          <table:table-cell office:value-type="float" office:value="2" table:style-name="ce2">
            <text:p>2</text:p>
          </table:table-cell>
          <table:table-cell office:value-type="float" office:value="1.9161274424067107" table:formula="of:=[.M126]/[.N126]" table:style-name="ce3">
            <text:p>1,9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127]-0.9" table:style-name="ce2">
            <text:p>2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27])" table:style-name="ce3">
            <text:p>0,44</text:p>
          </table:table-cell>
          <table:table-cell office:value-type="float" office:value="11.831007915762493" table:formula="of:=[.A127]/SIN([.E127])" table:style-name="ce4">
            <text:p>11,8</text:p>
          </table:table-cell>
          <table:table-cell office:value-type="float" office:value="10.722534602547793" table:formula="of:=[.F127]*COS([.E127])" table:style-name="ce4">
            <text:p>10,7</text:p>
          </table:table-cell>
          <table:table-cell office:value-type="float" office:value="7.3225346025477922" table:formula="of:=[.G127]-[.B127]" table:style-name="ce4">
            <text:p>7,3</text:p>
          </table:table-cell>
          <table:table-cell office:value-type="float" office:value="29.246075891495273" table:formula="of:=DEGREES(ATAN(([.A127]+0.5)/([.G127]-0.9)))" table:style-name="ce3">
            <text:p>29,25</text:p>
          </table:table-cell>
          <table:table-cell office:value-type="float" office:value="11.257539074693399" table:formula="of:=([.A127]+0.5)/SIN(RADIANS([.I127]))" table:style-name="ce3">
            <text:p>11,26</text:p>
          </table:table-cell>
          <table:table-cell office:value-type="float" office:value="40.575996280918062" table:formula="of:=DEGREES(ASIN(([.H127])/[.J127]))" table:style-name="ce3">
            <text:p>40,58</text:p>
          </table:table-cell>
          <table:table-cell office:value-type="float" office:value="20.177927827586664" table:formula="of:=90-[.I127]-[.K127]" table:style-name="ce4">
            <text:p>20,2</text:p>
          </table:table-cell>
          <table:table-cell office:value-type="float" office:value="3.9645819097990325" table:formula="of:=2*PI()*[.J127]*([.L127]/360)" table:style-name="ce3">
            <text:p>3,96</text:p>
          </table:table-cell>
          <table:table-cell office:value-type="float" office:value="2" table:style-name="ce2">
            <text:p>2</text:p>
          </table:table-cell>
          <table:table-cell office:value-type="float" office:value="1.9822909548995162" table:formula="of:=[.M127]/[.N127]" table:style-name="ce3">
            <text:p>1,98</text:p>
          </table:table-cell>
          <table:table-cell table:number-columns-repeated="16369"/>
        </table:table-row>
        <table:table-row table:style-name="ro1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style-name="ce2">
            <text:p>0.5*wheelbase</text:p>
          </table:table-cell>
          <table:table-cell office:value-type="string" table:style-name="ce2">
            <text:p>axle to wall</text:p>
          </table:table-cell>
          <table:table-cell office:value-type="string" table:style-name="ce2">
            <text:p>Frame to wall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angle</text:p>
          </table:table-cell>
          <table:table-cell office:value-type="string" table:style-name="ce2">
            <text:p>Steering radius</text:p>
          </table:table-cell>
          <table:table-cell office:value-type="string" table:style-name="ce2">
            <text:p>Axle to center</text:p>
          </table:table-cell>
          <table:table-cell office:value-type="string" table:style-name="ce2">
            <text:p>Wall to center</text:p>
          </table:table-cell>
          <table:table-cell office:value-type="string" table:style-name="ce2">
            <text:p>Steering angle frame</text:p>
          </table:table-cell>
          <table:table-cell office:value-type="string" table:style-name="ce2">
            <text:p>Radius frame</text:p>
          </table:table-cell>
          <table:table-cell office:value-type="string" table:style-name="ce2">
            <text:p>Alf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Arc length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Time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9" table:style-name="ce2">
            <text:p>0,9</text:p>
          </table:table-cell>
          <table:table-cell office:value-type="float" office:value="0" table:formula="of:=[.B130]-0.9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0])" table:style-name="ce3">
            <text:p>0,44</text:p>
          </table:table-cell>
          <table:table-cell office:value-type="float" office:value="11.831007915762493" table:formula="of:=[.A130]/SIN([.E130])" table:style-name="ce4">
            <text:p>11,8</text:p>
          </table:table-cell>
          <table:table-cell office:value-type="float" office:value="10.722534602547793" table:formula="of:=[.F130]*COS([.E130])" table:style-name="ce4">
            <text:p>10,7</text:p>
          </table:table-cell>
          <table:table-cell office:value-type="float" office:value="9.8225346025477922" table:formula="of:=[.G130]-[.B130]" table:style-name="ce4">
            <text:p>9,8</text:p>
          </table:table-cell>
          <table:table-cell office:value-type="float" office:value="29.246075891495273" table:formula="of:=DEGREES(ATAN(([.A130]+0.5)/([.G130]-0.9)))" table:style-name="ce3">
            <text:p>29,25</text:p>
          </table:table-cell>
          <table:table-cell office:value-type="float" office:value="11.257539074693399" table:formula="of:=([.A130]+0.5)/SIN(RADIANS([.I130]))" table:style-name="ce3">
            <text:p>11,26</text:p>
          </table:table-cell>
          <table:table-cell office:value-type="float" office:value="60.753924108504734" table:formula="of:=DEGREES(ASIN(([.H130])/[.J130]))" table:style-name="ce3">
            <text:p>60,75</text:p>
          </table:table-cell>
          <table:table-cell office:value-type="float" office:value="0" table:formula="of:=90-[.I130]-[.K130]" table:style-name="ce4">
            <text:p>0,0</text:p>
          </table:table-cell>
          <table:table-cell office:value-type="float" office:value="0" table:formula="of:=2*PI()*[.J130]*([.L130]/360)" table:style-name="ce3">
            <text:p>0,00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[.M130]/[.N130]" table:style-name="ce3">
            <text:p>0,0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9.9999999999999978E-2" table:formula="of:=[.B131]-0.9" table:style-name="ce2">
            <text:p>0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1])" table:style-name="ce3">
            <text:p>0,44</text:p>
          </table:table-cell>
          <table:table-cell office:value-type="float" office:value="11.831007915762493" table:formula="of:=[.A131]/SIN([.E131])" table:style-name="ce4">
            <text:p>11,8</text:p>
          </table:table-cell>
          <table:table-cell office:value-type="float" office:value="10.722534602547793" table:formula="of:=[.F131]*COS([.E131])" table:style-name="ce4">
            <text:p>10,7</text:p>
          </table:table-cell>
          <table:table-cell office:value-type="float" office:value="9.7225346025477926" table:formula="of:=[.G131]-[.B131]" table:style-name="ce4">
            <text:p>9,7</text:p>
          </table:table-cell>
          <table:table-cell office:value-type="float" office:value="29.246075891495273" table:formula="of:=DEGREES(ATAN(([.A131]+0.5)/([.G131]-0.9)))" table:style-name="ce3">
            <text:p>29,25</text:p>
          </table:table-cell>
          <table:table-cell office:value-type="float" office:value="11.257539074693399" table:formula="of:=([.A131]+0.5)/SIN(RADIANS([.I131]))" table:style-name="ce3">
            <text:p>11,26</text:p>
          </table:table-cell>
          <table:table-cell office:value-type="float" office:value="59.728514618081938" table:formula="of:=DEGREES(ASIN(([.H131])/[.J131]))" table:style-name="ce3">
            <text:p>59,73</text:p>
          </table:table-cell>
          <table:table-cell office:value-type="float" office:value="1.0254094904227884" table:formula="of:=90-[.I131]-[.K131]" table:style-name="ce4">
            <text:p>1,0</text:p>
          </table:table-cell>
          <table:table-cell office:value-type="float" office:value="0.2014736077263814" table:formula="of:=2*PI()*[.J131]*([.L131]/360)" table:style-name="ce3">
            <text:p>0,20</text:p>
          </table:table-cell>
          <table:table-cell office:value-type="float" office:value="1" table:style-name="ce2">
            <text:p>1</text:p>
          </table:table-cell>
          <table:table-cell office:value-type="float" office:value="0.2014736077263814" table:formula="of:=[.M131]/[.N131]" table:style-name="ce3">
            <text:p>0,2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20000000000000007" table:formula="of:=[.B132]-0.9" table:style-name="ce2">
            <text:p>0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2])" table:style-name="ce3">
            <text:p>0,44</text:p>
          </table:table-cell>
          <table:table-cell office:value-type="float" office:value="11.831007915762493" table:formula="of:=[.A132]/SIN([.E132])" table:style-name="ce4">
            <text:p>11,8</text:p>
          </table:table-cell>
          <table:table-cell office:value-type="float" office:value="10.722534602547793" table:formula="of:=[.F132]*COS([.E132])" table:style-name="ce4">
            <text:p>10,7</text:p>
          </table:table-cell>
          <table:table-cell office:value-type="float" office:value="9.6225346025477929" table:formula="of:=[.G132]-[.B132]" table:style-name="ce4">
            <text:p>9,6</text:p>
          </table:table-cell>
          <table:table-cell office:value-type="float" office:value="29.246075891495273" table:formula="of:=DEGREES(ATAN(([.A132]+0.5)/([.G132]-0.9)))" table:style-name="ce3">
            <text:p>29,25</text:p>
          </table:table-cell>
          <table:table-cell office:value-type="float" office:value="11.257539074693399" table:formula="of:=([.A132]+0.5)/SIN(RADIANS([.I132]))" table:style-name="ce3">
            <text:p>11,26</text:p>
          </table:table-cell>
          <table:table-cell office:value-type="float" office:value="58.733627901872843" table:formula="of:=DEGREES(ASIN(([.H132])/[.J132]))" table:style-name="ce3">
            <text:p>58,73</text:p>
          </table:table-cell>
          <table:table-cell office:value-type="float" office:value="2.0202962066318833" table:formula="of:=90-[.I132]-[.K132]" table:style-name="ce4">
            <text:p>2,0</text:p>
          </table:table-cell>
          <table:table-cell office:value-type="float" office:value="0.39695006651266951" table:formula="of:=2*PI()*[.J132]*([.L132]/360)" table:style-name="ce3">
            <text:p>0,40</text:p>
          </table:table-cell>
          <table:table-cell office:value-type="float" office:value="1" table:style-name="ce2">
            <text:p>1</text:p>
          </table:table-cell>
          <table:table-cell office:value-type="float" office:value="0.39695006651266951" table:formula="of:=[.M132]/[.N132]" table:style-name="ce3">
            <text:p>0,4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2" table:style-name="ce2">
            <text:p>1,2</text:p>
          </table:table-cell>
          <table:table-cell office:value-type="float" office:value="0.29999999999999993" table:formula="of:=[.B133]-0.9" table:style-name="ce2">
            <text:p>0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3])" table:style-name="ce3">
            <text:p>0,44</text:p>
          </table:table-cell>
          <table:table-cell office:value-type="float" office:value="11.831007915762493" table:formula="of:=[.A133]/SIN([.E133])" table:style-name="ce4">
            <text:p>11,8</text:p>
          </table:table-cell>
          <table:table-cell office:value-type="float" office:value="10.722534602547793" table:formula="of:=[.F133]*COS([.E133])" table:style-name="ce4">
            <text:p>10,7</text:p>
          </table:table-cell>
          <table:table-cell office:value-type="float" office:value="9.5225346025477933" table:formula="of:=[.G133]-[.B133]" table:style-name="ce4">
            <text:p>9,5</text:p>
          </table:table-cell>
          <table:table-cell office:value-type="float" office:value="29.246075891495273" table:formula="of:=DEGREES(ATAN(([.A133]+0.5)/([.G133]-0.9)))" table:style-name="ce3">
            <text:p>29,25</text:p>
          </table:table-cell>
          <table:table-cell office:value-type="float" office:value="11.257539074693399" table:formula="of:=([.A133]+0.5)/SIN(RADIANS([.I133]))" table:style-name="ce3">
            <text:p>11,26</text:p>
          </table:table-cell>
          <table:table-cell office:value-type="float" office:value="57.766414621196638" table:formula="of:=DEGREES(ASIN(([.H133])/[.J133]))" table:style-name="ce3">
            <text:p>57,77</text:p>
          </table:table-cell>
          <table:table-cell office:value-type="float" office:value="2.9875094873080883" table:formula="of:=90-[.I133]-[.K133]" table:style-name="ce4">
            <text:p>3,0</text:p>
          </table:table-cell>
          <table:table-cell office:value-type="float" office:value="0.5869892176213235" table:formula="of:=2*PI()*[.J133]*([.L133]/360)" table:style-name="ce3">
            <text:p>0,59</text:p>
          </table:table-cell>
          <table:table-cell office:value-type="float" office:value="1" table:style-name="ce2">
            <text:p>1</text:p>
          </table:table-cell>
          <table:table-cell office:value-type="float" office:value="0.5869892176213235" table:formula="of:=[.M133]/[.N133]" table:style-name="ce3">
            <text:p>0,5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3" table:style-name="ce2">
            <text:p>1,3</text:p>
          </table:table-cell>
          <table:table-cell office:value-type="float" office:value="0.4" table:formula="of:=[.B134]-0.9" table:style-name="ce2">
            <text:p>0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4])" table:style-name="ce3">
            <text:p>0,44</text:p>
          </table:table-cell>
          <table:table-cell office:value-type="float" office:value="11.831007915762493" table:formula="of:=[.A134]/SIN([.E134])" table:style-name="ce4">
            <text:p>11,8</text:p>
          </table:table-cell>
          <table:table-cell office:value-type="float" office:value="10.722534602547793" table:formula="of:=[.F134]*COS([.E134])" table:style-name="ce4">
            <text:p>10,7</text:p>
          </table:table-cell>
          <table:table-cell office:value-type="float" office:value="9.4225346025477918" table:formula="of:=[.G134]-[.B134]" table:style-name="ce4">
            <text:p>9,4</text:p>
          </table:table-cell>
          <table:table-cell office:value-type="float" office:value="29.246075891495273" table:formula="of:=DEGREES(ATAN(([.A134]+0.5)/([.G134]-0.9)))" table:style-name="ce3">
            <text:p>29,25</text:p>
          </table:table-cell>
          <table:table-cell office:value-type="float" office:value="11.257539074693399" table:formula="of:=([.A134]+0.5)/SIN(RADIANS([.I134]))" table:style-name="ce3">
            <text:p>11,26</text:p>
          </table:table-cell>
          <table:table-cell office:value-type="float" office:value="56.824431691342454" table:formula="of:=DEGREES(ASIN(([.H134])/[.J134]))" table:style-name="ce3">
            <text:p>56,82</text:p>
          </table:table-cell>
          <table:table-cell office:value-type="float" office:value="3.9294924171622725" table:formula="of:=90-[.I134]-[.K134]" table:style-name="ce4">
            <text:p>3,9</text:p>
          </table:table-cell>
          <table:table-cell office:value-type="float" office:value="0.77207108107875932" table:formula="of:=2*PI()*[.J134]*([.L134]/360)" table:style-name="ce3">
            <text:p>0,77</text:p>
          </table:table-cell>
          <table:table-cell office:value-type="float" office:value="1" table:style-name="ce2">
            <text:p>1</text:p>
          </table:table-cell>
          <table:table-cell office:value-type="float" office:value="0.77207108107875932" table:formula="of:=[.M134]/[.N134]" table:style-name="ce3">
            <text:p>0,7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0.49999999999999989" table:formula="of:=[.B135]-0.9" table:style-name="ce2">
            <text:p>0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5])" table:style-name="ce3">
            <text:p>0,44</text:p>
          </table:table-cell>
          <table:table-cell office:value-type="float" office:value="11.831007915762493" table:formula="of:=[.A135]/SIN([.E135])" table:style-name="ce4">
            <text:p>11,8</text:p>
          </table:table-cell>
          <table:table-cell office:value-type="float" office:value="10.722534602547793" table:formula="of:=[.F135]*COS([.E135])" table:style-name="ce4">
            <text:p>10,7</text:p>
          </table:table-cell>
          <table:table-cell office:value-type="float" office:value="9.3225346025477922" table:formula="of:=[.G135]-[.B135]" table:style-name="ce4">
            <text:p>9,3</text:p>
          </table:table-cell>
          <table:table-cell office:value-type="float" office:value="29.246075891495273" table:formula="of:=DEGREES(ATAN(([.A135]+0.5)/([.G135]-0.9)))" table:style-name="ce3">
            <text:p>29,25</text:p>
          </table:table-cell>
          <table:table-cell office:value-type="float" office:value="11.257539074693399" table:formula="of:=([.A135]+0.5)/SIN(RADIANS([.I135]))" table:style-name="ce3">
            <text:p>11,26</text:p>
          </table:table-cell>
          <table:table-cell office:value-type="float" office:value="55.905565552434709" table:formula="of:=DEGREES(ASIN(([.H135])/[.J135]))" table:style-name="ce3">
            <text:p>55,91</text:p>
          </table:table-cell>
          <table:table-cell office:value-type="float" office:value="4.8483585560700178" table:formula="of:=90-[.I135]-[.K135]" table:style-name="ce4">
            <text:p>4,8</text:p>
          </table:table-cell>
          <table:table-cell office:value-type="float" office:value="0.95261093150185583" table:formula="of:=2*PI()*[.J135]*([.L135]/360)" table:style-name="ce3">
            <text:p>0,95</text:p>
          </table:table-cell>
          <table:table-cell office:value-type="float" office:value="1" table:style-name="ce2">
            <text:p>1</text:p>
          </table:table-cell>
          <table:table-cell office:value-type="float" office:value="0.95261093150185583" table:formula="of:=[.M135]/[.N135]" table:style-name="ce3">
            <text:p>0,9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5" table:style-name="ce2">
            <text:p>1,5</text:p>
          </table:table-cell>
          <table:table-cell office:value-type="float" office:value="0.6" table:formula="of:=[.B136]-0.9" table:style-name="ce2">
            <text:p>0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6])" table:style-name="ce3">
            <text:p>0,44</text:p>
          </table:table-cell>
          <table:table-cell office:value-type="float" office:value="11.831007915762493" table:formula="of:=[.A136]/SIN([.E136])" table:style-name="ce4">
            <text:p>11,8</text:p>
          </table:table-cell>
          <table:table-cell office:value-type="float" office:value="10.722534602547793" table:formula="of:=[.F136]*COS([.E136])" table:style-name="ce4">
            <text:p>10,7</text:p>
          </table:table-cell>
          <table:table-cell office:value-type="float" office:value="9.2225346025477926" table:formula="of:=[.G136]-[.B136]" table:style-name="ce4">
            <text:p>9,2</text:p>
          </table:table-cell>
          <table:table-cell office:value-type="float" office:value="29.246075891495273" table:formula="of:=DEGREES(ATAN(([.A136]+0.5)/([.G136]-0.9)))" table:style-name="ce3">
            <text:p>29,25</text:p>
          </table:table-cell>
          <table:table-cell office:value-type="float" office:value="11.257539074693399" table:formula="of:=([.A136]+0.5)/SIN(RADIANS([.I136]))" table:style-name="ce3">
            <text:p>11,26</text:p>
          </table:table-cell>
          <table:table-cell office:value-type="float" office:value="55.007973110209598" table:formula="of:=DEGREES(ASIN(([.H136])/[.J136]))" table:style-name="ce3">
            <text:p>55,01</text:p>
          </table:table-cell>
          <table:table-cell office:value-type="float" office:value="5.7459509982951289" table:formula="of:=90-[.I136]-[.K136]" table:style-name="ce4">
            <text:p>5,7</text:p>
          </table:table-cell>
          <table:table-cell office:value-type="float" office:value="1.128970902120485" table:formula="of:=2*PI()*[.J136]*([.L136]/360)" table:style-name="ce3">
            <text:p>1,13</text:p>
          </table:table-cell>
          <table:table-cell office:value-type="float" office:value="1" table:style-name="ce2">
            <text:p>1</text:p>
          </table:table-cell>
          <table:table-cell office:value-type="float" office:value="1.128970902120485" table:formula="of:=[.M136]/[.N136]" table:style-name="ce3">
            <text:p>1,1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6" table:style-name="ce2">
            <text:p>1,6</text:p>
          </table:table-cell>
          <table:table-cell office:value-type="float" office:value="0.70000000000000007" table:formula="of:=[.B137]-0.9" table:style-name="ce2">
            <text:p>0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7])" table:style-name="ce3">
            <text:p>0,44</text:p>
          </table:table-cell>
          <table:table-cell office:value-type="float" office:value="11.831007915762493" table:formula="of:=[.A137]/SIN([.E137])" table:style-name="ce4">
            <text:p>11,8</text:p>
          </table:table-cell>
          <table:table-cell office:value-type="float" office:value="10.722534602547793" table:formula="of:=[.F137]*COS([.E137])" table:style-name="ce4">
            <text:p>10,7</text:p>
          </table:table-cell>
          <table:table-cell office:value-type="float" office:value="9.1225346025477929" table:formula="of:=[.G137]-[.B137]" table:style-name="ce4">
            <text:p>9,1</text:p>
          </table:table-cell>
          <table:table-cell office:value-type="float" office:value="29.246075891495273" table:formula="of:=DEGREES(ATAN(([.A137]+0.5)/([.G137]-0.9)))" table:style-name="ce3">
            <text:p>29,25</text:p>
          </table:table-cell>
          <table:table-cell office:value-type="float" office:value="11.257539074693399" table:formula="of:=([.A137]+0.5)/SIN(RADIANS([.I137]))" table:style-name="ce3">
            <text:p>11,26</text:p>
          </table:table-cell>
          <table:table-cell office:value-type="float" office:value="54.130035615369046" table:formula="of:=DEGREES(ASIN(([.H137])/[.J137]))" table:style-name="ce3">
            <text:p>54,13</text:p>
          </table:table-cell>
          <table:table-cell office:value-type="float" office:value="6.6238884931356807" table:formula="of:=90-[.I137]-[.K137]" table:style-name="ce4">
            <text:p>6,6</text:p>
          </table:table-cell>
          <table:table-cell office:value-type="float" office:value="1.3014690466138201" table:formula="of:=2*PI()*[.J137]*([.L137]/360)" table:style-name="ce3">
            <text:p>1,30</text:p>
          </table:table-cell>
          <table:table-cell office:value-type="float" office:value="1" table:style-name="ce2">
            <text:p>1</text:p>
          </table:table-cell>
          <table:table-cell office:value-type="float" office:value="1.3014690466138201" table:formula="of:=[.M137]/[.N137]" table:style-name="ce3">
            <text:p>1,3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7" table:style-name="ce2">
            <text:p>1,7</text:p>
          </table:table-cell>
          <table:table-cell office:value-type="float" office:value="0.79999999999999993" table:formula="of:=[.B138]-0.9" table:style-name="ce2">
            <text:p>0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8])" table:style-name="ce3">
            <text:p>0,44</text:p>
          </table:table-cell>
          <table:table-cell office:value-type="float" office:value="11.831007915762493" table:formula="of:=[.A138]/SIN([.E138])" table:style-name="ce4">
            <text:p>11,8</text:p>
          </table:table-cell>
          <table:table-cell office:value-type="float" office:value="10.722534602547793" table:formula="of:=[.F138]*COS([.E138])" table:style-name="ce4">
            <text:p>10,7</text:p>
          </table:table-cell>
          <table:table-cell office:value-type="float" office:value="9.0225346025477933" table:formula="of:=[.G138]-[.B138]" table:style-name="ce4">
            <text:p>9,0</text:p>
          </table:table-cell>
          <table:table-cell office:value-type="float" office:value="29.246075891495273" table:formula="of:=DEGREES(ATAN(([.A138]+0.5)/([.G138]-0.9)))" table:style-name="ce3">
            <text:p>29,25</text:p>
          </table:table-cell>
          <table:table-cell office:value-type="float" office:value="11.257539074693399" table:formula="of:=([.A138]+0.5)/SIN(RADIANS([.I138]))" table:style-name="ce3">
            <text:p>11,26</text:p>
          </table:table-cell>
          <table:table-cell office:value-type="float" office:value="53.270322178027804" table:formula="of:=DEGREES(ASIN(([.H138])/[.J138]))" table:style-name="ce3">
            <text:p>53,27</text:p>
          </table:table-cell>
          <table:table-cell office:value-type="float" office:value="7.4836019304769223" table:formula="of:=90-[.I138]-[.K138]" table:style-name="ce4">
            <text:p>7,5</text:p>
          </table:table-cell>
          <table:table-cell office:value-type="float" office:value="1.4703865078327252" table:formula="of:=2*PI()*[.J138]*([.L138]/360)" table:style-name="ce3">
            <text:p>1,47</text:p>
          </table:table-cell>
          <table:table-cell office:value-type="float" office:value="1" table:style-name="ce2">
            <text:p>1</text:p>
          </table:table-cell>
          <table:table-cell office:value-type="float" office:value="1.4703865078327252" table:formula="of:=[.M138]/[.N138]" table:style-name="ce3">
            <text:p>1,4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0.9" table:formula="of:=[.B139]-0.9" table:style-name="ce2">
            <text:p>0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39])" table:style-name="ce3">
            <text:p>0,44</text:p>
          </table:table-cell>
          <table:table-cell office:value-type="float" office:value="11.831007915762493" table:formula="of:=[.A139]/SIN([.E139])" table:style-name="ce4">
            <text:p>11,8</text:p>
          </table:table-cell>
          <table:table-cell office:value-type="float" office:value="10.722534602547793" table:formula="of:=[.F139]*COS([.E139])" table:style-name="ce4">
            <text:p>10,7</text:p>
          </table:table-cell>
          <table:table-cell office:value-type="float" office:value="8.9225346025477918" table:formula="of:=[.G139]-[.B139]" table:style-name="ce4">
            <text:p>8,9</text:p>
          </table:table-cell>
          <table:table-cell office:value-type="float" office:value="29.246075891495273" table:formula="of:=DEGREES(ATAN(([.A139]+0.5)/([.G139]-0.9)))" table:style-name="ce3">
            <text:p>29,25</text:p>
          </table:table-cell>
          <table:table-cell office:value-type="float" office:value="11.257539074693399" table:formula="of:=([.A139]+0.5)/SIN(RADIANS([.I139]))" table:style-name="ce3">
            <text:p>11,26</text:p>
          </table:table-cell>
          <table:table-cell office:value-type="float" office:value="52.427560566412311" table:formula="of:=DEGREES(ASIN(([.H139])/[.J139]))" table:style-name="ce3">
            <text:p>52,43</text:p>
          </table:table-cell>
          <table:table-cell office:value-type="float" office:value="8.326363542092416" table:formula="of:=90-[.I139]-[.K139]" table:style-name="ce4">
            <text:p>8,3</text:p>
          </table:table-cell>
          <table:table-cell office:value-type="float" office:value="1.6359732553041815" table:formula="of:=2*PI()*[.J139]*([.L139]/360)" table:style-name="ce3">
            <text:p>1,64</text:p>
          </table:table-cell>
          <table:table-cell office:value-type="float" office:value="1" table:style-name="ce2">
            <text:p>1</text:p>
          </table:table-cell>
          <table:table-cell office:value-type="float" office:value="1.6359732553041815" table:formula="of:=[.M139]/[.N139]" table:style-name="ce3">
            <text:p>1,64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" table:style-name="ce2">
            <text:p>1,9</text:p>
          </table:table-cell>
          <table:table-cell office:value-type="float" office:value="0.99999999999999989" table:formula="of:=[.B140]-0.9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0])" table:style-name="ce3">
            <text:p>0,44</text:p>
          </table:table-cell>
          <table:table-cell office:value-type="float" office:value="11.831007915762493" table:formula="of:=[.A140]/SIN([.E140])" table:style-name="ce4">
            <text:p>11,8</text:p>
          </table:table-cell>
          <table:table-cell office:value-type="float" office:value="10.722534602547793" table:formula="of:=[.F140]*COS([.E140])" table:style-name="ce4">
            <text:p>10,7</text:p>
          </table:table-cell>
          <table:table-cell office:value-type="float" office:value="8.8225346025477922" table:formula="of:=[.G140]-[.B140]" table:style-name="ce4">
            <text:p>8,8</text:p>
          </table:table-cell>
          <table:table-cell office:value-type="float" office:value="29.246075891495273" table:formula="of:=DEGREES(ATAN(([.A140]+0.5)/([.G140]-0.9)))" table:style-name="ce3">
            <text:p>29,25</text:p>
          </table:table-cell>
          <table:table-cell office:value-type="float" office:value="11.257539074693399" table:formula="of:=([.A140]+0.5)/SIN(RADIANS([.I140]))" table:style-name="ce3">
            <text:p>11,26</text:p>
          </table:table-cell>
          <table:table-cell office:value-type="float" office:value="51.600613588059701" table:formula="of:=DEGREES(ASIN(([.H140])/[.J140]))" table:style-name="ce3">
            <text:p>51,60</text:p>
          </table:table-cell>
          <table:table-cell office:value-type="float" office:value="9.1533105204450251" table:formula="of:=90-[.I140]-[.K140]" table:style-name="ce4">
            <text:p>9,2</text:p>
          </table:table-cell>
          <table:table-cell office:value-type="float" office:value="1.7984527258798202" table:formula="of:=2*PI()*[.J140]*([.L140]/360)" table:style-name="ce3">
            <text:p>1,80</text:p>
          </table:table-cell>
          <table:table-cell office:value-type="float" office:value="1" table:style-name="ce2">
            <text:p>1</text:p>
          </table:table-cell>
          <table:table-cell office:value-type="float" office:value="1.7984527258798202" table:formula="of:=[.M140]/[.N140]" table:style-name="ce3">
            <text:p>1,8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.1000000000000001" table:formula="of:=[.B141]-0.9" table:style-name="ce2">
            <text:p>1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1])" table:style-name="ce3">
            <text:p>0,44</text:p>
          </table:table-cell>
          <table:table-cell office:value-type="float" office:value="11.831007915762493" table:formula="of:=[.A141]/SIN([.E141])" table:style-name="ce4">
            <text:p>11,8</text:p>
          </table:table-cell>
          <table:table-cell office:value-type="float" office:value="10.722534602547793" table:formula="of:=[.F141]*COS([.E141])" table:style-name="ce4">
            <text:p>10,7</text:p>
          </table:table-cell>
          <table:table-cell office:value-type="float" office:value="8.7225346025477926" table:formula="of:=[.G141]-[.B141]" table:style-name="ce4">
            <text:p>8,7</text:p>
          </table:table-cell>
          <table:table-cell office:value-type="float" office:value="29.246075891495273" table:formula="of:=DEGREES(ATAN(([.A141]+0.5)/([.G141]-0.9)))" table:style-name="ce3">
            <text:p>29,25</text:p>
          </table:table-cell>
          <table:table-cell office:value-type="float" office:value="11.257539074693399" table:formula="of:=([.A141]+0.5)/SIN(RADIANS([.I141]))" table:style-name="ce3">
            <text:p>11,26</text:p>
          </table:table-cell>
          <table:table-cell office:value-type="float" office:value="50.788459802470477" table:formula="of:=DEGREES(ASIN(([.H141])/[.J141]))" table:style-name="ce3">
            <text:p>50,79</text:p>
          </table:table-cell>
          <table:table-cell office:value-type="float" office:value="9.9654643060342494" table:formula="of:=90-[.I141]-[.K141]" table:style-name="ce4">
            <text:p>10,0</text:p>
          </table:table-cell>
          <table:table-cell office:value-type="float" office:value="1.9580256133355751" table:formula="of:=2*PI()*[.J141]*([.L141]/360)" table:style-name="ce3">
            <text:p>1,96</text:p>
          </table:table-cell>
          <table:table-cell office:value-type="float" office:value="1" table:style-name="ce2">
            <text:p>1</text:p>
          </table:table-cell>
          <table:table-cell office:value-type="float" office:value="1.9580256133355751" table:formula="of:=[.M141]/[.N141]" table:style-name="ce3">
            <text:p>1,9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1" table:style-name="ce2">
            <text:p>2,1</text:p>
          </table:table-cell>
          <table:table-cell office:value-type="float" office:value="1.2000000000000002" table:formula="of:=[.B142]-0.9" table:style-name="ce2">
            <text:p>1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2])" table:style-name="ce3">
            <text:p>0,44</text:p>
          </table:table-cell>
          <table:table-cell office:value-type="float" office:value="11.831007915762493" table:formula="of:=[.A142]/SIN([.E142])" table:style-name="ce4">
            <text:p>11,8</text:p>
          </table:table-cell>
          <table:table-cell office:value-type="float" office:value="10.722534602547793" table:formula="of:=[.F142]*COS([.E142])" table:style-name="ce4">
            <text:p>10,7</text:p>
          </table:table-cell>
          <table:table-cell office:value-type="float" office:value="8.6225346025477929" table:formula="of:=[.G142]-[.B142]" table:style-name="ce4">
            <text:p>8,6</text:p>
          </table:table-cell>
          <table:table-cell office:value-type="float" office:value="29.246075891495273" table:formula="of:=DEGREES(ATAN(([.A142]+0.5)/([.G142]-0.9)))" table:style-name="ce3">
            <text:p>29,25</text:p>
          </table:table-cell>
          <table:table-cell office:value-type="float" office:value="11.257539074693399" table:formula="of:=([.A142]+0.5)/SIN(RADIANS([.I142]))" table:style-name="ce3">
            <text:p>11,26</text:p>
          </table:table-cell>
          <table:table-cell office:value-type="float" office:value="49.990177632524407" table:formula="of:=DEGREES(ASIN(([.H142])/[.J142]))" table:style-name="ce3">
            <text:p>49,99</text:p>
          </table:table-cell>
          <table:table-cell office:value-type="float" office:value="10.763746475980319" table:formula="of:=90-[.I142]-[.K142]" table:style-name="ce4">
            <text:p>10,8</text:p>
          </table:table-cell>
          <table:table-cell office:value-type="float" office:value="2.1148729901785241" table:formula="of:=2*PI()*[.J142]*([.L142]/360)" table:style-name="ce3">
            <text:p>2,11</text:p>
          </table:table-cell>
          <table:table-cell office:value-type="float" office:value="1" table:style-name="ce2">
            <text:p>1</text:p>
          </table:table-cell>
          <table:table-cell office:value-type="float" office:value="2.1148729901785241" table:formula="of:=[.M142]/[.N142]" table:style-name="ce3">
            <text:p>2,1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3000000000000003" table:formula="of:=[.B143]-0.9" table:style-name="ce2">
            <text:p>1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3])" table:style-name="ce3">
            <text:p>0,44</text:p>
          </table:table-cell>
          <table:table-cell office:value-type="float" office:value="11.831007915762493" table:formula="of:=[.A143]/SIN([.E143])" table:style-name="ce4">
            <text:p>11,8</text:p>
          </table:table-cell>
          <table:table-cell office:value-type="float" office:value="10.722534602547793" table:formula="of:=[.F143]*COS([.E143])" table:style-name="ce4">
            <text:p>10,7</text:p>
          </table:table-cell>
          <table:table-cell office:value-type="float" office:value="8.5225346025477933" table:formula="of:=[.G143]-[.B143]" table:style-name="ce4">
            <text:p>8,5</text:p>
          </table:table-cell>
          <table:table-cell office:value-type="float" office:value="29.246075891495273" table:formula="of:=DEGREES(ATAN(([.A143]+0.5)/([.G143]-0.9)))" table:style-name="ce3">
            <text:p>29,25</text:p>
          </table:table-cell>
          <table:table-cell office:value-type="float" office:value="11.257539074693399" table:formula="of:=([.A143]+0.5)/SIN(RADIANS([.I143]))" table:style-name="ce3">
            <text:p>11,26</text:p>
          </table:table-cell>
          <table:table-cell office:value-type="float" office:value="49.204932170365623" table:formula="of:=DEGREES(ASIN(([.H143])/[.J143]))" table:style-name="ce3">
            <text:p>49,20</text:p>
          </table:table-cell>
          <table:table-cell office:value-type="float" office:value="11.548991938139103" table:formula="of:=90-[.I143]-[.K143]" table:style-name="ce4">
            <text:p>11,5</text:p>
          </table:table-cell>
          <table:table-cell office:value-type="float" office:value="2.2691589000413921" table:formula="of:=2*PI()*[.J143]*([.L143]/360)" table:style-name="ce3">
            <text:p>2,27</text:p>
          </table:table-cell>
          <table:table-cell office:value-type="float" office:value="1" table:style-name="ce2">
            <text:p>1</text:p>
          </table:table-cell>
          <table:table-cell office:value-type="float" office:value="2.2691589000413921" table:formula="of:=[.M143]/[.N143]" table:style-name="ce3">
            <text:p>2,2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.4" table:formula="of:=[.B144]-0.9" table:style-name="ce2">
            <text:p>1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4])" table:style-name="ce3">
            <text:p>0,44</text:p>
          </table:table-cell>
          <table:table-cell office:value-type="float" office:value="11.831007915762493" table:formula="of:=[.A144]/SIN([.E144])" table:style-name="ce4">
            <text:p>11,8</text:p>
          </table:table-cell>
          <table:table-cell office:value-type="float" office:value="10.722534602547793" table:formula="of:=[.F144]*COS([.E144])" table:style-name="ce4">
            <text:p>10,7</text:p>
          </table:table-cell>
          <table:table-cell office:value-type="float" office:value="8.4225346025477918" table:formula="of:=[.G144]-[.B144]" table:style-name="ce4">
            <text:p>8,4</text:p>
          </table:table-cell>
          <table:table-cell office:value-type="float" office:value="29.246075891495273" table:formula="of:=DEGREES(ATAN(([.A144]+0.5)/([.G144]-0.9)))" table:style-name="ce3">
            <text:p>29,25</text:p>
          </table:table-cell>
          <table:table-cell office:value-type="float" office:value="11.257539074693399" table:formula="of:=([.A144]+0.5)/SIN(RADIANS([.I144]))" table:style-name="ce3">
            <text:p>11,26</text:p>
          </table:table-cell>
          <table:table-cell office:value-type="float" office:value="48.431964139666952" table:formula="of:=DEGREES(ASIN(([.H144])/[.J144]))" table:style-name="ce3">
            <text:p>48,43</text:p>
          </table:table-cell>
          <table:table-cell office:value-type="float" office:value="12.321959968837774" table:formula="of:=90-[.I144]-[.K144]" table:style-name="ce4">
            <text:p>12,3</text:p>
          </table:table-cell>
          <table:table-cell office:value-type="float" office:value="2.4210325263892494" table:formula="of:=2*PI()*[.J144]*([.L144]/360)" table:style-name="ce3">
            <text:p>2,42</text:p>
          </table:table-cell>
          <table:table-cell office:value-type="float" office:value="1" table:style-name="ce2">
            <text:p>1</text:p>
          </table:table-cell>
          <table:table-cell office:value-type="float" office:value="2.4210325263892494" table:formula="of:=[.M144]/[.N144]" table:style-name="ce3">
            <text:p>2,4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4" table:style-name="ce2">
            <text:p>2,4</text:p>
          </table:table-cell>
          <table:table-cell office:value-type="float" office:value="1.5" table:formula="of:=[.B145]-0.9" table:style-name="ce2">
            <text:p>1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5])" table:style-name="ce3">
            <text:p>0,44</text:p>
          </table:table-cell>
          <table:table-cell office:value-type="float" office:value="11.831007915762493" table:formula="of:=[.A145]/SIN([.E145])" table:style-name="ce4">
            <text:p>11,8</text:p>
          </table:table-cell>
          <table:table-cell office:value-type="float" office:value="10.722534602547793" table:formula="of:=[.F145]*COS([.E145])" table:style-name="ce4">
            <text:p>10,7</text:p>
          </table:table-cell>
          <table:table-cell office:value-type="float" office:value="8.3225346025477922" table:formula="of:=[.G145]-[.B145]" table:style-name="ce4">
            <text:p>8,3</text:p>
          </table:table-cell>
          <table:table-cell office:value-type="float" office:value="29.246075891495273" table:formula="of:=DEGREES(ATAN(([.A145]+0.5)/([.G145]-0.9)))" table:style-name="ce3">
            <text:p>29,25</text:p>
          </table:table-cell>
          <table:table-cell office:value-type="float" office:value="11.257539074693399" table:formula="of:=([.A145]+0.5)/SIN(RADIANS([.I145]))" table:style-name="ce3">
            <text:p>11,26</text:p>
          </table:table-cell>
          <table:table-cell office:value-type="float" office:value="47.670580598716356" table:formula="of:=DEGREES(ASIN(([.H145])/[.J145]))" table:style-name="ce3">
            <text:p>47,67</text:p>
          </table:table-cell>
          <table:table-cell office:value-type="float" office:value="13.083343509788371" table:formula="of:=90-[.I145]-[.K145]" table:style-name="ce4">
            <text:p>13,1</text:p>
          </table:table-cell>
          <table:table-cell office:value-type="float" office:value="2.5706300191875222" table:formula="of:=2*PI()*[.J145]*([.L145]/360)" table:style-name="ce3">
            <text:p>2,57</text:p>
          </table:table-cell>
          <table:table-cell office:value-type="float" office:value="1" table:style-name="ce2">
            <text:p>1</text:p>
          </table:table-cell>
          <table:table-cell office:value-type="float" office:value="2.5706300191875222" table:formula="of:=[.M145]/[.N145]" table:style-name="ce3">
            <text:p>2,57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5" table:style-name="ce2">
            <text:p>2,5</text:p>
          </table:table-cell>
          <table:table-cell office:value-type="float" office:value="1.6" table:formula="of:=[.B146]-0.9" table:style-name="ce2">
            <text:p>1,6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6])" table:style-name="ce3">
            <text:p>0,44</text:p>
          </table:table-cell>
          <table:table-cell office:value-type="float" office:value="11.831007915762493" table:formula="of:=[.A146]/SIN([.E146])" table:style-name="ce4">
            <text:p>11,8</text:p>
          </table:table-cell>
          <table:table-cell office:value-type="float" office:value="10.722534602547793" table:formula="of:=[.F146]*COS([.E146])" table:style-name="ce4">
            <text:p>10,7</text:p>
          </table:table-cell>
          <table:table-cell office:value-type="float" office:value="8.2225346025477926" table:formula="of:=[.G146]-[.B146]" table:style-name="ce4">
            <text:p>8,2</text:p>
          </table:table-cell>
          <table:table-cell office:value-type="float" office:value="29.246075891495273" table:formula="of:=DEGREES(ATAN(([.A146]+0.5)/([.G146]-0.9)))" table:style-name="ce3">
            <text:p>29,25</text:p>
          </table:table-cell>
          <table:table-cell office:value-type="float" office:value="11.257539074693399" table:formula="of:=([.A146]+0.5)/SIN(RADIANS([.I146]))" table:style-name="ce3">
            <text:p>11,26</text:p>
          </table:table-cell>
          <table:table-cell office:value-type="float" office:value="46.920147060194793" table:formula="of:=DEGREES(ASIN(([.H146])/[.J146]))" table:style-name="ce3">
            <text:p>46,92</text:p>
          </table:table-cell>
          <table:table-cell office:value-type="float" office:value="13.833777048309933" table:formula="of:=90-[.I146]-[.K146]" table:style-name="ce4">
            <text:p>13,8</text:p>
          </table:table-cell>
          <table:table-cell office:value-type="float" office:value="2.7180760432168842" table:formula="of:=2*PI()*[.J146]*([.L146]/360)" table:style-name="ce3">
            <text:p>2,72</text:p>
          </table:table-cell>
          <table:table-cell office:value-type="float" office:value="1" table:style-name="ce2">
            <text:p>1</text:p>
          </table:table-cell>
          <table:table-cell office:value-type="float" office:value="2.7180760432168842" table:formula="of:=[.M146]/[.N146]" table:style-name="ce3">
            <text:p>2,72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style-name="ce2">
            <text:p>2,6</text:p>
          </table:table-cell>
          <table:table-cell office:value-type="float" office:value="1.7000000000000002" table:formula="of:=[.B147]-0.9" table:style-name="ce2">
            <text:p>1,7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7])" table:style-name="ce3">
            <text:p>0,44</text:p>
          </table:table-cell>
          <table:table-cell office:value-type="float" office:value="11.831007915762493" table:formula="of:=[.A147]/SIN([.E147])" table:style-name="ce4">
            <text:p>11,8</text:p>
          </table:table-cell>
          <table:table-cell office:value-type="float" office:value="10.722534602547793" table:formula="of:=[.F147]*COS([.E147])" table:style-name="ce4">
            <text:p>10,7</text:p>
          </table:table-cell>
          <table:table-cell office:value-type="float" office:value="8.1225346025477929" table:formula="of:=[.G147]-[.B147]" table:style-name="ce4">
            <text:p>8,1</text:p>
          </table:table-cell>
          <table:table-cell office:value-type="float" office:value="29.246075891495273" table:formula="of:=DEGREES(ATAN(([.A147]+0.5)/([.G147]-0.9)))" table:style-name="ce3">
            <text:p>29,25</text:p>
          </table:table-cell>
          <table:table-cell office:value-type="float" office:value="11.257539074693399" table:formula="of:=([.A147]+0.5)/SIN(RADIANS([.I147]))" table:style-name="ce3">
            <text:p>11,26</text:p>
          </table:table-cell>
          <table:table-cell office:value-type="float" office:value="46.180080772493291" table:formula="of:=DEGREES(ASIN(([.H147])/[.J147]))" table:style-name="ce3">
            <text:p>46,18</text:p>
          </table:table-cell>
          <table:table-cell office:value-type="float" office:value="14.573843336011436" table:formula="of:=90-[.I147]-[.K147]" table:style-name="ce4">
            <text:p>14,6</text:p>
          </table:table-cell>
          <table:table-cell office:value-type="float" office:value="2.8634850981676183" table:formula="of:=2*PI()*[.J147]*([.L147]/360)" table:style-name="ce3">
            <text:p>2,86</text:p>
          </table:table-cell>
          <table:table-cell office:value-type="float" office:value="1" table:style-name="ce2">
            <text:p>1</text:p>
          </table:table-cell>
          <table:table-cell office:value-type="float" office:value="2.8634850981676183" table:formula="of:=[.M147]/[.N147]" table:style-name="ce3">
            <text:p>2,8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7" table:style-name="ce2">
            <text:p>2,7</text:p>
          </table:table-cell>
          <table:table-cell office:value-type="float" office:value="1.8000000000000003" table:formula="of:=[.B148]-0.9" table:style-name="ce2">
            <text:p>1,8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8])" table:style-name="ce3">
            <text:p>0,44</text:p>
          </table:table-cell>
          <table:table-cell office:value-type="float" office:value="11.831007915762493" table:formula="of:=[.A148]/SIN([.E148])" table:style-name="ce4">
            <text:p>11,8</text:p>
          </table:table-cell>
          <table:table-cell office:value-type="float" office:value="10.722534602547793" table:formula="of:=[.F148]*COS([.E148])" table:style-name="ce4">
            <text:p>10,7</text:p>
          </table:table-cell>
          <table:table-cell office:value-type="float" office:value="8.0225346025477933" table:formula="of:=[.G148]-[.B148]" table:style-name="ce4">
            <text:p>8,0</text:p>
          </table:table-cell>
          <table:table-cell office:value-type="float" office:value="29.246075891495273" table:formula="of:=DEGREES(ATAN(([.A148]+0.5)/([.G148]-0.9)))" table:style-name="ce3">
            <text:p>29,25</text:p>
          </table:table-cell>
          <table:table-cell office:value-type="float" office:value="11.257539074693399" table:formula="of:=([.A148]+0.5)/SIN(RADIANS([.I148]))" table:style-name="ce3">
            <text:p>11,26</text:p>
          </table:table-cell>
          <table:table-cell office:value-type="float" office:value="45.449844959994586" table:formula="of:=DEGREES(ASIN(([.H148])/[.J148]))" table:style-name="ce3">
            <text:p>45,45</text:p>
          </table:table-cell>
          <table:table-cell office:value-type="float" office:value="15.304079148510141" table:formula="of:=90-[.I148]-[.K148]" table:style-name="ce4">
            <text:p>15,3</text:p>
          </table:table-cell>
          <table:table-cell office:value-type="float" office:value="3.0069626503155495" table:formula="of:=2*PI()*[.J148]*([.L148]/360)" table:style-name="ce3">
            <text:p>3,01</text:p>
          </table:table-cell>
          <table:table-cell office:value-type="float" office:value="1" table:style-name="ce2">
            <text:p>1</text:p>
          </table:table-cell>
          <table:table-cell office:value-type="float" office:value="3.0069626503155495" table:formula="of:=[.M148]/[.N148]" table:style-name="ce3">
            <text:p>3,01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8" table:style-name="ce2">
            <text:p>2,8</text:p>
          </table:table-cell>
          <table:table-cell office:value-type="float" office:value="1.9" table:formula="of:=[.B149]-0.9" table:style-name="ce2">
            <text:p>1,9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49])" table:style-name="ce3">
            <text:p>0,44</text:p>
          </table:table-cell>
          <table:table-cell office:value-type="float" office:value="11.831007915762493" table:formula="of:=[.A149]/SIN([.E149])" table:style-name="ce4">
            <text:p>11,8</text:p>
          </table:table-cell>
          <table:table-cell office:value-type="float" office:value="10.722534602547793" table:formula="of:=[.F149]*COS([.E149])" table:style-name="ce4">
            <text:p>10,7</text:p>
          </table:table-cell>
          <table:table-cell office:value-type="float" office:value="7.9225346025477927" table:formula="of:=[.G149]-[.B149]" table:style-name="ce4">
            <text:p>7,9</text:p>
          </table:table-cell>
          <table:table-cell office:value-type="float" office:value="29.246075891495273" table:formula="of:=DEGREES(ATAN(([.A149]+0.5)/([.G149]-0.9)))" table:style-name="ce3">
            <text:p>29,25</text:p>
          </table:table-cell>
          <table:table-cell office:value-type="float" office:value="11.257539074693399" table:formula="of:=([.A149]+0.5)/SIN(RADIANS([.I149]))" table:style-name="ce3">
            <text:p>11,26</text:p>
          </table:table-cell>
          <table:table-cell office:value-type="float" office:value="44.728943860205881" table:formula="of:=DEGREES(ASIN(([.H149])/[.J149]))" table:style-name="ce3">
            <text:p>44,73</text:p>
          </table:table-cell>
          <table:table-cell office:value-type="float" office:value="16.024980248298846" table:formula="of:=90-[.I149]-[.K149]" table:style-name="ce4">
            <text:p>16,0</text:p>
          </table:table-cell>
          <table:table-cell office:value-type="float" office:value="3.1486061076317688" table:formula="of:=2*PI()*[.J149]*([.L149]/360)" table:style-name="ce3">
            <text:p>3,15</text:p>
          </table:table-cell>
          <table:table-cell office:value-type="float" office:value="1" table:style-name="ce2">
            <text:p>1</text:p>
          </table:table-cell>
          <table:table-cell office:value-type="float" office:value="3.1486061076317688" table:formula="of:=[.M149]/[.N149]" table:style-name="ce3">
            <text:p>3,15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9" table:style-name="ce2">
            <text:p>2,9</text:p>
          </table:table-cell>
          <table:table-cell office:value-type="float" office:value="2" table:formula="of:=[.B150]-0.9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50])" table:style-name="ce3">
            <text:p>0,44</text:p>
          </table:table-cell>
          <table:table-cell office:value-type="float" office:value="11.831007915762493" table:formula="of:=[.A150]/SIN([.E150])" table:style-name="ce4">
            <text:p>11,8</text:p>
          </table:table-cell>
          <table:table-cell office:value-type="float" office:value="10.722534602547793" table:formula="of:=[.F150]*COS([.E150])" table:style-name="ce4">
            <text:p>10,7</text:p>
          </table:table-cell>
          <table:table-cell office:value-type="float" office:value="7.8225346025477922" table:formula="of:=[.G150]-[.B150]" table:style-name="ce4">
            <text:p>7,8</text:p>
          </table:table-cell>
          <table:table-cell office:value-type="float" office:value="29.246075891495273" table:formula="of:=DEGREES(ATAN(([.A150]+0.5)/([.G150]-0.9)))" table:style-name="ce3">
            <text:p>29,25</text:p>
          </table:table-cell>
          <table:table-cell office:value-type="float" office:value="11.257539074693399" table:formula="of:=([.A150]+0.5)/SIN(RADIANS([.I150]))" table:style-name="ce3">
            <text:p>11,26</text:p>
          </table:table-cell>
          <table:table-cell office:value-type="float" office:value="44.016918427044715" table:formula="of:=DEGREES(ASIN(([.H150])/[.J150]))" table:style-name="ce3">
            <text:p>44,02</text:p>
          </table:table-cell>
          <table:table-cell office:value-type="float" office:value="16.737005681460012" table:formula="of:=90-[.I150]-[.K150]" table:style-name="ce4">
            <text:p>16,7</text:p>
          </table:table-cell>
          <table:table-cell office:value-type="float" office:value="3.2885056640058492" table:formula="of:=2*PI()*[.J150]*([.L150]/360)" table:style-name="ce3">
            <text:p>3,29</text:p>
          </table:table-cell>
          <table:table-cell office:value-type="float" office:value="1" table:style-name="ce2">
            <text:p>1</text:p>
          </table:table-cell>
          <table:table-cell office:value-type="float" office:value="3.2885056640058492" table:formula="of:=[.M150]/[.N150]" table:style-name="ce3">
            <text:p>3,29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.1" table:formula="of:=[.B151]-0.9" table:style-name="ce2">
            <text:p>2,1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51])" table:style-name="ce3">
            <text:p>0,44</text:p>
          </table:table-cell>
          <table:table-cell office:value-type="float" office:value="11.831007915762493" table:formula="of:=[.A151]/SIN([.E151])" table:style-name="ce4">
            <text:p>11,8</text:p>
          </table:table-cell>
          <table:table-cell office:value-type="float" office:value="10.722534602547793" table:formula="of:=[.F151]*COS([.E151])" table:style-name="ce4">
            <text:p>10,7</text:p>
          </table:table-cell>
          <table:table-cell office:value-type="float" office:value="7.7225346025477926" table:formula="of:=[.G151]-[.B151]" table:style-name="ce4">
            <text:p>7,7</text:p>
          </table:table-cell>
          <table:table-cell office:value-type="float" office:value="29.246075891495273" table:formula="of:=DEGREES(ATAN(([.A151]+0.5)/([.G151]-0.9)))" table:style-name="ce3">
            <text:p>29,25</text:p>
          </table:table-cell>
          <table:table-cell office:value-type="float" office:value="11.257539074693399" table:formula="of:=([.A151]+0.5)/SIN(RADIANS([.I151]))" table:style-name="ce3">
            <text:p>11,26</text:p>
          </table:table-cell>
          <table:table-cell office:value-type="float" office:value="43.313342594174138" table:formula="of:=DEGREES(ASIN(([.H151])/[.J151]))" table:style-name="ce3">
            <text:p>43,31</text:p>
          </table:table-cell>
          <table:table-cell office:value-type="float" office:value="17.440581514330589" table:formula="of:=90-[.I151]-[.K151]" table:style-name="ce4">
            <text:p>17,4</text:p>
          </table:table-cell>
          <table:table-cell office:value-type="float" office:value="3.4267450334299441" table:formula="of:=2*PI()*[.J151]*([.L151]/360)" table:style-name="ce3">
            <text:p>3,43</text:p>
          </table:table-cell>
          <table:table-cell office:value-type="float" office:value="1" table:style-name="ce2">
            <text:p>1</text:p>
          </table:table-cell>
          <table:table-cell office:value-type="float" office:value="3.4267450334299441" table:formula="of:=[.M151]/[.N151]" table:style-name="ce3">
            <text:p>3,4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1" table:style-name="ce2">
            <text:p>3,1</text:p>
          </table:table-cell>
          <table:table-cell office:value-type="float" office:value="2.2000000000000002" table:formula="of:=[.B152]-0.9" table:style-name="ce2">
            <text:p>2,2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52])" table:style-name="ce3">
            <text:p>0,44</text:p>
          </table:table-cell>
          <table:table-cell office:value-type="float" office:value="11.831007915762493" table:formula="of:=[.A152]/SIN([.E152])" table:style-name="ce4">
            <text:p>11,8</text:p>
          </table:table-cell>
          <table:table-cell office:value-type="float" office:value="10.722534602547793" table:formula="of:=[.F152]*COS([.E152])" table:style-name="ce4">
            <text:p>10,7</text:p>
          </table:table-cell>
          <table:table-cell office:value-type="float" office:value="7.6225346025477929" table:formula="of:=[.G152]-[.B152]" table:style-name="ce4">
            <text:p>7,6</text:p>
          </table:table-cell>
          <table:table-cell office:value-type="float" office:value="29.246075891495273" table:formula="of:=DEGREES(ATAN(([.A152]+0.5)/([.G152]-0.9)))" table:style-name="ce3">
            <text:p>29,25</text:p>
          </table:table-cell>
          <table:table-cell office:value-type="float" office:value="11.257539074693399" table:formula="of:=([.A152]+0.5)/SIN(RADIANS([.I152]))" table:style-name="ce3">
            <text:p>11,26</text:p>
          </table:table-cell>
          <table:table-cell office:value-type="float" office:value="42.617820011688636" table:formula="of:=DEGREES(ASIN(([.H152])/[.J152]))" table:style-name="ce3">
            <text:p>42,62</text:p>
          </table:table-cell>
          <table:table-cell office:value-type="float" office:value="18.136104096816091" table:formula="of:=90-[.I152]-[.K152]" table:style-name="ce4">
            <text:p>18,1</text:p>
          </table:table-cell>
          <table:table-cell office:value-type="float" office:value="3.5634020911784017" table:formula="of:=2*PI()*[.J152]*([.L152]/360)" table:style-name="ce3">
            <text:p>3,56</text:p>
          </table:table-cell>
          <table:table-cell office:value-type="float" office:value="1" table:style-name="ce2">
            <text:p>1</text:p>
          </table:table-cell>
          <table:table-cell office:value-type="float" office:value="3.5634020911784017" table:formula="of:=[.M152]/[.N152]" table:style-name="ce3">
            <text:p>3,56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2" table:style-name="ce2">
            <text:p>3,2</text:p>
          </table:table-cell>
          <table:table-cell office:value-type="float" office:value="2.3000000000000003" table:formula="of:=[.B153]-0.9" table:style-name="ce2">
            <text:p>2,3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53])" table:style-name="ce3">
            <text:p>0,44</text:p>
          </table:table-cell>
          <table:table-cell office:value-type="float" office:value="11.831007915762493" table:formula="of:=[.A153]/SIN([.E153])" table:style-name="ce4">
            <text:p>11,8</text:p>
          </table:table-cell>
          <table:table-cell office:value-type="float" office:value="10.722534602547793" table:formula="of:=[.F153]*COS([.E153])" table:style-name="ce4">
            <text:p>10,7</text:p>
          </table:table-cell>
          <table:table-cell office:value-type="float" office:value="7.5225346025477924" table:formula="of:=[.G153]-[.B153]" table:style-name="ce4">
            <text:p>7,5</text:p>
          </table:table-cell>
          <table:table-cell office:value-type="float" office:value="29.246075891495273" table:formula="of:=DEGREES(ATAN(([.A153]+0.5)/([.G153]-0.9)))" table:style-name="ce3">
            <text:p>29,25</text:p>
          </table:table-cell>
          <table:table-cell office:value-type="float" office:value="11.257539074693399" table:formula="of:=([.A153]+0.5)/SIN(RADIANS([.I153]))" table:style-name="ce3">
            <text:p>11,26</text:p>
          </table:table-cell>
          <table:table-cell office:value-type="float" office:value="41.929981184874663" table:formula="of:=DEGREES(ASIN(([.H153])/[.J153]))" table:style-name="ce3">
            <text:p>41,93</text:p>
          </table:table-cell>
          <table:table-cell office:value-type="float" office:value="18.823942923630064" table:formula="of:=90-[.I153]-[.K153]" table:style-name="ce4">
            <text:p>18,8</text:p>
          </table:table-cell>
          <table:table-cell office:value-type="float" office:value="3.6985494359873075" table:formula="of:=2*PI()*[.J153]*([.L153]/360)" table:style-name="ce3">
            <text:p>3,70</text:p>
          </table:table-cell>
          <table:table-cell office:value-type="float" office:value="1" table:style-name="ce2">
            <text:p>1</text:p>
          </table:table-cell>
          <table:table-cell office:value-type="float" office:value="3.6985494359873075" table:formula="of:=[.M153]/[.N153]" table:style-name="ce3">
            <text:p>3,70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3" table:style-name="ce2">
            <text:p>3,3</text:p>
          </table:table-cell>
          <table:table-cell office:value-type="float" office:value="2.4" table:formula="of:=[.B154]-0.9" table:style-name="ce2">
            <text:p>2,4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54])" table:style-name="ce3">
            <text:p>0,44</text:p>
          </table:table-cell>
          <table:table-cell office:value-type="float" office:value="11.831007915762493" table:formula="of:=[.A154]/SIN([.E154])" table:style-name="ce4">
            <text:p>11,8</text:p>
          </table:table-cell>
          <table:table-cell office:value-type="float" office:value="10.722534602547793" table:formula="of:=[.F154]*COS([.E154])" table:style-name="ce4">
            <text:p>10,7</text:p>
          </table:table-cell>
          <table:table-cell office:value-type="float" office:value="7.4225346025477927" table:formula="of:=[.G154]-[.B154]" table:style-name="ce4">
            <text:p>7,4</text:p>
          </table:table-cell>
          <table:table-cell office:value-type="float" office:value="29.246075891495273" table:formula="of:=DEGREES(ATAN(([.A154]+0.5)/([.G154]-0.9)))" table:style-name="ce3">
            <text:p>29,25</text:p>
          </table:table-cell>
          <table:table-cell office:value-type="float" office:value="11.257539074693399" table:formula="of:=([.A154]+0.5)/SIN(RADIANS([.I154]))" table:style-name="ce3">
            <text:p>11,26</text:p>
          </table:table-cell>
          <table:table-cell office:value-type="float" office:value="41.249480956111533" table:formula="of:=DEGREES(ASIN(([.H154])/[.J154]))" table:style-name="ce3">
            <text:p>41,25</text:p>
          </table:table-cell>
          <table:table-cell office:value-type="float" office:value="19.504443152393193" table:formula="of:=90-[.I154]-[.K154]" table:style-name="ce4">
            <text:p>19,5</text:p>
          </table:table-cell>
          <table:table-cell office:value-type="float" office:value="3.8322548848134215" table:formula="of:=2*PI()*[.J154]*([.L154]/360)" table:style-name="ce3">
            <text:p>3,83</text:p>
          </table:table-cell>
          <table:table-cell office:value-type="float" office:value="1" table:style-name="ce2">
            <text:p>1</text:p>
          </table:table-cell>
          <table:table-cell office:value-type="float" office:value="3.8322548848134215" table:formula="of:=[.M154]/[.N154]" table:style-name="ce3">
            <text:p>3,83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.4" table:style-name="ce2">
            <text:p>3,4</text:p>
          </table:table-cell>
          <table:table-cell office:value-type="float" office:value="2.5" table:formula="of:=[.B155]-0.9" table:style-name="ce2">
            <text:p>2,5</text:p>
          </table:table-cell>
          <table:table-cell office:value-type="float" office:value="25" table:style-name="ce2">
            <text:p>25</text:p>
          </table:table-cell>
          <table:table-cell office:value-type="float" office:value="0.43633231299858238" table:formula="of:=RADIANS([.D155])" table:style-name="ce3">
            <text:p>0,44</text:p>
          </table:table-cell>
          <table:table-cell office:value-type="float" office:value="11.831007915762493" table:formula="of:=[.A155]/SIN([.E155])" table:style-name="ce4">
            <text:p>11,8</text:p>
          </table:table-cell>
          <table:table-cell office:value-type="float" office:value="10.722534602547793" table:formula="of:=[.F155]*COS([.E155])" table:style-name="ce4">
            <text:p>10,7</text:p>
          </table:table-cell>
          <table:table-cell office:value-type="float" office:value="7.3225346025477922" table:formula="of:=[.G155]-[.B155]" table:style-name="ce4">
            <text:p>7,3</text:p>
          </table:table-cell>
          <table:table-cell office:value-type="float" office:value="29.246075891495273" table:formula="of:=DEGREES(ATAN(([.A155]+0.5)/([.G155]-0.9)))" table:style-name="ce3">
            <text:p>29,25</text:p>
          </table:table-cell>
          <table:table-cell office:value-type="float" office:value="11.257539074693399" table:formula="of:=([.A155]+0.5)/SIN(RADIANS([.I155]))" table:style-name="ce3">
            <text:p>11,26</text:p>
          </table:table-cell>
          <table:table-cell office:value-type="float" office:value="40.575996280918062" table:formula="of:=DEGREES(ASIN(([.H155])/[.J155]))" table:style-name="ce3">
            <text:p>40,58</text:p>
          </table:table-cell>
          <table:table-cell office:value-type="float" office:value="20.177927827586664" table:formula="of:=90-[.I155]-[.K155]" table:style-name="ce4">
            <text:p>20,2</text:p>
          </table:table-cell>
          <table:table-cell office:value-type="float" office:value="3.9645819097990325" table:formula="of:=2*PI()*[.J155]*([.L155]/360)" table:style-name="ce3">
            <text:p>3,96</text:p>
          </table:table-cell>
          <table:table-cell office:value-type="float" office:value="1" table:style-name="ce2">
            <text:p>1</text:p>
          </table:table-cell>
          <table:table-cell office:value-type="float" office:value="3.9645819097990325" table:formula="of:=[.M155]/[.N155]" table:style-name="ce3">
            <text:p>3,96</text:p>
          </table:table-cell>
          <table:table-cell table:number-columns-repeated="16369"/>
        </table:table-row>
        <table:table-row table:number-rows-repeated="10484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Krampl Yannick (VirtuRail)</meta:initial-creator>
    <dc:creator>Krampl Yannick (VirtuRail)</dc:creator>
    <meta:creation-date>2025-05-23T14:27:13Z</meta:creation-date>
    <dc:date>2025-09-14T18:40:34Z</dc:date>
    <meta:editing-cycles>8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44.0951968503937pt" svg:width="453.4271653543307pt" chart:style-name="Crt0">
        <chart:title chart:style-name="CT00">
          <text:p text:style-name="a0" text:class-names="" text:cond-style-name="">Time to collis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[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istance to wall [m]</text:p>
            </chart:title>
          </chart:axis>
          <chart:series chart:values-cell-range-address="Axle.$M$129:.$M$153" chart:class="chart:scatter" chart:attached-axis="primary-y" chart:style-name="G0S0">
            <chart:domain table:cell-range-address="Axle.$B$129:.$B$153"/>
            <chart:data-point chart:repeated="25"/>
          </chart:series>
          <chart:series chart:values-cell-range-address="Axle.$M$101:.$M$125" chart:class="chart:scatter" chart:attached-axis="primary-y" chart:style-name="G0S1">
            <chart:domain table:cell-range-address="Axle.$B$101:.$B$125"/>
            <chart:data-point chart:repeated="25"/>
          </chart:series>
          <chart:series chart:values-cell-range-address="Axle.$M$73:.$M$97" chart:class="chart:scatter" chart:attached-axis="primary-y" chart:style-name="G0S2">
            <chart:domain table:cell-range-address="Axle.$B$73:.$B$97"/>
            <chart:data-point chart:repeated="25"/>
          </chart:series>
          <chart:series chart:values-cell-range-address="Axle.$M$45:.$M$69" chart:class="chart:scatter" chart:attached-axis="primary-y" chart:style-name="G0S3">
            <chart:domain table:cell-range-address="Axle.$B$45:.$B$69"/>
            <chart:data-point chart:repeated="25"/>
          </chart:series>
          <chart:series chart:values-cell-range-address="Axle.$M$17:.$M$41" chart:class="chart:scatter" chart:attached-axis="primary-y" chart:style-name="G0S4">
            <chart:domain table:cell-range-address="Axle.$B$17:.$B$41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15748031496pt" svg:width="453.37677165354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rame.$O$130:.$O$155" chart:class="chart:scatter" chart:attached-axis="primary-y" chart:style-name="G0S0">
            <chart:domain table:cell-range-address="Frame.$C$130:.$C$155"/>
            <chart:data-point chart:repeated="26"/>
          </chart:series>
          <chart:series chart:values-cell-range-address="Frame.$O$102:.$O$127" chart:class="chart:scatter" chart:attached-axis="primary-y" chart:style-name="G0S1">
            <chart:domain table:cell-range-address="Frame.$C$102:.$C$127"/>
            <chart:data-point chart:repeated="26"/>
          </chart:series>
          <chart:series chart:values-cell-range-address="Frame.$O$74:.$O$99" chart:class="chart:scatter" chart:attached-axis="primary-y" chart:style-name="G0S2">
            <chart:domain table:cell-range-address="Frame.$C$74:.$C$99"/>
            <chart:data-point chart:repeated="26"/>
          </chart:series>
          <chart:series chart:values-cell-range-address="Frame.$O$46:.$O$71" chart:class="chart:scatter" chart:attached-axis="primary-y" chart:style-name="G0S3">
            <chart:domain table:cell-range-address="Frame.$C$46:.$C$71"/>
            <chart:data-point chart:repeated="26"/>
          </chart:series>
          <chart:series chart:values-cell-range-address="Frame.$O$18:.$O$43" chart:class="chart:scatter" chart:attached-axis="primary-y" chart:style-name="G0S4">
            <chart:domain table:cell-range-address="Frame.$C$18:.$C$43"/>
            <chart:data-point chart:repeated="2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.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15748031496pt" svg:width="453.37677165354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rame_2.$O$130:.$O$155" chart:class="chart:scatter" chart:attached-axis="primary-y" chart:style-name="G0S0">
            <chart:domain table:cell-range-address="Frame_2.$C$130:.$C$155"/>
            <chart:data-point chart:repeated="26"/>
          </chart:series>
          <chart:series chart:values-cell-range-address="Frame_2.$O$102:.$O$127" chart:class="chart:scatter" chart:attached-axis="primary-y" chart:style-name="G0S1">
            <chart:domain table:cell-range-address="Frame_2.$C$102:.$C$127"/>
            <chart:data-point chart:repeated="26"/>
          </chart:series>
          <chart:series chart:values-cell-range-address="Frame_2.$O$74:.$O$99" chart:class="chart:scatter" chart:attached-axis="primary-y" chart:style-name="G0S2">
            <chart:domain table:cell-range-address="Frame_2.$C$74:.$C$99"/>
            <chart:data-point chart:repeated="26"/>
          </chart:series>
          <chart:series chart:values-cell-range-address="Frame_2.$O$46:.$O$71" chart:class="chart:scatter" chart:attached-axis="primary-y" chart:style-name="G0S3">
            <chart:domain table:cell-range-address="Frame_2.$C$46:.$C$71"/>
            <chart:data-point chart:repeated="26"/>
          </chart:series>
          <chart:series chart:values-cell-range-address="Frame_2.$O$18:.$O$43" chart:class="chart:scatter" chart:attached-axis="primary-y" chart:style-name="G0S4">
            <chart:domain table:cell-range-address="Frame_2.$C$18:.$C$43"/>
            <chart:data-point chart:repeated="2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